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3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21.46pt"/>
    </style:style>
    <style:style style:name="co5" style:family="table-column">
      <style:table-column-properties fo:break-before="auto" style:column-width="15.51pt"/>
    </style:style>
    <style:style style:name="co6" style:family="table-column">
      <style:table-column-properties fo:break-before="auto" style:column-width="36.85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19.05pt"/>
    </style:style>
    <style:style style:name="co9" style:family="table-column">
      <style:table-column-properties fo:break-before="auto" style:column-width="37.16pt"/>
    </style:style>
    <style:style style:name="co10" style:family="table-column">
      <style:table-column-properties fo:break-before="auto" style:column-width="51.19pt"/>
    </style:style>
    <style:style style:name="co11" style:family="table-column">
      <style:table-column-properties fo:break-before="auto" style:column-width="28.06pt"/>
    </style:style>
    <style:style style:name="co12" style:family="table-column">
      <style:table-column-properties fo:break-before="auto" style:column-width="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0.76pt" fo:break-before="auto" style:use-optimal-row-height="true"/>
    </style:style>
    <style:style style:name="ro3" style:family="table-row">
      <style:table-row-properties style:row-height="8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4" style:family="table-cell" style:parent-style-name="Default" style:data-style-name="N121"/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26"/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1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22"/>
    <style:style style:name="ce39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 style:data-style-name="N121">
      <style:text-properties fo:font-weight="bold" style:font-weight-asian="bold" style:font-weight-complex="bold"/>
    </style:style>
    <style:style style:name="ce45" style:family="table-cell" style:parent-style-name="Default" style:data-style-name="N121">
      <style:text-properties fo:font-weight="normal" style:font-weight-asian="normal" style:font-weight-complex="normal"/>
    </style:style>
    <style:style style:name="ce46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21">
      <style:text-properties style:text-underline-style="none"/>
    </style:style>
    <style:style style:name="ce76" style:family="table-cell" style:parent-style-name="Default" style:data-style-name="N1">
      <style:text-properties fo:font-weight="normal" style:font-weight-asian="normal" style:font-weight-complex="normal"/>
    </style:style>
    <style:style style:name="ce48" style:family="table-cell" style:parent-style-name="Default" style:data-style-name="N1">
      <style:text-properties style:text-underline-style="none"/>
    </style:style>
    <style:style style:name="ce77" style:family="table-cell" style:parent-style-name="Default" style:data-style-name="N61"/>
    <style:style style:name="ce8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Escalabilidad_Largo_Plazo_Polinomial" table:style-name="ta1">
        <office:forms form:automatic-focus="false" form:apply-design-mode="false"/>
        <table:shapes>
          <draw:frame draw:z-index="0" draw:style-name="gr1" draw:text-style-name="P1" svg:width="453.51pt" svg:height="255.09pt" svg:x="319.1pt" svg:y="267.14pt">
            <draw:object draw:notify-on-update-of-ranges="Escalabilidad_Largo_Plazo_Polinomial.E4:Escalabilidad_Largo_Plazo_Polinomial.E7 Escalabilidad_Largo_Plazo_Polinomial.F3:Escalabilidad_Largo_Plazo_Polinomial.F3 Escalabilidad_Largo_Plazo_Polinomial.F4:Escalabilidad_Largo_Plazo_Polinomial.F7 Escalabilidad_Largo_Plazo_Polinomial.G3:Escalabilidad_Largo_Plazo_Polinomial.G3 Escalabilidad_Largo_Plazo_Polinomial.G4:Escalabilidad_Largo_Plazo_Polinomial.G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_Polinomial.E13:Escalabilidad_Largo_Plazo_Polinomial.E16 Escalabilidad_Largo_Plazo_Polinomial.F12:Escalabilidad_Largo_Plazo_Polinomial.F12 Escalabilidad_Largo_Plazo_Polinomial.F13:Escalabilidad_Largo_Plazo_Polinomial.F16 Escalabilidad_Largo_Plazo_Polinomial.G12:Escalabilidad_Largo_Plazo_Polinomial.G12 Escalabilidad_Largo_Plazo_Polinomial.G13:Escalabilidad_Largo_Plazo_Polinomial.G1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22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4916714" calcext:value-type="float">
            <text:p>0.99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91275837357" calcext:value-type="float">
            <text:p>0.9913</text:p>
          </table:table-cell>
          <table:table-cell table:style-name="ce58"/>
          <table:table-cell table:style-name="ce79" office:value-type="string" calcext:value-type="string">
            <text:p>MOEA/D-DE</text:p>
          </table:table-cell>
          <table:table-cell table:style-name="ce79" office:value-type="string" calcext:value-type="string">
            <text:p>VSD-MOEA/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91387671673" calcext:value-type="float">
            <text:p>0.9914</text:p>
          </table:table-cell>
          <table:table-cell table:style-name="ce58" office:value-type="float" office:value="50" calcext:value-type="float">
            <text:p>50</text:p>
          </table:table-cell>
          <table:table-cell table:style-name="ce4" office:value-type="float" office:value="0.906531667210782" calcext:value-type="float">
            <text:p>0.9065</text:p>
          </table:table-cell>
          <table:table-cell table:style-name="ce4" office:value-type="float" office:value="0.969716080478304" calcext:value-type="float">
            <text:p>0.969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91263086968" calcext:value-type="float">
            <text:p>0.9913</text:p>
          </table:table-cell>
          <table:table-cell table:style-name="ce58" office:value-type="float" office:value="100" calcext:value-type="float">
            <text:p>100</text:p>
          </table:table-cell>
          <table:table-cell table:style-name="ce4" office:value-type="float" office:value="0.861077212086804" calcext:value-type="float">
            <text:p>0.8611</text:p>
          </table:table-cell>
          <table:table-cell table:style-name="ce4" office:value-type="float" office:value="0.963809861052739" calcext:value-type="float">
            <text:p>0.9638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91275837357" calcext:value-type="float">
            <text:p>0.9913</text:p>
          </table:table-cell>
          <table:table-cell table:style-name="ce58" office:value-type="float" office:value="250" calcext:value-type="float">
            <text:p>250</text:p>
          </table:table-cell>
          <table:table-cell table:style-name="ce4" office:value-type="float" office:value="0.779378780513739" calcext:value-type="float">
            <text:p>0.7794</text:p>
          </table:table-cell>
          <table:table-cell table:style-name="ce4" office:value-type="float" office:value="0.956476190849565" calcext:value-type="float">
            <text:p>0.956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91341383183" calcext:value-type="float">
            <text:p>0.9913</text:p>
          </table:table-cell>
          <table:table-cell table:style-name="ce58" office:value-type="float" office:value="500" calcext:value-type="float">
            <text:p>500</text:p>
          </table:table-cell>
          <table:table-cell table:style-name="ce4" office:value-type="float" office:value="0.70160945054613" calcext:value-type="float">
            <text:p>0.7016</text:p>
          </table:table-cell>
          <table:table-cell table:style-name="ce4" office:value-type="float" office:value="0.944230599248435" calcext:value-type="float">
            <text:p>0.944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7189522853" calcext:value-type="float">
            <text:p>0.9972</text:p>
          </table:table-cell>
          <table:table-cell table:style-name="ce58" table:number-columns-repeated="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4128379027" calcext:value-type="float">
            <text:p>0.9941</text:p>
          </table:table-cell>
          <table:table-cell table:style-name="ce58" table:number-columns-repeated="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296932592" calcext:value-type="float">
            <text:p>0.9930</text:p>
          </table:table-cell>
          <table:table-cell table:style-name="ce58" table:number-columns-repeated="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09655658136" calcext:value-type="float">
            <text:p>0.9097</text:p>
          </table:table-cell>
          <table:table-cell table:style-name="ce58" table:number-columns-repeated="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70414239117" calcext:value-type="float">
            <text:p>0.9704</text:p>
          </table:table-cell>
          <table:table-cell table:style-name="ce58"/>
          <table:table-cell table:style-name="ce79" office:value-type="string" calcext:value-type="string">
            <text:p>MOEA/D-DE</text:p>
          </table:table-cell>
          <table:table-cell table:style-name="ce79" office:value-type="string" calcext:value-type="string">
            <text:p>VSD-MOEA/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8089429605" calcext:value-type="float">
            <text:p>0.9681</text:p>
          </table:table-cell>
          <table:table-cell table:style-name="ce58" office:value-type="float" office:value="50" calcext:value-type="float">
            <text:p>50</text:p>
          </table:table-cell>
          <table:table-cell table:style-name="ce4" office:value-type="float" office:value="0.857852787570053" calcext:value-type="float">
            <text:p>0.8579</text:p>
          </table:table-cell>
          <table:table-cell table:style-name="ce4" office:value-type="float" office:value="0.922371034168105" calcext:value-type="float">
            <text:p>0.922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9180421676" calcext:value-type="float">
            <text:p>0.9492</text:p>
          </table:table-cell>
          <table:table-cell table:style-name="ce58" office:value-type="float" office:value="100" calcext:value-type="float">
            <text:p>100</text:p>
          </table:table-cell>
          <table:table-cell table:style-name="ce4" office:value-type="float" office:value="0.798428719435474" calcext:value-type="float">
            <text:p>0.7984</text:p>
          </table:table-cell>
          <table:table-cell table:style-name="ce4" office:value-type="float" office:value="0.899185337822895" calcext:value-type="float">
            <text:p>0.8992</text:p>
          </table:table-cell>
          <table:table-cell table:number-columns-repeated="18"/>
          <table:table-cell office:value-type="string" calcext:value-type="string">
            <text:p>DTLZ1_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177620328" calcext:value-type="float">
            <text:p>0.9918</text:p>
          </table:table-cell>
          <table:table-cell table:style-name="ce58" office:value-type="float" office:value="250" calcext:value-type="float">
            <text:p>250</text:p>
          </table:table-cell>
          <table:table-cell table:style-name="ce4" office:value-type="float" office:value="0.691796878054632" calcext:value-type="float">
            <text:p>0.6918</text:p>
          </table:table-cell>
          <table:table-cell table:style-name="ce4" office:value-type="float" office:value="0.868480047412158" calcext:value-type="float">
            <text:p>0.8685</text:p>
          </table:table-cell>
          <table:table-cell table:number-columns-repeated="18"/>
          <table:table-cell office:value-type="string" calcext:value-type="string">
            <text:p>DTLZ2_2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88944702437" calcext:value-type="float">
            <text:p>0.9889</text:p>
          </table:table-cell>
          <table:table-cell table:style-name="ce58" office:value-type="float" office:value="500" calcext:value-type="float">
            <text:p>500</text:p>
          </table:table-cell>
          <table:table-cell table:style-name="ce4" office:value-type="float" office:value="0.597035029689842" calcext:value-type="float">
            <text:p>0.5970</text:p>
          </table:table-cell>
          <table:table-cell table:style-name="ce4" office:value-type="float" office:value="0.854036522759263" calcext:value-type="float">
            <text:p>0.8540</text:p>
          </table:table-cell>
          <table:table-cell table:number-columns-repeated="18"/>
          <table:table-cell office:value-type="string" calcext:value-type="string">
            <text:p>DTLZ3_2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7057204367" calcext:value-type="float">
            <text:p>0.9671</text:p>
          </table:table-cell>
          <table:table-cell table:style-name="ce58"/>
          <table:table-cell table:style-name="ce4" table:number-columns-repeated="2"/>
          <table:table-cell table:number-columns-repeated="18"/>
          <table:table-cell office:value-type="string" calcext:value-type="string">
            <text:p>DTLZ4_2</text:p>
          </table:table-cell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2450678355" calcext:value-type="float">
            <text:p>0.9925</text:p>
          </table:table-cell>
          <table:table-cell table:number-columns-repeated="21"/>
          <table:table-cell office:value-type="string" calcext:value-type="string">
            <text:p>DTLZ5_2</text:p>
          </table:table-cell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91148116464" calcext:value-type="float">
            <text:p>0.9911</text:p>
          </table:table-cell>
          <table:table-cell table:number-columns-repeated="21"/>
          <table:table-cell office:value-type="string" calcext:value-type="string">
            <text:p>DTLZ6_2</text:p>
          </table:table-cell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895073952419" calcext:value-type="float">
            <text:p>0.8951</text:p>
          </table:table-cell>
          <table:table-cell table:number-columns-repeated="21"/>
          <table:table-cell office:value-type="string" calcext:value-type="string">
            <text:p>DTLZ7_2</text:p>
          </table:table-cell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5159558003" calcext:value-type="float">
            <text:p>0.9452</text:p>
          </table:table-cell>
          <table:table-cell table:number-columns-repeated="21"/>
          <table:table-cell office:value-type="string" calcext:value-type="string">
            <text:p>UF1_2</text:p>
          </table:table-cell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91229908245" calcext:value-type="float">
            <text:p>0.9912</text:p>
          </table:table-cell>
          <table:table-cell table:number-columns-repeated="21"/>
          <table:table-cell office:value-type="string" calcext:value-type="string">
            <text:p>UF2_2</text:p>
          </table:table-cell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839663996554" calcext:value-type="float">
            <text:p>0.8397</text:p>
          </table:table-cell>
          <table:table-cell table:number-columns-repeated="21"/>
          <table:table-cell office:value-type="string" calcext:value-type="string">
            <text:p>UF3_2</text:p>
          </table:table-cell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9889821291" calcext:value-type="float">
            <text:p>0.9699</text:p>
          </table:table-cell>
          <table:table-cell table:number-columns-repeated="21"/>
          <table:table-cell office:value-type="string" calcext:value-type="string">
            <text:p>UF4_2</text:p>
          </table:table-cell>
        </table:table-row>
        <table:table-row table:style-name="ro1">
          <table:table-cell table:number-columns-repeated="2"/>
          <table:table-cell table:formula="of:=AVERAGE([.C2:.C24])" office:value-type="float" office:value="0.9065" calcext:value-type="float">
            <text:p>0.9065</text:p>
          </table:table-cell>
          <table:table-cell table:formula="of:=AVERAGE([.D2:.D24])" office:value-type="float" office:value="0.9697" calcext:value-type="float">
            <text:p>0.9697</text:p>
          </table:table-cell>
          <table:table-cell table:number-columns-repeated="21"/>
          <table:table-cell office:value-type="string" calcext:value-type="string">
            <text:p>UF5_2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UF6_2</text:p>
          </table:table-cell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05597536" calcext:value-type="float">
            <text:p>0.9929</text:p>
          </table:table-cell>
          <table:table-cell table:number-columns-repeated="21"/>
          <table:table-cell office:value-type="string" calcext:value-type="string">
            <text:p>UF7_2</text:p>
          </table:table-cell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91295591072" calcext:value-type="float">
            <text:p>0.9913</text:p>
          </table:table-cell>
          <table:table-cell table:number-columns-repeated="21"/>
          <table:table-cell office:value-type="string" calcext:value-type="string">
            <text:p>WFG1_2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91391350956" calcext:value-type="float">
            <text:p>0.9914</text:p>
          </table:table-cell>
          <table:table-cell table:number-columns-repeated="21"/>
          <table:table-cell office:value-type="string" calcext:value-type="string">
            <text:p>WFG2_2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91261943684" calcext:value-type="float">
            <text:p>0.9913</text:p>
          </table:table-cell>
          <table:table-cell table:number-columns-repeated="21"/>
          <table:table-cell office:value-type="string" calcext:value-type="string">
            <text:p>WFG3_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91295591072" calcext:value-type="float">
            <text:p>0.9913</text:p>
          </table:table-cell>
          <table:table-cell table:number-columns-repeated="21"/>
          <table:table-cell office:value-type="string" calcext:value-type="string">
            <text:p>WFG4_2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91359669375" calcext:value-type="float">
            <text:p>0.9914</text:p>
          </table:table-cell>
          <table:table-cell table:number-columns-repeated="21"/>
          <table:table-cell office:value-type="string" calcext:value-type="string">
            <text:p>WFG5_2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717654831" calcext:value-type="float">
            <text:p>0.9972</text:p>
          </table:table-cell>
          <table:table-cell table:number-columns-repeated="21"/>
          <table:table-cell office:value-type="string" calcext:value-type="string">
            <text:p>WFG6_2</text:p>
          </table:table-cell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2330997013" calcext:value-type="float">
            <text:p>0.9923</text:p>
          </table:table-cell>
          <table:table-cell table:number-columns-repeated="21"/>
          <table:table-cell office:value-type="string" calcext:value-type="string">
            <text:p>WFG7_2</text:p>
          </table:table-cell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817409427" calcext:value-type="float">
            <text:p>0.9882</text:p>
          </table:table-cell>
          <table:table-cell table:number-columns-repeated="21"/>
          <table:table-cell office:value-type="string" calcext:value-type="string">
            <text:p>WFG8_2</text:p>
          </table:table-cell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24535323069" calcext:value-type="float">
            <text:p>0.9245</text:p>
          </table:table-cell>
          <table:table-cell table:number-columns-repeated="21"/>
          <table:table-cell office:value-type="string" calcext:value-type="string">
            <text:p>WFG9_2</text:p>
          </table:table-cell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60510824875" calcext:value-type="float">
            <text:p>0.9605</text:p>
          </table:table-cell>
          <table:table-cell table:number-columns-repeated="21"/>
          <table:table-cell office:value-type="string" calcext:value-type="string">
            <text:p>DTLZ1_2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55236895263" calcext:value-type="float">
            <text:p>0.9552</text:p>
          </table:table-cell>
          <table:table-cell table:number-columns-repeated="21"/>
          <table:table-cell office:value-type="string" calcext:value-type="string">
            <text:p>DTLZ2_2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5180527476" calcext:value-type="float">
            <text:p>0.9552</text:p>
          </table:table-cell>
          <table:table-cell table:number-columns-repeated="21"/>
          <table:table-cell office:value-type="string" calcext:value-type="string">
            <text:p>DTLZ3_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837794912" calcext:value-type="float">
            <text:p>0.9884</text:p>
          </table:table-cell>
          <table:table-cell table:number-columns-repeated="21"/>
          <table:table-cell office:value-type="string" calcext:value-type="string">
            <text:p>DTLZ4_2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88129089382" calcext:value-type="float">
            <text:p>0.9881</text:p>
          </table:table-cell>
          <table:table-cell table:number-columns-repeated="21"/>
          <table:table-cell office:value-type="string" calcext:value-type="string">
            <text:p>DTLZ5_2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59128190382" calcext:value-type="float">
            <text:p>0.8591</text:p>
          </table:table-cell>
          <table:table-cell table:number-columns-repeated="21"/>
          <table:table-cell office:value-type="string" calcext:value-type="string">
            <text:p>DTLZ6_2</text:p>
          </table:table-cell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859286407" calcext:value-type="float">
            <text:p>0.9919</text:p>
          </table:table-cell>
          <table:table-cell table:number-columns-repeated="21"/>
          <table:table-cell office:value-type="string" calcext:value-type="string">
            <text:p>DTLZ7_2</text:p>
          </table:table-cell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90916904055" calcext:value-type="float">
            <text:p>0.9909</text:p>
          </table:table-cell>
          <table:table-cell table:number-columns-repeated="21"/>
          <table:table-cell office:value-type="string" calcext:value-type="string">
            <text:p>UF1_2</text:p>
          </table:table-cell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8433098076" calcext:value-type="float">
            <text:p>0.8884</text:p>
          </table:table-cell>
          <table:table-cell table:number-columns-repeated="21"/>
          <table:table-cell office:value-type="string" calcext:value-type="string">
            <text:p>UF2_2</text:p>
          </table:table-cell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8435760696" calcext:value-type="float">
            <text:p>0.9484</text:p>
          </table:table-cell>
          <table:table-cell table:number-columns-repeated="21"/>
          <table:table-cell office:value-type="string" calcext:value-type="string">
            <text:p>UF3_2</text:p>
          </table:table-cell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91204170302" calcext:value-type="float">
            <text:p>0.9912</text:p>
          </table:table-cell>
          <table:table-cell table:number-columns-repeated="21"/>
          <table:table-cell office:value-type="string" calcext:value-type="string">
            <text:p>UF4_2</text:p>
          </table:table-cell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981164322" calcext:value-type="float">
            <text:p>0.8298</text:p>
          </table:table-cell>
          <table:table-cell table:number-columns-repeated="21"/>
          <table:table-cell office:value-type="string" calcext:value-type="string">
            <text:p>UF5_2</text:p>
          </table:table-cell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8675758602" calcext:value-type="float">
            <text:p>0.9687</text:p>
          </table:table-cell>
          <table:table-cell table:number-columns-repeated="21"/>
          <table:table-cell office:value-type="string" calcext:value-type="string">
            <text:p>UF6_2</text:p>
          </table:table-cell>
        </table:table-row>
        <table:table-row table:style-name="ro1">
          <table:table-cell table:number-columns-repeated="2"/>
          <table:table-cell table:formula="of:=AVERAGE([.C27:.C49])" office:value-type="float" office:value="0.8611" calcext:value-type="float">
            <text:p>0.8611</text:p>
          </table:table-cell>
          <table:table-cell table:formula="of:=AVERAGE([.D27:.D49])" office:value-type="float" office:value="0.9638" calcext:value-type="float">
            <text:p>0.9638</text:p>
          </table:table-cell>
          <table:table-cell table:number-columns-repeated="21"/>
          <table:table-cell office:value-type="string" calcext:value-type="string">
            <text:p>UF7_2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WFG1_2</text:p>
          </table:table-cell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08985293" calcext:value-type="float">
            <text:p>0.9929</text:p>
          </table:table-cell>
          <table:table-cell table:number-columns-repeated="21"/>
          <table:table-cell office:value-type="string" calcext:value-type="string">
            <text:p>WFG2_2</text:p>
          </table:table-cell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91288124692" calcext:value-type="float">
            <text:p>0.9913</text:p>
          </table:table-cell>
          <table:table-cell table:number-columns-repeated="21"/>
          <table:table-cell office:value-type="string" calcext:value-type="string">
            <text:p>WFG3_2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91392854477" calcext:value-type="float">
            <text:p>0.9914</text:p>
          </table:table-cell>
          <table:table-cell table:number-columns-repeated="21"/>
          <table:table-cell office:value-type="string" calcext:value-type="string">
            <text:p>WFG4_2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91278494041" calcext:value-type="float">
            <text:p>0.9913</text:p>
          </table:table-cell>
          <table:table-cell table:number-columns-repeated="21"/>
          <table:table-cell office:value-type="string" calcext:value-type="string">
            <text:p>WFG5_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91288124692" calcext:value-type="float">
            <text:p>0.9913</text:p>
          </table:table-cell>
          <table:table-cell table:number-columns-repeated="21"/>
          <table:table-cell office:value-type="string" calcext:value-type="string">
            <text:p>WFG6_2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91359463379" calcext:value-type="float">
            <text:p>0.9914</text:p>
          </table:table-cell>
          <table:table-cell table:number-columns-repeated="21"/>
          <table:table-cell office:value-type="string" calcext:value-type="string">
            <text:p>WFG7_2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7157454665" calcext:value-type="float">
            <text:p>0.9972</text:p>
          </table:table-cell>
          <table:table-cell table:number-columns-repeated="21"/>
          <table:table-cell office:value-type="string" calcext:value-type="string">
            <text:p>WFG8_2</text:p>
          </table:table-cell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8587198976" calcext:value-type="float">
            <text:p>0.9886</text:p>
          </table:table-cell>
          <table:table-cell table:number-columns-repeated="21"/>
          <table:table-cell office:value-type="string" calcext:value-type="string">
            <text:p>WFG9_2</text:p>
          </table:table-cell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8126767022" calcext:value-type="float">
            <text:p>0.9813</text:p>
          </table:table-cell>
          <table:table-cell table:number-columns-repeated="21"/>
          <table:table-cell office:value-type="string" calcext:value-type="string">
            <text:p>DTLZ1_2</text:p>
          </table:table-cell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49616700741" calcext:value-type="float">
            <text:p>0.9496</text:p>
          </table:table-cell>
          <table:table-cell table:number-columns-repeated="21"/>
          <table:table-cell office:value-type="string" calcext:value-type="string">
            <text:p>DTLZ2_2</text:p>
          </table:table-cell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52350698125" calcext:value-type="float">
            <text:p>0.9524</text:p>
          </table:table-cell>
          <table:table-cell table:number-columns-repeated="21"/>
          <table:table-cell office:value-type="string" calcext:value-type="string">
            <text:p>DTLZ3_2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912508412699" calcext:value-type="float">
            <text:p>0.9125</text:p>
          </table:table-cell>
          <table:table-cell table:number-columns-repeated="21"/>
          <table:table-cell office:value-type="string" calcext:value-type="string">
            <text:p>DTLZ4_2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2838765606" calcext:value-type="float">
            <text:p>0.9628</text:p>
          </table:table-cell>
          <table:table-cell table:number-columns-repeated="21"/>
          <table:table-cell office:value-type="string" calcext:value-type="string">
            <text:p>DTLZ5_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83276343394" calcext:value-type="float">
            <text:p>0.9833</text:p>
          </table:table-cell>
          <table:table-cell table:number-columns-repeated="21"/>
          <table:table-cell office:value-type="string" calcext:value-type="string">
            <text:p>DTLZ6_2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859470353641" calcext:value-type="float">
            <text:p>0.8595</text:p>
          </table:table-cell>
          <table:table-cell table:number-columns-repeated="21"/>
          <table:table-cell office:value-type="string" calcext:value-type="string">
            <text:p>DTLZ7_2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9214807252" calcext:value-type="float">
            <text:p>0.8492</text:p>
          </table:table-cell>
          <table:table-cell table:number-columns-repeated="21"/>
          <table:table-cell office:value-type="string" calcext:value-type="string">
            <text:p>UF1_2</text:p>
          </table:table-cell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9212347517" calcext:value-type="float">
            <text:p>0.9892</text:p>
          </table:table-cell>
          <table:table-cell table:number-columns-repeated="21"/>
          <table:table-cell office:value-type="string" calcext:value-type="string">
            <text:p>UF2_2</text:p>
          </table:table-cell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90258164786" calcext:value-type="float">
            <text:p>0.9903</text:p>
          </table:table-cell>
          <table:table-cell table:number-columns-repeated="21"/>
          <table:table-cell office:value-type="string" calcext:value-type="string">
            <text:p>UF3_2</text:p>
          </table:table-cell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548352692" calcext:value-type="float">
            <text:p>0.8855</text:p>
          </table:table-cell>
          <table:table-cell table:number-columns-repeated="21"/>
          <table:table-cell office:value-type="string" calcext:value-type="string">
            <text:p>UF4_2</text:p>
          </table:table-cell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7128586055" calcext:value-type="float">
            <text:p>0.9713</text:p>
          </table:table-cell>
          <table:table-cell table:number-columns-repeated="21"/>
          <table:table-cell office:value-type="string" calcext:value-type="string">
            <text:p>UF5_2</text:p>
          </table:table-cell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90589954796" calcext:value-type="float">
            <text:p>0.9906</text:p>
          </table:table-cell>
          <table:table-cell table:number-columns-repeated="21"/>
          <table:table-cell office:value-type="string" calcext:value-type="string">
            <text:p>UF6_2</text:p>
          </table:table-cell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22972284884" calcext:value-type="float">
            <text:p>0.8230</text:p>
          </table:table-cell>
          <table:table-cell table:number-columns-repeated="21"/>
          <table:table-cell office:value-type="string" calcext:value-type="string">
            <text:p>UF7_2</text:p>
          </table:table-cell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63345798194" calcext:value-type="float">
            <text:p>0.9633</text:p>
          </table:table-cell>
          <table:table-cell table:number-columns-repeated="21"/>
          <table:table-cell office:value-type="string" calcext:value-type="string">
            <text:p>WFG1_2</text:p>
          </table:table-cell>
        </table:table-row>
        <table:table-row table:style-name="ro1">
          <table:table-cell table:number-columns-repeated="2"/>
          <table:table-cell table:formula="of:=AVERAGE([.C52:.C74])" office:value-type="float" office:value="0.7794" calcext:value-type="float">
            <text:p>0.7794</text:p>
          </table:table-cell>
          <table:table-cell table:formula="of:=AVERAGE([.D52:.D74])" office:value-type="float" office:value="0.9565" calcext:value-type="float">
            <text:p>0.9565</text:p>
          </table:table-cell>
          <table:table-cell table:number-columns-repeated="21"/>
          <table:table-cell office:value-type="string" calcext:value-type="string">
            <text:p>WFG2_2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WFG3_2</text:p>
          </table:table-cell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1400939" calcext:value-type="float">
            <text:p>0.9929</text:p>
          </table:table-cell>
          <table:table-cell table:number-columns-repeated="21"/>
          <table:table-cell office:value-type="string" calcext:value-type="string">
            <text:p>WFG4_2</text:p>
          </table:table-cell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91297325208" calcext:value-type="float">
            <text:p>0.9913</text:p>
          </table:table-cell>
          <table:table-cell table:number-columns-repeated="21"/>
          <table:table-cell office:value-type="string" calcext:value-type="string">
            <text:p>WFG5_2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91402478035" calcext:value-type="float">
            <text:p>0.9914</text:p>
          </table:table-cell>
          <table:table-cell table:number-columns-repeated="21"/>
          <table:table-cell office:value-type="string" calcext:value-type="string">
            <text:p>WFG6_2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9127814709" calcext:value-type="float">
            <text:p>0.9913</text:p>
          </table:table-cell>
          <table:table-cell table:number-columns-repeated="21"/>
          <table:table-cell office:value-type="string" calcext:value-type="string">
            <text:p>WFG7_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91297325208" calcext:value-type="float">
            <text:p>0.9913</text:p>
          </table:table-cell>
          <table:table-cell table:number-columns-repeated="21"/>
          <table:table-cell office:value-type="string" calcext:value-type="string">
            <text:p>WFG8_2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91349898424" calcext:value-type="float">
            <text:p>0.9913</text:p>
          </table:table-cell>
          <table:table-cell table:number-columns-repeated="21"/>
          <table:table-cell office:value-type="string" calcext:value-type="string">
            <text:p>WFG9_2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7141529995" calcext:value-type="float">
            <text:p>0.9971</text:p>
          </table:table-cell>
          <table:table-cell table:number-columns-repeated="21"/>
          <table:table-cell office:value-type="string" calcext:value-type="string">
            <text:p>DTLZ1_2</text:p>
          </table:table-cell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4315577345" calcext:value-type="float">
            <text:p>0.9843</text:p>
          </table:table-cell>
          <table:table-cell table:number-columns-repeated="21"/>
          <table:table-cell office:value-type="string" calcext:value-type="string">
            <text:p>DTLZ2_2</text:p>
          </table:table-cell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7567696766" calcext:value-type="float">
            <text:p>0.9776</text:p>
          </table:table-cell>
          <table:table-cell table:number-columns-repeated="21"/>
          <table:table-cell office:value-type="string" calcext:value-type="string">
            <text:p>DTLZ3_2</text:p>
          </table:table-cell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60754783126" calcext:value-type="float">
            <text:p>0.9608</text:p>
          </table:table-cell>
          <table:table-cell table:number-columns-repeated="21"/>
          <table:table-cell office:value-type="string" calcext:value-type="string">
            <text:p>DTLZ4_2</text:p>
          </table:table-cell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4365692227" calcext:value-type="float">
            <text:p>0.9437</text:p>
          </table:table-cell>
          <table:table-cell table:number-columns-repeated="21"/>
          <table:table-cell office:value-type="string" calcext:value-type="string">
            <text:p>DTLZ5_2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44584568889" calcext:value-type="float">
            <text:p>0.8446</text:p>
          </table:table-cell>
          <table:table-cell table:number-columns-repeated="21"/>
          <table:table-cell office:value-type="string" calcext:value-type="string">
            <text:p>DTLZ6_2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63749918254" calcext:value-type="float">
            <text:p>0.9637</text:p>
          </table:table-cell>
          <table:table-cell table:number-columns-repeated="21"/>
          <table:table-cell office:value-type="string" calcext:value-type="string">
            <text:p>DTLZ7_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7519834649" calcext:value-type="float">
            <text:p>0.9775</text:p>
          </table:table-cell>
          <table:table-cell table:number-columns-repeated="21"/>
          <table:table-cell office:value-type="string" calcext:value-type="string">
            <text:p>UF1_2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58064088357" calcext:value-type="float">
            <text:p>0.7581</text:p>
          </table:table-cell>
          <table:table-cell table:number-columns-repeated="21"/>
          <table:table-cell office:value-type="string" calcext:value-type="string">
            <text:p>UF2_2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43804636243" calcext:value-type="float">
            <text:p>0.8438</text:p>
          </table:table-cell>
          <table:table-cell table:number-columns-repeated="21"/>
          <table:table-cell office:value-type="string" calcext:value-type="string">
            <text:p>UF3_2</text:p>
          </table:table-cell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80655500506" calcext:value-type="float">
            <text:p>0.9807</text:p>
          </table:table-cell>
          <table:table-cell table:number-columns-repeated="21"/>
          <table:table-cell office:value-type="string" calcext:value-type="string">
            <text:p>UF4_2</text:p>
          </table:table-cell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9017749941" calcext:value-type="float">
            <text:p>0.9890</text:p>
          </table:table-cell>
          <table:table-cell table:number-columns-repeated="21"/>
          <table:table-cell office:value-type="string" calcext:value-type="string">
            <text:p>UF5_2</text:p>
          </table:table-cell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82691226573" calcext:value-type="float">
            <text:p>0.8827</text:p>
          </table:table-cell>
          <table:table-cell table:number-columns-repeated="21"/>
          <table:table-cell office:value-type="string" calcext:value-type="string">
            <text:p>UF6_2</text:p>
          </table:table-cell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9516013524" calcext:value-type="float">
            <text:p>0.9795</text:p>
          </table:table-cell>
          <table:table-cell table:number-columns-repeated="21"/>
          <table:table-cell office:value-type="string" calcext:value-type="string">
            <text:p>UF7_2</text:p>
          </table:table-cell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2930515452" calcext:value-type="float">
            <text:p>0.9293</text:p>
          </table:table-cell>
          <table:table-cell table:number-columns-repeated="21"/>
          <table:table-cell office:value-type="string" calcext:value-type="string">
            <text:p>WFG1_2</text:p>
          </table:table-cell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798443717162" calcext:value-type="float">
            <text:p>0.7984</text:p>
          </table:table-cell>
          <table:table-cell table:number-columns-repeated="21"/>
          <table:table-cell office:value-type="string" calcext:value-type="string">
            <text:p>WFG2_2</text:p>
          </table:table-cell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697828969" calcext:value-type="float">
            <text:p>0.9570</text:p>
          </table:table-cell>
          <table:table-cell table:number-columns-repeated="21"/>
          <table:table-cell office:value-type="string" calcext:value-type="string">
            <text:p>WFG3_2</text:p>
          </table:table-cell>
        </table:table-row>
        <table:table-row table:style-name="ro1">
          <table:table-cell table:number-columns-repeated="2"/>
          <table:table-cell table:formula="of:=AVERAGE([.C77:.C99])" office:value-type="float" office:value="0.7016" calcext:value-type="float">
            <text:p>0.7016</text:p>
          </table:table-cell>
          <table:table-cell table:formula="of:=AVERAGE([.D77:.D99])" office:value-type="float" office:value="0.9442" calcext:value-type="float">
            <text:p>0.9442</text:p>
          </table:table-cell>
          <table:table-cell table:number-columns-repeated="21"/>
          <table:table-cell office:value-type="string" calcext:value-type="string">
            <text:p>WFG4_2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WFG5_2</text:p>
          </table:table-cell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67325884095" calcext:value-type="float">
            <text:p>0.9673</text:p>
          </table:table-cell>
          <table:table-cell table:number-columns-repeated="21"/>
          <table:table-cell office:value-type="string" calcext:value-type="string">
            <text:p>WFG6_2</text:p>
          </table:table-cell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4419772756" calcext:value-type="float">
            <text:p>0.9442</text:p>
          </table:table-cell>
          <table:table-cell table:number-columns-repeated="21"/>
          <table:table-cell office:value-type="string" calcext:value-type="string">
            <text:p>WFG7_2</text:p>
          </table:table-cell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44247417086" calcext:value-type="float">
            <text:p>0.9442</text:p>
          </table:table-cell>
          <table:table-cell table:number-columns-repeated="21"/>
          <table:table-cell office:value-type="string" calcext:value-type="string">
            <text:p>WFG8_2</text:p>
          </table:table-cell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44219433557" calcext:value-type="float">
            <text:p>0.9442</text:p>
          </table:table-cell>
          <table:table-cell table:number-columns-repeated="21"/>
          <table:table-cell office:value-type="string" calcext:value-type="string">
            <text:p>WFG9_2</text:p>
          </table:table-cell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85026223825" calcext:value-type="float">
            <text:p>0.9850</text:p>
          </table:table-cell>
          <table:table-cell table:number-columns-repeated="21"/>
          <table:table-cell office:value-type="string" calcext:value-type="string">
            <text:p>DTLZ1_3</text:p>
          </table:table-cell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84593517304" calcext:value-type="float">
            <text:p>0.9846</text:p>
          </table:table-cell>
          <table:table-cell table:number-columns-repeated="21"/>
          <table:table-cell office:value-type="string" calcext:value-type="string">
            <text:p>DTLZ2_3</text:p>
          </table:table-cell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68484783971" calcext:value-type="float">
            <text:p>0.9685</text:p>
          </table:table-cell>
          <table:table-cell table:number-columns-repeated="21"/>
          <table:table-cell office:value-type="string" calcext:value-type="string">
            <text:p>DTLZ3_3</text:p>
          </table:table-cell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89168907707" calcext:value-type="float">
            <text:p>0.8892</text:p>
          </table:table-cell>
          <table:table-cell table:number-columns-repeated="21"/>
          <table:table-cell office:value-type="string" calcext:value-type="string">
            <text:p>DTLZ4_3</text:p>
          </table:table-cell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8052969583" calcext:value-type="float">
            <text:p>0.9381</text:p>
          </table:table-cell>
          <table:table-cell table:number-columns-repeated="21"/>
          <table:table-cell office:value-type="string" calcext:value-type="string">
            <text:p>DTLZ5_3</text:p>
          </table:table-cell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724221386355" calcext:value-type="float">
            <text:p>0.7242</text:p>
          </table:table-cell>
          <table:table-cell table:number-columns-repeated="21"/>
          <table:table-cell office:value-type="string" calcext:value-type="string">
            <text:p>DTLZ6_3</text:p>
          </table:table-cell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9359117034" calcext:value-type="float">
            <text:p>0.9794</text:p>
          </table:table-cell>
          <table:table-cell table:number-columns-repeated="21"/>
          <table:table-cell office:value-type="string" calcext:value-type="string">
            <text:p>DTLZ7_3</text:p>
          </table:table-cell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83633885998" calcext:value-type="float">
            <text:p>0.9836</text:p>
          </table:table-cell>
          <table:table-cell table:number-columns-repeated="21"/>
          <table:table-cell office:value-type="string" calcext:value-type="string">
            <text:p>UF8_3</text:p>
          </table:table-cell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93185209444" calcext:value-type="float">
            <text:p>0.9932</text:p>
          </table:table-cell>
          <table:table-cell table:number-columns-repeated="21"/>
          <table:table-cell office:value-type="string" calcext:value-type="string">
            <text:p>UF9_3</text:p>
          </table:table-cell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926717756628" calcext:value-type="float">
            <text:p>0.9267</text:p>
          </table:table-cell>
          <table:table-cell table:number-columns-repeated="21"/>
          <table:table-cell office:value-type="string" calcext:value-type="string">
            <text:p>UF10_3</text:p>
          </table:table-cell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48470549777" calcext:value-type="float">
            <text:p>0.8485</text:p>
          </table:table-cell>
          <table:table-cell table:number-columns-repeated="21"/>
          <table:table-cell office:value-type="string" calcext:value-type="string">
            <text:p>WFG1_3</text:p>
          </table:table-cell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84546769826" calcext:value-type="float">
            <text:p>0.8845</text:p>
          </table:table-cell>
          <table:table-cell table:number-columns-repeated="21"/>
          <table:table-cell office:value-type="string" calcext:value-type="string">
            <text:p>WFG2_3</text:p>
          </table:table-cell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929004494384" calcext:value-type="float">
            <text:p>0.9290</text:p>
          </table:table-cell>
          <table:table-cell table:number-columns-repeated="21"/>
          <table:table-cell office:value-type="string" calcext:value-type="string">
            <text:p>WFG3_3</text:p>
          </table:table-cell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817544397589" calcext:value-type="float">
            <text:p>0.8175</text:p>
          </table:table-cell>
          <table:table-cell table:number-columns-repeated="21"/>
          <table:table-cell office:value-type="string" calcext:value-type="string">
            <text:p>WFG4_3</text:p>
          </table:table-cell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73049217471" calcext:value-type="float">
            <text:p>0.8730</text:p>
          </table:table-cell>
          <table:table-cell table:number-columns-repeated="21"/>
          <table:table-cell office:value-type="string" calcext:value-type="string">
            <text:p>WFG5_3</text:p>
          </table:table-cell>
        </table:table-row>
        <table:table-row table:style-name="ro1">
          <table:table-cell table:number-columns-repeated="2"/>
          <table:table-cell table:formula="of:=AVERAGE([.C102:.C120])" office:value-type="float" office:value="0.8579" calcext:value-type="float">
            <text:p>0.8579</text:p>
          </table:table-cell>
          <table:table-cell table:formula="of:=AVERAGE([.D102:.D120])" office:value-type="float" office:value="0.9224" calcext:value-type="float">
            <text:p>0.9224</text:p>
          </table:table-cell>
          <table:table-cell table:number-columns-repeated="21"/>
          <table:table-cell office:value-type="string" calcext:value-type="string">
            <text:p>WFG6_3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WFG7_3</text:p>
          </table:table-cell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67316861508" calcext:value-type="float">
            <text:p>0.9673</text:p>
          </table:table-cell>
          <table:table-cell table:number-columns-repeated="21"/>
          <table:table-cell office:value-type="string" calcext:value-type="string">
            <text:p>WFG8_3</text:p>
          </table:table-cell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44031659368" calcext:value-type="float">
            <text:p>0.9440</text:p>
          </table:table-cell>
          <table:table-cell table:number-columns-repeated="21"/>
          <table:table-cell office:value-type="string" calcext:value-type="string">
            <text:p>WFG9_3</text:p>
          </table:table-cell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44196652049" calcext:value-type="float">
            <text:p>0.9442</text:p>
          </table:table-cell>
          <table:table-cell table:number-columns-repeated="21"/>
          <table:table-cell office:value-type="string" calcext:value-type="string">
            <text:p>DTLZ1_3</text:p>
          </table:table-cell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44160962702" calcext:value-type="float">
            <text:p>0.9442</text:p>
          </table:table-cell>
          <table:table-cell table:number-columns-repeated="21"/>
          <table:table-cell office:value-type="string" calcext:value-type="string">
            <text:p>DTLZ2_3</text:p>
          </table:table-cell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85029641634" calcext:value-type="float">
            <text:p>0.9850</text:p>
          </table:table-cell>
          <table:table-cell table:number-columns-repeated="21"/>
          <table:table-cell office:value-type="string" calcext:value-type="string">
            <text:p>DTLZ3_3</text:p>
          </table:table-cell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8498726738" calcext:value-type="float">
            <text:p>0.9850</text:p>
          </table:table-cell>
          <table:table-cell table:number-columns-repeated="21"/>
          <table:table-cell office:value-type="string" calcext:value-type="string">
            <text:p>DTLZ4_3</text:p>
          </table:table-cell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68294917224" calcext:value-type="float">
            <text:p>0.9683</text:p>
          </table:table-cell>
          <table:table-cell table:number-columns-repeated="21"/>
          <table:table-cell office:value-type="string" calcext:value-type="string">
            <text:p>DTLZ5_3</text:p>
          </table:table-cell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819303617008" calcext:value-type="float">
            <text:p>0.8193</text:p>
          </table:table-cell>
          <table:table-cell table:number-columns-repeated="21"/>
          <table:table-cell office:value-type="string" calcext:value-type="string">
            <text:p>DTLZ6_3</text:p>
          </table:table-cell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82947258145" calcext:value-type="float">
            <text:p>0.8829</text:p>
          </table:table-cell>
          <table:table-cell table:number-columns-repeated="21"/>
          <table:table-cell office:value-type="string" calcext:value-type="string">
            <text:p>DTLZ7_3</text:p>
          </table:table-cell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611176051133" calcext:value-type="float">
            <text:p>0.6112</text:p>
          </table:table-cell>
          <table:table-cell table:number-columns-repeated="21"/>
          <table:table-cell office:value-type="string" calcext:value-type="string">
            <text:p>UF8_3</text:p>
          </table:table-cell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71768163039" calcext:value-type="float">
            <text:p>0.9718</text:p>
          </table:table-cell>
          <table:table-cell table:number-columns-repeated="21"/>
          <table:table-cell office:value-type="string" calcext:value-type="string">
            <text:p>UF9_3</text:p>
          </table:table-cell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1235554679" calcext:value-type="float">
            <text:p>0.8312</text:p>
          </table:table-cell>
          <table:table-cell table:number-columns-repeated="21"/>
          <table:table-cell office:value-type="string" calcext:value-type="string">
            <text:p>UF10_3</text:p>
          </table:table-cell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9219332553" calcext:value-type="float">
            <text:p>0.9892</text:p>
          </table:table-cell>
          <table:table-cell table:number-columns-repeated="21"/>
          <table:table-cell office:value-type="string" calcext:value-type="string">
            <text:p>WFG1_3</text:p>
          </table:table-cell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92070277467" calcext:value-type="float">
            <text:p>0.9207</text:p>
          </table:table-cell>
          <table:table-cell table:number-columns-repeated="21"/>
          <table:table-cell office:value-type="string" calcext:value-type="string">
            <text:p>WFG2_3</text:p>
          </table:table-cell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40936304579" calcext:value-type="float">
            <text:p>0.8409</text:p>
          </table:table-cell>
          <table:table-cell table:number-columns-repeated="21"/>
          <table:table-cell office:value-type="string" calcext:value-type="string">
            <text:p>WFG3_3</text:p>
          </table:table-cell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77043284204" calcext:value-type="float">
            <text:p>0.8770</text:p>
          </table:table-cell>
          <table:table-cell table:number-columns-repeated="21"/>
          <table:table-cell office:value-type="string" calcext:value-type="string">
            <text:p>WFG4_3</text:p>
          </table:table-cell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922183628454" calcext:value-type="float">
            <text:p>0.9222</text:p>
          </table:table-cell>
          <table:table-cell table:number-columns-repeated="21"/>
          <table:table-cell office:value-type="string" calcext:value-type="string">
            <text:p>WFG5_3</text:p>
          </table:table-cell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819893706845" calcext:value-type="float">
            <text:p>0.8199</text:p>
          </table:table-cell>
          <table:table-cell table:number-columns-repeated="21"/>
          <table:table-cell office:value-type="string" calcext:value-type="string">
            <text:p>WFG6_3</text:p>
          </table:table-cell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60093781461" calcext:value-type="float">
            <text:p>0.8601</text:p>
          </table:table-cell>
          <table:table-cell table:number-columns-repeated="21"/>
          <table:table-cell office:value-type="string" calcext:value-type="string">
            <text:p>WFG7_3</text:p>
          </table:table-cell>
        </table:table-row>
        <table:table-row table:style-name="ro1">
          <table:table-cell table:number-columns-repeated="2"/>
          <table:table-cell table:formula="of:=AVERAGE([.C123:.C141])" office:value-type="float" office:value="0.7984" calcext:value-type="float">
            <text:p>0.7984</text:p>
          </table:table-cell>
          <table:table-cell table:formula="of:=AVERAGE([.D123:.D141])" office:value-type="float" office:value="0.8992" calcext:value-type="float">
            <text:p>0.8992</text:p>
          </table:table-cell>
          <table:table-cell table:number-columns-repeated="21"/>
          <table:table-cell office:value-type="string" calcext:value-type="string">
            <text:p>WFG8_3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WFG9_3</text:p>
          </table:table-cell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6726657981" calcext:value-type="float">
            <text:p>0.9673</text:p>
          </table:table-cell>
          <table:table-cell table:number-columns-repeated="21"/>
          <table:table-cell office:value-type="string" calcext:value-type="string">
            <text:p>DTLZ1_3</text:p>
          </table:table-cell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43909201444" calcext:value-type="float">
            <text:p>0.9439</text:p>
          </table:table-cell>
          <table:table-cell table:number-columns-repeated="21"/>
          <table:table-cell office:value-type="string" calcext:value-type="string">
            <text:p>DTLZ2_3</text:p>
          </table:table-cell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44077663897" calcext:value-type="float">
            <text:p>0.9441</text:p>
          </table:table-cell>
          <table:table-cell table:number-columns-repeated="21"/>
          <table:table-cell office:value-type="string" calcext:value-type="string">
            <text:p>DTLZ3_3</text:p>
          </table:table-cell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44050573835" calcext:value-type="float">
            <text:p>0.9441</text:p>
          </table:table-cell>
          <table:table-cell table:number-columns-repeated="21"/>
          <table:table-cell office:value-type="string" calcext:value-type="string">
            <text:p>DTLZ4_3</text:p>
          </table:table-cell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85036102967" calcext:value-type="float">
            <text:p>0.9850</text:p>
          </table:table-cell>
          <table:table-cell table:number-columns-repeated="21"/>
          <table:table-cell office:value-type="string" calcext:value-type="string">
            <text:p>DTLZ5_3</text:p>
          </table:table-cell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85035557793" calcext:value-type="float">
            <text:p>0.9850</text:p>
          </table:table-cell>
          <table:table-cell table:number-columns-repeated="21"/>
          <table:table-cell office:value-type="string" calcext:value-type="string">
            <text:p>DTLZ6_3</text:p>
          </table:table-cell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68504685073" calcext:value-type="float">
            <text:p>0.9685</text:p>
          </table:table-cell>
          <table:table-cell table:number-columns-repeated="21"/>
          <table:table-cell office:value-type="string" calcext:value-type="string">
            <text:p>DTLZ7_3</text:p>
          </table:table-cell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55938760502" calcext:value-type="float">
            <text:p>0.7559</text:p>
          </table:table-cell>
          <table:table-cell table:number-columns-repeated="21"/>
          <table:table-cell office:value-type="string" calcext:value-type="string">
            <text:p>UF8_3</text:p>
          </table:table-cell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58478760893" calcext:value-type="float">
            <text:p>0.7585</text:p>
          </table:table-cell>
          <table:table-cell table:number-columns-repeated="21"/>
          <table:table-cell office:value-type="string" calcext:value-type="string">
            <text:p>UF9_3</text:p>
          </table:table-cell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426874538799" calcext:value-type="float">
            <text:p>0.4269</text:p>
          </table:table-cell>
          <table:table-cell table:number-columns-repeated="21"/>
          <table:table-cell office:value-type="string" calcext:value-type="string">
            <text:p>UF10_3</text:p>
          </table:table-cell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44808697" calcext:value-type="float">
            <text:p>0.9645</text:p>
          </table:table-cell>
          <table:table-cell table:number-columns-repeated="21"/>
          <table:table-cell office:value-type="string" calcext:value-type="string">
            <text:p>WFG1_3</text:p>
          </table:table-cell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56571556198" calcext:value-type="float">
            <text:p>0.6566</text:p>
          </table:table-cell>
          <table:table-cell table:number-columns-repeated="21"/>
          <table:table-cell office:value-type="string" calcext:value-type="string">
            <text:p>WFG2_3</text:p>
          </table:table-cell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81190643482" calcext:value-type="float">
            <text:p>0.9812</text:p>
          </table:table-cell>
          <table:table-cell table:number-columns-repeated="21"/>
          <table:table-cell office:value-type="string" calcext:value-type="string">
            <text:p>WFG3_3</text:p>
          </table:table-cell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919644169268" calcext:value-type="float">
            <text:p>0.9196</text:p>
          </table:table-cell>
          <table:table-cell table:number-columns-repeated="21"/>
          <table:table-cell office:value-type="string" calcext:value-type="string">
            <text:p>WFG4_3</text:p>
          </table:table-cell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24528902058" calcext:value-type="float">
            <text:p>0.8245</text:p>
          </table:table-cell>
          <table:table-cell table:number-columns-repeated="21"/>
          <table:table-cell office:value-type="string" calcext:value-type="string">
            <text:p>WFG5_3</text:p>
          </table:table-cell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87378813176" calcext:value-type="float">
            <text:p>0.8874</text:p>
          </table:table-cell>
          <table:table-cell table:number-columns-repeated="21"/>
          <table:table-cell office:value-type="string" calcext:value-type="string">
            <text:p>WFG6_3</text:p>
          </table:table-cell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919694566181" calcext:value-type="float">
            <text:p>0.9197</text:p>
          </table:table-cell>
          <table:table-cell table:number-columns-repeated="21"/>
          <table:table-cell office:value-type="string" calcext:value-type="string">
            <text:p>WFG7_3</text:p>
          </table:table-cell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816426171463" calcext:value-type="float">
            <text:p>0.8164</text:p>
          </table:table-cell>
          <table:table-cell table:number-columns-repeated="21"/>
          <table:table-cell office:value-type="string" calcext:value-type="string">
            <text:p>WFG8_3</text:p>
          </table:table-cell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52032784292" calcext:value-type="float">
            <text:p>0.8520</text:p>
          </table:table-cell>
          <table:table-cell table:number-columns-repeated="21"/>
          <table:table-cell office:value-type="string" calcext:value-type="string">
            <text:p>WFG9_3</text:p>
          </table:table-cell>
        </table:table-row>
        <table:table-row table:style-name="ro1">
          <table:table-cell table:number-columns-repeated="2"/>
          <table:table-cell table:formula="of:=AVERAGE([.C144:.C162])" office:value-type="float" office:value="0.6918" calcext:value-type="float">
            <text:p>0.6918</text:p>
          </table:table-cell>
          <table:table-cell table:formula="of:=AVERAGE([.D144:.D162])" office:value-type="float" office:value="0.8685" calcext:value-type="float">
            <text:p>0.8685</text:p>
          </table:table-cell>
          <table:table-cell table:number-columns-repeated="21"/>
          <table:table-cell office:value-type="string" calcext:value-type="string">
            <text:p>DTLZ1_3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DTLZ2_3</text:p>
          </table:table-cell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67167484388" calcext:value-type="float">
            <text:p>0.9672</text:p>
          </table:table-cell>
          <table:table-cell table:number-columns-repeated="21"/>
          <table:table-cell office:value-type="string" calcext:value-type="string">
            <text:p>DTLZ3_3</text:p>
          </table:table-cell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43755618279" calcext:value-type="float">
            <text:p>0.9438</text:p>
          </table:table-cell>
          <table:table-cell table:number-columns-repeated="21"/>
          <table:table-cell office:value-type="string" calcext:value-type="string">
            <text:p>DTLZ4_3</text:p>
          </table:table-cell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43859006662" calcext:value-type="float">
            <text:p>0.9439</text:p>
          </table:table-cell>
          <table:table-cell table:number-columns-repeated="21"/>
          <table:table-cell office:value-type="string" calcext:value-type="string">
            <text:p>DTLZ5_3</text:p>
          </table:table-cell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44013365947" calcext:value-type="float">
            <text:p>0.9440</text:p>
          </table:table-cell>
          <table:table-cell table:number-columns-repeated="21"/>
          <table:table-cell office:value-type="string" calcext:value-type="string">
            <text:p>DTLZ6_3</text:p>
          </table:table-cell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85046314662" calcext:value-type="float">
            <text:p>0.9850</text:p>
          </table:table-cell>
          <table:table-cell table:number-columns-repeated="21"/>
          <table:table-cell office:value-type="string" calcext:value-type="string">
            <text:p>DTLZ7_3</text:p>
          </table:table-cell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85035439327" calcext:value-type="float">
            <text:p>0.9850</text:p>
          </table:table-cell>
          <table:table-cell table:number-columns-repeated="21"/>
          <table:table-cell office:value-type="string" calcext:value-type="string">
            <text:p>UF8_3</text:p>
          </table:table-cell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68057623501" calcext:value-type="float">
            <text:p>0.9681</text:p>
          </table:table-cell>
          <table:table-cell table:number-columns-repeated="21"/>
          <table:table-cell office:value-type="string" calcext:value-type="string">
            <text:p>UF9_3</text:p>
          </table:table-cell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729141097568" calcext:value-type="float">
            <text:p>0.7291</text:p>
          </table:table-cell>
          <table:table-cell table:number-columns-repeated="21"/>
          <table:table-cell office:value-type="string" calcext:value-type="string">
            <text:p>UF10_3</text:p>
          </table:table-cell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45452518046" calcext:value-type="float">
            <text:p>0.7455</text:p>
          </table:table-cell>
          <table:table-cell table:number-columns-repeated="21"/>
          <table:table-cell office:value-type="string" calcext:value-type="string">
            <text:p>WFG1_3</text:p>
          </table:table-cell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318766021438" calcext:value-type="float">
            <text:p>0.3188</text:p>
          </table:table-cell>
          <table:table-cell table:number-columns-repeated="21"/>
          <table:table-cell office:value-type="string" calcext:value-type="string">
            <text:p>WFG2_3</text:p>
          </table:table-cell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4140100176" calcext:value-type="float">
            <text:p>0.9341</text:p>
          </table:table-cell>
          <table:table-cell table:number-columns-repeated="21"/>
          <table:table-cell office:value-type="string" calcext:value-type="string">
            <text:p>WFG3_3</text:p>
          </table:table-cell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32339913717" calcext:value-type="float">
            <text:p>0.6323</text:p>
          </table:table-cell>
          <table:table-cell table:number-columns-repeated="21"/>
          <table:table-cell office:value-type="string" calcext:value-type="string">
            <text:p>WFG4_3</text:p>
          </table:table-cell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68633512064" calcext:value-type="float">
            <text:p>0.9686</text:p>
          </table:table-cell>
          <table:table-cell table:number-columns-repeated="21"/>
          <table:table-cell office:value-type="string" calcext:value-type="string">
            <text:p>WFG5_3</text:p>
          </table:table-cell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915934067068" calcext:value-type="float">
            <text:p>0.9159</text:p>
          </table:table-cell>
          <table:table-cell table:number-columns-repeated="21"/>
          <table:table-cell office:value-type="string" calcext:value-type="string">
            <text:p>WFG6_3</text:p>
          </table:table-cell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813016104148" calcext:value-type="float">
            <text:p>0.8130</text:p>
          </table:table-cell>
          <table:table-cell table:number-columns-repeated="21"/>
          <table:table-cell office:value-type="string" calcext:value-type="string">
            <text:p>WFG7_3</text:p>
          </table:table-cell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95043468705" calcext:value-type="float">
            <text:p>0.8950</text:p>
          </table:table-cell>
          <table:table-cell table:number-columns-repeated="21"/>
          <table:table-cell office:value-type="string" calcext:value-type="string">
            <text:p>WFG8_3</text:p>
          </table:table-cell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912667585252" calcext:value-type="float">
            <text:p>0.9127</text:p>
          </table:table-cell>
          <table:table-cell table:number-columns-repeated="21"/>
          <table:table-cell office:value-type="string" calcext:value-type="string">
            <text:p>WFG9_3</text:p>
          </table:table-cell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808756934497" calcext:value-type="float">
            <text:p>0.808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15867756981" calcext:value-type="float">
            <text:p>0.815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AVERAGE([.C165:.C183])" office:value-type="float" office:value="0.597" calcext:value-type="float">
            <text:p>0.5970</text:p>
          </table:table-cell>
          <table:table-cell table:formula="of:=AVERAGE([.D165:.D183])" office:value-type="float" office:value="0.854" calcext:value-type="float">
            <text:p>0.8540</text:p>
          </table:table-cell>
          <table:table-cell table:number-columns-repeated="22"/>
        </table:table-row>
        <table:table-row table:style-name="ro1" table:number-rows-repeated="104839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nalisis_DI_AVSD-MOEAD" table:style-name="ta1">
        <table:table-column table:style-name="co1" table:default-cell-style-name="Default"/>
        <table:table-column table:style-name="co1" table:number-columns-repeated="11" table:default-cell-style-name="ce65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2" calcext:value-type="float">
            <text:p>0.200000</text:p>
          </table:table-cell>
          <table:table-cell office:value-type="float" office:value="0.3" calcext:value-type="float">
            <text:p>0.300000</text:p>
          </table:table-cell>
          <table:table-cell office:value-type="float" office:value="0.4" calcext:value-type="float">
            <text:p>0.400000</text:p>
          </table:table-cell>
          <table:table-cell office:value-type="float" office:value="0.5" calcext:value-type="float">
            <text:p>0.500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9" calcext:value-type="float">
            <text:p>0.900000</text:p>
          </table:table-cell>
          <table:table-cell office:value-type="float" office:value="1" calcext:value-type="float">
            <text:p>1.000000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98967387569" calcext:value-type="float">
            <text:p>0.798967</text:p>
          </table:table-cell>
          <table:table-cell office:value-type="float" office:value="0.972941803" calcext:value-type="float">
            <text:p>0.972942</text:p>
          </table:table-cell>
          <table:table-cell office:value-type="float" office:value="0.982275691729" calcext:value-type="float">
            <text:p>0.982276</text:p>
          </table:table-cell>
          <table:table-cell office:value-type="float" office:value="0.985374021829" calcext:value-type="float">
            <text:p>0.985374</text:p>
          </table:table-cell>
          <table:table-cell office:value-type="float" office:value="0.985023242473" calcext:value-type="float">
            <text:p>0.985023</text:p>
          </table:table-cell>
          <table:table-cell office:value-type="float" office:value="0.981888740988" calcext:value-type="float">
            <text:p>0.981889</text:p>
          </table:table-cell>
          <table:table-cell office:value-type="float" office:value="0.988180946288" calcext:value-type="float">
            <text:p>0.988181</text:p>
          </table:table-cell>
          <table:table-cell office:value-type="float" office:value="0.986144093459" calcext:value-type="float">
            <text:p>0.986144</text:p>
          </table:table-cell>
          <table:table-cell office:value-type="float" office:value="0.986095194555" calcext:value-type="float">
            <text:p>0.986095</text:p>
          </table:table-cell>
          <table:table-cell office:value-type="float" office:value="0.985990525106" calcext:value-type="float">
            <text:p>0.985991</text:p>
          </table:table-cell>
          <table:table-cell office:value-type="float" office:value="0.983541686097" calcext:value-type="float">
            <text:p>0.98354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6426138707" calcext:value-type="float">
            <text:p>0.956426</text:p>
          </table:table-cell>
          <table:table-cell office:value-type="float" office:value="0.998585021877" calcext:value-type="float">
            <text:p>0.998585</text:p>
          </table:table-cell>
          <table:table-cell office:value-type="float" office:value="0.998585738178" calcext:value-type="float">
            <text:p>0.998586</text:p>
          </table:table-cell>
          <table:table-cell office:value-type="float" office:value="0.998585582136" calcext:value-type="float">
            <text:p>0.998586</text:p>
          </table:table-cell>
          <table:table-cell office:value-type="float" office:value="0.99858380111" calcext:value-type="float">
            <text:p>0.998584</text:p>
          </table:table-cell>
          <table:table-cell office:value-type="float" office:value="0.998582206804" calcext:value-type="float">
            <text:p>0.998582</text:p>
          </table:table-cell>
          <table:table-cell office:value-type="float" office:value="0.998581976792" calcext:value-type="float">
            <text:p>0.998582</text:p>
          </table:table-cell>
          <table:table-cell office:value-type="float" office:value="0.998580140727" calcext:value-type="float">
            <text:p>0.998580</text:p>
          </table:table-cell>
          <table:table-cell office:value-type="float" office:value="0.998579956684" calcext:value-type="float">
            <text:p>0.998580</text:p>
          </table:table-cell>
          <table:table-cell office:value-type="float" office:value="0.9985798439" calcext:value-type="float">
            <text:p>0.998580</text:p>
          </table:table-cell>
          <table:table-cell office:value-type="float" office:value="0.998577638732" calcext:value-type="float">
            <text:p>0.998578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611547175" calcext:value-type="float">
            <text:p>0.992612</text:p>
          </table:table-cell>
          <table:table-cell office:value-type="float" office:value="0.992618725551" calcext:value-type="float">
            <text:p>0.992619</text:p>
          </table:table-cell>
          <table:table-cell office:value-type="float" office:value="0.992595565862" calcext:value-type="float">
            <text:p>0.992596</text:p>
          </table:table-cell>
          <table:table-cell office:value-type="float" office:value="0.992617827995" calcext:value-type="float">
            <text:p>0.992618</text:p>
          </table:table-cell>
          <table:table-cell office:value-type="float" office:value="0.992603874812" calcext:value-type="float">
            <text:p>0.992604</text:p>
          </table:table-cell>
          <table:table-cell office:value-type="float" office:value="0.992600870476" calcext:value-type="float">
            <text:p>0.992601</text:p>
          </table:table-cell>
          <table:table-cell office:value-type="float" office:value="0.992606019982" calcext:value-type="float">
            <text:p>0.992606</text:p>
          </table:table-cell>
          <table:table-cell office:value-type="float" office:value="0.992602352339" calcext:value-type="float">
            <text:p>0.992602</text:p>
          </table:table-cell>
          <table:table-cell office:value-type="float" office:value="0.992595576875" calcext:value-type="float">
            <text:p>0.992596</text:p>
          </table:table-cell>
          <table:table-cell office:value-type="float" office:value="0.992604231339" calcext:value-type="float">
            <text:p>0.992604</text:p>
          </table:table-cell>
          <table:table-cell office:value-type="float" office:value="0.992602354334" calcext:value-type="float">
            <text:p>0.99260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351231754" calcext:value-type="float">
            <text:p>0.991351</text:p>
          </table:table-cell>
          <table:table-cell office:value-type="float" office:value="0.991336548541" calcext:value-type="float">
            <text:p>0.991337</text:p>
          </table:table-cell>
          <table:table-cell office:value-type="float" office:value="0.991346519027" calcext:value-type="float">
            <text:p>0.991347</text:p>
          </table:table-cell>
          <table:table-cell office:value-type="float" office:value="0.991343682017" calcext:value-type="float">
            <text:p>0.991344</text:p>
          </table:table-cell>
          <table:table-cell office:value-type="float" office:value="0.991340897609" calcext:value-type="float">
            <text:p>0.991341</text:p>
          </table:table-cell>
          <table:table-cell office:value-type="float" office:value="0.991351859958" calcext:value-type="float">
            <text:p>0.991352</text:p>
          </table:table-cell>
          <table:table-cell office:value-type="float" office:value="0.991350394184" calcext:value-type="float">
            <text:p>0.991350</text:p>
          </table:table-cell>
          <table:table-cell office:value-type="float" office:value="0.991373078546" calcext:value-type="float">
            <text:p>0.991373</text:p>
          </table:table-cell>
          <table:table-cell office:value-type="float" office:value="0.991347124185" calcext:value-type="float">
            <text:p>0.991347</text:p>
          </table:table-cell>
          <table:table-cell office:value-type="float" office:value="0.991366196083" calcext:value-type="float">
            <text:p>0.991366</text:p>
          </table:table-cell>
          <table:table-cell office:value-type="float" office:value="0.991354754043" calcext:value-type="float">
            <text:p>0.99135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4965530165" calcext:value-type="float">
            <text:p>0.894966</text:p>
          </table:table-cell>
          <table:table-cell office:value-type="float" office:value="0.894370187894" calcext:value-type="float">
            <text:p>0.894370</text:p>
          </table:table-cell>
          <table:table-cell office:value-type="float" office:value="0.894758243064" calcext:value-type="float">
            <text:p>0.894758</text:p>
          </table:table-cell>
          <table:table-cell office:value-type="float" office:value="0.903342971" calcext:value-type="float">
            <text:p>0.903343</text:p>
          </table:table-cell>
          <table:table-cell office:value-type="float" office:value="0.907144345695" calcext:value-type="float">
            <text:p>0.907144</text:p>
          </table:table-cell>
          <table:table-cell office:value-type="float" office:value="0.930024016242" calcext:value-type="float">
            <text:p>0.930024</text:p>
          </table:table-cell>
          <table:table-cell office:value-type="float" office:value="0.939004170702" calcext:value-type="float">
            <text:p>0.939004</text:p>
          </table:table-cell>
          <table:table-cell office:value-type="float" office:value="0.936988913064" calcext:value-type="float">
            <text:p>0.936989</text:p>
          </table:table-cell>
          <table:table-cell office:value-type="float" office:value="0.935491411647" calcext:value-type="float">
            <text:p>0.935491</text:p>
          </table:table-cell>
          <table:table-cell office:value-type="float" office:value="0.932380254551" calcext:value-type="float">
            <text:p>0.932380</text:p>
          </table:table-cell>
          <table:table-cell office:value-type="float" office:value="0.931450611845" calcext:value-type="float">
            <text:p>0.93145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8481142572" calcext:value-type="float">
            <text:p>0.918481</text:p>
          </table:table-cell>
          <table:table-cell office:value-type="float" office:value="0.907997123288" calcext:value-type="float">
            <text:p>0.907997</text:p>
          </table:table-cell>
          <table:table-cell office:value-type="float" office:value="0.942176720476" calcext:value-type="float">
            <text:p>0.942177</text:p>
          </table:table-cell>
          <table:table-cell office:value-type="float" office:value="0.936010028188" calcext:value-type="float">
            <text:p>0.936010</text:p>
          </table:table-cell>
          <table:table-cell office:value-type="float" office:value="0.921796193755" calcext:value-type="float">
            <text:p>0.921796</text:p>
          </table:table-cell>
          <table:table-cell office:value-type="float" office:value="0.912623907205" calcext:value-type="float">
            <text:p>0.912624</text:p>
          </table:table-cell>
          <table:table-cell office:value-type="float" office:value="0.906991222714" calcext:value-type="float">
            <text:p>0.906991</text:p>
          </table:table-cell>
          <table:table-cell office:value-type="float" office:value="0.906928895677" calcext:value-type="float">
            <text:p>0.906929</text:p>
          </table:table-cell>
          <table:table-cell office:value-type="float" office:value="0.90448394128" calcext:value-type="float">
            <text:p>0.904484</text:p>
          </table:table-cell>
          <table:table-cell office:value-type="float" office:value="0.905905962646" calcext:value-type="float">
            <text:p>0.905906</text:p>
          </table:table-cell>
          <table:table-cell office:value-type="float" office:value="0.905030762999" calcext:value-type="float">
            <text:p>0.905031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345873682" calcext:value-type="float">
            <text:p>0.991346</text:p>
          </table:table-cell>
          <table:table-cell office:value-type="float" office:value="0.991348013387" calcext:value-type="float">
            <text:p>0.991348</text:p>
          </table:table-cell>
          <table:table-cell office:value-type="float" office:value="0.991341888357" calcext:value-type="float">
            <text:p>0.991342</text:p>
          </table:table-cell>
          <table:table-cell office:value-type="float" office:value="0.99132049168" calcext:value-type="float">
            <text:p>0.991320</text:p>
          </table:table-cell>
          <table:table-cell office:value-type="float" office:value="0.99133332793" calcext:value-type="float">
            <text:p>0.991333</text:p>
          </table:table-cell>
          <table:table-cell office:value-type="float" office:value="0.991331163561" calcext:value-type="float">
            <text:p>0.991331</text:p>
          </table:table-cell>
          <table:table-cell office:value-type="float" office:value="0.991325947274" calcext:value-type="float">
            <text:p>0.991326</text:p>
          </table:table-cell>
          <table:table-cell office:value-type="float" office:value="0.991331615777" calcext:value-type="float">
            <text:p>0.991332</text:p>
          </table:table-cell>
          <table:table-cell office:value-type="float" office:value="0.991334094096" calcext:value-type="float">
            <text:p>0.991334</text:p>
          </table:table-cell>
          <table:table-cell office:value-type="float" office:value="0.991326466833" calcext:value-type="float">
            <text:p>0.991326</text:p>
          </table:table-cell>
          <table:table-cell office:value-type="float" office:value="0.991335595137" calcext:value-type="float">
            <text:p>0.991336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6543392432" calcext:value-type="float">
            <text:p>0.816543</text:p>
          </table:table-cell>
          <table:table-cell office:value-type="float" office:value="0.826691458343" calcext:value-type="float">
            <text:p>0.826691</text:p>
          </table:table-cell>
          <table:table-cell office:value-type="float" office:value="0.869352413612" calcext:value-type="float">
            <text:p>0.869352</text:p>
          </table:table-cell>
          <table:table-cell office:value-type="float" office:value="0.911226255513" calcext:value-type="float">
            <text:p>0.911226</text:p>
          </table:table-cell>
          <table:table-cell office:value-type="float" office:value="0.954323876471" calcext:value-type="float">
            <text:p>0.954324</text:p>
          </table:table-cell>
          <table:table-cell office:value-type="float" office:value="0.952781759404" calcext:value-type="float">
            <text:p>0.952782</text:p>
          </table:table-cell>
          <table:table-cell office:value-type="float" office:value="0.953171280159" calcext:value-type="float">
            <text:p>0.953171</text:p>
          </table:table-cell>
          <table:table-cell office:value-type="float" office:value="0.953118803367" calcext:value-type="float">
            <text:p>0.953119</text:p>
          </table:table-cell>
          <table:table-cell office:value-type="float" office:value="0.95215703728" calcext:value-type="float">
            <text:p>0.952157</text:p>
          </table:table-cell>
          <table:table-cell office:value-type="float" office:value="0.954097415384" calcext:value-type="float">
            <text:p>0.954097</text:p>
          </table:table-cell>
          <table:table-cell office:value-type="float" office:value="0.953484539517" calcext:value-type="float">
            <text:p>0.953485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40854458848" calcext:value-type="float">
            <text:p>0.840854</text:p>
          </table:table-cell>
          <table:table-cell office:value-type="float" office:value="0.896328702763" calcext:value-type="float">
            <text:p>0.896329</text:p>
          </table:table-cell>
          <table:table-cell office:value-type="float" office:value="0.975987403205" calcext:value-type="float">
            <text:p>0.975987</text:p>
          </table:table-cell>
          <table:table-cell office:value-type="float" office:value="0.975927292061" calcext:value-type="float">
            <text:p>0.975927</text:p>
          </table:table-cell>
          <table:table-cell office:value-type="float" office:value="0.976013805298" calcext:value-type="float">
            <text:p>0.976014</text:p>
          </table:table-cell>
          <table:table-cell office:value-type="float" office:value="0.976085075443" calcext:value-type="float">
            <text:p>0.976085</text:p>
          </table:table-cell>
          <table:table-cell office:value-type="float" office:value="0.97602156892" calcext:value-type="float">
            <text:p>0.976022</text:p>
          </table:table-cell>
          <table:table-cell office:value-type="float" office:value="0.975976663742" calcext:value-type="float">
            <text:p>0.975977</text:p>
          </table:table-cell>
          <table:table-cell office:value-type="float" office:value="0.975418074245" calcext:value-type="float">
            <text:p>0.975418</text:p>
          </table:table-cell>
          <table:table-cell office:value-type="float" office:value="0.974440750232" calcext:value-type="float">
            <text:p>0.974441</text:p>
          </table:table-cell>
          <table:table-cell office:value-type="float" office:value="0.975528878669" calcext:value-type="float">
            <text:p>0.97552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375107" calcext:value-type="float">
            <text:p>0.992907</text:p>
          </table:table-cell>
          <table:table-cell office:value-type="float" office:value="0.992907459182" calcext:value-type="float">
            <text:p>0.992907</text:p>
          </table:table-cell>
          <table:table-cell office:value-type="float" office:value="0.992907458454" calcext:value-type="float">
            <text:p>0.992907</text:p>
          </table:table-cell>
          <table:table-cell office:value-type="float" office:value="0.992907386094" calcext:value-type="float">
            <text:p>0.992907</text:p>
          </table:table-cell>
          <table:table-cell office:value-type="float" office:value="0.992907382582" calcext:value-type="float">
            <text:p>0.992907</text:p>
          </table:table-cell>
          <table:table-cell office:value-type="float" office:value="0.992907390848" calcext:value-type="float">
            <text:p>0.992907</text:p>
          </table:table-cell>
          <table:table-cell office:value-type="float" office:value="0.992907456682" calcext:value-type="float">
            <text:p>0.992907</text:p>
          </table:table-cell>
          <table:table-cell office:value-type="float" office:value="0.992907464973" calcext:value-type="float">
            <text:p>0.992907</text:p>
          </table:table-cell>
          <table:table-cell office:value-type="float" office:value="0.992907459996" calcext:value-type="float">
            <text:p>0.992907</text:p>
          </table:table-cell>
          <table:table-cell office:value-type="float" office:value="0.992907461668" calcext:value-type="float">
            <text:p>0.992907</text:p>
          </table:table-cell>
          <table:table-cell office:value-type="float" office:value="0.992907459248" calcext:value-type="float">
            <text:p>0.9929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348937626" calcext:value-type="float">
            <text:p>0.991349</text:p>
          </table:table-cell>
          <table:table-cell office:value-type="float" office:value="0.991343044433" calcext:value-type="float">
            <text:p>0.991343</text:p>
          </table:table-cell>
          <table:table-cell office:value-type="float" office:value="0.991347832121" calcext:value-type="float">
            <text:p>0.991348</text:p>
          </table:table-cell>
          <table:table-cell office:value-type="float" office:value="0.991340152019" calcext:value-type="float">
            <text:p>0.991340</text:p>
          </table:table-cell>
          <table:table-cell office:value-type="float" office:value="0.991344667452" calcext:value-type="float">
            <text:p>0.991345</text:p>
          </table:table-cell>
          <table:table-cell office:value-type="float" office:value="0.991342956481" calcext:value-type="float">
            <text:p>0.991343</text:p>
          </table:table-cell>
          <table:table-cell office:value-type="float" office:value="0.991350466166" calcext:value-type="float">
            <text:p>0.991350</text:p>
          </table:table-cell>
          <table:table-cell office:value-type="float" office:value="0.991345115443" calcext:value-type="float">
            <text:p>0.991345</text:p>
          </table:table-cell>
          <table:table-cell office:value-type="float" office:value="0.991352559197" calcext:value-type="float">
            <text:p>0.991353</text:p>
          </table:table-cell>
          <table:table-cell office:value-type="float" office:value="0.991351182522" calcext:value-type="float">
            <text:p>0.991351</text:p>
          </table:table-cell>
          <table:table-cell office:value-type="float" office:value="0.991339588605" calcext:value-type="float">
            <text:p>0.99134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444453886" calcext:value-type="float">
            <text:p>0.991444</text:p>
          </table:table-cell>
          <table:table-cell office:value-type="float" office:value="0.991438031451" calcext:value-type="float">
            <text:p>0.991438</text:p>
          </table:table-cell>
          <table:table-cell office:value-type="float" office:value="0.991445739564" calcext:value-type="float">
            <text:p>0.991446</text:p>
          </table:table-cell>
          <table:table-cell office:value-type="float" office:value="0.991446623511" calcext:value-type="float">
            <text:p>0.991447</text:p>
          </table:table-cell>
          <table:table-cell office:value-type="float" office:value="0.99143939964" calcext:value-type="float">
            <text:p>0.991439</text:p>
          </table:table-cell>
          <table:table-cell office:value-type="float" office:value="0.991447264586" calcext:value-type="float">
            <text:p>0.991447</text:p>
          </table:table-cell>
          <table:table-cell office:value-type="float" office:value="0.991442026439" calcext:value-type="float">
            <text:p>0.991442</text:p>
          </table:table-cell>
          <table:table-cell office:value-type="float" office:value="0.991444994931" calcext:value-type="float">
            <text:p>0.991445</text:p>
          </table:table-cell>
          <table:table-cell office:value-type="float" office:value="0.991447180341" calcext:value-type="float">
            <text:p>0.991447</text:p>
          </table:table-cell>
          <table:table-cell office:value-type="float" office:value="0.991437980809" calcext:value-type="float">
            <text:p>0.991438</text:p>
          </table:table-cell>
          <table:table-cell office:value-type="float" office:value="0.991436778853" calcext:value-type="float">
            <text:p>0.99143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14755601077" calcext:value-type="float">
            <text:p>0.614756</text:p>
          </table:table-cell>
          <table:table-cell office:value-type="float" office:value="0.991319150444" calcext:value-type="float">
            <text:p>0.991319</text:p>
          </table:table-cell>
          <table:table-cell office:value-type="float" office:value="0.991328979065" calcext:value-type="float">
            <text:p>0.991329</text:p>
          </table:table-cell>
          <table:table-cell office:value-type="float" office:value="0.991325020117" calcext:value-type="float">
            <text:p>0.991325</text:p>
          </table:table-cell>
          <table:table-cell office:value-type="float" office:value="0.991331105146" calcext:value-type="float">
            <text:p>0.991331</text:p>
          </table:table-cell>
          <table:table-cell office:value-type="float" office:value="0.991328479707" calcext:value-type="float">
            <text:p>0.991328</text:p>
          </table:table-cell>
          <table:table-cell office:value-type="float" office:value="0.991324338886" calcext:value-type="float">
            <text:p>0.991324</text:p>
          </table:table-cell>
          <table:table-cell office:value-type="float" office:value="0.991328459529" calcext:value-type="float">
            <text:p>0.991328</text:p>
          </table:table-cell>
          <table:table-cell office:value-type="float" office:value="0.991326563552" calcext:value-type="float">
            <text:p>0.991327</text:p>
          </table:table-cell>
          <table:table-cell office:value-type="float" office:value="0.991335661588" calcext:value-type="float">
            <text:p>0.991336</text:p>
          </table:table-cell>
          <table:table-cell office:value-type="float" office:value="0.991334921224" calcext:value-type="float">
            <text:p>0.99133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348937626" calcext:value-type="float">
            <text:p>0.991349</text:p>
          </table:table-cell>
          <table:table-cell office:value-type="float" office:value="0.991343044433" calcext:value-type="float">
            <text:p>0.991343</text:p>
          </table:table-cell>
          <table:table-cell office:value-type="float" office:value="0.991347832121" calcext:value-type="float">
            <text:p>0.991348</text:p>
          </table:table-cell>
          <table:table-cell office:value-type="float" office:value="0.991340152019" calcext:value-type="float">
            <text:p>0.991340</text:p>
          </table:table-cell>
          <table:table-cell office:value-type="float" office:value="0.991344667452" calcext:value-type="float">
            <text:p>0.991345</text:p>
          </table:table-cell>
          <table:table-cell office:value-type="float" office:value="0.991342956481" calcext:value-type="float">
            <text:p>0.991343</text:p>
          </table:table-cell>
          <table:table-cell office:value-type="float" office:value="0.991350466166" calcext:value-type="float">
            <text:p>0.991350</text:p>
          </table:table-cell>
          <table:table-cell office:value-type="float" office:value="0.991345115443" calcext:value-type="float">
            <text:p>0.991345</text:p>
          </table:table-cell>
          <table:table-cell office:value-type="float" office:value="0.991352559197" calcext:value-type="float">
            <text:p>0.991353</text:p>
          </table:table-cell>
          <table:table-cell office:value-type="float" office:value="0.991351182522" calcext:value-type="float">
            <text:p>0.991351</text:p>
          </table:table-cell>
          <table:table-cell office:value-type="float" office:value="0.991339588605" calcext:value-type="float">
            <text:p>0.99134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5948387981" calcext:value-type="float">
            <text:p>0.959484</text:p>
          </table:table-cell>
          <table:table-cell office:value-type="float" office:value="0.991404254067" calcext:value-type="float">
            <text:p>0.991404</text:p>
          </table:table-cell>
          <table:table-cell office:value-type="float" office:value="0.991404840986" calcext:value-type="float">
            <text:p>0.991405</text:p>
          </table:table-cell>
          <table:table-cell office:value-type="float" office:value="0.991403126791" calcext:value-type="float">
            <text:p>0.991403</text:p>
          </table:table-cell>
          <table:table-cell office:value-type="float" office:value="0.991405866953" calcext:value-type="float">
            <text:p>0.991406</text:p>
          </table:table-cell>
          <table:table-cell office:value-type="float" office:value="0.991402841328" calcext:value-type="float">
            <text:p>0.991403</text:p>
          </table:table-cell>
          <table:table-cell office:value-type="float" office:value="0.991403119714" calcext:value-type="float">
            <text:p>0.991403</text:p>
          </table:table-cell>
          <table:table-cell office:value-type="float" office:value="0.991407419084" calcext:value-type="float">
            <text:p>0.991407</text:p>
          </table:table-cell>
          <table:table-cell office:value-type="float" office:value="0.991398579569" calcext:value-type="float">
            <text:p>0.991399</text:p>
          </table:table-cell>
          <table:table-cell office:value-type="float" office:value="0.991406410674" calcext:value-type="float">
            <text:p>0.991406</text:p>
          </table:table-cell>
          <table:table-cell office:value-type="float" office:value="0.991399430186" calcext:value-type="float">
            <text:p>0.99139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6628888693" calcext:value-type="float">
            <text:p>0.946629</text:p>
          </table:table-cell>
          <table:table-cell office:value-type="float" office:value="0.997255974413" calcext:value-type="float">
            <text:p>0.997256</text:p>
          </table:table-cell>
          <table:table-cell office:value-type="float" office:value="0.997254105774" calcext:value-type="float">
            <text:p>0.997254</text:p>
          </table:table-cell>
          <table:table-cell office:value-type="float" office:value="0.997254878167" calcext:value-type="float">
            <text:p>0.997255</text:p>
          </table:table-cell>
          <table:table-cell office:value-type="float" office:value="0.997254063723" calcext:value-type="float">
            <text:p>0.997254</text:p>
          </table:table-cell>
          <table:table-cell office:value-type="float" office:value="0.99725446529" calcext:value-type="float">
            <text:p>0.997254</text:p>
          </table:table-cell>
          <table:table-cell office:value-type="float" office:value="0.997254628194" calcext:value-type="float">
            <text:p>0.997255</text:p>
          </table:table-cell>
          <table:table-cell office:value-type="float" office:value="0.997254556191" calcext:value-type="float">
            <text:p>0.997255</text:p>
          </table:table-cell>
          <table:table-cell office:value-type="float" office:value="0.997254400779" calcext:value-type="float">
            <text:p>0.997254</text:p>
          </table:table-cell>
          <table:table-cell office:value-type="float" office:value="0.997254692409" calcext:value-type="float">
            <text:p>0.997255</text:p>
          </table:table-cell>
          <table:table-cell office:value-type="float" office:value="0.997254666876" calcext:value-type="float">
            <text:p>0.99725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900224002" calcext:value-type="float">
            <text:p>0.994900</text:p>
          </table:table-cell>
          <table:table-cell office:value-type="float" office:value="0.994853747021" calcext:value-type="float">
            <text:p>0.994854</text:p>
          </table:table-cell>
          <table:table-cell office:value-type="float" office:value="0.994825856049" calcext:value-type="float">
            <text:p>0.994826</text:p>
          </table:table-cell>
          <table:table-cell office:value-type="float" office:value="0.994799612334" calcext:value-type="float">
            <text:p>0.994800</text:p>
          </table:table-cell>
          <table:table-cell office:value-type="float" office:value="0.994791369392" calcext:value-type="float">
            <text:p>0.994791</text:p>
          </table:table-cell>
          <table:table-cell office:value-type="float" office:value="0.99478840038" calcext:value-type="float">
            <text:p>0.994788</text:p>
          </table:table-cell>
          <table:table-cell office:value-type="float" office:value="0.994786119884" calcext:value-type="float">
            <text:p>0.994786</text:p>
          </table:table-cell>
          <table:table-cell office:value-type="float" office:value="0.994795649703" calcext:value-type="float">
            <text:p>0.994796</text:p>
          </table:table-cell>
          <table:table-cell office:value-type="float" office:value="0.994786383154" calcext:value-type="float">
            <text:p>0.994786</text:p>
          </table:table-cell>
          <table:table-cell office:value-type="float" office:value="0.994781467505" calcext:value-type="float">
            <text:p>0.994781</text:p>
          </table:table-cell>
          <table:table-cell office:value-type="float" office:value="0.994783804511" calcext:value-type="float">
            <text:p>0.99478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521938899" calcext:value-type="float">
            <text:p>0.994522</text:p>
          </table:table-cell>
          <table:table-cell office:value-type="float" office:value="0.994025236247" calcext:value-type="float">
            <text:p>0.994025</text:p>
          </table:table-cell>
          <table:table-cell office:value-type="float" office:value="0.994591436971" calcext:value-type="float">
            <text:p>0.994591</text:p>
          </table:table-cell>
          <table:table-cell office:value-type="float" office:value="0.994552293602" calcext:value-type="float">
            <text:p>0.994552</text:p>
          </table:table-cell>
          <table:table-cell office:value-type="float" office:value="0.99456564076" calcext:value-type="float">
            <text:p>0.994566</text:p>
          </table:table-cell>
          <table:table-cell office:value-type="float" office:value="0.994546665746" calcext:value-type="float">
            <text:p>0.994547</text:p>
          </table:table-cell>
          <table:table-cell office:value-type="float" office:value="0.994562730682" calcext:value-type="float">
            <text:p>0.994563</text:p>
          </table:table-cell>
          <table:table-cell office:value-type="float" office:value="0.994546595582" calcext:value-type="float">
            <text:p>0.994547</text:p>
          </table:table-cell>
          <table:table-cell office:value-type="float" office:value="0.994502712949" calcext:value-type="float">
            <text:p>0.994503</text:p>
          </table:table-cell>
          <table:table-cell office:value-type="float" office:value="0.994508988111" calcext:value-type="float">
            <text:p>0.994509</text:p>
          </table:table-cell>
          <table:table-cell office:value-type="float" office:value="0.994500658642" calcext:value-type="float">
            <text:p>0.994501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6978514815" calcext:value-type="float">
            <text:p>0.616979</text:p>
          </table:table-cell>
          <table:table-cell office:value-type="float" office:value="0.826379044473" calcext:value-type="float">
            <text:p>0.826379</text:p>
          </table:table-cell>
          <table:table-cell office:value-type="float" office:value="0.908827003759" calcext:value-type="float">
            <text:p>0.908827</text:p>
          </table:table-cell>
          <table:table-cell office:value-type="float" office:value="0.903843280423" calcext:value-type="float">
            <text:p>0.903843</text:p>
          </table:table-cell>
          <table:table-cell office:value-type="float" office:value="0.904732578227" calcext:value-type="float">
            <text:p>0.904733</text:p>
          </table:table-cell>
          <table:table-cell office:value-type="float" office:value="0.916690156123" calcext:value-type="float">
            <text:p>0.916690</text:p>
          </table:table-cell>
          <table:table-cell office:value-type="float" office:value="0.912911924442" calcext:value-type="float">
            <text:p>0.912912</text:p>
          </table:table-cell>
          <table:table-cell office:value-type="float" office:value="0.910710303652" calcext:value-type="float">
            <text:p>0.910710</text:p>
          </table:table-cell>
          <table:table-cell office:value-type="float" office:value="0.908159748611" calcext:value-type="float">
            <text:p>0.908160</text:p>
          </table:table-cell>
          <table:table-cell office:value-type="float" office:value="0.909510279454" calcext:value-type="float">
            <text:p>0.909510</text:p>
          </table:table-cell>
          <table:table-cell office:value-type="float" office:value="0.907539394244" calcext:value-type="float">
            <text:p>0.907539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62145849807" calcext:value-type="float">
            <text:p>0.962146</text:p>
          </table:table-cell>
          <table:table-cell office:value-type="float" office:value="0.969785604239" calcext:value-type="float">
            <text:p>0.969786</text:p>
          </table:table-cell>
          <table:table-cell office:value-type="float" office:value="0.976289992426" calcext:value-type="float">
            <text:p>0.976290</text:p>
          </table:table-cell>
          <table:table-cell office:value-type="float" office:value="0.97644890779" calcext:value-type="float">
            <text:p>0.976449</text:p>
          </table:table-cell>
          <table:table-cell office:value-type="float" office:value="0.97657459752" calcext:value-type="float">
            <text:p>0.976575</text:p>
          </table:table-cell>
          <table:table-cell office:value-type="float" office:value="0.976494618114" calcext:value-type="float">
            <text:p>0.976495</text:p>
          </table:table-cell>
          <table:table-cell office:value-type="float" office:value="0.976351135224" calcext:value-type="float">
            <text:p>0.976351</text:p>
          </table:table-cell>
          <table:table-cell office:value-type="float" office:value="0.975640013021" calcext:value-type="float">
            <text:p>0.975640</text:p>
          </table:table-cell>
          <table:table-cell office:value-type="float" office:value="0.976243293517" calcext:value-type="float">
            <text:p>0.976243</text:p>
          </table:table-cell>
          <table:table-cell office:value-type="float" office:value="0.975793099686" calcext:value-type="float">
            <text:p>0.975793</text:p>
          </table:table-cell>
          <table:table-cell office:value-type="float" office:value="0.975996860098" calcext:value-type="float">
            <text:p>0.97599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6738087398" calcext:value-type="float">
            <text:p>0.496738</text:p>
          </table:table-cell>
          <table:table-cell office:value-type="float" office:value="0.743172846475" calcext:value-type="float">
            <text:p>0.743173</text:p>
          </table:table-cell>
          <table:table-cell office:value-type="float" office:value="0.968137620759" calcext:value-type="float">
            <text:p>0.968138</text:p>
          </table:table-cell>
          <table:table-cell office:value-type="float" office:value="0.978018682658" calcext:value-type="float">
            <text:p>0.978019</text:p>
          </table:table-cell>
          <table:table-cell office:value-type="float" office:value="0.974352490092" calcext:value-type="float">
            <text:p>0.974352</text:p>
          </table:table-cell>
          <table:table-cell office:value-type="float" office:value="0.975569707507" calcext:value-type="float">
            <text:p>0.975570</text:p>
          </table:table-cell>
          <table:table-cell office:value-type="float" office:value="0.971756122413" calcext:value-type="float">
            <text:p>0.971756</text:p>
          </table:table-cell>
          <table:table-cell office:value-type="float" office:value="0.971347346184" calcext:value-type="float">
            <text:p>0.971347</text:p>
          </table:table-cell>
          <table:table-cell office:value-type="float" office:value="0.971453446893" calcext:value-type="float">
            <text:p>0.971453</text:p>
          </table:table-cell>
          <table:table-cell office:value-type="float" office:value="0.968743600038" calcext:value-type="float">
            <text:p>0.968744</text:p>
          </table:table-cell>
          <table:table-cell office:value-type="float" office:value="0.967296043335" calcext:value-type="float">
            <text:p>0.96729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5694293342" calcext:value-type="float">
            <text:p>0.475694</text:p>
          </table:table-cell>
          <table:table-cell office:value-type="float" office:value="0.851179456458" calcext:value-type="float">
            <text:p>0.851179</text:p>
          </table:table-cell>
          <table:table-cell office:value-type="float" office:value="0.948685066519" calcext:value-type="float">
            <text:p>0.948685</text:p>
          </table:table-cell>
          <table:table-cell office:value-type="float" office:value="0.940148662176" calcext:value-type="float">
            <text:p>0.940149</text:p>
          </table:table-cell>
          <table:table-cell office:value-type="float" office:value="0.937602499569" calcext:value-type="float">
            <text:p>0.937602</text:p>
          </table:table-cell>
          <table:table-cell office:value-type="float" office:value="0.939259052753" calcext:value-type="float">
            <text:p>0.939259</text:p>
          </table:table-cell>
          <table:table-cell office:value-type="float" office:value="0.940449302055" calcext:value-type="float">
            <text:p>0.940449</text:p>
          </table:table-cell>
          <table:table-cell office:value-type="float" office:value="0.93693881744" calcext:value-type="float">
            <text:p>0.936939</text:p>
          </table:table-cell>
          <table:table-cell office:value-type="float" office:value="0.936491997331" calcext:value-type="float">
            <text:p>0.936492</text:p>
          </table:table-cell>
          <table:table-cell office:value-type="float" office:value="0.93733650392" calcext:value-type="float">
            <text:p>0.937337</text:p>
          </table:table-cell>
          <table:table-cell office:value-type="float" office:value="0.935806839004" calcext:value-type="float">
            <text:p>0.93580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4795830841" calcext:value-type="float">
            <text:p>0.847958</text:p>
          </table:table-cell>
          <table:table-cell office:value-type="float" office:value="0.993023095105" calcext:value-type="float">
            <text:p>0.993023</text:p>
          </table:table-cell>
          <table:table-cell office:value-type="float" office:value="0.993034294626" calcext:value-type="float">
            <text:p>0.993034</text:p>
          </table:table-cell>
          <table:table-cell office:value-type="float" office:value="0.99301685625" calcext:value-type="float">
            <text:p>0.993017</text:p>
          </table:table-cell>
          <table:table-cell office:value-type="float" office:value="0.992960690948" calcext:value-type="float">
            <text:p>0.992961</text:p>
          </table:table-cell>
          <table:table-cell office:value-type="float" office:value="0.992977720882" calcext:value-type="float">
            <text:p>0.992978</text:p>
          </table:table-cell>
          <table:table-cell office:value-type="float" office:value="0.992931933027" calcext:value-type="float">
            <text:p>0.992932</text:p>
          </table:table-cell>
          <table:table-cell office:value-type="float" office:value="0.992953215947" calcext:value-type="float">
            <text:p>0.992953</text:p>
          </table:table-cell>
          <table:table-cell office:value-type="float" office:value="0.992941265434" calcext:value-type="float">
            <text:p>0.992941</text:p>
          </table:table-cell>
          <table:table-cell office:value-type="float" office:value="0.992930036817" calcext:value-type="float">
            <text:p>0.992930</text:p>
          </table:table-cell>
          <table:table-cell office:value-type="float" office:value="0.992910702437" calcext:value-type="float">
            <text:p>0.992911</text:p>
          </table:table-cell>
        </table:table-row>
        <table:table-row table:style-name="ro1">
          <table:table-cell/>
          <table:table-cell table:formula="of:=AVERAGE([.B4:.B26])" office:value-type="float" office:value="0.872974" calcext:value-type="float">
            <text:p>0.872974</text:p>
          </table:table-cell>
          <table:table-cell table:formula="of:=AVERAGE([.C4:.C26])" office:value-type="float" office:value="0.947463" calcext:value-type="float">
            <text:p>0.947463</text:p>
          </table:table-cell>
          <table:table-cell table:formula="of:=AVERAGE([.D4:.D26])" office:value-type="float" office:value="0.972602" calcext:value-type="float">
            <text:p>0.972602</text:p>
          </table:table-cell>
          <table:table-cell table:formula="of:=AVERAGE([.E4:.E26])" office:value-type="float" office:value="0.974504" calcext:value-type="float">
            <text:p>0.974504</text:p>
          </table:table-cell>
          <table:table-cell table:formula="of:=AVERAGE([.F4:.F26])" office:value-type="float" office:value="0.975686" calcext:value-type="float">
            <text:p>0.975686</text:p>
          </table:table-cell>
          <table:table-cell table:formula="of:=AVERAGE([.G4:.G26])" office:value-type="float" office:value="0.976723" calcext:value-type="float">
            <text:p>0.976723</text:p>
          </table:table-cell>
          <table:table-cell table:formula="of:=AVERAGE([.H4:.H26])" office:value-type="float" office:value="0.97687" calcext:value-type="float">
            <text:p>0.976870</text:p>
          </table:table-cell>
          <table:table-cell table:formula="of:=AVERAGE([.I4:.I26])" office:value-type="float" office:value="0.976392" calcext:value-type="float">
            <text:p>0.976392</text:p>
          </table:table-cell>
          <table:table-cell table:formula="of:=AVERAGE([.J4:.J26])" office:value-type="float" office:value="0.976049" calcext:value-type="float">
            <text:p>0.976049</text:p>
          </table:table-cell>
          <table:table-cell table:formula="of:=AVERAGE([.K4:.K26])" office:value-type="float" office:value="0.975971" calcext:value-type="float">
            <text:p>0.975971</text:p>
          </table:table-cell>
          <table:table-cell table:formula="of:=AVERAGE([.L4:.L26])" office:value-type="float" office:value="0.975598" calcext:value-type="float">
            <text:p>0.97559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71050654071" calcext:value-type="float">
            <text:p>0.971051</text:p>
          </table:table-cell>
          <table:table-cell office:value-type="float" office:value="0.982754712229" calcext:value-type="float">
            <text:p>0.982755</text:p>
          </table:table-cell>
          <table:table-cell office:value-type="float" office:value="0.983134310366" calcext:value-type="float">
            <text:p>0.983134</text:p>
          </table:table-cell>
          <table:table-cell office:value-type="float" office:value="0.979752541557" calcext:value-type="float">
            <text:p>0.979753</text:p>
          </table:table-cell>
          <table:table-cell office:value-type="float" office:value="0.98062550689" calcext:value-type="float">
            <text:p>0.980626</text:p>
          </table:table-cell>
          <table:table-cell office:value-type="float" office:value="0.982032983189" calcext:value-type="float">
            <text:p>0.982033</text:p>
          </table:table-cell>
          <table:table-cell office:value-type="float" office:value="0.980247028104" calcext:value-type="float">
            <text:p>0.980247</text:p>
          </table:table-cell>
          <table:table-cell office:value-type="float" office:value="0.982382036739" calcext:value-type="float">
            <text:p>0.982382</text:p>
          </table:table-cell>
          <table:table-cell office:value-type="float" office:value="0.98003816451" calcext:value-type="float">
            <text:p>0.980038</text:p>
          </table:table-cell>
          <table:table-cell office:value-type="float" office:value="0.981728176327" calcext:value-type="float">
            <text:p>0.981728</text:p>
          </table:table-cell>
          <table:table-cell office:value-type="float" office:value="0.980456292499" calcext:value-type="float">
            <text:p>0.98045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9380821453" calcext:value-type="float">
            <text:p>0.929381</text:p>
          </table:table-cell>
          <table:table-cell office:value-type="float" office:value="0.980673065222" calcext:value-type="float">
            <text:p>0.980673</text:p>
          </table:table-cell>
          <table:table-cell office:value-type="float" office:value="0.978421758022" calcext:value-type="float">
            <text:p>0.978422</text:p>
          </table:table-cell>
          <table:table-cell office:value-type="float" office:value="0.978549810198" calcext:value-type="float">
            <text:p>0.978550</text:p>
          </table:table-cell>
          <table:table-cell office:value-type="float" office:value="0.976946400886" calcext:value-type="float">
            <text:p>0.976946</text:p>
          </table:table-cell>
          <table:table-cell office:value-type="float" office:value="0.974675599239" calcext:value-type="float">
            <text:p>0.974676</text:p>
          </table:table-cell>
          <table:table-cell office:value-type="float" office:value="0.976681737987" calcext:value-type="float">
            <text:p>0.976682</text:p>
          </table:table-cell>
          <table:table-cell office:value-type="float" office:value="0.976056279935" calcext:value-type="float">
            <text:p>0.976056</text:p>
          </table:table-cell>
          <table:table-cell office:value-type="float" office:value="0.974498424696" calcext:value-type="float">
            <text:p>0.974498</text:p>
          </table:table-cell>
          <table:table-cell office:value-type="float" office:value="0.976089037258" calcext:value-type="float">
            <text:p>0.976089</text:p>
          </table:table-cell>
          <table:table-cell office:value-type="float" office:value="0.97511155348" calcext:value-type="float">
            <text:p>0.97511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2779526282" calcext:value-type="float">
            <text:p>0.992780</text:p>
          </table:table-cell>
          <table:table-cell office:value-type="float" office:value="0.992854042576" calcext:value-type="float">
            <text:p>0.992854</text:p>
          </table:table-cell>
          <table:table-cell office:value-type="float" office:value="0.992812480614" calcext:value-type="float">
            <text:p>0.992812</text:p>
          </table:table-cell>
          <table:table-cell office:value-type="float" office:value="0.992808042016" calcext:value-type="float">
            <text:p>0.992808</text:p>
          </table:table-cell>
          <table:table-cell office:value-type="float" office:value="0.992797480708" calcext:value-type="float">
            <text:p>0.992797</text:p>
          </table:table-cell>
          <table:table-cell office:value-type="float" office:value="0.992773175515" calcext:value-type="float">
            <text:p>0.992773</text:p>
          </table:table-cell>
          <table:table-cell office:value-type="float" office:value="0.9927999704" calcext:value-type="float">
            <text:p>0.992800</text:p>
          </table:table-cell>
          <table:table-cell office:value-type="float" office:value="0.99277579152" calcext:value-type="float">
            <text:p>0.992776</text:p>
          </table:table-cell>
          <table:table-cell office:value-type="float" office:value="0.992751396103" calcext:value-type="float">
            <text:p>0.992751</text:p>
          </table:table-cell>
          <table:table-cell office:value-type="float" office:value="0.992779070963" calcext:value-type="float">
            <text:p>0.992779</text:p>
          </table:table-cell>
          <table:table-cell office:value-type="float" office:value="0.992734895244" calcext:value-type="float">
            <text:p>0.99273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3551228659" calcext:value-type="float">
            <text:p>0.935512</text:p>
          </table:table-cell>
          <table:table-cell office:value-type="float" office:value="0.932013640469" calcext:value-type="float">
            <text:p>0.932014</text:p>
          </table:table-cell>
          <table:table-cell office:value-type="float" office:value="0.932072715556" calcext:value-type="float">
            <text:p>0.932073</text:p>
          </table:table-cell>
          <table:table-cell office:value-type="float" office:value="0.930331072619" calcext:value-type="float">
            <text:p>0.930331</text:p>
          </table:table-cell>
          <table:table-cell office:value-type="float" office:value="0.930957654329" calcext:value-type="float">
            <text:p>0.930958</text:p>
          </table:table-cell>
          <table:table-cell office:value-type="float" office:value="0.929265830716" calcext:value-type="float">
            <text:p>0.929266</text:p>
          </table:table-cell>
          <table:table-cell office:value-type="float" office:value="0.931080729436" calcext:value-type="float">
            <text:p>0.931081</text:p>
          </table:table-cell>
          <table:table-cell office:value-type="float" office:value="0.932051248026" calcext:value-type="float">
            <text:p>0.932051</text:p>
          </table:table-cell>
          <table:table-cell office:value-type="float" office:value="0.931601411057" calcext:value-type="float">
            <text:p>0.931601</text:p>
          </table:table-cell>
          <table:table-cell office:value-type="float" office:value="0.92917260282" calcext:value-type="float">
            <text:p>0.929173</text:p>
          </table:table-cell>
          <table:table-cell office:value-type="float" office:value="0.930977034091" calcext:value-type="float">
            <text:p>0.930977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50135346805" calcext:value-type="float">
            <text:p>0.850135</text:p>
          </table:table-cell>
          <table:table-cell office:value-type="float" office:value="0.849113021443" calcext:value-type="float">
            <text:p>0.849113</text:p>
          </table:table-cell>
          <table:table-cell office:value-type="float" office:value="0.849189232004" calcext:value-type="float">
            <text:p>0.849189</text:p>
          </table:table-cell>
          <table:table-cell office:value-type="float" office:value="0.854447894674" calcext:value-type="float">
            <text:p>0.854448</text:p>
          </table:table-cell>
          <table:table-cell office:value-type="float" office:value="0.858733357389" calcext:value-type="float">
            <text:p>0.858733</text:p>
          </table:table-cell>
          <table:table-cell office:value-type="float" office:value="0.867567962151" calcext:value-type="float">
            <text:p>0.867568</text:p>
          </table:table-cell>
          <table:table-cell office:value-type="float" office:value="0.87621355105" calcext:value-type="float">
            <text:p>0.876214</text:p>
          </table:table-cell>
          <table:table-cell office:value-type="float" office:value="0.875437261683" calcext:value-type="float">
            <text:p>0.875437</text:p>
          </table:table-cell>
          <table:table-cell office:value-type="float" office:value="0.873159823342" calcext:value-type="float">
            <text:p>0.873160</text:p>
          </table:table-cell>
          <table:table-cell office:value-type="float" office:value="0.876177336189" calcext:value-type="float">
            <text:p>0.876177</text:p>
          </table:table-cell>
          <table:table-cell office:value-type="float" office:value="0.871944178734" calcext:value-type="float">
            <text:p>0.871944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69225386583" calcext:value-type="float">
            <text:p>0.869225</text:p>
          </table:table-cell>
          <table:table-cell office:value-type="float" office:value="0.878027170745" calcext:value-type="float">
            <text:p>0.878027</text:p>
          </table:table-cell>
          <table:table-cell office:value-type="float" office:value="0.891157055707" calcext:value-type="float">
            <text:p>0.891157</text:p>
          </table:table-cell>
          <table:table-cell office:value-type="float" office:value="0.882180415079" calcext:value-type="float">
            <text:p>0.882180</text:p>
          </table:table-cell>
          <table:table-cell office:value-type="float" office:value="0.869037011313" calcext:value-type="float">
            <text:p>0.869037</text:p>
          </table:table-cell>
          <table:table-cell office:value-type="float" office:value="0.865521126662" calcext:value-type="float">
            <text:p>0.865521</text:p>
          </table:table-cell>
          <table:table-cell office:value-type="float" office:value="0.862310055031" calcext:value-type="float">
            <text:p>0.862310</text:p>
          </table:table-cell>
          <table:table-cell office:value-type="float" office:value="0.851610705686" calcext:value-type="float">
            <text:p>0.851611</text:p>
          </table:table-cell>
          <table:table-cell office:value-type="float" office:value="0.842105623177" calcext:value-type="float">
            <text:p>0.842106</text:p>
          </table:table-cell>
          <table:table-cell office:value-type="float" office:value="0.837216034004" calcext:value-type="float">
            <text:p>0.837216</text:p>
          </table:table-cell>
          <table:table-cell office:value-type="float" office:value="0.832808001623" calcext:value-type="float">
            <text:p>0.83280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36906173254" calcext:value-type="float">
            <text:p>0.936906</text:p>
          </table:table-cell>
          <table:table-cell office:value-type="float" office:value="0.939109127339" calcext:value-type="float">
            <text:p>0.939109</text:p>
          </table:table-cell>
          <table:table-cell office:value-type="float" office:value="0.938089033858" calcext:value-type="float">
            <text:p>0.938089</text:p>
          </table:table-cell>
          <table:table-cell office:value-type="float" office:value="0.937665452867" calcext:value-type="float">
            <text:p>0.937665</text:p>
          </table:table-cell>
          <table:table-cell office:value-type="float" office:value="0.937572059413" calcext:value-type="float">
            <text:p>0.937572</text:p>
          </table:table-cell>
          <table:table-cell office:value-type="float" office:value="0.936674945706" calcext:value-type="float">
            <text:p>0.936675</text:p>
          </table:table-cell>
          <table:table-cell office:value-type="float" office:value="0.936664557595" calcext:value-type="float">
            <text:p>0.936665</text:p>
          </table:table-cell>
          <table:table-cell office:value-type="float" office:value="0.936037926768" calcext:value-type="float">
            <text:p>0.936038</text:p>
          </table:table-cell>
          <table:table-cell office:value-type="float" office:value="0.935508197161" calcext:value-type="float">
            <text:p>0.935508</text:p>
          </table:table-cell>
          <table:table-cell office:value-type="float" office:value="0.935746002092" calcext:value-type="float">
            <text:p>0.935746</text:p>
          </table:table-cell>
          <table:table-cell office:value-type="float" office:value="0.935822937529" calcext:value-type="float">
            <text:p>0.93582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918918003" calcext:value-type="float">
            <text:p>0.819189</text:p>
          </table:table-cell>
          <table:table-cell office:value-type="float" office:value="0.821157374428" calcext:value-type="float">
            <text:p>0.821157</text:p>
          </table:table-cell>
          <table:table-cell office:value-type="float" office:value="0.856484174379" calcext:value-type="float">
            <text:p>0.856484</text:p>
          </table:table-cell>
          <table:table-cell office:value-type="float" office:value="0.860823854488" calcext:value-type="float">
            <text:p>0.860824</text:p>
          </table:table-cell>
          <table:table-cell office:value-type="float" office:value="0.901118740344" calcext:value-type="float">
            <text:p>0.901119</text:p>
          </table:table-cell>
          <table:table-cell office:value-type="float" office:value="0.899126661012" calcext:value-type="float">
            <text:p>0.899127</text:p>
          </table:table-cell>
          <table:table-cell office:value-type="float" office:value="0.900749505027" calcext:value-type="float">
            <text:p>0.900750</text:p>
          </table:table-cell>
          <table:table-cell office:value-type="float" office:value="0.899890118049" calcext:value-type="float">
            <text:p>0.899890</text:p>
          </table:table-cell>
          <table:table-cell office:value-type="float" office:value="0.89906910222" calcext:value-type="float">
            <text:p>0.899069</text:p>
          </table:table-cell>
          <table:table-cell office:value-type="float" office:value="0.899458742542" calcext:value-type="float">
            <text:p>0.899459</text:p>
          </table:table-cell>
          <table:table-cell office:value-type="float" office:value="0.899986302617" calcext:value-type="float">
            <text:p>0.89998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93319236849" calcext:value-type="float">
            <text:p>0.793319</text:p>
          </table:table-cell>
          <table:table-cell office:value-type="float" office:value="0.831814342861" calcext:value-type="float">
            <text:p>0.831814</text:p>
          </table:table-cell>
          <table:table-cell office:value-type="float" office:value="0.8897275468" calcext:value-type="float">
            <text:p>0.889728</text:p>
          </table:table-cell>
          <table:table-cell office:value-type="float" office:value="0.891261690835" calcext:value-type="float">
            <text:p>0.891262</text:p>
          </table:table-cell>
          <table:table-cell office:value-type="float" office:value="0.888101732425" calcext:value-type="float">
            <text:p>0.888102</text:p>
          </table:table-cell>
          <table:table-cell office:value-type="float" office:value="0.890063146273" calcext:value-type="float">
            <text:p>0.890063</text:p>
          </table:table-cell>
          <table:table-cell office:value-type="float" office:value="0.888842128912" calcext:value-type="float">
            <text:p>0.888842</text:p>
          </table:table-cell>
          <table:table-cell office:value-type="float" office:value="0.889126026292" calcext:value-type="float">
            <text:p>0.889126</text:p>
          </table:table-cell>
          <table:table-cell office:value-type="float" office:value="0.88995976609" calcext:value-type="float">
            <text:p>0.889960</text:p>
          </table:table-cell>
          <table:table-cell office:value-type="float" office:value="0.889550123138" calcext:value-type="float">
            <text:p>0.889550</text:p>
          </table:table-cell>
          <table:table-cell office:value-type="float" office:value="0.888846717739" calcext:value-type="float">
            <text:p>0.88884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348617138" calcext:value-type="float">
            <text:p>0.967349</text:p>
          </table:table-cell>
          <table:table-cell office:value-type="float" office:value="0.967345713003" calcext:value-type="float">
            <text:p>0.967346</text:p>
          </table:table-cell>
          <table:table-cell office:value-type="float" office:value="0.967315125969" calcext:value-type="float">
            <text:p>0.967315</text:p>
          </table:table-cell>
          <table:table-cell office:value-type="float" office:value="0.967360451214" calcext:value-type="float">
            <text:p>0.967360</text:p>
          </table:table-cell>
          <table:table-cell office:value-type="float" office:value="0.967320365084" calcext:value-type="float">
            <text:p>0.967320</text:p>
          </table:table-cell>
          <table:table-cell office:value-type="float" office:value="0.967331463905" calcext:value-type="float">
            <text:p>0.967331</text:p>
          </table:table-cell>
          <table:table-cell office:value-type="float" office:value="0.967349543773" calcext:value-type="float">
            <text:p>0.967350</text:p>
          </table:table-cell>
          <table:table-cell office:value-type="float" office:value="0.967343248082" calcext:value-type="float">
            <text:p>0.967343</text:p>
          </table:table-cell>
          <table:table-cell office:value-type="float" office:value="0.967349389058" calcext:value-type="float">
            <text:p>0.967349</text:p>
          </table:table-cell>
          <table:table-cell office:value-type="float" office:value="0.967362528686" calcext:value-type="float">
            <text:p>0.967363</text:p>
          </table:table-cell>
          <table:table-cell office:value-type="float" office:value="0.967330155324" calcext:value-type="float">
            <text:p>0.96733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4257395096" calcext:value-type="float">
            <text:p>0.944257</text:p>
          </table:table-cell>
          <table:table-cell office:value-type="float" office:value="0.944262187508" calcext:value-type="float">
            <text:p>0.944262</text:p>
          </table:table-cell>
          <table:table-cell office:value-type="float" office:value="0.944337574966" calcext:value-type="float">
            <text:p>0.944338</text:p>
          </table:table-cell>
          <table:table-cell office:value-type="float" office:value="0.944248490008" calcext:value-type="float">
            <text:p>0.944248</text:p>
          </table:table-cell>
          <table:table-cell office:value-type="float" office:value="0.944250128304" calcext:value-type="float">
            <text:p>0.944250</text:p>
          </table:table-cell>
          <table:table-cell office:value-type="float" office:value="0.944243635903" calcext:value-type="float">
            <text:p>0.944244</text:p>
          </table:table-cell>
          <table:table-cell office:value-type="float" office:value="0.944259415272" calcext:value-type="float">
            <text:p>0.944259</text:p>
          </table:table-cell>
          <table:table-cell office:value-type="float" office:value="0.944272202263" calcext:value-type="float">
            <text:p>0.944272</text:p>
          </table:table-cell>
          <table:table-cell office:value-type="float" office:value="0.944261816037" calcext:value-type="float">
            <text:p>0.944262</text:p>
          </table:table-cell>
          <table:table-cell office:value-type="float" office:value="0.944277471374" calcext:value-type="float">
            <text:p>0.944277</text:p>
          </table:table-cell>
          <table:table-cell office:value-type="float" office:value="0.944313337625" calcext:value-type="float">
            <text:p>0.94431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4601013005" calcext:value-type="float">
            <text:p>0.944601</text:p>
          </table:table-cell>
          <table:table-cell office:value-type="float" office:value="0.944618754013" calcext:value-type="float">
            <text:p>0.944619</text:p>
          </table:table-cell>
          <table:table-cell office:value-type="float" office:value="0.944470971971" calcext:value-type="float">
            <text:p>0.944471</text:p>
          </table:table-cell>
          <table:table-cell office:value-type="float" office:value="0.944590634396" calcext:value-type="float">
            <text:p>0.944591</text:p>
          </table:table-cell>
          <table:table-cell office:value-type="float" office:value="0.944495060543" calcext:value-type="float">
            <text:p>0.944495</text:p>
          </table:table-cell>
          <table:table-cell office:value-type="float" office:value="0.944587049236" calcext:value-type="float">
            <text:p>0.944587</text:p>
          </table:table-cell>
          <table:table-cell office:value-type="float" office:value="0.944536405715" calcext:value-type="float">
            <text:p>0.944536</text:p>
          </table:table-cell>
          <table:table-cell office:value-type="float" office:value="0.944559303931" calcext:value-type="float">
            <text:p>0.944559</text:p>
          </table:table-cell>
          <table:table-cell office:value-type="float" office:value="0.944508198913" calcext:value-type="float">
            <text:p>0.944508</text:p>
          </table:table-cell>
          <table:table-cell office:value-type="float" office:value="0.944558226981" calcext:value-type="float">
            <text:p>0.944558</text:p>
          </table:table-cell>
          <table:table-cell office:value-type="float" office:value="0.944557485268" calcext:value-type="float">
            <text:p>0.944557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5715860798" calcext:value-type="float">
            <text:p>0.785716</text:p>
          </table:table-cell>
          <table:table-cell office:value-type="float" office:value="0.944298612531" calcext:value-type="float">
            <text:p>0.944299</text:p>
          </table:table-cell>
          <table:table-cell office:value-type="float" office:value="0.944313111304" calcext:value-type="float">
            <text:p>0.944313</text:p>
          </table:table-cell>
          <table:table-cell office:value-type="float" office:value="0.944339460933" calcext:value-type="float">
            <text:p>0.944339</text:p>
          </table:table-cell>
          <table:table-cell office:value-type="float" office:value="0.944351615069" calcext:value-type="float">
            <text:p>0.944352</text:p>
          </table:table-cell>
          <table:table-cell office:value-type="float" office:value="0.944362415893" calcext:value-type="float">
            <text:p>0.944362</text:p>
          </table:table-cell>
          <table:table-cell office:value-type="float" office:value="0.944308100202" calcext:value-type="float">
            <text:p>0.944308</text:p>
          </table:table-cell>
          <table:table-cell office:value-type="float" office:value="0.944310876853" calcext:value-type="float">
            <text:p>0.944311</text:p>
          </table:table-cell>
          <table:table-cell office:value-type="float" office:value="0.944320060179" calcext:value-type="float">
            <text:p>0.944320</text:p>
          </table:table-cell>
          <table:table-cell office:value-type="float" office:value="0.944310072587" calcext:value-type="float">
            <text:p>0.944310</text:p>
          </table:table-cell>
          <table:table-cell office:value-type="float" office:value="0.944389410933" calcext:value-type="float">
            <text:p>0.94438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11398694" calcext:value-type="float">
            <text:p>0.985114</text:p>
          </table:table-cell>
          <table:table-cell office:value-type="float" office:value="0.984839499135" calcext:value-type="float">
            <text:p>0.984839</text:p>
          </table:table-cell>
          <table:table-cell office:value-type="float" office:value="0.984172615061" calcext:value-type="float">
            <text:p>0.984173</text:p>
          </table:table-cell>
          <table:table-cell office:value-type="float" office:value="0.984306458093" calcext:value-type="float">
            <text:p>0.984306</text:p>
          </table:table-cell>
          <table:table-cell office:value-type="float" office:value="0.984026261833" calcext:value-type="float">
            <text:p>0.984026</text:p>
          </table:table-cell>
          <table:table-cell office:value-type="float" office:value="0.983899795171" calcext:value-type="float">
            <text:p>0.983900</text:p>
          </table:table-cell>
          <table:table-cell office:value-type="float" office:value="0.983471098111" calcext:value-type="float">
            <text:p>0.983471</text:p>
          </table:table-cell>
          <table:table-cell office:value-type="float" office:value="0.983821066074" calcext:value-type="float">
            <text:p>0.983821</text:p>
          </table:table-cell>
          <table:table-cell office:value-type="float" office:value="0.983668810003" calcext:value-type="float">
            <text:p>0.983669</text:p>
          </table:table-cell>
          <table:table-cell office:value-type="float" office:value="0.983535882152" calcext:value-type="float">
            <text:p>0.983536</text:p>
          </table:table-cell>
          <table:table-cell office:value-type="float" office:value="0.983666993907" calcext:value-type="float">
            <text:p>0.98366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7248001955" calcext:value-type="float">
            <text:p>0.957248</text:p>
          </table:table-cell>
          <table:table-cell office:value-type="float" office:value="0.984595076974" calcext:value-type="float">
            <text:p>0.984595</text:p>
          </table:table-cell>
          <table:table-cell office:value-type="float" office:value="0.984315196555" calcext:value-type="float">
            <text:p>0.984315</text:p>
          </table:table-cell>
          <table:table-cell office:value-type="float" office:value="0.982451166594" calcext:value-type="float">
            <text:p>0.982451</text:p>
          </table:table-cell>
          <table:table-cell office:value-type="float" office:value="0.984103940351" calcext:value-type="float">
            <text:p>0.984104</text:p>
          </table:table-cell>
          <table:table-cell office:value-type="float" office:value="0.983831972057" calcext:value-type="float">
            <text:p>0.983832</text:p>
          </table:table-cell>
          <table:table-cell office:value-type="float" office:value="0.983555893093" calcext:value-type="float">
            <text:p>0.983556</text:p>
          </table:table-cell>
          <table:table-cell office:value-type="float" office:value="0.98337867102" calcext:value-type="float">
            <text:p>0.983379</text:p>
          </table:table-cell>
          <table:table-cell office:value-type="float" office:value="0.983463865589" calcext:value-type="float">
            <text:p>0.983464</text:p>
          </table:table-cell>
          <table:table-cell office:value-type="float" office:value="0.983411977487" calcext:value-type="float">
            <text:p>0.983412</text:p>
          </table:table-cell>
          <table:table-cell office:value-type="float" office:value="0.983092472117" calcext:value-type="float">
            <text:p>0.983092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9654979003" calcext:value-type="float">
            <text:p>0.929655</text:p>
          </table:table-cell>
          <table:table-cell office:value-type="float" office:value="0.969134830757" calcext:value-type="float">
            <text:p>0.969135</text:p>
          </table:table-cell>
          <table:table-cell office:value-type="float" office:value="0.968990632371" calcext:value-type="float">
            <text:p>0.968991</text:p>
          </table:table-cell>
          <table:table-cell office:value-type="float" office:value="0.968974796373" calcext:value-type="float">
            <text:p>0.968975</text:p>
          </table:table-cell>
          <table:table-cell office:value-type="float" office:value="0.969039700686" calcext:value-type="float">
            <text:p>0.969040</text:p>
          </table:table-cell>
          <table:table-cell office:value-type="float" office:value="0.968952052191" calcext:value-type="float">
            <text:p>0.968952</text:p>
          </table:table-cell>
          <table:table-cell office:value-type="float" office:value="0.968984000622" calcext:value-type="float">
            <text:p>0.968984</text:p>
          </table:table-cell>
          <table:table-cell office:value-type="float" office:value="0.969066529318" calcext:value-type="float">
            <text:p>0.969067</text:p>
          </table:table-cell>
          <table:table-cell office:value-type="float" office:value="0.968951564019" calcext:value-type="float">
            <text:p>0.968952</text:p>
          </table:table-cell>
          <table:table-cell office:value-type="float" office:value="0.969103218682" calcext:value-type="float">
            <text:p>0.969103</text:p>
          </table:table-cell>
          <table:table-cell office:value-type="float" office:value="0.969074636325" calcext:value-type="float">
            <text:p>0.969075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19671270531" calcext:value-type="float">
            <text:p>0.819671</text:p>
          </table:table-cell>
          <table:table-cell office:value-type="float" office:value="0.824336073176" calcext:value-type="float">
            <text:p>0.824336</text:p>
          </table:table-cell>
          <table:table-cell office:value-type="float" office:value="0.876744581641" calcext:value-type="float">
            <text:p>0.876745</text:p>
          </table:table-cell>
          <table:table-cell office:value-type="float" office:value="0.895375834069" calcext:value-type="float">
            <text:p>0.895376</text:p>
          </table:table-cell>
          <table:table-cell office:value-type="float" office:value="0.901936461231" calcext:value-type="float">
            <text:p>0.901936</text:p>
          </table:table-cell>
          <table:table-cell office:value-type="float" office:value="0.901773494607" calcext:value-type="float">
            <text:p>0.901773</text:p>
          </table:table-cell>
          <table:table-cell office:value-type="float" office:value="0.8989542225" calcext:value-type="float">
            <text:p>0.898954</text:p>
          </table:table-cell>
          <table:table-cell office:value-type="float" office:value="0.901077864478" calcext:value-type="float">
            <text:p>0.901078</text:p>
          </table:table-cell>
          <table:table-cell office:value-type="float" office:value="0.901445035886" calcext:value-type="float">
            <text:p>0.901445</text:p>
          </table:table-cell>
          <table:table-cell office:value-type="float" office:value="0.899736414459" calcext:value-type="float">
            <text:p>0.899736</text:p>
          </table:table-cell>
          <table:table-cell office:value-type="float" office:value="0.8997721803" calcext:value-type="float">
            <text:p>0.89977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1635476737" calcext:value-type="float">
            <text:p>0.801635</text:p>
          </table:table-cell>
          <table:table-cell office:value-type="float" office:value="0.940556447201" calcext:value-type="float">
            <text:p>0.940556</text:p>
          </table:table-cell>
          <table:table-cell office:value-type="float" office:value="0.941690000071" calcext:value-type="float">
            <text:p>0.941690</text:p>
          </table:table-cell>
          <table:table-cell office:value-type="float" office:value="0.940939423958" calcext:value-type="float">
            <text:p>0.940939</text:p>
          </table:table-cell>
          <table:table-cell office:value-type="float" office:value="0.940300508431" calcext:value-type="float">
            <text:p>0.940301</text:p>
          </table:table-cell>
          <table:table-cell office:value-type="float" office:value="0.940420996789" calcext:value-type="float">
            <text:p>0.940421</text:p>
          </table:table-cell>
          <table:table-cell office:value-type="float" office:value="0.940920899205" calcext:value-type="float">
            <text:p>0.940921</text:p>
          </table:table-cell>
          <table:table-cell office:value-type="float" office:value="0.941713481794" calcext:value-type="float">
            <text:p>0.941713</text:p>
          </table:table-cell>
          <table:table-cell office:value-type="float" office:value="0.939917181945" calcext:value-type="float">
            <text:p>0.939917</text:p>
          </table:table-cell>
          <table:table-cell office:value-type="float" office:value="0.940149601886" calcext:value-type="float">
            <text:p>0.940150</text:p>
          </table:table-cell>
          <table:table-cell office:value-type="float" office:value="0.940789510802" calcext:value-type="float">
            <text:p>0.94079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8603313312" calcext:value-type="float">
            <text:p>0.258603</text:p>
          </table:table-cell>
          <table:table-cell office:value-type="float" office:value="0.588874338207" calcext:value-type="float">
            <text:p>0.588874</text:p>
          </table:table-cell>
          <table:table-cell office:value-type="float" office:value="0.714321092418" calcext:value-type="float">
            <text:p>0.714321</text:p>
          </table:table-cell>
          <table:table-cell office:value-type="float" office:value="0.760427418211" calcext:value-type="float">
            <text:p>0.760427</text:p>
          </table:table-cell>
          <table:table-cell office:value-type="float" office:value="0.780680439128" calcext:value-type="float">
            <text:p>0.780680</text:p>
          </table:table-cell>
          <table:table-cell office:value-type="float" office:value="0.777581895291" calcext:value-type="float">
            <text:p>0.777582</text:p>
          </table:table-cell>
          <table:table-cell office:value-type="float" office:value="0.780393059013" calcext:value-type="float">
            <text:p>0.780393</text:p>
          </table:table-cell>
          <table:table-cell office:value-type="float" office:value="0.784980845436" calcext:value-type="float">
            <text:p>0.784981</text:p>
          </table:table-cell>
          <table:table-cell office:value-type="float" office:value="0.790787025686" calcext:value-type="float">
            <text:p>0.790787</text:p>
          </table:table-cell>
          <table:table-cell office:value-type="float" office:value="0.776598935126" calcext:value-type="float">
            <text:p>0.776599</text:p>
          </table:table-cell>
          <table:table-cell office:value-type="float" office:value="0.773823463972" calcext:value-type="float">
            <text:p>0.773823</text:p>
          </table:table-cell>
        </table:table-row>
        <table:table-row table:style-name="ro1">
          <table:table-cell/>
          <table:table-cell table:formula="of:=AVERAGE([.B30:.B48])" office:value-type="float" office:value="0.867966" calcext:value-type="float">
            <text:p>0.867966</text:p>
          </table:table-cell>
          <table:table-cell table:formula="of:=AVERAGE([.C30:.C48])" office:value-type="float" office:value="0.910546" calcext:value-type="float">
            <text:p>0.910546</text:p>
          </table:table-cell>
          <table:table-cell table:formula="of:=AVERAGE([.D30:.D48])" office:value-type="float" office:value="0.925356" calcext:value-type="float">
            <text:p>0.925356</text:p>
          </table:table-cell>
          <table:table-cell table:formula="of:=AVERAGE([.E30:.E48])" office:value-type="float" office:value="0.928465" calcext:value-type="float">
            <text:p>0.928465</text:p>
          </table:table-cell>
          <table:table-cell table:formula="of:=AVERAGE([.F30:.F48])" office:value-type="float" office:value="0.931389" calcext:value-type="float">
            <text:p>0.931389</text:p>
          </table:table-cell>
          <table:table-cell table:formula="of:=AVERAGE([.G30:.G48])" office:value-type="float" office:value="0.931299" calcext:value-type="float">
            <text:p>0.931299</text:p>
          </table:table-cell>
          <table:table-cell table:formula="of:=AVERAGE([.H30:.H48])" office:value-type="float" office:value="0.931701" calcext:value-type="float">
            <text:p>0.931701</text:p>
          </table:table-cell>
          <table:table-cell table:formula="of:=AVERAGE([.I30:.I48])" office:value-type="float" office:value="0.931573" calcext:value-type="float">
            <text:p>0.931573</text:p>
          </table:table-cell>
          <table:table-cell table:formula="of:=AVERAGE([.J30:.J48])" office:value-type="float" office:value="0.930914" calcext:value-type="float">
            <text:p>0.930914</text:p>
          </table:table-cell>
          <table:table-cell table:formula="of:=AVERAGE([.K30:.K48])" office:value-type="float" office:value="0.930051" calcext:value-type="float">
            <text:p>0.930051</text:p>
          </table:table-cell>
          <table:table-cell table:formula="of:=AVERAGE([.L30:.L48])" office:value-type="float" office:value="0.929447" calcext:value-type="float">
            <text:p>0.929447</text:p>
          </table:table-cell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argo Plazo_tex_Estudio_Polinomial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7" table:default-cell-style-name="ce73"/>
        <table:table-column table:style-name="co4" table:number-columns-repeated="2" table:default-cell-style-name="ce73"/>
        <table:table-column table:style-name="co5" table:default-cell-style-name="ce73"/>
        <table:table-column table:style-name="co6" table:default-cell-style-name="ce70"/>
        <table:table-column table:style-name="co8" table:default-cell-style-name="ce73"/>
        <table:table-column table:style-name="co4" table:number-columns-repeated="2" table:default-cell-style-name="ce73"/>
        <table:table-column table:style-name="co9" table:default-cell-style-name="ce73"/>
        <table:table-column table:style-name="co6" table:default-cell-style-name="ce70"/>
        <table:table-column table:style-name="co10" table:default-cell-style-name="ce73"/>
        <table:table-column table:style-name="co11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0"/>
        <table:table-column table:style-name="co12" table:default-cell-style-name="ce73"/>
        <table:table-column table:style-name="co4" table:number-columns-repeated="2" table:default-cell-style-name="ce73"/>
        <table:table-column table:style-name="co5" table:default-cell-style-name="ce73"/>
        <table:table-column table:style-name="co6" table:default-cell-style-name="ce70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40"/>
          <table:table-cell table:style-name="ce9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OEA/D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SGA-II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SGA-III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R2-EMOA</text:p>
          </table:table-cell>
          <table:covered-table-cell table:number-columns-repeated="3" table:style-name="ce9"/>
          <table:table-cell table:number-columns-repeated="53"/>
        </table:table-row>
        <table:table-row table:style-name="ro1">
          <table:table-cell table:style-name="ce40"/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85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/>
          <table:table-cell table:style-name="ce40"/>
          <table:table-cell table:style-name="ce63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1">
            <text:p>MOEA/D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1">
            <text:p>NSGA-II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1">
            <text:p>NSGA-III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1">
            <text:p>R2-EMOA</text:p>
          </table:table-cell>
          <table:covered-table-cell table:number-columns-repeated="2" table:style-name="ce9"/>
          <table:table-cell table:number-columns-repeated="2"/>
          <table:table-cell table:style-name="ce18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40" office:value-type="string" calcext:value-type="string">
            <text:p>WFG1_2</text:p>
          </table:table-cell>
          <table:table-cell table:style-name="ce43" office:value-type="float" office:value="0.915373215144" calcext:value-type="float">
            <text:p>0.915</text:p>
          </table:table-cell>
          <table:table-cell table:style-name="ce43" office:value-type="float" office:value="0.995064776494" calcext:value-type="float">
            <text:p>0.995</text:p>
          </table:table-cell>
          <table:table-cell table:style-name="ce43" office:value-type="float" office:value="0.982454023706" calcext:value-type="float">
            <text:p>0.982</text:p>
          </table:table-cell>
          <table:table-cell table:style-name="ce43" office:value-type="float" office:value="0.0204971646143" calcext:value-type="float">
            <text:p>0.020</text:p>
          </table:table-cell>
          <table:table-cell table:style-name="ce43" office:value-type="float" office:value="0.729659388203" calcext:value-type="float">
            <text:p>0.730</text:p>
          </table:table-cell>
          <table:table-cell table:style-name="ce43" office:value-type="float" office:value="0.95737027317" calcext:value-type="float">
            <text:p>0.957</text:p>
          </table:table-cell>
          <table:table-cell table:style-name="ce43" office:value-type="float" office:value="0.842194650991" calcext:value-type="float">
            <text:p>0.842</text:p>
          </table:table-cell>
          <table:table-cell table:style-name="ce43" office:value-type="float" office:value="0.0577951665986" calcext:value-type="float">
            <text:p>0.058</text:p>
          </table:table-cell>
          <table:table-cell table:style-name="ce43" office:value-type="float" office:value="0.900393583509" calcext:value-type="float">
            <text:p>0.900</text:p>
          </table:table-cell>
          <table:table-cell table:style-name="ce43" office:value-type="float" office:value="0.993780388935" calcext:value-type="float">
            <text:p>0.994</text:p>
          </table:table-cell>
          <table:table-cell table:style-name="ce43" office:value-type="float" office:value="0.965946450729" calcext:value-type="float">
            <text:p>0.966</text:p>
          </table:table-cell>
          <table:table-cell table:style-name="ce43" office:value-type="float" office:value="0.0262302226952" calcext:value-type="float">
            <text:p>0.026</text:p>
          </table:table-cell>
          <table:table-cell table:style-name="ce43" office:value-type="float" office:value="0.942166286244" calcext:value-type="float">
            <text:p>0.942</text:p>
          </table:table-cell>
          <table:table-cell table:style-name="ce43" office:value-type="float" office:value="0.993419031554" calcext:value-type="float">
            <text:p>0.993</text:p>
          </table:table-cell>
          <table:table-cell table:style-name="ce43" office:value-type="float" office:value="0.989262083549" calcext:value-type="float">
            <text:p>0.989</text:p>
          </table:table-cell>
          <table:table-cell table:style-name="ce43" office:value-type="float" office:value="0.0112780452428" calcext:value-type="float">
            <text:p>0.011</text:p>
          </table:table-cell>
          <table:table-cell table:style-name="ce43" office:value-type="float" office:value="0.819894848574" calcext:value-type="float">
            <text:p>0.820</text:p>
          </table:table-cell>
          <table:table-cell table:style-name="ce43" office:value-type="float" office:value="0.992688911488" calcext:value-type="float">
            <text:p>0.993</text:p>
          </table:table-cell>
          <table:table-cell table:style-name="ce42" office:value-type="float" office:value="0.920799580882" calcext:value-type="float">
            <text:p>0.921</text:p>
          </table:table-cell>
          <table:table-cell table:style-name="ce43" office:value-type="float" office:value="0.0394314921198" calcext:value-type="float">
            <text:p>0.039</text:p>
          </table:table-cell>
          <table:table-cell/>
          <table:table-cell table:style-name="ce40"/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number-columns-repeated="2"/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73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2_2</text:p>
          </table:table-cell>
          <table:table-cell table:style-name="ce43" office:value-type="float" office:value="0.998570417759" calcext:value-type="float">
            <text:p>0.999</text:p>
          </table:table-cell>
          <table:table-cell table:style-name="ce43" office:value-type="float" office:value="0.998588102088" calcext:value-type="float">
            <text:p>0.999</text:p>
          </table:table-cell>
          <table:table-cell table:style-name="ce43" office:value-type="float" office:value="0.99858028714" calcext:value-type="float">
            <text:p>0.999</text:p>
          </table:table-cell>
          <table:table-cell table:style-name="ce43" office:value-type="float" office:value="0.00000432226743689" calcext:value-type="float">
            <text:p>0.000</text:p>
          </table:table-cell>
          <table:table-cell table:style-name="ce43" office:value-type="float" office:value="0.99643178237" calcext:value-type="float">
            <text:p>0.996</text:p>
          </table:table-cell>
          <table:table-cell table:style-name="ce43" office:value-type="float" office:value="0.996444425893" calcext:value-type="float">
            <text:p>0.996</text:p>
          </table:table-cell>
          <table:table-cell table:style-name="ce43" office:value-type="float" office:value="0.996437777647" calcext:value-type="float">
            <text:p>0.996</text:p>
          </table:table-cell>
          <table:table-cell table:style-name="ce43" office:value-type="float" office:value="0.00000280574651686" calcext:value-type="float">
            <text:p>0.000</text:p>
          </table:table-cell>
          <table:table-cell table:style-name="ce43" office:value-type="float" office:value="0.99778276179" calcext:value-type="float">
            <text:p>0.998</text:p>
          </table:table-cell>
          <table:table-cell table:style-name="ce43" office:value-type="float" office:value="0.998182621414" calcext:value-type="float">
            <text:p>0.998</text:p>
          </table:table-cell>
          <table:table-cell table:style-name="ce43" office:value-type="float" office:value="0.997944894767" calcext:value-type="float">
            <text:p>0.998</text:p>
          </table:table-cell>
          <table:table-cell table:style-name="ce43" office:value-type="float" office:value="0.0000919110173654" calcext:value-type="float">
            <text:p>0.000</text:p>
          </table:table-cell>
          <table:table-cell table:style-name="ce43" office:value-type="float" office:value="0.964204097895" calcext:value-type="float">
            <text:p>0.964</text:p>
          </table:table-cell>
          <table:table-cell table:style-name="ce43" office:value-type="float" office:value="0.996838584027" calcext:value-type="float">
            <text:p>0.997</text:p>
          </table:table-cell>
          <table:table-cell table:style-name="ce42" office:value-type="float" office:value="0.989675749721" calcext:value-type="float">
            <text:p>0.990</text:p>
          </table:table-cell>
          <table:table-cell table:style-name="ce43" office:value-type="float" office:value="0.012529500332" calcext:value-type="float">
            <text:p>0.013</text:p>
          </table:table-cell>
          <table:table-cell table:style-name="ce43" office:value-type="float" office:value="0.99788693816" calcext:value-type="float">
            <text:p>0.998</text:p>
          </table:table-cell>
          <table:table-cell table:style-name="ce43" office:value-type="float" office:value="0.998253533345" calcext:value-type="float">
            <text:p>0.998</text:p>
          </table:table-cell>
          <table:table-cell table:style-name="ce42" office:value-type="float" office:value="0.998027192193" calcext:value-type="float">
            <text:p>0.998</text:p>
          </table:table-cell>
          <table:table-cell table:style-name="ce43" office:value-type="float" office:value="0.0000666126929979" calcext:value-type="float">
            <text:p>0.000</text:p>
          </table:table-cell>
          <table:table-cell/>
          <table:table-cell table:style-name="ce40" office:value-type="string" calcext:value-type="string">
            <text:p>WFG1_2</text:p>
          </table:table-cell>
          <table:table-cell table:style-name="ce43" office:value-type="float" office:value="0.995064776494" calcext:value-type="float">
            <text:p>0.995</text:p>
          </table:table-cell>
          <table:table-cell table:style-name="ce43" office:value-type="float" office:value="0.982454023706" calcext:value-type="float">
            <text:p>0.982</text:p>
          </table:table-cell>
          <table:table-cell table:style-name="ce43" office:value-type="float" office:value="0.0204971646143" calcext:value-type="float">
            <text:p>0.020</text:p>
          </table:table-cell>
          <table:table-cell table:style-name="ce43" office:value-type="float" office:value="0.95737027317" calcext:value-type="float">
            <text:p>0.957</text:p>
          </table:table-cell>
          <table:table-cell table:style-name="ce43" office:value-type="float" office:value="0.842194650991" calcext:value-type="float">
            <text:p>0.842</text:p>
          </table:table-cell>
          <table:table-cell table:style-name="ce43" office:value-type="float" office:value="0.0577951665986" calcext:value-type="float">
            <text:p>0.058</text:p>
          </table:table-cell>
          <table:table-cell table:style-name="ce43" office:value-type="float" office:value="0.993780388935" calcext:value-type="float">
            <text:p>0.994</text:p>
          </table:table-cell>
          <table:table-cell table:style-name="ce43" office:value-type="float" office:value="0.965946450729" calcext:value-type="float">
            <text:p>0.966</text:p>
          </table:table-cell>
          <table:table-cell table:style-name="ce43" office:value-type="float" office:value="0.0262302226952" calcext:value-type="float">
            <text:p>0.026</text:p>
          </table:table-cell>
          <table:table-cell table:style-name="ce43" office:value-type="float" office:value="0.993419031554" calcext:value-type="float">
            <text:p>0.993</text:p>
          </table:table-cell>
          <table:table-cell table:style-name="ce43" office:value-type="float" office:value="0.989262083549" calcext:value-type="float">
            <text:p>0.989</text:p>
          </table:table-cell>
          <table:table-cell table:style-name="ce43" office:value-type="float" office:value="0.0112780452428" calcext:value-type="float">
            <text:p>0.011</text:p>
          </table:table-cell>
          <table:table-cell table:style-name="ce43" office:value-type="float" office:value="0.992688911488" calcext:value-type="float">
            <text:p>0.993</text:p>
          </table:table-cell>
          <table:table-cell table:style-name="ce43" office:value-type="float" office:value="0.920799580882" calcext:value-type="float">
            <text:p>0.921</text:p>
          </table:table-cell>
          <table:table-cell table:style-name="ce43" office:value-type="float" office:value="0.0394314921198" calcext:value-type="float">
            <text:p>0.039</text:p>
          </table:table-cell>
          <table:table-cell/>
          <table:table-cell office:value-type="string" calcext:value-type="string">
            <text:p>WFG1_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00680805984346" calcext:value-type="float">
            <text:p>0.0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47067432558" calcext:value-type="float">
            <text:p>0.147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33156328195" calcext:value-type="float">
            <text:p>0.0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68462502667" calcext:value-type="float">
            <text:p>0.068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3_2</text:p>
          </table:table-cell>
          <table:table-cell table:style-name="ce43" office:value-type="float" office:value="0.992487753215" calcext:value-type="float">
            <text:p>0.992</text:p>
          </table:table-cell>
          <table:table-cell table:style-name="ce43" office:value-type="float" office:value="0.992679028675" calcext:value-type="float">
            <text:p>0.993</text:p>
          </table:table-cell>
          <table:table-cell table:style-name="ce43" office:value-type="float" office:value="0.992565824124" calcext:value-type="float">
            <text:p>0.993</text:p>
          </table:table-cell>
          <table:table-cell table:style-name="ce43" office:value-type="float" office:value="0.0000412676453949" calcext:value-type="float">
            <text:p>0.000</text:p>
          </table:table-cell>
          <table:table-cell table:style-name="ce43" office:value-type="float" office:value="0.991706623993" calcext:value-type="float">
            <text:p>0.992</text:p>
          </table:table-cell>
          <table:table-cell table:style-name="ce43" office:value-type="float" office:value="0.991744193682" calcext:value-type="float">
            <text:p>0.992</text:p>
          </table:table-cell>
          <table:table-cell table:style-name="ce43" office:value-type="float" office:value="0.991723454639" calcext:value-type="float">
            <text:p>0.992</text:p>
          </table:table-cell>
          <table:table-cell table:style-name="ce43" office:value-type="float" office:value="0.00000954394940133" calcext:value-type="float">
            <text:p>0.000</text:p>
          </table:table-cell>
          <table:table-cell table:style-name="ce43" office:value-type="float" office:value="0.976701930055" calcext:value-type="float">
            <text:p>0.977</text:p>
          </table:table-cell>
          <table:table-cell table:style-name="ce43" office:value-type="float" office:value="0.979764604705" calcext:value-type="float">
            <text:p>0.980</text:p>
          </table:table-cell>
          <table:table-cell table:style-name="ce43" office:value-type="float" office:value="0.97837204117" calcext:value-type="float">
            <text:p>0.978</text:p>
          </table:table-cell>
          <table:table-cell table:style-name="ce43" office:value-type="float" office:value="0.000935719771285" calcext:value-type="float">
            <text:p>0.001</text:p>
          </table:table-cell>
          <table:table-cell table:style-name="ce43" office:value-type="float" office:value="0.991777535639" calcext:value-type="float">
            <text:p>0.992</text:p>
          </table:table-cell>
          <table:table-cell table:style-name="ce43" office:value-type="float" office:value="0.991777578077" calcext:value-type="float">
            <text:p>0.992</text:p>
          </table:table-cell>
          <table:table-cell table:style-name="ce43" office:value-type="float" office:value="0.991777557241" calcext:value-type="float">
            <text:p>0.992</text:p>
          </table:table-cell>
          <table:table-cell table:style-name="ce43" office:value-type="float" office:value="0.00000000752038792665" calcext:value-type="float">
            <text:p>0.000</text:p>
          </table:table-cell>
          <table:table-cell table:style-name="ce43" office:value-type="float" office:value="0.990844902423" calcext:value-type="float">
            <text:p>0.991</text:p>
          </table:table-cell>
          <table:table-cell table:style-name="ce43" office:value-type="float" office:value="0.99190905042" calcext:value-type="float">
            <text:p>0.992</text:p>
          </table:table-cell>
          <table:table-cell table:style-name="ce42" office:value-type="float" office:value="0.991344974981" calcext:value-type="float">
            <text:p>0.991</text:p>
          </table:table-cell>
          <table:table-cell table:style-name="ce43" office:value-type="float" office:value="0.000205214919549" calcext:value-type="float">
            <text:p>0.000</text:p>
          </table:table-cell>
          <table:table-cell/>
          <table:table-cell table:style-name="ce40" office:value-type="string" calcext:value-type="string">
            <text:p>WFG2_2</text:p>
          </table:table-cell>
          <table:table-cell table:style-name="ce43" office:value-type="float" office:value="0.998588102088" calcext:value-type="float">
            <text:p>0.999</text:p>
          </table:table-cell>
          <table:table-cell table:style-name="ce43" office:value-type="float" office:value="0.99858028714" calcext:value-type="float">
            <text:p>0.999</text:p>
          </table:table-cell>
          <table:table-cell table:style-name="ce43" office:value-type="float" office:value="0.00000432226743689" calcext:value-type="float">
            <text:p>0.000</text:p>
          </table:table-cell>
          <table:table-cell table:style-name="ce43" office:value-type="float" office:value="0.996444425893" calcext:value-type="float">
            <text:p>0.996</text:p>
          </table:table-cell>
          <table:table-cell table:style-name="ce43" office:value-type="float" office:value="0.996437777647" calcext:value-type="float">
            <text:p>0.996</text:p>
          </table:table-cell>
          <table:table-cell table:style-name="ce43" office:value-type="float" office:value="0.00000280574651686" calcext:value-type="float">
            <text:p>0.000</text:p>
          </table:table-cell>
          <table:table-cell table:style-name="ce43" office:value-type="float" office:value="0.998182621414" calcext:value-type="float">
            <text:p>0.998</text:p>
          </table:table-cell>
          <table:table-cell table:style-name="ce43" office:value-type="float" office:value="0.997944894767" calcext:value-type="float">
            <text:p>0.998</text:p>
          </table:table-cell>
          <table:table-cell table:style-name="ce43" office:value-type="float" office:value="0.0000919110173654" calcext:value-type="float">
            <text:p>0.000</text:p>
          </table:table-cell>
          <table:table-cell table:style-name="ce43" office:value-type="float" office:value="0.996838584027" calcext:value-type="float">
            <text:p>0.997</text:p>
          </table:table-cell>
          <table:table-cell table:style-name="ce43" office:value-type="float" office:value="0.989675749721" calcext:value-type="float">
            <text:p>0.990</text:p>
          </table:table-cell>
          <table:table-cell table:style-name="ce43" office:value-type="float" office:value="0.012529500332" calcext:value-type="float">
            <text:p>0.013</text:p>
          </table:table-cell>
          <table:table-cell table:style-name="ce43" office:value-type="float" office:value="0.998253533345" calcext:value-type="float">
            <text:p>0.998</text:p>
          </table:table-cell>
          <table:table-cell table:style-name="ce43" office:value-type="float" office:value="0.998027192193" calcext:value-type="float">
            <text:p>0.998</text:p>
          </table:table-cell>
          <table:table-cell table:style-name="ce43" office:value-type="float" office:value="0.0000666126929979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21425094937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635392373811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890453741972" calcext:value-type="float">
            <text:p>0.008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0553094947132" calcext:value-type="float">
            <text:p>0.000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4_2</text:p>
          </table:table-cell>
          <table:table-cell table:style-name="ce43" office:value-type="float" office:value="0.991135719203" calcext:value-type="float">
            <text:p>0.991</text:p>
          </table:table-cell>
          <table:table-cell table:style-name="ce43" office:value-type="float" office:value="0.991378974722" calcext:value-type="float">
            <text:p>0.991</text:p>
          </table:table-cell>
          <table:table-cell table:style-name="ce43" office:value-type="float" office:value="0.991237731013" calcext:value-type="float">
            <text:p>0.991</text:p>
          </table:table-cell>
          <table:table-cell table:style-name="ce43" office:value-type="float" office:value="0.0000483151185559" calcext:value-type="float">
            <text:p>0.000</text:p>
          </table:table-cell>
          <table:table-cell table:style-name="ce43" office:value-type="float" office:value="0.987890511839" calcext:value-type="float">
            <text:p>0.988</text:p>
          </table:table-cell>
          <table:table-cell table:style-name="ce43" office:value-type="float" office:value="0.987958125105" calcext:value-type="float">
            <text:p>0.988</text:p>
          </table:table-cell>
          <table:table-cell table:style-name="ce43" office:value-type="float" office:value="0.987915505126" calcext:value-type="float">
            <text:p>0.988</text:p>
          </table:table-cell>
          <table:table-cell table:style-name="ce43" office:value-type="float" office:value="0.0000204800996924" calcext:value-type="float">
            <text:p>0.000</text:p>
          </table:table-cell>
          <table:table-cell table:style-name="ce43" office:value-type="float" office:value="0.970641333308" calcext:value-type="float">
            <text:p>0.971</text:p>
          </table:table-cell>
          <table:table-cell table:style-name="ce43" office:value-type="float" office:value="0.978689210758" calcext:value-type="float">
            <text:p>0.979</text:p>
          </table:table-cell>
          <table:table-cell table:style-name="ce43" office:value-type="float" office:value="0.974908362762" calcext:value-type="float">
            <text:p>0.975</text:p>
          </table:table-cell>
          <table:table-cell table:style-name="ce43" office:value-type="float" office:value="0.00168972149093" calcext:value-type="float">
            <text:p>0.002</text:p>
          </table:table-cell>
          <table:table-cell table:style-name="ce43" office:value-type="float" office:value="0.977397669845" calcext:value-type="float">
            <text:p>0.977</text:p>
          </table:table-cell>
          <table:table-cell table:style-name="ce43" office:value-type="float" office:value="0.988018533547" calcext:value-type="float">
            <text:p>0.988</text:p>
          </table:table-cell>
          <table:table-cell table:style-name="ce43" office:value-type="float" office:value="0.986413133408" calcext:value-type="float">
            <text:p>0.986</text:p>
          </table:table-cell>
          <table:table-cell table:style-name="ce43" office:value-type="float" office:value="0.00296533615955" calcext:value-type="float">
            <text:p>0.003</text:p>
          </table:table-cell>
          <table:table-cell table:style-name="ce43" office:value-type="float" office:value="0.962473393532" calcext:value-type="float">
            <text:p>0.962</text:p>
          </table:table-cell>
          <table:table-cell table:style-name="ce43" office:value-type="float" office:value="0.98773853851" calcext:value-type="float">
            <text:p>0.988</text:p>
          </table:table-cell>
          <table:table-cell table:style-name="ce42" office:value-type="float" office:value="0.972883721268" calcext:value-type="float">
            <text:p>0.973</text:p>
          </table:table-cell>
          <table:table-cell table:style-name="ce43" office:value-type="float" office:value="0.00654673212638" calcext:value-type="float">
            <text:p>0.007</text:p>
          </table:table-cell>
          <table:table-cell/>
          <table:table-cell table:style-name="ce40" office:value-type="string" calcext:value-type="string">
            <text:p>WFG3_2</text:p>
          </table:table-cell>
          <table:table-cell table:style-name="ce43" office:value-type="float" office:value="0.992679028675" calcext:value-type="float">
            <text:p>0.993</text:p>
          </table:table-cell>
          <table:table-cell table:style-name="ce43" office:value-type="float" office:value="0.992565824124" calcext:value-type="float">
            <text:p>0.993</text:p>
          </table:table-cell>
          <table:table-cell table:style-name="ce43" office:value-type="float" office:value="0.0000412676453949" calcext:value-type="float">
            <text:p>0.000</text:p>
          </table:table-cell>
          <table:table-cell table:style-name="ce43" office:value-type="float" office:value="0.991744193682" calcext:value-type="float">
            <text:p>0.992</text:p>
          </table:table-cell>
          <table:table-cell table:style-name="ce43" office:value-type="float" office:value="0.991723454639" calcext:value-type="float">
            <text:p>0.992</text:p>
          </table:table-cell>
          <table:table-cell table:style-name="ce43" office:value-type="float" office:value="0.00000954394940133" calcext:value-type="float">
            <text:p>0.000</text:p>
          </table:table-cell>
          <table:table-cell table:style-name="ce43" office:value-type="float" office:value="0.979764604705" calcext:value-type="float">
            <text:p>0.980</text:p>
          </table:table-cell>
          <table:table-cell table:style-name="ce43" office:value-type="float" office:value="0.97837204117" calcext:value-type="float">
            <text:p>0.978</text:p>
          </table:table-cell>
          <table:table-cell table:style-name="ce43" office:value-type="float" office:value="0.000935719771285" calcext:value-type="float">
            <text:p>0.001</text:p>
          </table:table-cell>
          <table:table-cell table:style-name="ce43" office:value-type="float" office:value="0.991777578077" calcext:value-type="float">
            <text:p>0.992</text:p>
          </table:table-cell>
          <table:table-cell table:style-name="ce43" office:value-type="float" office:value="0.991777557241" calcext:value-type="float">
            <text:p>0.992</text:p>
          </table:table-cell>
          <table:table-cell table:style-name="ce43" office:value-type="float" office:value="0.00000000752038792665" calcext:value-type="float">
            <text:p>0.000</text:p>
          </table:table-cell>
          <table:table-cell table:style-name="ce43" office:value-type="float" office:value="0.99190905042" calcext:value-type="float">
            <text:p>0.992</text:p>
          </table:table-cell>
          <table:table-cell table:style-name="ce43" office:value-type="float" office:value="0.991344974981" calcext:value-type="float">
            <text:p>0.991</text:p>
          </table:table-cell>
          <table:table-cell table:style-name="ce43" office:value-type="float" office:value="0.000205214919549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084236948555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41937829541" calcext:value-type="float">
            <text:p>0.0142</text:p>
          </table:table-cell>
          <table:table-cell office:value-type="float" office:value="-4" calcext:value-type="float">
            <text:p>-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0788266883406" calcext:value-type="float">
            <text:p>0.00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122084914279" calcext:value-type="float">
            <text:p>0.0012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5_2</text:p>
          </table:table-cell>
          <table:table-cell table:style-name="ce43" office:value-type="float" office:value="0.894305893675" calcext:value-type="float">
            <text:p>0.894</text:p>
          </table:table-cell>
          <table:table-cell table:style-name="ce43" office:value-type="float" office:value="0.932683563042" calcext:value-type="float">
            <text:p>0.933</text:p>
          </table:table-cell>
          <table:table-cell table:style-name="ce43" office:value-type="float" office:value="0.905473747155" calcext:value-type="float">
            <text:p>0.905</text:p>
          </table:table-cell>
          <table:table-cell table:style-name="ce43" office:value-type="float" office:value="0.00823463327133" calcext:value-type="float">
            <text:p>0.008</text:p>
          </table:table-cell>
          <table:table-cell table:style-name="ce43" office:value-type="float" office:value="0.875632056523" calcext:value-type="float">
            <text:p>0.876</text:p>
          </table:table-cell>
          <table:table-cell table:style-name="ce43" office:value-type="float" office:value="0.891234356468" calcext:value-type="float">
            <text:p>0.891</text:p>
          </table:table-cell>
          <table:table-cell table:style-name="ce43" office:value-type="float" office:value="0.882307912531" calcext:value-type="float">
            <text:p>0.882</text:p>
          </table:table-cell>
          <table:table-cell table:style-name="ce43" office:value-type="float" office:value="0.00353826487144" calcext:value-type="float">
            <text:p>0.004</text:p>
          </table:table-cell>
          <table:table-cell table:style-name="ce43" office:value-type="float" office:value="0.872713558933" calcext:value-type="float">
            <text:p>0.873</text:p>
          </table:table-cell>
          <table:table-cell table:style-name="ce43" office:value-type="float" office:value="0.883159413068" calcext:value-type="float">
            <text:p>0.883</text:p>
          </table:table-cell>
          <table:table-cell table:style-name="ce43" office:value-type="float" office:value="0.877863457864" calcext:value-type="float">
            <text:p>0.878</text:p>
          </table:table-cell>
          <table:table-cell table:style-name="ce43" office:value-type="float" office:value="0.00238563631292" calcext:value-type="float">
            <text:p>0.002</text:p>
          </table:table-cell>
          <table:table-cell table:style-name="ce43" office:value-type="float" office:value="0.880342635428" calcext:value-type="float">
            <text:p>0.880</text:p>
          </table:table-cell>
          <table:table-cell table:style-name="ce43" office:value-type="float" office:value="0.895275213561" calcext:value-type="float">
            <text:p>0.895</text:p>
          </table:table-cell>
          <table:table-cell table:style-name="ce43" office:value-type="float" office:value="0.88759146231" calcext:value-type="float">
            <text:p>0.888</text:p>
          </table:table-cell>
          <table:table-cell table:style-name="ce43" office:value-type="float" office:value="0.00349239032447" calcext:value-type="float">
            <text:p>0.003</text:p>
          </table:table-cell>
          <table:table-cell table:style-name="ce43" office:value-type="float" office:value="0.878661596763" calcext:value-type="float">
            <text:p>0.879</text:p>
          </table:table-cell>
          <table:table-cell table:style-name="ce43" office:value-type="float" office:value="0.889589953285" calcext:value-type="float">
            <text:p>0.890</text:p>
          </table:table-cell>
          <table:table-cell table:style-name="ce42" office:value-type="float" office:value="0.884502934689" calcext:value-type="float">
            <text:p>0.885</text:p>
          </table:table-cell>
          <table:table-cell table:style-name="ce43" office:value-type="float" office:value="0.00254647295648" calcext:value-type="float">
            <text:p>0.003</text:p>
          </table:table-cell>
          <table:table-cell/>
          <table:table-cell table:style-name="ce40" office:value-type="string" calcext:value-type="string">
            <text:p>WFG4_2</text:p>
          </table:table-cell>
          <table:table-cell table:style-name="ce43" office:value-type="float" office:value="0.991378974722" calcext:value-type="float">
            <text:p>0.991</text:p>
          </table:table-cell>
          <table:table-cell table:style-name="ce43" office:value-type="float" office:value="0.991237731013" calcext:value-type="float">
            <text:p>0.991</text:p>
          </table:table-cell>
          <table:table-cell table:style-name="ce43" office:value-type="float" office:value="0.0000483151185559" calcext:value-type="float">
            <text:p>0.000</text:p>
          </table:table-cell>
          <table:table-cell table:style-name="ce43" office:value-type="float" office:value="0.987958125105" calcext:value-type="float">
            <text:p>0.988</text:p>
          </table:table-cell>
          <table:table-cell table:style-name="ce43" office:value-type="float" office:value="0.987915505126" calcext:value-type="float">
            <text:p>0.988</text:p>
          </table:table-cell>
          <table:table-cell table:style-name="ce43" office:value-type="float" office:value="0.0000204800996924" calcext:value-type="float">
            <text:p>0.000</text:p>
          </table:table-cell>
          <table:table-cell table:style-name="ce43" office:value-type="float" office:value="0.978689210758" calcext:value-type="float">
            <text:p>0.979</text:p>
          </table:table-cell>
          <table:table-cell table:style-name="ce43" office:value-type="float" office:value="0.974908362762" calcext:value-type="float">
            <text:p>0.975</text:p>
          </table:table-cell>
          <table:table-cell table:style-name="ce43" office:value-type="float" office:value="0.00168972149093" calcext:value-type="float">
            <text:p>0.002</text:p>
          </table:table-cell>
          <table:table-cell table:style-name="ce43" office:value-type="float" office:value="0.988018533547" calcext:value-type="float">
            <text:p>0.988</text:p>
          </table:table-cell>
          <table:table-cell table:style-name="ce43" office:value-type="float" office:value="0.986413133408" calcext:value-type="float">
            <text:p>0.986</text:p>
          </table:table-cell>
          <table:table-cell table:style-name="ce43" office:value-type="float" office:value="0.00296533615955" calcext:value-type="float">
            <text:p>0.003</text:p>
          </table:table-cell>
          <table:table-cell table:style-name="ce43" office:value-type="float" office:value="0.98773853851" calcext:value-type="float">
            <text:p>0.988</text:p>
          </table:table-cell>
          <table:table-cell table:style-name="ce43" office:value-type="float" office:value="0.972883721268" calcext:value-type="float">
            <text:p>0.973</text:p>
          </table:table-cell>
          <table:table-cell table:style-name="ce43" office:value-type="float" office:value="0.00654673212638" calcext:value-type="float">
            <text:p>0.007</text:p>
          </table:table-cell>
          <table:table-cell/>
          <table:table-cell office:value-type="string" calcext:value-type="string">
            <text:p>WFG4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332222588735" calcext:value-type="float">
            <text:p>0.00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16329368251" calcext:value-type="float">
            <text:p>0.016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48245976052" calcext:value-type="float">
            <text:p>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183540097457" calcext:value-type="float">
            <text:p>0.0184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6_2</text:p>
          </table:table-cell>
          <table:table-cell table:style-name="ce43" office:value-type="float" office:value="0.887670264164" calcext:value-type="float">
            <text:p>0.888</text:p>
          </table:table-cell>
          <table:table-cell table:style-name="ce43" office:value-type="float" office:value="0.958517249644" calcext:value-type="float">
            <text:p>0.959</text:p>
          </table:table-cell>
          <table:table-cell table:style-name="ce43" office:value-type="float" office:value="0.921526762889" calcext:value-type="float">
            <text:p>0.922</text:p>
          </table:table-cell>
          <table:table-cell table:style-name="ce43" office:value-type="float" office:value="0.0200401407117" calcext:value-type="float">
            <text:p>0.020</text:p>
          </table:table-cell>
          <table:table-cell table:style-name="ce43" office:value-type="float" office:value="0.930727543786" calcext:value-type="float">
            <text:p>0.931</text:p>
          </table:table-cell>
          <table:table-cell table:style-name="ce43" office:value-type="float" office:value="0.987920840647" calcext:value-type="float">
            <text:p>0.988</text:p>
          </table:table-cell>
          <table:table-cell table:style-name="ce43" office:value-type="float" office:value="0.962640414021" calcext:value-type="float">
            <text:p>0.963</text:p>
          </table:table-cell>
          <table:table-cell table:style-name="ce43" office:value-type="float" office:value="0.0193309169156" calcext:value-type="float">
            <text:p>0.019</text:p>
          </table:table-cell>
          <table:table-cell table:style-name="ce43" office:value-type="float" office:value="0.971692526152" calcext:value-type="float">
            <text:p>0.972</text:p>
          </table:table-cell>
          <table:table-cell table:style-name="ce43" office:value-type="float" office:value="0.976740781153" calcext:value-type="float">
            <text:p>0.977</text:p>
          </table:table-cell>
          <table:table-cell table:style-name="ce43" office:value-type="float" office:value="0.974251175827" calcext:value-type="float">
            <text:p>0.974</text:p>
          </table:table-cell>
          <table:table-cell table:style-name="ce43" office:value-type="float" office:value="0.00114792252173" calcext:value-type="float">
            <text:p>0.001</text:p>
          </table:table-cell>
          <table:table-cell table:style-name="ce43" office:value-type="float" office:value="0.910497649583" calcext:value-type="float">
            <text:p>0.910</text:p>
          </table:table-cell>
          <table:table-cell table:style-name="ce43" office:value-type="float" office:value="0.955608128043" calcext:value-type="float">
            <text:p>0.956</text:p>
          </table:table-cell>
          <table:table-cell table:style-name="ce43" office:value-type="float" office:value="0.933916706912" calcext:value-type="float">
            <text:p>0.934</text:p>
          </table:table-cell>
          <table:table-cell table:style-name="ce43" office:value-type="float" office:value="0.0134196758198" calcext:value-type="float">
            <text:p>0.013</text:p>
          </table:table-cell>
          <table:table-cell table:style-name="ce43" office:value-type="float" office:value="0.986627120214" calcext:value-type="float">
            <text:p>0.987</text:p>
          </table:table-cell>
          <table:table-cell table:style-name="ce43" office:value-type="float" office:value="0.991107610735" calcext:value-type="float">
            <text:p>0.991</text:p>
          </table:table-cell>
          <table:table-cell table:style-name="ce85" office:value-type="float" office:value="0.989970796791" calcext:value-type="float">
            <text:p>0.990</text:p>
          </table:table-cell>
          <table:table-cell table:style-name="ce43" office:value-type="float" office:value="0.00115910015321" calcext:value-type="float">
            <text:p>0.001</text:p>
          </table:table-cell>
          <table:table-cell/>
          <table:table-cell table:style-name="ce40" office:value-type="string" calcext:value-type="string">
            <text:p>WFG5_2</text:p>
          </table:table-cell>
          <table:table-cell table:style-name="ce43" office:value-type="float" office:value="0.932683563042" calcext:value-type="float">
            <text:p>0.933</text:p>
          </table:table-cell>
          <table:table-cell table:style-name="ce43" office:value-type="float" office:value="0.905473747155" calcext:value-type="float">
            <text:p>0.905</text:p>
          </table:table-cell>
          <table:table-cell table:style-name="ce43" office:value-type="float" office:value="0.00823463327133" calcext:value-type="float">
            <text:p>0.008</text:p>
          </table:table-cell>
          <table:table-cell table:style-name="ce43" office:value-type="float" office:value="0.891234356468" calcext:value-type="float">
            <text:p>0.891</text:p>
          </table:table-cell>
          <table:table-cell table:style-name="ce43" office:value-type="float" office:value="0.882307912531" calcext:value-type="float">
            <text:p>0.882</text:p>
          </table:table-cell>
          <table:table-cell table:style-name="ce43" office:value-type="float" office:value="0.00353826487144" calcext:value-type="float">
            <text:p>0.004</text:p>
          </table:table-cell>
          <table:table-cell table:style-name="ce43" office:value-type="float" office:value="0.883159413068" calcext:value-type="float">
            <text:p>0.883</text:p>
          </table:table-cell>
          <table:table-cell table:style-name="ce43" office:value-type="float" office:value="0.877863457864" calcext:value-type="float">
            <text:p>0.878</text:p>
          </table:table-cell>
          <table:table-cell table:style-name="ce43" office:value-type="float" office:value="0.00238563631292" calcext:value-type="float">
            <text:p>0.002</text:p>
          </table:table-cell>
          <table:table-cell table:style-name="ce43" office:value-type="float" office:value="0.895275213561" calcext:value-type="float">
            <text:p>0.895</text:p>
          </table:table-cell>
          <table:table-cell table:style-name="ce43" office:value-type="float" office:value="0.88759146231" calcext:value-type="float">
            <text:p>0.888</text:p>
          </table:table-cell>
          <table:table-cell table:style-name="ce43" office:value-type="float" office:value="0.00349239032447" calcext:value-type="float">
            <text:p>0.003</text:p>
          </table:table-cell>
          <table:table-cell table:style-name="ce43" office:value-type="float" office:value="0.889589953285" calcext:value-type="float">
            <text:p>0.890</text:p>
          </table:table-cell>
          <table:table-cell table:style-name="ce43" office:value-type="float" office:value="0.884502934689" calcext:value-type="float">
            <text:p>0.885</text:p>
          </table:table-cell>
          <table:table-cell table:style-name="ce43" office:value-type="float" office:value="0.00254647295648" calcext:value-type="float">
            <text:p>0.003</text:p>
          </table:table-cell>
          <table:table-cell/>
          <table:table-cell office:value-type="string" calcext:value-type="string">
            <text:p>WFG5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3165834624" calcext:value-type="float">
            <text:p>0.02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76102892912" calcext:value-type="float">
            <text:p>0.027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178822848456" calcext:value-type="float">
            <text:p>0.01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09708124658" calcext:value-type="float">
            <text:p>0.02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7_2</text:p>
          </table:table-cell>
          <table:table-cell table:style-name="ce43" office:value-type="float" office:value="0.991083372217" calcext:value-type="float">
            <text:p>0.991</text:p>
          </table:table-cell>
          <table:table-cell table:style-name="ce43" office:value-type="float" office:value="0.991370905009" calcext:value-type="float">
            <text:p>0.991</text:p>
          </table:table-cell>
          <table:table-cell table:style-name="ce43" office:value-type="float" office:value="0.991268892143" calcext:value-type="float">
            <text:p>0.991</text:p>
          </table:table-cell>
          <table:table-cell table:style-name="ce43" office:value-type="float" office:value="0.0000619582683957" calcext:value-type="float">
            <text:p>0.000</text:p>
          </table:table-cell>
          <table:table-cell table:style-name="ce43" office:value-type="float" office:value="0.987889463663" calcext:value-type="float">
            <text:p>0.988</text:p>
          </table:table-cell>
          <table:table-cell table:style-name="ce43" office:value-type="float" office:value="0.987939696633" calcext:value-type="float">
            <text:p>0.988</text:p>
          </table:table-cell>
          <table:table-cell table:style-name="ce43" office:value-type="float" office:value="0.987905094446" calcext:value-type="float">
            <text:p>0.988</text:p>
          </table:table-cell>
          <table:table-cell table:style-name="ce43" office:value-type="float" office:value="0.0000118236042607" calcext:value-type="float">
            <text:p>0.000</text:p>
          </table:table-cell>
          <table:table-cell table:style-name="ce43" office:value-type="float" office:value="0.974903838292" calcext:value-type="float">
            <text:p>0.975</text:p>
          </table:table-cell>
          <table:table-cell table:style-name="ce43" office:value-type="float" office:value="0.980095046916" calcext:value-type="float">
            <text:p>0.980</text:p>
          </table:table-cell>
          <table:table-cell table:style-name="ce43" office:value-type="float" office:value="0.977117308914" calcext:value-type="float">
            <text:p>0.977</text:p>
          </table:table-cell>
          <table:table-cell table:style-name="ce43" office:value-type="float" office:value="0.00104998332203" calcext:value-type="float">
            <text:p>0.001</text:p>
          </table:table-cell>
          <table:table-cell table:style-name="ce43" office:value-type="float" office:value="0.988025562951" calcext:value-type="float">
            <text:p>0.988</text:p>
          </table:table-cell>
          <table:table-cell table:style-name="ce43" office:value-type="float" office:value="0.98802563353" calcext:value-type="float">
            <text:p>0.988</text:p>
          </table:table-cell>
          <table:table-cell table:style-name="ce42" office:value-type="float" office:value="0.988025609539" calcext:value-type="float">
            <text:p>0.988</text:p>
          </table:table-cell>
          <table:table-cell table:style-name="ce43" office:value-type="float" office:value="0.0000000190119083522" calcext:value-type="float">
            <text:p>0.000</text:p>
          </table:table-cell>
          <table:table-cell table:style-name="ce43" office:value-type="float" office:value="0.990819047044" calcext:value-type="float">
            <text:p>0.991</text:p>
          </table:table-cell>
          <table:table-cell table:style-name="ce43" office:value-type="float" office:value="0.991165783022" calcext:value-type="float">
            <text:p>0.991</text:p>
          </table:table-cell>
          <table:table-cell table:style-name="ce42" office:value-type="float" office:value="0.991038471047" calcext:value-type="float">
            <text:p>0.991</text:p>
          </table:table-cell>
          <table:table-cell table:style-name="ce43" office:value-type="float" office:value="0.0000851991175223" calcext:value-type="float">
            <text:p>0.000</text:p>
          </table:table-cell>
          <table:table-cell/>
          <table:table-cell table:style-name="ce40" office:value-type="string" calcext:value-type="string">
            <text:p>WFG6_2</text:p>
          </table:table-cell>
          <table:table-cell table:style-name="ce43" office:value-type="float" office:value="0.958517249644" calcext:value-type="float">
            <text:p>0.959</text:p>
          </table:table-cell>
          <table:table-cell table:style-name="ce43" office:value-type="float" office:value="0.921526762889" calcext:value-type="float">
            <text:p>0.922</text:p>
          </table:table-cell>
          <table:table-cell table:style-name="ce43" office:value-type="float" office:value="0.0200401407117" calcext:value-type="float">
            <text:p>0.020</text:p>
          </table:table-cell>
          <table:table-cell table:style-name="ce43" office:value-type="float" office:value="0.987920840647" calcext:value-type="float">
            <text:p>0.988</text:p>
          </table:table-cell>
          <table:table-cell table:style-name="ce43" office:value-type="float" office:value="0.962640414021" calcext:value-type="float">
            <text:p>0.963</text:p>
          </table:table-cell>
          <table:table-cell table:style-name="ce43" office:value-type="float" office:value="0.0193309169156" calcext:value-type="float">
            <text:p>0.019</text:p>
          </table:table-cell>
          <table:table-cell table:style-name="ce43" office:value-type="float" office:value="0.976740781153" calcext:value-type="float">
            <text:p>0.977</text:p>
          </table:table-cell>
          <table:table-cell table:style-name="ce43" office:value-type="float" office:value="0.974251175827" calcext:value-type="float">
            <text:p>0.974</text:p>
          </table:table-cell>
          <table:table-cell table:style-name="ce43" office:value-type="float" office:value="0.00114792252173" calcext:value-type="float">
            <text:p>0.001</text:p>
          </table:table-cell>
          <table:table-cell table:style-name="ce43" office:value-type="float" office:value="0.955608128043" calcext:value-type="float">
            <text:p>0.956</text:p>
          </table:table-cell>
          <table:table-cell table:style-name="ce43" office:value-type="float" office:value="0.933916706912" calcext:value-type="float">
            <text:p>0.934</text:p>
          </table:table-cell>
          <table:table-cell table:style-name="ce43" office:value-type="float" office:value="0.0134196758198" calcext:value-type="float">
            <text:p>0.013</text:p>
          </table:table-cell>
          <table:table-cell table:style-name="ce43" office:value-type="float" office:value="0.991107610735" calcext:value-type="float">
            <text:p>0.991</text:p>
          </table:table-cell>
          <table:table-cell table:style-name="ce43" office:value-type="float" office:value="0.989970796791" calcext:value-type="float">
            <text:p>0.990</text:p>
          </table:table-cell>
          <table:table-cell table:style-name="ce43" office:value-type="float" office:value="0.00115910015321" calcext:value-type="float">
            <text:p>0.00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684440339019" calcext:value-type="float">
            <text:p>0.068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73303827703" calcext:value-type="float">
            <text:p>0.0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157196209647" calcext:value-type="float">
            <text:p>0.0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560540898789" calcext:value-type="float">
            <text:p>0.0561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8_2</text:p>
          </table:table-cell>
          <table:table-cell table:style-name="ce43" office:value-type="float" office:value="0.946521829003" calcext:value-type="float">
            <text:p>0.947</text:p>
          </table:table-cell>
          <table:table-cell table:style-name="ce43" office:value-type="float" office:value="0.9625919754" calcext:value-type="float">
            <text:p>0.963</text:p>
          </table:table-cell>
          <table:table-cell table:style-name="ce43" office:value-type="float" office:value="0.953649829757" calcext:value-type="float">
            <text:p>0.954</text:p>
          </table:table-cell>
          <table:table-cell table:style-name="ce43" office:value-type="float" office:value="0.00358777853231" calcext:value-type="float">
            <text:p>0.004</text:p>
          </table:table-cell>
          <table:table-cell table:style-name="ce43" office:value-type="float" office:value="0.825217616179" calcext:value-type="float">
            <text:p>0.825</text:p>
          </table:table-cell>
          <table:table-cell table:style-name="ce43" office:value-type="float" office:value="0.845724530762" calcext:value-type="float">
            <text:p>0.846</text:p>
          </table:table-cell>
          <table:table-cell table:style-name="ce43" office:value-type="float" office:value="0.833050953083" calcext:value-type="float">
            <text:p>0.833</text:p>
          </table:table-cell>
          <table:table-cell table:style-name="ce43" office:value-type="float" office:value="0.00442423852184" calcext:value-type="float">
            <text:p>0.004</text:p>
          </table:table-cell>
          <table:table-cell table:style-name="ce43" office:value-type="float" office:value="0.80853594682" calcext:value-type="float">
            <text:p>0.809</text:p>
          </table:table-cell>
          <table:table-cell table:style-name="ce43" office:value-type="float" office:value="0.824614275798" calcext:value-type="float">
            <text:p>0.825</text:p>
          </table:table-cell>
          <table:table-cell table:style-name="ce43" office:value-type="float" office:value="0.814796780523" calcext:value-type="float">
            <text:p>0.815</text:p>
          </table:table-cell>
          <table:table-cell table:style-name="ce43" office:value-type="float" office:value="0.0032307503297" calcext:value-type="float">
            <text:p>0.003</text:p>
          </table:table-cell>
          <table:table-cell table:style-name="ce43" office:value-type="float" office:value="0.823082158519" calcext:value-type="float">
            <text:p>0.823</text:p>
          </table:table-cell>
          <table:table-cell table:style-name="ce43" office:value-type="float" office:value="0.829106508465" calcext:value-type="float">
            <text:p>0.829</text:p>
          </table:table-cell>
          <table:table-cell table:style-name="ce43" office:value-type="float" office:value="0.825855239535" calcext:value-type="float">
            <text:p>0.826</text:p>
          </table:table-cell>
          <table:table-cell table:style-name="ce43" office:value-type="float" office:value="0.00148305143328" calcext:value-type="float">
            <text:p>0.001</text:p>
          </table:table-cell>
          <table:table-cell table:style-name="ce43" office:value-type="float" office:value="0.829249244307" calcext:value-type="float">
            <text:p>0.829</text:p>
          </table:table-cell>
          <table:table-cell table:style-name="ce43" office:value-type="float" office:value="0.834696280649" calcext:value-type="float">
            <text:p>0.835</text:p>
          </table:table-cell>
          <table:table-cell table:style-name="ce42" office:value-type="float" office:value="0.831594158667" calcext:value-type="float">
            <text:p>0.832</text:p>
          </table:table-cell>
          <table:table-cell table:style-name="ce43" office:value-type="float" office:value="0.00116706149772" calcext:value-type="float">
            <text:p>0.001</text:p>
          </table:table-cell>
          <table:table-cell/>
          <table:table-cell table:style-name="ce40" office:value-type="string" calcext:value-type="string">
            <text:p>WFG7_2</text:p>
          </table:table-cell>
          <table:table-cell table:style-name="ce43" office:value-type="float" office:value="0.991370905009" calcext:value-type="float">
            <text:p>0.991</text:p>
          </table:table-cell>
          <table:table-cell table:style-name="ce43" office:value-type="float" office:value="0.991268892143" calcext:value-type="float">
            <text:p>0.991</text:p>
          </table:table-cell>
          <table:table-cell table:style-name="ce43" office:value-type="float" office:value="0.0000619582683957" calcext:value-type="float">
            <text:p>0.000</text:p>
          </table:table-cell>
          <table:table-cell table:style-name="ce43" office:value-type="float" office:value="0.987939696633" calcext:value-type="float">
            <text:p>0.988</text:p>
          </table:table-cell>
          <table:table-cell table:style-name="ce43" office:value-type="float" office:value="0.987905094446" calcext:value-type="float">
            <text:p>0.988</text:p>
          </table:table-cell>
          <table:table-cell table:style-name="ce43" office:value-type="float" office:value="0.0000118236042607" calcext:value-type="float">
            <text:p>0.000</text:p>
          </table:table-cell>
          <table:table-cell table:style-name="ce43" office:value-type="float" office:value="0.980095046916" calcext:value-type="float">
            <text:p>0.980</text:p>
          </table:table-cell>
          <table:table-cell table:style-name="ce43" office:value-type="float" office:value="0.977117308914" calcext:value-type="float">
            <text:p>0.977</text:p>
          </table:table-cell>
          <table:table-cell table:style-name="ce43" office:value-type="float" office:value="0.00104998332203" calcext:value-type="float">
            <text:p>0.001</text:p>
          </table:table-cell>
          <table:table-cell table:style-name="ce43" office:value-type="float" office:value="0.98802563353" calcext:value-type="float">
            <text:p>0.988</text:p>
          </table:table-cell>
          <table:table-cell table:style-name="ce43" office:value-type="float" office:value="0.988025609539" calcext:value-type="float">
            <text:p>0.988</text:p>
          </table:table-cell>
          <table:table-cell table:style-name="ce43" office:value-type="float" office:value="0.0000000190119083522" calcext:value-type="float">
            <text:p>0.000</text:p>
          </table:table-cell>
          <table:table-cell table:style-name="ce43" office:value-type="float" office:value="0.991165783022" calcext:value-type="float">
            <text:p>0.991</text:p>
          </table:table-cell>
          <table:table-cell table:style-name="ce43" office:value-type="float" office:value="0.991038471047" calcext:value-type="float">
            <text:p>0.991</text:p>
          </table:table-cell>
          <table:table-cell table:style-name="ce43" office:value-type="float" office:value="0.0000851991175223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336379769732" calcext:value-type="float">
            <text:p>0.003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41515832295" calcext:value-type="float">
            <text:p>0.014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324328260487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230421096715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9_2</text:p>
          </table:table-cell>
          <table:table-cell table:style-name="ce43" office:value-type="float" office:value="0.971972148891" calcext:value-type="float">
            <text:p>0.972</text:p>
          </table:table-cell>
          <table:table-cell table:style-name="ce43" office:value-type="float" office:value="0.978430027698" calcext:value-type="float">
            <text:p>0.978</text:p>
          </table:table-cell>
          <table:table-cell table:style-name="ce43" office:value-type="float" office:value="0.976035400325" calcext:value-type="float">
            <text:p>0.976</text:p>
          </table:table-cell>
          <table:table-cell table:style-name="ce43" office:value-type="float" office:value="0.00178296633261" calcext:value-type="float">
            <text:p>0.002</text:p>
          </table:table-cell>
          <table:table-cell table:style-name="ce43" office:value-type="float" office:value="0.794755107476" calcext:value-type="float">
            <text:p>0.795</text:p>
          </table:table-cell>
          <table:table-cell table:style-name="ce43" office:value-type="float" office:value="0.974088604995" calcext:value-type="float">
            <text:p>0.974</text:p>
          </table:table-cell>
          <table:table-cell table:style-name="ce43" office:value-type="float" office:value="0.954284467028" calcext:value-type="float">
            <text:p>0.954</text:p>
          </table:table-cell>
          <table:table-cell table:style-name="ce43" office:value-type="float" office:value="0.0394651999932" calcext:value-type="float">
            <text:p>0.039</text:p>
          </table:table-cell>
          <table:table-cell table:style-name="ce43" office:value-type="float" office:value="0.788779491637" calcext:value-type="float">
            <text:p>0.789</text:p>
          </table:table-cell>
          <table:table-cell table:style-name="ce43" office:value-type="float" office:value="0.940532700353" calcext:value-type="float">
            <text:p>0.941</text:p>
          </table:table-cell>
          <table:table-cell table:style-name="ce43" office:value-type="float" office:value="0.872678663359" calcext:value-type="float">
            <text:p>0.873</text:p>
          </table:table-cell>
          <table:table-cell table:style-name="ce43" office:value-type="float" office:value="0.0711991224305" calcext:value-type="float">
            <text:p>0.071</text:p>
          </table:table-cell>
          <table:table-cell table:style-name="ce43" office:value-type="float" office:value="0.794949887919" calcext:value-type="float">
            <text:p>0.795</text:p>
          </table:table-cell>
          <table:table-cell table:style-name="ce43" office:value-type="float" office:value="0.798391151058" calcext:value-type="float">
            <text:p>0.798</text:p>
          </table:table-cell>
          <table:table-cell table:style-name="ce43" office:value-type="float" office:value="0.795726584184" calcext:value-type="float">
            <text:p>0.796</text:p>
          </table:table-cell>
          <table:table-cell table:style-name="ce43" office:value-type="float" office:value="0.00117161301512" calcext:value-type="float">
            <text:p>0.001</text:p>
          </table:table-cell>
          <table:table-cell table:style-name="ce43" office:value-type="float" office:value="0.797438731264" calcext:value-type="float">
            <text:p>0.797</text:p>
          </table:table-cell>
          <table:table-cell table:style-name="ce43" office:value-type="float" office:value="0.975010937151" calcext:value-type="float">
            <text:p>0.975</text:p>
          </table:table-cell>
          <table:table-cell table:style-name="ce42" office:value-type="float" office:value="0.939034222957" calcext:value-type="float">
            <text:p>0.939</text:p>
          </table:table-cell>
          <table:table-cell table:style-name="ce43" office:value-type="float" office:value="0.0505329155052" calcext:value-type="float">
            <text:p>0.051</text:p>
          </table:table-cell>
          <table:table-cell/>
          <table:table-cell table:style-name="ce40" office:value-type="string" calcext:value-type="string">
            <text:p>WFG8_2</text:p>
          </table:table-cell>
          <table:table-cell table:style-name="ce43" office:value-type="float" office:value="0.9625919754" calcext:value-type="float">
            <text:p>0.963</text:p>
          </table:table-cell>
          <table:table-cell table:style-name="ce43" office:value-type="float" office:value="0.953649829757" calcext:value-type="float">
            <text:p>0.954</text:p>
          </table:table-cell>
          <table:table-cell table:style-name="ce43" office:value-type="float" office:value="0.00358777853231" calcext:value-type="float">
            <text:p>0.004</text:p>
          </table:table-cell>
          <table:table-cell table:style-name="ce43" office:value-type="float" office:value="0.845724530762" calcext:value-type="float">
            <text:p>0.846</text:p>
          </table:table-cell>
          <table:table-cell table:style-name="ce43" office:value-type="float" office:value="0.833050953083" calcext:value-type="float">
            <text:p>0.833</text:p>
          </table:table-cell>
          <table:table-cell table:style-name="ce43" office:value-type="float" office:value="0.00442423852184" calcext:value-type="float">
            <text:p>0.004</text:p>
          </table:table-cell>
          <table:table-cell table:style-name="ce43" office:value-type="float" office:value="0.824614275798" calcext:value-type="float">
            <text:p>0.825</text:p>
          </table:table-cell>
          <table:table-cell table:style-name="ce43" office:value-type="float" office:value="0.814796780523" calcext:value-type="float">
            <text:p>0.815</text:p>
          </table:table-cell>
          <table:table-cell table:style-name="ce43" office:value-type="float" office:value="0.0032307503297" calcext:value-type="float">
            <text:p>0.003</text:p>
          </table:table-cell>
          <table:table-cell table:style-name="ce43" office:value-type="float" office:value="0.829106508465" calcext:value-type="float">
            <text:p>0.829</text:p>
          </table:table-cell>
          <table:table-cell table:style-name="ce43" office:value-type="float" office:value="0.825855239535" calcext:value-type="float">
            <text:p>0.826</text:p>
          </table:table-cell>
          <table:table-cell table:style-name="ce43" office:value-type="float" office:value="0.00148305143328" calcext:value-type="float">
            <text:p>0.001</text:p>
          </table:table-cell>
          <table:table-cell table:style-name="ce43" office:value-type="float" office:value="0.834696280649" calcext:value-type="float">
            <text:p>0.835</text:p>
          </table:table-cell>
          <table:table-cell table:style-name="ce43" office:value-type="float" office:value="0.831594158667" calcext:value-type="float">
            <text:p>0.832</text:p>
          </table:table-cell>
          <table:table-cell table:style-name="ce43" office:value-type="float" office:value="0.00116706149772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0.120598876674" calcext:value-type="float">
            <text:p>0.1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38853049234" calcext:value-type="float">
            <text:p>0.138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27794590223" calcext:value-type="float">
            <text:p>0.127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0.122055671091" calcext:value-type="float">
            <text:p>0.12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1_2</text:p>
          </table:table-cell>
          <table:table-cell table:style-name="ce43" office:value-type="float" office:value="0.992841471385" calcext:value-type="float">
            <text:p>0.993</text:p>
          </table:table-cell>
          <table:table-cell table:style-name="ce43" office:value-type="float" office:value="0.992911062169" calcext:value-type="float">
            <text:p>0.993</text:p>
          </table:table-cell>
          <table:table-cell table:style-name="ce43" office:value-type="float" office:value="0.992879342009" calcext:value-type="float">
            <text:p>0.993</text:p>
          </table:table-cell>
          <table:table-cell table:style-name="ce43" office:value-type="float" office:value="0.0000181913901141" calcext:value-type="float">
            <text:p>0.000</text:p>
          </table:table-cell>
          <table:table-cell table:style-name="ce43" office:value-type="float" office:value="0.992939545314" calcext:value-type="float">
            <text:p>0.993</text:p>
          </table:table-cell>
          <table:table-cell table:style-name="ce43" office:value-type="float" office:value="0.992939993239" calcext:value-type="float">
            <text:p>0.993</text:p>
          </table:table-cell>
          <table:table-cell table:style-name="ce43" office:value-type="float" office:value="0.992939665485" calcext:value-type="float">
            <text:p>0.993</text:p>
          </table:table-cell>
          <table:table-cell table:style-name="ce43" office:value-type="float" office:value="0.0000000964079128478" calcext:value-type="float">
            <text:p>0.000</text:p>
          </table:table-cell>
          <table:table-cell table:style-name="ce43" office:value-type="float" office:value="0.990802534969" calcext:value-type="float">
            <text:p>0.991</text:p>
          </table:table-cell>
          <table:table-cell table:style-name="ce43" office:value-type="float" office:value="0.991894907726" calcext:value-type="float">
            <text:p>0.992</text:p>
          </table:table-cell>
          <table:table-cell table:style-name="ce43" office:value-type="float" office:value="0.991415640411" calcext:value-type="float">
            <text:p>0.991</text:p>
          </table:table-cell>
          <table:table-cell table:style-name="ce43" office:value-type="float" office:value="0.000248970875341" calcext:value-type="float">
            <text:p>0.000</text:p>
          </table:table-cell>
          <table:table-cell table:style-name="ce43" office:value-type="float" office:value="0.99293460009" calcext:value-type="float">
            <text:p>0.993</text:p>
          </table:table-cell>
          <table:table-cell table:style-name="ce43" office:value-type="float" office:value="0.992934600097" calcext:value-type="float">
            <text:p>0.993</text:p>
          </table:table-cell>
          <table:table-cell table:style-name="ce43" office:value-type="float" office:value="0.992934600094" calcext:value-type="float">
            <text:p>0.993</text:p>
          </table:table-cell>
          <table:table-cell table:style-name="ce43" office:value-type="float" office:value="0.00000000000161664474447" calcext:value-type="float">
            <text:p>0.000</text:p>
          </table:table-cell>
          <table:table-cell table:style-name="ce43" office:value-type="float" office:value="0.992004958165" calcext:value-type="float">
            <text:p>0.992</text:p>
          </table:table-cell>
          <table:table-cell table:style-name="ce43" office:value-type="float" office:value="0.992331746345" calcext:value-type="float">
            <text:p>0.992</text:p>
          </table:table-cell>
          <table:table-cell table:style-name="ce42" office:value-type="float" office:value="0.99215421807" calcext:value-type="float">
            <text:p>0.992</text:p>
          </table:table-cell>
          <table:table-cell table:style-name="ce43" office:value-type="float" office:value="0.0000761287211242" calcext:value-type="float">
            <text:p>0.000</text:p>
          </table:table-cell>
          <table:table-cell/>
          <table:table-cell table:style-name="ce40" office:value-type="string" calcext:value-type="string">
            <text:p>WFG9_2</text:p>
          </table:table-cell>
          <table:table-cell table:style-name="ce43" office:value-type="float" office:value="0.978430027698" calcext:value-type="float">
            <text:p>0.978</text:p>
          </table:table-cell>
          <table:table-cell table:style-name="ce43" office:value-type="float" office:value="0.976035400325" calcext:value-type="float">
            <text:p>0.976</text:p>
          </table:table-cell>
          <table:table-cell table:style-name="ce43" office:value-type="float" office:value="0.00178296633261" calcext:value-type="float">
            <text:p>0.002</text:p>
          </table:table-cell>
          <table:table-cell table:style-name="ce43" office:value-type="float" office:value="0.974088604995" calcext:value-type="float">
            <text:p>0.974</text:p>
          </table:table-cell>
          <table:table-cell table:style-name="ce43" office:value-type="float" office:value="0.954284467028" calcext:value-type="float">
            <text:p>0.954</text:p>
          </table:table-cell>
          <table:table-cell table:style-name="ce43" office:value-type="float" office:value="0.0394651999932" calcext:value-type="float">
            <text:p>0.039</text:p>
          </table:table-cell>
          <table:table-cell table:style-name="ce43" office:value-type="float" office:value="0.940532700353" calcext:value-type="float">
            <text:p>0.941</text:p>
          </table:table-cell>
          <table:table-cell table:style-name="ce43" office:value-type="float" office:value="0.872678663359" calcext:value-type="float">
            <text:p>0.873</text:p>
          </table:table-cell>
          <table:table-cell table:style-name="ce43" office:value-type="float" office:value="0.0711991224305" calcext:value-type="float">
            <text:p>0.071</text:p>
          </table:table-cell>
          <table:table-cell table:style-name="ce43" office:value-type="float" office:value="0.798391151058" calcext:value-type="float">
            <text:p>0.798</text:p>
          </table:table-cell>
          <table:table-cell table:style-name="ce43" office:value-type="float" office:value="0.795726584184" calcext:value-type="float">
            <text:p>0.796</text:p>
          </table:table-cell>
          <table:table-cell table:style-name="ce43" office:value-type="float" office:value="0.00117161301512" calcext:value-type="float">
            <text:p>0.001</text:p>
          </table:table-cell>
          <table:table-cell table:style-name="ce43" office:value-type="float" office:value="0.975010937151" calcext:value-type="float">
            <text:p>0.975</text:p>
          </table:table-cell>
          <table:table-cell table:style-name="ce43" office:value-type="float" office:value="0.939034222957" calcext:value-type="float">
            <text:p>0.939</text:p>
          </table:table-cell>
          <table:table-cell table:style-name="ce43" office:value-type="float" office:value="0.0505329155052" calcext:value-type="float">
            <text:p>0.051</text:p>
          </table:table-cell>
          <table:table-cell/>
          <table:table-cell office:value-type="string" calcext:value-type="string">
            <text:p>WFG9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217509332971" calcext:value-type="float">
            <text:p>0.0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103356736965" calcext:value-type="float">
            <text:p>0.103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18030881614" calcext:value-type="float">
            <text:p>0.180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70011773672" calcext:value-type="float">
            <text:p>0.03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2_2</text:p>
          </table:table-cell>
          <table:table-cell table:style-name="ce43" office:value-type="float" office:value="0.991232085406" calcext:value-type="float">
            <text:p>0.991</text:p>
          </table:table-cell>
          <table:table-cell table:style-name="ce43" office:value-type="float" office:value="0.991348785751" calcext:value-type="float">
            <text:p>0.991</text:p>
          </table:table-cell>
          <table:table-cell table:style-name="ce43" office:value-type="float" office:value="0.991292999342" calcext:value-type="float">
            <text:p>0.991</text:p>
          </table:table-cell>
          <table:table-cell table:style-name="ce43" office:value-type="float" office:value="0.0000256065791876" calcext:value-type="float">
            <text:p>0.000</text:p>
          </table:table-cell>
          <table:table-cell table:style-name="ce43" office:value-type="float" office:value="0.989404613433" calcext:value-type="float">
            <text:p>0.989</text:p>
          </table:table-cell>
          <table:table-cell table:style-name="ce43" office:value-type="float" office:value="0.989411929469" calcext:value-type="float">
            <text:p>0.989</text:p>
          </table:table-cell>
          <table:table-cell table:style-name="ce43" office:value-type="float" office:value="0.989408550471" calcext:value-type="float">
            <text:p>0.989</text:p>
          </table:table-cell>
          <table:table-cell table:style-name="ce43" office:value-type="float" office:value="0.00000108063780336" calcext:value-type="float">
            <text:p>0.000</text:p>
          </table:table-cell>
          <table:table-cell table:style-name="ce43" office:value-type="float" office:value="0.984335154498" calcext:value-type="float">
            <text:p>0.984</text:p>
          </table:table-cell>
          <table:table-cell table:style-name="ce43" office:value-type="float" office:value="0.987001042542" calcext:value-type="float">
            <text:p>0.987</text:p>
          </table:table-cell>
          <table:table-cell table:style-name="ce43" office:value-type="float" office:value="0.985631763294" calcext:value-type="float">
            <text:p>0.986</text:p>
          </table:table-cell>
          <table:table-cell table:style-name="ce43" office:value-type="float" office:value="0.000609227163508" calcext:value-type="float">
            <text:p>0.001</text:p>
          </table:table-cell>
          <table:table-cell table:style-name="ce43" office:value-type="float" office:value="0.989490541873" calcext:value-type="float">
            <text:p>0.989</text:p>
          </table:table-cell>
          <table:table-cell table:style-name="ce85" office:value-type="float" office:value="0.989490548387" calcext:value-type="float">
            <text:p>0.989</text:p>
          </table:table-cell>
          <table:table-cell table:style-name="ce42" office:value-type="float" office:value="0.989490545023" calcext:value-type="float">
            <text:p>0.989</text:p>
          </table:table-cell>
          <table:table-cell table:style-name="ce43" office:value-type="float" office:value="0.00000000169198746314" calcext:value-type="float">
            <text:p>0.000</text:p>
          </table:table-cell>
          <table:table-cell table:style-name="ce43" office:value-type="float" office:value="0.991421313226" calcext:value-type="float">
            <text:p>0.991</text:p>
          </table:table-cell>
          <table:table-cell table:style-name="ce43" office:value-type="float" office:value="0.991596761062" calcext:value-type="float">
            <text:p>0.992</text:p>
          </table:table-cell>
          <table:table-cell table:style-name="ce85" office:value-type="float" office:value="0.991514426093" calcext:value-type="float">
            <text:p>0.992</text:p>
          </table:table-cell>
          <table:table-cell table:style-name="ce43" office:value-type="float" office:value="0.0000443563872065" calcext:value-type="float">
            <text:p>0.000</text:p>
          </table:table-cell>
          <table:table-cell/>
          <table:table-cell table:style-name="ce40" office:value-type="string" calcext:value-type="string">
            <text:p>DTLZ1_2</text:p>
          </table:table-cell>
          <table:table-cell table:style-name="ce43" office:value-type="float" office:value="0.992911062169" calcext:value-type="float">
            <text:p>0.993</text:p>
          </table:table-cell>
          <table:table-cell table:style-name="ce43" office:value-type="float" office:value="0.992879342009" calcext:value-type="float">
            <text:p>0.993</text:p>
          </table:table-cell>
          <table:table-cell table:style-name="ce43" office:value-type="float" office:value="0.0000181913901141" calcext:value-type="float">
            <text:p>0.000</text:p>
          </table:table-cell>
          <table:table-cell table:style-name="ce43" office:value-type="float" office:value="0.992939993239" calcext:value-type="float">
            <text:p>0.993</text:p>
          </table:table-cell>
          <table:table-cell table:style-name="ce43" office:value-type="float" office:value="0.992939665485" calcext:value-type="float">
            <text:p>0.993</text:p>
          </table:table-cell>
          <table:table-cell table:style-name="ce43" office:value-type="float" office:value="0.0000000964079128478" calcext:value-type="float">
            <text:p>0.000</text:p>
          </table:table-cell>
          <table:table-cell table:style-name="ce43" office:value-type="float" office:value="0.991894907726" calcext:value-type="float">
            <text:p>0.992</text:p>
          </table:table-cell>
          <table:table-cell table:style-name="ce43" office:value-type="float" office:value="0.991415640411" calcext:value-type="float">
            <text:p>0.991</text:p>
          </table:table-cell>
          <table:table-cell table:style-name="ce43" office:value-type="float" office:value="0.000248970875341" calcext:value-type="float">
            <text:p>0.000</text:p>
          </table:table-cell>
          <table:table-cell table:style-name="ce43" office:value-type="float" office:value="0.992934600097" calcext:value-type="float">
            <text:p>0.993</text:p>
          </table:table-cell>
          <table:table-cell table:style-name="ce43" office:value-type="float" office:value="0.992934600094" calcext:value-type="float">
            <text:p>0.993</text:p>
          </table:table-cell>
          <table:table-cell table:style-name="ce43" office:value-type="float" office:value="0.00000000000161664474447" calcext:value-type="float">
            <text:p>0.000</text:p>
          </table:table-cell>
          <table:table-cell table:style-name="ce43" office:value-type="float" office:value="0.992331746345" calcext:value-type="float">
            <text:p>0.992</text:p>
          </table:table-cell>
          <table:table-cell table:style-name="ce43" office:value-type="float" office:value="0.99215421807" calcext:value-type="float">
            <text:p>0.992</text:p>
          </table:table-cell>
          <table:table-cell table:style-name="ce43" office:value-type="float" office:value="0.0000761287211242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60323475547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152402507402" calcext:value-type="float">
            <text:p>0.001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.00000506539092882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0785447414733" calcext:value-type="float">
            <text:p>0.000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3_2</text:p>
          </table:table-cell>
          <table:table-cell table:style-name="ce43" office:value-type="float" office:value="0.991318744589" calcext:value-type="float">
            <text:p>0.991</text:p>
          </table:table-cell>
          <table:table-cell table:style-name="ce43" office:value-type="float" office:value="0.991458726939" calcext:value-type="float">
            <text:p>0.991</text:p>
          </table:table-cell>
          <table:table-cell table:style-name="ce43" office:value-type="float" office:value="0.991394364036" calcext:value-type="float">
            <text:p>0.991</text:p>
          </table:table-cell>
          <table:table-cell table:style-name="ce43" office:value-type="float" office:value="0.000030666826978" calcext:value-type="float">
            <text:p>0.000</text:p>
          </table:table-cell>
          <table:table-cell table:style-name="ce43" office:value-type="float" office:value="0.989404311936" calcext:value-type="float">
            <text:p>0.989</text:p>
          </table:table-cell>
          <table:table-cell table:style-name="ce43" office:value-type="float" office:value="0.989412174436" calcext:value-type="float">
            <text:p>0.989</text:p>
          </table:table-cell>
          <table:table-cell table:style-name="ce43" office:value-type="float" office:value="0.989408304024" calcext:value-type="float">
            <text:p>0.989</text:p>
          </table:table-cell>
          <table:table-cell table:style-name="ce43" office:value-type="float" office:value="0.00000162367232376" calcext:value-type="float">
            <text:p>0.000</text:p>
          </table:table-cell>
          <table:table-cell table:style-name="ce43" office:value-type="float" office:value="0.987894745691" calcext:value-type="float">
            <text:p>0.988</text:p>
          </table:table-cell>
          <table:table-cell table:style-name="ce43" office:value-type="float" office:value="0.989446910252" calcext:value-type="float">
            <text:p>0.989</text:p>
          </table:table-cell>
          <table:table-cell table:style-name="ce43" office:value-type="float" office:value="0.988629712551" calcext:value-type="float">
            <text:p>0.989</text:p>
          </table:table-cell>
          <table:table-cell table:style-name="ce43" office:value-type="float" office:value="0.000380993372761" calcext:value-type="float">
            <text:p>0.000</text:p>
          </table:table-cell>
          <table:table-cell table:style-name="ce43" office:value-type="float" office:value="0.989490541208" calcext:value-type="float">
            <text:p>0.989</text:p>
          </table:table-cell>
          <table:table-cell table:style-name="ce85" office:value-type="float" office:value="0.989490549151" calcext:value-type="float">
            <text:p>0.989</text:p>
          </table:table-cell>
          <table:table-cell table:style-name="ce42" office:value-type="float" office:value="0.98949054577" calcext:value-type="float">
            <text:p>0.989</text:p>
          </table:table-cell>
          <table:table-cell table:style-name="ce43" office:value-type="float" office:value="0.00000000176288326526" calcext:value-type="float">
            <text:p>0.000</text:p>
          </table:table-cell>
          <table:table-cell table:style-name="ce43" office:value-type="float" office:value="0.991394762511" calcext:value-type="float">
            <text:p>0.991</text:p>
          </table:table-cell>
          <table:table-cell table:style-name="ce43" office:value-type="float" office:value="0.991586972955" calcext:value-type="float">
            <text:p>0.992</text:p>
          </table:table-cell>
          <table:table-cell table:style-name="ce43" office:value-type="float" office:value="0.991518904387" calcext:value-type="float">
            <text:p>0.992</text:p>
          </table:table-cell>
          <table:table-cell table:style-name="ce43" office:value-type="float" office:value="0.0000513378097217" calcext:value-type="float">
            <text:p>0.000</text:p>
          </table:table-cell>
          <table:table-cell/>
          <table:table-cell table:style-name="ce40" office:value-type="string" calcext:value-type="string">
            <text:p>DTLZ2_2</text:p>
          </table:table-cell>
          <table:table-cell table:style-name="ce43" office:value-type="float" office:value="0.991348785751" calcext:value-type="float">
            <text:p>0.991</text:p>
          </table:table-cell>
          <table:table-cell table:style-name="ce43" office:value-type="float" office:value="0.991292999342" calcext:value-type="float">
            <text:p>0.991</text:p>
          </table:table-cell>
          <table:table-cell table:style-name="ce43" office:value-type="float" office:value="0.0000256065791876" calcext:value-type="float">
            <text:p>0.000</text:p>
          </table:table-cell>
          <table:table-cell table:style-name="ce43" office:value-type="float" office:value="0.989411929469" calcext:value-type="float">
            <text:p>0.989</text:p>
          </table:table-cell>
          <table:table-cell table:style-name="ce43" office:value-type="float" office:value="0.989408550471" calcext:value-type="float">
            <text:p>0.989</text:p>
          </table:table-cell>
          <table:table-cell table:style-name="ce43" office:value-type="float" office:value="0.00000108063780336" calcext:value-type="float">
            <text:p>0.000</text:p>
          </table:table-cell>
          <table:table-cell table:style-name="ce43" office:value-type="float" office:value="0.987001042542" calcext:value-type="float">
            <text:p>0.987</text:p>
          </table:table-cell>
          <table:table-cell table:style-name="ce43" office:value-type="float" office:value="0.985631763294" calcext:value-type="float">
            <text:p>0.986</text:p>
          </table:table-cell>
          <table:table-cell table:style-name="ce43" office:value-type="float" office:value="0.000609227163508" calcext:value-type="float">
            <text:p>0.001</text:p>
          </table:table-cell>
          <table:table-cell table:style-name="ce43" office:value-type="float" office:value="0.989490548387" calcext:value-type="float">
            <text:p>0.989</text:p>
          </table:table-cell>
          <table:table-cell table:style-name="ce43" office:value-type="float" office:value="0.989490545023" calcext:value-type="float">
            <text:p>0.989</text:p>
          </table:table-cell>
          <table:table-cell table:style-name="ce43" office:value-type="float" office:value="0.00000000169198746314" calcext:value-type="float">
            <text:p>0.000</text:p>
          </table:table-cell>
          <table:table-cell table:style-name="ce43" office:value-type="float" office:value="0.991596761062" calcext:value-type="float">
            <text:p>0.992</text:p>
          </table:table-cell>
          <table:table-cell table:style-name="ce43" office:value-type="float" office:value="0.991514426093" calcext:value-type="float">
            <text:p>0.992</text:p>
          </table:table-cell>
          <table:table-cell table:style-name="ce43" office:value-type="float" office:value="0.0000443563872065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221426751175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10587562172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588266279905" calcext:value-type="float">
            <text:p>0.0059</text:p>
          </table:table-cell>
          <table:table-cell office:value-type="float" office:value="-4" calcext:value-type="float">
            <text:p>-4</text:p>
          </table:table-cell>
          <table:table-cell table:style-name="ce7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02388106986" calcext:value-type="float">
            <text:p>0.0020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4_2</text:p>
          </table:table-cell>
          <table:table-cell table:style-name="ce43" office:value-type="float" office:value="0.991206252444" calcext:value-type="float">
            <text:p>0.991</text:p>
          </table:table-cell>
          <table:table-cell table:style-name="ce43" office:value-type="float" office:value="0.991353285193" calcext:value-type="float">
            <text:p>0.991</text:p>
          </table:table-cell>
          <table:table-cell table:style-name="ce43" office:value-type="float" office:value="0.991278304185" calcext:value-type="float">
            <text:p>0.991</text:p>
          </table:table-cell>
          <table:table-cell table:style-name="ce43" office:value-type="float" office:value="0.0000356457041585" calcext:value-type="float">
            <text:p>0.000</text:p>
          </table:table-cell>
          <table:table-cell table:style-name="ce43" office:value-type="float" office:value="0.989405004439" calcext:value-type="float">
            <text:p>0.989</text:p>
          </table:table-cell>
          <table:table-cell table:style-name="ce43" office:value-type="float" office:value="0.989415158795" calcext:value-type="float">
            <text:p>0.989</text:p>
          </table:table-cell>
          <table:table-cell table:style-name="ce43" office:value-type="float" office:value="0.989410016505" calcext:value-type="float">
            <text:p>0.989</text:p>
          </table:table-cell>
          <table:table-cell table:style-name="ce43" office:value-type="float" office:value="0.00000220950643243" calcext:value-type="float">
            <text:p>0.000</text:p>
          </table:table-cell>
          <table:table-cell table:style-name="ce43" office:value-type="float" office:value="0.259099783357" calcext:value-type="float">
            <text:p>0.259</text:p>
          </table:table-cell>
          <table:table-cell table:style-name="ce43" office:value-type="float" office:value="0.987054648666" calcext:value-type="float">
            <text:p>0.987</text:p>
          </table:table-cell>
          <table:table-cell table:style-name="ce43" office:value-type="float" office:value="0.902822926411" calcext:value-type="float">
            <text:p>0.903</text:p>
          </table:table-cell>
          <table:table-cell table:style-name="ce43" office:value-type="float" office:value="0.231232780987" calcext:value-type="float">
            <text:p>0.231</text:p>
          </table:table-cell>
          <table:table-cell table:style-name="ce43" office:value-type="float" office:value="0.989490539576" calcext:value-type="float">
            <text:p>0.989</text:p>
          </table:table-cell>
          <table:table-cell table:style-name="ce85" office:value-type="float" office:value="0.989490547695" calcext:value-type="float">
            <text:p>0.989</text:p>
          </table:table-cell>
          <table:table-cell table:style-name="ce43" office:value-type="float" office:value="0.989490544311" calcext:value-type="float">
            <text:p>0.989</text:p>
          </table:table-cell>
          <table:table-cell table:style-name="ce43" office:value-type="float" office:value="0.00000000184046479461" calcext:value-type="float">
            <text:p>0.000</text:p>
          </table:table-cell>
          <table:table-cell table:style-name="ce43" office:value-type="float" office:value="0.259099783357" calcext:value-type="float">
            <text:p>0.259</text:p>
          </table:table-cell>
          <table:table-cell table:style-name="ce43" office:value-type="float" office:value="0.991633393482" calcext:value-type="float">
            <text:p>0.992</text:p>
          </table:table-cell>
          <table:table-cell table:style-name="ce42" office:value-type="float" office:value="0.803191471865" calcext:value-type="float">
            <text:p>0.803</text:p>
          </table:table-cell>
          <table:table-cell table:style-name="ce43" office:value-type="float" office:value="0.320115479585" calcext:value-type="float">
            <text:p>0.320</text:p>
          </table:table-cell>
          <table:table-cell/>
          <table:table-cell table:style-name="ce40" office:value-type="string" calcext:value-type="string">
            <text:p>DTLZ3_2</text:p>
          </table:table-cell>
          <table:table-cell table:style-name="ce43" office:value-type="float" office:value="0.991458726939" calcext:value-type="float">
            <text:p>0.991</text:p>
          </table:table-cell>
          <table:table-cell table:style-name="ce43" office:value-type="float" office:value="0.991394364036" calcext:value-type="float">
            <text:p>0.991</text:p>
          </table:table-cell>
          <table:table-cell table:style-name="ce43" office:value-type="float" office:value="0.000030666826978" calcext:value-type="float">
            <text:p>0.000</text:p>
          </table:table-cell>
          <table:table-cell table:style-name="ce43" office:value-type="float" office:value="0.989412174436" calcext:value-type="float">
            <text:p>0.989</text:p>
          </table:table-cell>
          <table:table-cell table:style-name="ce43" office:value-type="float" office:value="0.989408304024" calcext:value-type="float">
            <text:p>0.989</text:p>
          </table:table-cell>
          <table:table-cell table:style-name="ce43" office:value-type="float" office:value="0.00000162367232376" calcext:value-type="float">
            <text:p>0.000</text:p>
          </table:table-cell>
          <table:table-cell table:style-name="ce43" office:value-type="float" office:value="0.989446910252" calcext:value-type="float">
            <text:p>0.989</text:p>
          </table:table-cell>
          <table:table-cell table:style-name="ce43" office:value-type="float" office:value="0.988629712551" calcext:value-type="float">
            <text:p>0.989</text:p>
          </table:table-cell>
          <table:table-cell table:style-name="ce43" office:value-type="float" office:value="0.000380993372761" calcext:value-type="float">
            <text:p>0.000</text:p>
          </table:table-cell>
          <table:table-cell table:style-name="ce43" office:value-type="float" office:value="0.989490549151" calcext:value-type="float">
            <text:p>0.989</text:p>
          </table:table-cell>
          <table:table-cell table:style-name="ce43" office:value-type="float" office:value="0.98949054577" calcext:value-type="float">
            <text:p>0.989</text:p>
          </table:table-cell>
          <table:table-cell table:style-name="ce43" office:value-type="float" office:value="0.00000000176288326526" calcext:value-type="float">
            <text:p>0.000</text:p>
          </table:table-cell>
          <table:table-cell table:style-name="ce43" office:value-type="float" office:value="0.991586972955" calcext:value-type="float">
            <text:p>0.992</text:p>
          </table:table-cell>
          <table:table-cell table:style-name="ce43" office:value-type="float" office:value="0.991518904387" calcext:value-type="float">
            <text:p>0.992</text:p>
          </table:table-cell>
          <table:table-cell table:style-name="ce43" office:value-type="float" office:value="0.0000513378097217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124540351116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11060036356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288919183665" calcext:value-type="float">
            <text:p>0.002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02835861744" calcext:value-type="float">
            <text:p>0.0020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5_2</text:p>
          </table:table-cell>
          <table:table-cell table:style-name="ce43" office:value-type="float" office:value="0.991232085406" calcext:value-type="float">
            <text:p>0.991</text:p>
          </table:table-cell>
          <table:table-cell table:style-name="ce43" office:value-type="float" office:value="0.991348785751" calcext:value-type="float">
            <text:p>0.991</text:p>
          </table:table-cell>
          <table:table-cell table:style-name="ce43" office:value-type="float" office:value="0.991292999342" calcext:value-type="float">
            <text:p>0.991</text:p>
          </table:table-cell>
          <table:table-cell table:style-name="ce43" office:value-type="float" office:value="0.0000256065791876" calcext:value-type="float">
            <text:p>0.000</text:p>
          </table:table-cell>
          <table:table-cell table:style-name="ce43" office:value-type="float" office:value="0.989404613433" calcext:value-type="float">
            <text:p>0.989</text:p>
          </table:table-cell>
          <table:table-cell table:style-name="ce43" office:value-type="float" office:value="0.989411929469" calcext:value-type="float">
            <text:p>0.989</text:p>
          </table:table-cell>
          <table:table-cell table:style-name="ce43" office:value-type="float" office:value="0.989408550471" calcext:value-type="float">
            <text:p>0.989</text:p>
          </table:table-cell>
          <table:table-cell table:style-name="ce43" office:value-type="float" office:value="0.00000108063780336" calcext:value-type="float">
            <text:p>0.000</text:p>
          </table:table-cell>
          <table:table-cell table:style-name="ce43" office:value-type="float" office:value="0.984335154498" calcext:value-type="float">
            <text:p>0.984</text:p>
          </table:table-cell>
          <table:table-cell table:style-name="ce43" office:value-type="float" office:value="0.987001042542" calcext:value-type="float">
            <text:p>0.987</text:p>
          </table:table-cell>
          <table:table-cell table:style-name="ce43" office:value-type="float" office:value="0.985631763294" calcext:value-type="float">
            <text:p>0.986</text:p>
          </table:table-cell>
          <table:table-cell table:style-name="ce43" office:value-type="float" office:value="0.000609227163508" calcext:value-type="float">
            <text:p>0.001</text:p>
          </table:table-cell>
          <table:table-cell table:style-name="ce43" office:value-type="float" office:value="0.989490541873" calcext:value-type="float">
            <text:p>0.989</text:p>
          </table:table-cell>
          <table:table-cell table:style-name="ce85" office:value-type="float" office:value="0.989490548387" calcext:value-type="float">
            <text:p>0.989</text:p>
          </table:table-cell>
          <table:table-cell table:style-name="ce42" office:value-type="float" office:value="0.989490545023" calcext:value-type="float">
            <text:p>0.989</text:p>
          </table:table-cell>
          <table:table-cell table:style-name="ce43" office:value-type="float" office:value="0.00000000169198746314" calcext:value-type="float">
            <text:p>0.000</text:p>
          </table:table-cell>
          <table:table-cell table:style-name="ce43" office:value-type="float" office:value="0.991421313226" calcext:value-type="float">
            <text:p>0.991</text:p>
          </table:table-cell>
          <table:table-cell table:style-name="ce43" office:value-type="float" office:value="0.991596761062" calcext:value-type="float">
            <text:p>0.992</text:p>
          </table:table-cell>
          <table:table-cell table:style-name="ce43" office:value-type="float" office:value="0.991514426093" calcext:value-type="float">
            <text:p>0.992</text:p>
          </table:table-cell>
          <table:table-cell table:style-name="ce43" office:value-type="float" office:value="0.0000443563872065" calcext:value-type="float">
            <text:p>0.000</text:p>
          </table:table-cell>
          <table:table-cell/>
          <table:table-cell table:style-name="ce40" office:value-type="string" calcext:value-type="string">
            <text:p>DTLZ4_2</text:p>
          </table:table-cell>
          <table:table-cell table:style-name="ce43" office:value-type="float" office:value="0.991353285193" calcext:value-type="float">
            <text:p>0.991</text:p>
          </table:table-cell>
          <table:table-cell table:style-name="ce43" office:value-type="float" office:value="0.991278304185" calcext:value-type="float">
            <text:p>0.991</text:p>
          </table:table-cell>
          <table:table-cell table:style-name="ce43" office:value-type="float" office:value="0.0000356457041585" calcext:value-type="float">
            <text:p>0.000</text:p>
          </table:table-cell>
          <table:table-cell table:style-name="ce43" office:value-type="float" office:value="0.989415158795" calcext:value-type="float">
            <text:p>0.989</text:p>
          </table:table-cell>
          <table:table-cell table:style-name="ce43" office:value-type="float" office:value="0.989410016505" calcext:value-type="float">
            <text:p>0.989</text:p>
          </table:table-cell>
          <table:table-cell table:style-name="ce43" office:value-type="float" office:value="0.00000220950643243" calcext:value-type="float">
            <text:p>0.000</text:p>
          </table:table-cell>
          <table:table-cell table:style-name="ce43" office:value-type="float" office:value="0.987054648666" calcext:value-type="float">
            <text:p>0.987</text:p>
          </table:table-cell>
          <table:table-cell table:style-name="ce43" office:value-type="float" office:value="0.902822926411" calcext:value-type="float">
            <text:p>0.903</text:p>
          </table:table-cell>
          <table:table-cell table:style-name="ce43" office:value-type="float" office:value="0.231232780987" calcext:value-type="float">
            <text:p>0.231</text:p>
          </table:table-cell>
          <table:table-cell table:style-name="ce43" office:value-type="float" office:value="0.989490547695" calcext:value-type="float">
            <text:p>0.989</text:p>
          </table:table-cell>
          <table:table-cell table:style-name="ce43" office:value-type="float" office:value="0.989490544311" calcext:value-type="float">
            <text:p>0.989</text:p>
          </table:table-cell>
          <table:table-cell table:style-name="ce43" office:value-type="float" office:value="0.00000000184046479461" calcext:value-type="float">
            <text:p>0.000</text:p>
          </table:table-cell>
          <table:table-cell table:style-name="ce43" office:value-type="float" office:value="0.991633393482" calcext:value-type="float">
            <text:p>0.992</text:p>
          </table:table-cell>
          <table:table-cell table:style-name="ce43" office:value-type="float" office:value="0.803191471865" calcext:value-type="float">
            <text:p>0.803</text:p>
          </table:table-cell>
          <table:table-cell table:style-name="ce43" office:value-type="float" office:value="0.320115479585" calcext:value-type="float">
            <text:p>0.320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186828767947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884553777741" calcext:value-type="float">
            <text:p>0.0885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178775987361" calcext:value-type="float">
            <text:p>0.0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8808683232" calcext:value-type="float">
            <text:p>0.188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6_2</text:p>
          </table:table-cell>
          <table:table-cell table:style-name="ce43" office:value-type="float" office:value="0.991288618148" calcext:value-type="float">
            <text:p>0.991</text:p>
          </table:table-cell>
          <table:table-cell table:style-name="ce43" office:value-type="float" office:value="0.991431678211" calcext:value-type="float">
            <text:p>0.991</text:p>
          </table:table-cell>
          <table:table-cell table:style-name="ce43" office:value-type="float" office:value="0.991354847409" calcext:value-type="float">
            <text:p>0.991</text:p>
          </table:table-cell>
          <table:table-cell table:style-name="ce43" office:value-type="float" office:value="0.0000335609800913" calcext:value-type="float">
            <text:p>0.000</text:p>
          </table:table-cell>
          <table:table-cell table:style-name="ce43" office:value-type="float" office:value="0.921469615973" calcext:value-type="float">
            <text:p>0.921</text:p>
          </table:table-cell>
          <table:table-cell table:style-name="ce43" office:value-type="float" office:value="0.989408542328" calcext:value-type="float">
            <text:p>0.989</text:p>
          </table:table-cell>
          <table:table-cell table:style-name="ce43" office:value-type="float" office:value="0.985576798233" calcext:value-type="float">
            <text:p>0.986</text:p>
          </table:table-cell>
          <table:table-cell table:style-name="ce43" office:value-type="float" office:value="0.0144426286552" calcext:value-type="float">
            <text:p>0.014</text:p>
          </table:table-cell>
          <table:table-cell table:style-name="ce43" office:value-type="float" office:value="0.98786439544" calcext:value-type="float">
            <text:p>0.988</text:p>
          </table:table-cell>
          <table:table-cell table:style-name="ce43" office:value-type="float" office:value="0.989439201186" calcext:value-type="float">
            <text:p>0.989</text:p>
          </table:table-cell>
          <table:table-cell table:style-name="ce43" office:value-type="float" office:value="0.988716988986" calcext:value-type="float">
            <text:p>0.989</text:p>
          </table:table-cell>
          <table:table-cell table:style-name="ce43" office:value-type="float" office:value="0.000402417084725" calcext:value-type="float">
            <text:p>0.000</text:p>
          </table:table-cell>
          <table:table-cell table:style-name="ce43" office:value-type="float" office:value="0.989490543181" calcext:value-type="float">
            <text:p>0.989</text:p>
          </table:table-cell>
          <table:table-cell table:style-name="ce85" office:value-type="float" office:value="0.98949054794" calcext:value-type="float">
            <text:p>0.989</text:p>
          </table:table-cell>
          <table:table-cell table:style-name="ce43" office:value-type="float" office:value="0.98949054568" calcext:value-type="float">
            <text:p>0.989</text:p>
          </table:table-cell>
          <table:table-cell table:style-name="ce43" office:value-type="float" office:value="0.00000000128578662624" calcext:value-type="float">
            <text:p>0.000</text:p>
          </table:table-cell>
          <table:table-cell table:style-name="ce43" office:value-type="float" office:value="0.903931542995" calcext:value-type="float">
            <text:p>0.904</text:p>
          </table:table-cell>
          <table:table-cell table:style-name="ce43" office:value-type="float" office:value="0.991587382696" calcext:value-type="float">
            <text:p>0.992</text:p>
          </table:table-cell>
          <table:table-cell table:style-name="ce42" office:value-type="float" office:value="0.985229200619" calcext:value-type="float">
            <text:p>0.985</text:p>
          </table:table-cell>
          <table:table-cell table:style-name="ce43" office:value-type="float" office:value="0.0212334010229" calcext:value-type="float">
            <text:p>0.021</text:p>
          </table:table-cell>
          <table:table-cell/>
          <table:table-cell table:style-name="ce40" office:value-type="string" calcext:value-type="string">
            <text:p>DTLZ5_2</text:p>
          </table:table-cell>
          <table:table-cell table:style-name="ce43" office:value-type="float" office:value="0.991348785751" calcext:value-type="float">
            <text:p>0.991</text:p>
          </table:table-cell>
          <table:table-cell table:style-name="ce43" office:value-type="float" office:value="0.991292999342" calcext:value-type="float">
            <text:p>0.991</text:p>
          </table:table-cell>
          <table:table-cell table:style-name="ce43" office:value-type="float" office:value="0.0000256065791876" calcext:value-type="float">
            <text:p>0.000</text:p>
          </table:table-cell>
          <table:table-cell table:style-name="ce43" office:value-type="float" office:value="0.989411929469" calcext:value-type="float">
            <text:p>0.989</text:p>
          </table:table-cell>
          <table:table-cell table:style-name="ce43" office:value-type="float" office:value="0.989408550471" calcext:value-type="float">
            <text:p>0.989</text:p>
          </table:table-cell>
          <table:table-cell table:style-name="ce43" office:value-type="float" office:value="0.00000108063780336" calcext:value-type="float">
            <text:p>0.000</text:p>
          </table:table-cell>
          <table:table-cell table:style-name="ce43" office:value-type="float" office:value="0.987001042542" calcext:value-type="float">
            <text:p>0.987</text:p>
          </table:table-cell>
          <table:table-cell table:style-name="ce43" office:value-type="float" office:value="0.985631763294" calcext:value-type="float">
            <text:p>0.986</text:p>
          </table:table-cell>
          <table:table-cell table:style-name="ce43" office:value-type="float" office:value="0.000609227163508" calcext:value-type="float">
            <text:p>0.001</text:p>
          </table:table-cell>
          <table:table-cell table:style-name="ce43" office:value-type="float" office:value="0.989490548387" calcext:value-type="float">
            <text:p>0.989</text:p>
          </table:table-cell>
          <table:table-cell table:style-name="ce43" office:value-type="float" office:value="0.989490545023" calcext:value-type="float">
            <text:p>0.989</text:p>
          </table:table-cell>
          <table:table-cell table:style-name="ce43" office:value-type="float" office:value="0.00000000169198746314" calcext:value-type="float">
            <text:p>0.000</text:p>
          </table:table-cell>
          <table:table-cell table:style-name="ce43" office:value-type="float" office:value="0.991596761062" calcext:value-type="float">
            <text:p>0.992</text:p>
          </table:table-cell>
          <table:table-cell table:style-name="ce43" office:value-type="float" office:value="0.991514426093" calcext:value-type="float">
            <text:p>0.992</text:p>
          </table:table-cell>
          <table:table-cell table:style-name="ce43" office:value-type="float" office:value="0.0000443563872065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221426751175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10587562172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588266279905" calcext:value-type="float">
            <text:p>0.005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6" office:value-type="float" office:value="0.00202388106986" calcext:value-type="float">
            <text:p>0.0020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7_2</text:p>
          </table:table-cell>
          <table:table-cell table:style-name="ce43" office:value-type="float" office:value="0.997174074287" calcext:value-type="float">
            <text:p>0.997</text:p>
          </table:table-cell>
          <table:table-cell table:style-name="ce43" office:value-type="float" office:value="0.997225635023" calcext:value-type="float">
            <text:p>0.997</text:p>
          </table:table-cell>
          <table:table-cell table:style-name="ce43" office:value-type="float" office:value="0.997196449048" calcext:value-type="float">
            <text:p>0.997</text:p>
          </table:table-cell>
          <table:table-cell table:style-name="ce43" office:value-type="float" office:value="0.0000121995824828" calcext:value-type="float">
            <text:p>0.000</text:p>
          </table:table-cell>
          <table:table-cell table:style-name="ce43" office:value-type="float" office:value="0.99588011363" calcext:value-type="float">
            <text:p>0.996</text:p>
          </table:table-cell>
          <table:table-cell table:style-name="ce43" office:value-type="float" office:value="0.995895435903" calcext:value-type="float">
            <text:p>0.996</text:p>
          </table:table-cell>
          <table:table-cell table:style-name="ce43" office:value-type="float" office:value="0.995889470195" calcext:value-type="float">
            <text:p>0.996</text:p>
          </table:table-cell>
          <table:table-cell table:style-name="ce43" office:value-type="float" office:value="0.00000583639542712" calcext:value-type="float">
            <text:p>0.000</text:p>
          </table:table-cell>
          <table:table-cell table:style-name="ce43" office:value-type="float" office:value="0.995910612899" calcext:value-type="float">
            <text:p>0.996</text:p>
          </table:table-cell>
          <table:table-cell table:style-name="ce43" office:value-type="float" office:value="0.996656034456" calcext:value-type="float">
            <text:p>0.997</text:p>
          </table:table-cell>
          <table:table-cell table:style-name="ce43" office:value-type="float" office:value="0.996343264335" calcext:value-type="float">
            <text:p>0.996</text:p>
          </table:table-cell>
          <table:table-cell table:style-name="ce43" office:value-type="float" office:value="0.000177039751804" calcext:value-type="float">
            <text:p>0.000</text:p>
          </table:table-cell>
          <table:table-cell table:style-name="ce43" office:value-type="float" office:value="0.995903813807" calcext:value-type="float">
            <text:p>0.996</text:p>
          </table:table-cell>
          <table:table-cell table:style-name="ce85" office:value-type="float" office:value="0.996126812041" calcext:value-type="float">
            <text:p>0.996</text:p>
          </table:table-cell>
          <table:table-cell table:style-name="ce42" office:value-type="float" office:value="0.996019143014" calcext:value-type="float">
            <text:p>0.996</text:p>
          </table:table-cell>
          <table:table-cell table:style-name="ce43" office:value-type="float" office:value="0.0000562084025024" calcext:value-type="float">
            <text:p>0.000</text:p>
          </table:table-cell>
          <table:table-cell table:style-name="ce43" office:value-type="float" office:value="0.997154116124" calcext:value-type="float">
            <text:p>0.997</text:p>
          </table:table-cell>
          <table:table-cell table:style-name="ce43" office:value-type="float" office:value="0.997193889857" calcext:value-type="float">
            <text:p>0.997</text:p>
          </table:table-cell>
          <table:table-cell table:style-name="ce42" office:value-type="float" office:value="0.997172353478" calcext:value-type="float">
            <text:p>0.997</text:p>
          </table:table-cell>
          <table:table-cell table:style-name="ce43" office:value-type="float" office:value="0.0000115199230357" calcext:value-type="float">
            <text:p>0.000</text:p>
          </table:table-cell>
          <table:table-cell/>
          <table:table-cell table:style-name="ce40" office:value-type="string" calcext:value-type="string">
            <text:p>DTLZ6_2</text:p>
          </table:table-cell>
          <table:table-cell table:style-name="ce43" office:value-type="float" office:value="0.991431678211" calcext:value-type="float">
            <text:p>0.991</text:p>
          </table:table-cell>
          <table:table-cell table:style-name="ce43" office:value-type="float" office:value="0.991354847409" calcext:value-type="float">
            <text:p>0.991</text:p>
          </table:table-cell>
          <table:table-cell table:style-name="ce43" office:value-type="float" office:value="0.0000335609800913" calcext:value-type="float">
            <text:p>0.000</text:p>
          </table:table-cell>
          <table:table-cell table:style-name="ce43" office:value-type="float" office:value="0.989408542328" calcext:value-type="float">
            <text:p>0.989</text:p>
          </table:table-cell>
          <table:table-cell table:style-name="ce43" office:value-type="float" office:value="0.985576798233" calcext:value-type="float">
            <text:p>0.986</text:p>
          </table:table-cell>
          <table:table-cell table:style-name="ce43" office:value-type="float" office:value="0.0144426286552" calcext:value-type="float">
            <text:p>0.014</text:p>
          </table:table-cell>
          <table:table-cell table:style-name="ce43" office:value-type="float" office:value="0.989439201186" calcext:value-type="float">
            <text:p>0.989</text:p>
          </table:table-cell>
          <table:table-cell table:style-name="ce43" office:value-type="float" office:value="0.988716988986" calcext:value-type="float">
            <text:p>0.989</text:p>
          </table:table-cell>
          <table:table-cell table:style-name="ce43" office:value-type="float" office:value="0.000402417084725" calcext:value-type="float">
            <text:p>0.000</text:p>
          </table:table-cell>
          <table:table-cell table:style-name="ce43" office:value-type="float" office:value="0.98949054794" calcext:value-type="float">
            <text:p>0.989</text:p>
          </table:table-cell>
          <table:table-cell table:style-name="ce43" office:value-type="float" office:value="0.98949054568" calcext:value-type="float">
            <text:p>0.989</text:p>
          </table:table-cell>
          <table:table-cell table:style-name="ce43" office:value-type="float" office:value="0.00000000128578662624" calcext:value-type="float">
            <text:p>0.000</text:p>
          </table:table-cell>
          <table:table-cell table:style-name="ce43" office:value-type="float" office:value="0.991587382696" calcext:value-type="float">
            <text:p>0.992</text:p>
          </table:table-cell>
          <table:table-cell table:style-name="ce43" office:value-type="float" office:value="0.985229200619" calcext:value-type="float">
            <text:p>0.985</text:p>
          </table:table-cell>
          <table:table-cell table:style-name="ce43" office:value-type="float" office:value="0.0212334010229" calcext:value-type="float">
            <text:p>0.02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577804917591" calcext:value-type="float">
            <text:p>0.005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263785842368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186430172902" calcext:value-type="float">
            <text:p>0.0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61256467899" calcext:value-type="float">
            <text:p>0.006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1_2</text:p>
          </table:table-cell>
          <table:table-cell table:style-name="ce43" office:value-type="float" office:value="0.994723450705" calcext:value-type="float">
            <text:p>0.995</text:p>
          </table:table-cell>
          <table:table-cell table:style-name="ce43" office:value-type="float" office:value="0.99483277516" calcext:value-type="float">
            <text:p>0.995</text:p>
          </table:table-cell>
          <table:table-cell table:style-name="ce43" office:value-type="float" office:value="0.994791712868" calcext:value-type="float">
            <text:p>0.995</text:p>
          </table:table-cell>
          <table:table-cell table:style-name="ce43" office:value-type="float" office:value="0.0000284122850803" calcext:value-type="float">
            <text:p>0.000</text:p>
          </table:table-cell>
          <table:table-cell table:style-name="ce43" office:value-type="float" office:value="0.984250941816" calcext:value-type="float">
            <text:p>0.984</text:p>
          </table:table-cell>
          <table:table-cell table:style-name="ce43" office:value-type="float" office:value="0.987157113282" calcext:value-type="float">
            <text:p>0.987</text:p>
          </table:table-cell>
          <table:table-cell table:style-name="ce43" office:value-type="float" office:value="0.985794617547" calcext:value-type="float">
            <text:p>0.986</text:p>
          </table:table-cell>
          <table:table-cell table:style-name="ce43" office:value-type="float" office:value="0.000610264155179" calcext:value-type="float">
            <text:p>0.001</text:p>
          </table:table-cell>
          <table:table-cell table:style-name="ce43" office:value-type="float" office:value="0.986742246017" calcext:value-type="float">
            <text:p>0.987</text:p>
          </table:table-cell>
          <table:table-cell table:style-name="ce43" office:value-type="float" office:value="0.98947496456" calcext:value-type="float">
            <text:p>0.989</text:p>
          </table:table-cell>
          <table:table-cell table:style-name="ce43" office:value-type="float" office:value="0.988175262908" calcext:value-type="float">
            <text:p>0.988</text:p>
          </table:table-cell>
          <table:table-cell table:style-name="ce43" office:value-type="float" office:value="0.000724997652838" calcext:value-type="float">
            <text:p>0.001</text:p>
          </table:table-cell>
          <table:table-cell table:style-name="ce43" office:value-type="float" office:value="0.989138845184" calcext:value-type="float">
            <text:p>0.989</text:p>
          </table:table-cell>
          <table:table-cell table:style-name="ce43" office:value-type="float" office:value="0.992163795277" calcext:value-type="float">
            <text:p>0.992</text:p>
          </table:table-cell>
          <table:table-cell table:style-name="ce43" office:value-type="float" office:value="0.991146355862" calcext:value-type="float">
            <text:p>0.991</text:p>
          </table:table-cell>
          <table:table-cell table:style-name="ce43" office:value-type="float" office:value="0.000656361101031" calcext:value-type="float">
            <text:p>0.001</text:p>
          </table:table-cell>
          <table:table-cell table:style-name="ce43" office:value-type="float" office:value="0.991088453063" calcext:value-type="float">
            <text:p>0.991</text:p>
          </table:table-cell>
          <table:table-cell table:style-name="ce43" office:value-type="float" office:value="0.992177399256" calcext:value-type="float">
            <text:p>0.992</text:p>
          </table:table-cell>
          <table:table-cell table:style-name="ce42" office:value-type="float" office:value="0.99171410178" calcext:value-type="float">
            <text:p>0.992</text:p>
          </table:table-cell>
          <table:table-cell table:style-name="ce43" office:value-type="float" office:value="0.000238460620691" calcext:value-type="float">
            <text:p>0.000</text:p>
          </table:table-cell>
          <table:table-cell/>
          <table:table-cell table:style-name="ce40" office:value-type="string" calcext:value-type="string">
            <text:p>DTLZ7_2</text:p>
          </table:table-cell>
          <table:table-cell table:style-name="ce43" office:value-type="float" office:value="0.997225635023" calcext:value-type="float">
            <text:p>0.997</text:p>
          </table:table-cell>
          <table:table-cell table:style-name="ce43" office:value-type="float" office:value="0.997196449048" calcext:value-type="float">
            <text:p>0.997</text:p>
          </table:table-cell>
          <table:table-cell table:style-name="ce43" office:value-type="float" office:value="0.0000121995824828" calcext:value-type="float">
            <text:p>0.000</text:p>
          </table:table-cell>
          <table:table-cell table:style-name="ce43" office:value-type="float" office:value="0.995895435903" calcext:value-type="float">
            <text:p>0.996</text:p>
          </table:table-cell>
          <table:table-cell table:style-name="ce43" office:value-type="float" office:value="0.995889470195" calcext:value-type="float">
            <text:p>0.996</text:p>
          </table:table-cell>
          <table:table-cell table:style-name="ce43" office:value-type="float" office:value="0.00000583639542712" calcext:value-type="float">
            <text:p>0.000</text:p>
          </table:table-cell>
          <table:table-cell table:style-name="ce43" office:value-type="float" office:value="0.996656034456" calcext:value-type="float">
            <text:p>0.997</text:p>
          </table:table-cell>
          <table:table-cell table:style-name="ce43" office:value-type="float" office:value="0.996343264335" calcext:value-type="float">
            <text:p>0.996</text:p>
          </table:table-cell>
          <table:table-cell table:style-name="ce43" office:value-type="float" office:value="0.000177039751804" calcext:value-type="float">
            <text:p>0.000</text:p>
          </table:table-cell>
          <table:table-cell table:style-name="ce43" office:value-type="float" office:value="0.996126812041" calcext:value-type="float">
            <text:p>0.996</text:p>
          </table:table-cell>
          <table:table-cell table:style-name="ce43" office:value-type="float" office:value="0.996019143014" calcext:value-type="float">
            <text:p>0.996</text:p>
          </table:table-cell>
          <table:table-cell table:style-name="ce43" office:value-type="float" office:value="0.0000562084025024" calcext:value-type="float">
            <text:p>0.000</text:p>
          </table:table-cell>
          <table:table-cell table:style-name="ce43" office:value-type="float" office:value="0.997193889857" calcext:value-type="float">
            <text:p>0.997</text:p>
          </table:table-cell>
          <table:table-cell table:style-name="ce43" office:value-type="float" office:value="0.997172353478" calcext:value-type="float">
            <text:p>0.997</text:p>
          </table:table-cell>
          <table:table-cell table:style-name="ce43" office:value-type="float" office:value="0.0000115199230357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130697885293" calcext:value-type="float">
            <text:p>0.001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0853184712996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117730603339" calcext:value-type="float">
            <text:p>0.001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.0000240955701388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2_2</text:p>
          </table:table-cell>
          <table:table-cell table:style-name="ce43" office:value-type="float" office:value="0.994250240704" calcext:value-type="float">
            <text:p>0.994</text:p>
          </table:table-cell>
          <table:table-cell table:style-name="ce43" office:value-type="float" office:value="0.994706646142" calcext:value-type="float">
            <text:p>0.995</text:p>
          </table:table-cell>
          <table:table-cell table:style-name="ce43" office:value-type="float" office:value="0.994501333793" calcext:value-type="float">
            <text:p>0.995</text:p>
          </table:table-cell>
          <table:table-cell table:style-name="ce43" office:value-type="float" office:value="0.0000908830139415" calcext:value-type="float">
            <text:p>0.000</text:p>
          </table:table-cell>
          <table:table-cell table:style-name="ce43" office:value-type="float" office:value="0.985560678522" calcext:value-type="float">
            <text:p>0.986</text:p>
          </table:table-cell>
          <table:table-cell table:style-name="ce43" office:value-type="float" office:value="0.989994581058" calcext:value-type="float">
            <text:p>0.990</text:p>
          </table:table-cell>
          <table:table-cell table:style-name="ce43" office:value-type="float" office:value="0.988273677994" calcext:value-type="float">
            <text:p>0.988</text:p>
          </table:table-cell>
          <table:table-cell table:style-name="ce43" office:value-type="float" office:value="0.00122280864328" calcext:value-type="float">
            <text:p>0.001</text:p>
          </table:table-cell>
          <table:table-cell table:style-name="ce43" office:value-type="float" office:value="0.979073133802" calcext:value-type="float">
            <text:p>0.979</text:p>
          </table:table-cell>
          <table:table-cell table:style-name="ce43" office:value-type="float" office:value="0.983756425209" calcext:value-type="float">
            <text:p>0.984</text:p>
          </table:table-cell>
          <table:table-cell table:style-name="ce43" office:value-type="float" office:value="0.981589758464" calcext:value-type="float">
            <text:p>0.982</text:p>
          </table:table-cell>
          <table:table-cell table:style-name="ce43" office:value-type="float" office:value="0.0010361976499" calcext:value-type="float">
            <text:p>0.001</text:p>
          </table:table-cell>
          <table:table-cell table:style-name="ce43" office:value-type="float" office:value="0.972690050167" calcext:value-type="float">
            <text:p>0.973</text:p>
          </table:table-cell>
          <table:table-cell table:style-name="ce43" office:value-type="float" office:value="0.986160697034" calcext:value-type="float">
            <text:p>0.986</text:p>
          </table:table-cell>
          <table:table-cell table:style-name="ce43" office:value-type="float" office:value="0.980888562427" calcext:value-type="float">
            <text:p>0.981</text:p>
          </table:table-cell>
          <table:table-cell table:style-name="ce43" office:value-type="float" office:value="0.00327591233324" calcext:value-type="float">
            <text:p>0.003</text:p>
          </table:table-cell>
          <table:table-cell table:style-name="ce43" office:value-type="float" office:value="0.984095224016" calcext:value-type="float">
            <text:p>0.984</text:p>
          </table:table-cell>
          <table:table-cell table:style-name="ce43" office:value-type="float" office:value="0.988139134833" calcext:value-type="float">
            <text:p>0.988</text:p>
          </table:table-cell>
          <table:table-cell table:style-name="ce42" office:value-type="float" office:value="0.986692231253" calcext:value-type="float">
            <text:p>0.987</text:p>
          </table:table-cell>
          <table:table-cell table:style-name="ce43" office:value-type="float" office:value="0.00103713456077" calcext:value-type="float">
            <text:p>0.001</text:p>
          </table:table-cell>
          <table:table-cell/>
          <table:table-cell table:style-name="ce40" office:value-type="string" calcext:value-type="string">
            <text:p>UF1_2</text:p>
          </table:table-cell>
          <table:table-cell table:style-name="ce43" office:value-type="float" office:value="0.99483277516" calcext:value-type="float">
            <text:p>0.995</text:p>
          </table:table-cell>
          <table:table-cell table:style-name="ce43" office:value-type="float" office:value="0.994791712868" calcext:value-type="float">
            <text:p>0.995</text:p>
          </table:table-cell>
          <table:table-cell table:style-name="ce43" office:value-type="float" office:value="0.0000284122850803" calcext:value-type="float">
            <text:p>0.000</text:p>
          </table:table-cell>
          <table:table-cell table:style-name="ce43" office:value-type="float" office:value="0.987157113282" calcext:value-type="float">
            <text:p>0.987</text:p>
          </table:table-cell>
          <table:table-cell table:style-name="ce43" office:value-type="float" office:value="0.985794617547" calcext:value-type="float">
            <text:p>0.986</text:p>
          </table:table-cell>
          <table:table-cell table:style-name="ce43" office:value-type="float" office:value="0.000610264155179" calcext:value-type="float">
            <text:p>0.001</text:p>
          </table:table-cell>
          <table:table-cell table:style-name="ce43" office:value-type="float" office:value="0.98947496456" calcext:value-type="float">
            <text:p>0.989</text:p>
          </table:table-cell>
          <table:table-cell table:style-name="ce43" office:value-type="float" office:value="0.988175262908" calcext:value-type="float">
            <text:p>0.988</text:p>
          </table:table-cell>
          <table:table-cell table:style-name="ce43" office:value-type="float" office:value="0.000724997652838" calcext:value-type="float">
            <text:p>0.001</text:p>
          </table:table-cell>
          <table:table-cell table:style-name="ce43" office:value-type="float" office:value="0.992163795277" calcext:value-type="float">
            <text:p>0.992</text:p>
          </table:table-cell>
          <table:table-cell table:style-name="ce43" office:value-type="float" office:value="0.991146355862" calcext:value-type="float">
            <text:p>0.991</text:p>
          </table:table-cell>
          <table:table-cell table:style-name="ce43" office:value-type="float" office:value="0.000656361101031" calcext:value-type="float">
            <text:p>0.001</text:p>
          </table:table-cell>
          <table:table-cell table:style-name="ce43" office:value-type="float" office:value="0.992177399256" calcext:value-type="float">
            <text:p>0.992</text:p>
          </table:table-cell>
          <table:table-cell table:style-name="ce43" office:value-type="float" office:value="0.99171410178" calcext:value-type="float">
            <text:p>0.992</text:p>
          </table:table-cell>
          <table:table-cell table:style-name="ce43" office:value-type="float" office:value="0.000238460620691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899709532102" calcext:value-type="float">
            <text:p>0.009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661644996024" calcext:value-type="float">
            <text:p>0.006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364535700569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307761108791" calcext:value-type="float">
            <text:p>0.003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3_2</text:p>
          </table:table-cell>
          <table:table-cell table:style-name="ce43" office:value-type="float" office:value="0.862470021597" calcext:value-type="float">
            <text:p>0.862</text:p>
          </table:table-cell>
          <table:table-cell table:style-name="ce43" office:value-type="float" office:value="0.937805034961" calcext:value-type="float">
            <text:p>0.938</text:p>
          </table:table-cell>
          <table:table-cell table:style-name="ce43" office:value-type="float" office:value="0.906108845997" calcext:value-type="float">
            <text:p>0.906</text:p>
          </table:table-cell>
          <table:table-cell table:style-name="ce43" office:value-type="float" office:value="0.0156812905054" calcext:value-type="float">
            <text:p>0.016</text:p>
          </table:table-cell>
          <table:table-cell table:style-name="ce43" office:value-type="float" office:value="0.988058152406" calcext:value-type="float">
            <text:p>0.988</text:p>
          </table:table-cell>
          <table:table-cell table:style-name="ce43" office:value-type="float" office:value="0.991396850994" calcext:value-type="float">
            <text:p>0.991</text:p>
          </table:table-cell>
          <table:table-cell table:style-name="ce43" office:value-type="float" office:value="0.990001960516" calcext:value-type="float">
            <text:p>0.990</text:p>
          </table:table-cell>
          <table:table-cell table:style-name="ce43" office:value-type="float" office:value="0.000910621359308" calcext:value-type="float">
            <text:p>0.001</text:p>
          </table:table-cell>
          <table:table-cell table:style-name="ce43" office:value-type="float" office:value="0.966505987482" calcext:value-type="float">
            <text:p>0.967</text:p>
          </table:table-cell>
          <table:table-cell table:style-name="ce43" office:value-type="float" office:value="0.988330101906" calcext:value-type="float">
            <text:p>0.988</text:p>
          </table:table-cell>
          <table:table-cell table:style-name="ce43" office:value-type="float" office:value="0.985031852132" calcext:value-type="float">
            <text:p>0.985</text:p>
          </table:table-cell>
          <table:table-cell table:style-name="ce43" office:value-type="float" office:value="0.00400408679071" calcext:value-type="float">
            <text:p>0.004</text:p>
          </table:table-cell>
          <table:table-cell table:style-name="ce43" office:value-type="float" office:value="0.903832633837" calcext:value-type="float">
            <text:p>0.904</text:p>
          </table:table-cell>
          <table:table-cell table:style-name="ce43" office:value-type="float" office:value="0.985370635469" calcext:value-type="float">
            <text:p>0.985</text:p>
          </table:table-cell>
          <table:table-cell table:style-name="ce42" office:value-type="float" office:value="0.967540264717" calcext:value-type="float">
            <text:p>0.968</text:p>
          </table:table-cell>
          <table:table-cell table:style-name="ce43" office:value-type="float" office:value="0.0194396332709" calcext:value-type="float">
            <text:p>0.019</text:p>
          </table:table-cell>
          <table:table-cell table:style-name="ce43" office:value-type="float" office:value="0.968320783244" calcext:value-type="float">
            <text:p>0.968</text:p>
          </table:table-cell>
          <table:table-cell table:style-name="ce43" office:value-type="float" office:value="0.99086742578" calcext:value-type="float">
            <text:p>0.991</text:p>
          </table:table-cell>
          <table:table-cell table:style-name="ce43" office:value-type="float" office:value="0.981826048239" calcext:value-type="float">
            <text:p>0.982</text:p>
          </table:table-cell>
          <table:table-cell table:style-name="ce43" office:value-type="float" office:value="0.00487145949164" calcext:value-type="float">
            <text:p>0.005</text:p>
          </table:table-cell>
          <table:table-cell/>
          <table:table-cell table:style-name="ce40" office:value-type="string" calcext:value-type="string">
            <text:p>UF2_2</text:p>
          </table:table-cell>
          <table:table-cell table:style-name="ce43" office:value-type="float" office:value="0.994706646142" calcext:value-type="float">
            <text:p>0.995</text:p>
          </table:table-cell>
          <table:table-cell table:style-name="ce43" office:value-type="float" office:value="0.994501333793" calcext:value-type="float">
            <text:p>0.995</text:p>
          </table:table-cell>
          <table:table-cell table:style-name="ce43" office:value-type="float" office:value="0.0000908830139415" calcext:value-type="float">
            <text:p>0.000</text:p>
          </table:table-cell>
          <table:table-cell table:style-name="ce43" office:value-type="float" office:value="0.989994581058" calcext:value-type="float">
            <text:p>0.990</text:p>
          </table:table-cell>
          <table:table-cell table:style-name="ce43" office:value-type="float" office:value="0.988273677994" calcext:value-type="float">
            <text:p>0.988</text:p>
          </table:table-cell>
          <table:table-cell table:style-name="ce43" office:value-type="float" office:value="0.00122280864328" calcext:value-type="float">
            <text:p>0.001</text:p>
          </table:table-cell>
          <table:table-cell table:style-name="ce43" office:value-type="float" office:value="0.983756425209" calcext:value-type="float">
            <text:p>0.984</text:p>
          </table:table-cell>
          <table:table-cell table:style-name="ce43" office:value-type="float" office:value="0.981589758464" calcext:value-type="float">
            <text:p>0.982</text:p>
          </table:table-cell>
          <table:table-cell table:style-name="ce43" office:value-type="float" office:value="0.0010361976499" calcext:value-type="float">
            <text:p>0.001</text:p>
          </table:table-cell>
          <table:table-cell table:style-name="ce43" office:value-type="float" office:value="0.986160697034" calcext:value-type="float">
            <text:p>0.986</text:p>
          </table:table-cell>
          <table:table-cell table:style-name="ce43" office:value-type="float" office:value="0.980888562427" calcext:value-type="float">
            <text:p>0.981</text:p>
          </table:table-cell>
          <table:table-cell table:style-name="ce43" office:value-type="float" office:value="0.00327591233324" calcext:value-type="float">
            <text:p>0.003</text:p>
          </table:table-cell>
          <table:table-cell table:style-name="ce43" office:value-type="float" office:value="0.988139134833" calcext:value-type="float">
            <text:p>0.988</text:p>
          </table:table-cell>
          <table:table-cell table:style-name="ce43" office:value-type="float" office:value="0.986692231253" calcext:value-type="float">
            <text:p>0.987</text:p>
          </table:table-cell>
          <table:table-cell table:style-name="ce43" office:value-type="float" office:value="0.00103713456077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622765579893" calcext:value-type="float">
            <text:p>0.0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129115753286" calcext:value-type="float">
            <text:p>0.012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136127713658" calcext:value-type="float">
            <text:p>0.01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780910253939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4_2</text:p>
          </table:table-cell>
          <table:table-cell table:style-name="ce43" office:value-type="float" office:value="0.974270117271" calcext:value-type="float">
            <text:p>0.974</text:p>
          </table:table-cell>
          <table:table-cell table:style-name="ce43" office:value-type="float" office:value="0.978923304338" calcext:value-type="float">
            <text:p>0.979</text:p>
          </table:table-cell>
          <table:table-cell table:style-name="ce43" office:value-type="float" office:value="0.976694586079" calcext:value-type="float">
            <text:p>0.977</text:p>
          </table:table-cell>
          <table:table-cell table:style-name="ce43" office:value-type="float" office:value="0.0012683521573" calcext:value-type="float">
            <text:p>0.001</text:p>
          </table:table-cell>
          <table:table-cell table:style-name="ce43" office:value-type="float" office:value="0.888184587163" calcext:value-type="float">
            <text:p>0.888</text:p>
          </table:table-cell>
          <table:table-cell table:style-name="ce43" office:value-type="float" office:value="0.914374842361" calcext:value-type="float">
            <text:p>0.914</text:p>
          </table:table-cell>
          <table:table-cell table:style-name="ce43" office:value-type="float" office:value="0.904032591257" calcext:value-type="float">
            <text:p>0.904</text:p>
          </table:table-cell>
          <table:table-cell table:style-name="ce43" office:value-type="float" office:value="0.00557407970266" calcext:value-type="float">
            <text:p>0.006</text:p>
          </table:table-cell>
          <table:table-cell table:style-name="ce43" office:value-type="float" office:value="0.868639370903" calcext:value-type="float">
            <text:p>0.869</text:p>
          </table:table-cell>
          <table:table-cell table:style-name="ce43" office:value-type="float" office:value="0.891806284675" calcext:value-type="float">
            <text:p>0.892</text:p>
          </table:table-cell>
          <table:table-cell table:style-name="ce43" office:value-type="float" office:value="0.881687933552" calcext:value-type="float">
            <text:p>0.882</text:p>
          </table:table-cell>
          <table:table-cell table:style-name="ce43" office:value-type="float" office:value="0.00491698121832" calcext:value-type="float">
            <text:p>0.005</text:p>
          </table:table-cell>
          <table:table-cell table:style-name="ce43" office:value-type="float" office:value="0.86616101963" calcext:value-type="float">
            <text:p>0.866</text:p>
          </table:table-cell>
          <table:table-cell table:style-name="ce43" office:value-type="float" office:value="0.880226612758" calcext:value-type="float">
            <text:p>0.880</text:p>
          </table:table-cell>
          <table:table-cell table:style-name="ce43" office:value-type="float" office:value="0.87564153281" calcext:value-type="float">
            <text:p>0.876</text:p>
          </table:table-cell>
          <table:table-cell table:style-name="ce43" office:value-type="float" office:value="0.002791990761" calcext:value-type="float">
            <text:p>0.003</text:p>
          </table:table-cell>
          <table:table-cell table:style-name="ce43" office:value-type="float" office:value="0.886916166797" calcext:value-type="float">
            <text:p>0.887</text:p>
          </table:table-cell>
          <table:table-cell table:style-name="ce43" office:value-type="float" office:value="0.901527003626" calcext:value-type="float">
            <text:p>0.902</text:p>
          </table:table-cell>
          <table:table-cell table:style-name="ce42" office:value-type="float" office:value="0.893338782007" calcext:value-type="float">
            <text:p>0.893</text:p>
          </table:table-cell>
          <table:table-cell table:style-name="ce43" office:value-type="float" office:value="0.00319107992507" calcext:value-type="float">
            <text:p>0.003</text:p>
          </table:table-cell>
          <table:table-cell/>
          <table:table-cell table:style-name="ce40" office:value-type="string" calcext:value-type="string">
            <text:p>UF3_2</text:p>
          </table:table-cell>
          <table:table-cell table:style-name="ce43" office:value-type="float" office:value="0.937805034961" calcext:value-type="float">
            <text:p>0.938</text:p>
          </table:table-cell>
          <table:table-cell table:style-name="ce43" office:value-type="float" office:value="0.906108845997" calcext:value-type="float">
            <text:p>0.906</text:p>
          </table:table-cell>
          <table:table-cell table:style-name="ce43" office:value-type="float" office:value="0.0156812905054" calcext:value-type="float">
            <text:p>0.016</text:p>
          </table:table-cell>
          <table:table-cell table:style-name="ce43" office:value-type="float" office:value="0.991396850994" calcext:value-type="float">
            <text:p>0.991</text:p>
          </table:table-cell>
          <table:table-cell table:style-name="ce43" office:value-type="float" office:value="0.990001960516" calcext:value-type="float">
            <text:p>0.990</text:p>
          </table:table-cell>
          <table:table-cell table:style-name="ce43" office:value-type="float" office:value="0.000910621359308" calcext:value-type="float">
            <text:p>0.001</text:p>
          </table:table-cell>
          <table:table-cell table:style-name="ce43" office:value-type="float" office:value="0.988330101906" calcext:value-type="float">
            <text:p>0.988</text:p>
          </table:table-cell>
          <table:table-cell table:style-name="ce43" office:value-type="float" office:value="0.985031852132" calcext:value-type="float">
            <text:p>0.985</text:p>
          </table:table-cell>
          <table:table-cell table:style-name="ce43" office:value-type="float" office:value="0.00400408679071" calcext:value-type="float">
            <text:p>0.004</text:p>
          </table:table-cell>
          <table:table-cell table:style-name="ce43" office:value-type="float" office:value="0.985370635469" calcext:value-type="float">
            <text:p>0.985</text:p>
          </table:table-cell>
          <table:table-cell table:style-name="ce43" office:value-type="float" office:value="0.967540264717" calcext:value-type="float">
            <text:p>0.968</text:p>
          </table:table-cell>
          <table:table-cell table:style-name="ce43" office:value-type="float" office:value="0.0194396332709" calcext:value-type="float">
            <text:p>0.019</text:p>
          </table:table-cell>
          <table:table-cell table:style-name="ce43" office:value-type="float" office:value="0.99086742578" calcext:value-type="float">
            <text:p>0.991</text:p>
          </table:table-cell>
          <table:table-cell table:style-name="ce43" office:value-type="float" office:value="0.981826048239" calcext:value-type="float">
            <text:p>0.982</text:p>
          </table:table-cell>
          <table:table-cell table:style-name="ce43" office:value-type="float" office:value="0.00487145949164" calcext:value-type="float">
            <text:p>0.00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838931145185" calcext:value-type="float">
            <text:p>0.0839</text:p>
          </table:table-cell>
          <table:table-cell office:value-type="float" office:value="-4" calcext:value-type="float">
            <text:p>-4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4970108384" calcext:value-type="float">
            <text:p>0.00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24616957989" calcext:value-type="float">
            <text:p>0.022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817591227678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5_2</text:p>
          </table:table-cell>
          <table:table-cell table:style-name="ce43" office:value-type="float" office:value="0.952222427025" calcext:value-type="float">
            <text:p>0.952</text:p>
          </table:table-cell>
          <table:table-cell table:style-name="ce43" office:value-type="float" office:value="0.989930024991" calcext:value-type="float">
            <text:p>0.990</text:p>
          </table:table-cell>
          <table:table-cell table:style-name="ce43" office:value-type="float" office:value="0.975075953774" calcext:value-type="float">
            <text:p>0.975</text:p>
          </table:table-cell>
          <table:table-cell table:style-name="ce43" office:value-type="float" office:value="0.00918878442148" calcext:value-type="float">
            <text:p>0.009</text:p>
          </table:table-cell>
          <table:table-cell table:style-name="ce43" office:value-type="float" office:value="0.130263430657" calcext:value-type="float">
            <text:p>0.130</text:p>
          </table:table-cell>
          <table:table-cell table:style-name="ce43" office:value-type="float" office:value="0.715163649635" calcext:value-type="float">
            <text:p>0.715</text:p>
          </table:table-cell>
          <table:table-cell table:style-name="ce43" office:value-type="float" office:value="0.439001456684" calcext:value-type="float">
            <text:p>0.439</text:p>
          </table:table-cell>
          <table:table-cell table:style-name="ce43" office:value-type="float" office:value="0.137313096492" calcext:value-type="float">
            <text:p>0.137</text:p>
          </table:table-cell>
          <table:table-cell table:style-name="ce43" office:value-type="float" office:value="0.391662773723" calcext:value-type="float">
            <text:p>0.392</text:p>
          </table:table-cell>
          <table:table-cell table:style-name="ce43" office:value-type="float" office:value="0.79197080292" calcext:value-type="float">
            <text:p>0.792</text:p>
          </table:table-cell>
          <table:table-cell table:style-name="ce43" office:value-type="float" office:value="0.734034742346" calcext:value-type="float">
            <text:p>0.734</text:p>
          </table:table-cell>
          <table:table-cell table:style-name="ce43" office:value-type="float" office:value="0.0874515983879" calcext:value-type="float">
            <text:p>0.087</text:p>
          </table:table-cell>
          <table:table-cell table:style-name="ce43" office:value-type="float" office:value="0.569662707368" calcext:value-type="float">
            <text:p>0.570</text:p>
          </table:table-cell>
          <table:table-cell table:style-name="ce43" office:value-type="float" office:value="0.776679366192" calcext:value-type="float">
            <text:p>0.777</text:p>
          </table:table-cell>
          <table:table-cell table:style-name="ce43" office:value-type="float" office:value="0.654474830696" calcext:value-type="float">
            <text:p>0.654</text:p>
          </table:table-cell>
          <table:table-cell table:style-name="ce43" office:value-type="float" office:value="0.0669138811578" calcext:value-type="float">
            <text:p>0.067</text:p>
          </table:table-cell>
          <table:table-cell table:style-name="ce43" office:value-type="float" office:value="0.29197080292" calcext:value-type="float">
            <text:p>0.292</text:p>
          </table:table-cell>
          <table:table-cell table:style-name="ce43" office:value-type="float" office:value="0.79197080292" calcext:value-type="float">
            <text:p>0.792</text:p>
          </table:table-cell>
          <table:table-cell table:style-name="ce42" office:value-type="float" office:value="0.733002359248" calcext:value-type="float">
            <text:p>0.733</text:p>
          </table:table-cell>
          <table:table-cell table:style-name="ce43" office:value-type="float" office:value="0.0921662934142" calcext:value-type="float">
            <text:p>0.092</text:p>
          </table:table-cell>
          <table:table-cell/>
          <table:table-cell table:style-name="ce40" office:value-type="string" calcext:value-type="string">
            <text:p>UF4_2</text:p>
          </table:table-cell>
          <table:table-cell table:style-name="ce43" office:value-type="float" office:value="0.978923304338" calcext:value-type="float">
            <text:p>0.979</text:p>
          </table:table-cell>
          <table:table-cell table:style-name="ce43" office:value-type="float" office:value="0.976694586079" calcext:value-type="float">
            <text:p>0.977</text:p>
          </table:table-cell>
          <table:table-cell table:style-name="ce43" office:value-type="float" office:value="0.0012683521573" calcext:value-type="float">
            <text:p>0.001</text:p>
          </table:table-cell>
          <table:table-cell table:style-name="ce43" office:value-type="float" office:value="0.914374842361" calcext:value-type="float">
            <text:p>0.914</text:p>
          </table:table-cell>
          <table:table-cell table:style-name="ce43" office:value-type="float" office:value="0.904032591257" calcext:value-type="float">
            <text:p>0.904</text:p>
          </table:table-cell>
          <table:table-cell table:style-name="ce43" office:value-type="float" office:value="0.00557407970266" calcext:value-type="float">
            <text:p>0.006</text:p>
          </table:table-cell>
          <table:table-cell table:style-name="ce43" office:value-type="float" office:value="0.891806284675" calcext:value-type="float">
            <text:p>0.892</text:p>
          </table:table-cell>
          <table:table-cell table:style-name="ce43" office:value-type="float" office:value="0.881687933552" calcext:value-type="float">
            <text:p>0.882</text:p>
          </table:table-cell>
          <table:table-cell table:style-name="ce43" office:value-type="float" office:value="0.00491698121832" calcext:value-type="float">
            <text:p>0.005</text:p>
          </table:table-cell>
          <table:table-cell table:style-name="ce43" office:value-type="float" office:value="0.880226612758" calcext:value-type="float">
            <text:p>0.880</text:p>
          </table:table-cell>
          <table:table-cell table:style-name="ce43" office:value-type="float" office:value="0.87564153281" calcext:value-type="float">
            <text:p>0.876</text:p>
          </table:table-cell>
          <table:table-cell table:style-name="ce43" office:value-type="float" office:value="0.002791990761" calcext:value-type="float">
            <text:p>0.003</text:p>
          </table:table-cell>
          <table:table-cell table:style-name="ce43" office:value-type="float" office:value="0.901527003626" calcext:value-type="float">
            <text:p>0.902</text:p>
          </table:table-cell>
          <table:table-cell table:style-name="ce43" office:value-type="float" office:value="0.893338782007" calcext:value-type="float">
            <text:p>0.893</text:p>
          </table:table-cell>
          <table:table-cell table:style-name="ce43" office:value-type="float" office:value="0.00319107992507" calcext:value-type="float">
            <text:p>0.003</text:p>
          </table:table-cell>
          <table:table-cell/>
          <table:table-cell office:value-type="string" calcext:value-type="string">
            <text:p>UF4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726619948223" calcext:value-type="float">
            <text:p>0.07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950066525278" calcext:value-type="float">
            <text:p>0.09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01053053269" calcext:value-type="float">
            <text:p>0.101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833558040722" calcext:value-type="float">
            <text:p>0.08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6_2</text:p>
          </table:table-cell>
          <table:table-cell table:style-name="ce43" office:value-type="float" office:value="0.911823510439" calcext:value-type="float">
            <text:p>0.912</text:p>
          </table:table-cell>
          <table:table-cell table:style-name="ce43" office:value-type="float" office:value="0.961798773918" calcext:value-type="float">
            <text:p>0.962</text:p>
          </table:table-cell>
          <table:table-cell table:style-name="ce43" office:value-type="float" office:value="0.937590095413" calcext:value-type="float">
            <text:p>0.938</text:p>
          </table:table-cell>
          <table:table-cell table:style-name="ce43" office:value-type="float" office:value="0.0133972645696" calcext:value-type="float">
            <text:p>0.013</text:p>
          </table:table-cell>
          <table:table-cell table:style-name="ce43" office:value-type="float" office:value="0.307955956198" calcext:value-type="float">
            <text:p>0.308</text:p>
          </table:table-cell>
          <table:table-cell table:style-name="ce43" office:value-type="float" office:value="0.928059272008" calcext:value-type="float">
            <text:p>0.928</text:p>
          </table:table-cell>
          <table:table-cell table:style-name="ce43" office:value-type="float" office:value="0.747933225076" calcext:value-type="float">
            <text:p>0.748</text:p>
          </table:table-cell>
          <table:table-cell table:style-name="ce43" office:value-type="float" office:value="0.175431982931" calcext:value-type="float">
            <text:p>0.175</text:p>
          </table:table-cell>
          <table:table-cell table:style-name="ce43" office:value-type="float" office:value="0.479508582683" calcext:value-type="float">
            <text:p>0.480</text:p>
          </table:table-cell>
          <table:table-cell table:style-name="ce43" office:value-type="float" office:value="0.869752114937" calcext:value-type="float">
            <text:p>0.870</text:p>
          </table:table-cell>
          <table:table-cell table:style-name="ce43" office:value-type="float" office:value="0.720428803054" calcext:value-type="float">
            <text:p>0.720</text:p>
          </table:table-cell>
          <table:table-cell table:style-name="ce43" office:value-type="float" office:value="0.0694845019051" calcext:value-type="float">
            <text:p>0.069</text:p>
          </table:table-cell>
          <table:table-cell table:style-name="ce43" office:value-type="float" office:value="0.550701302482" calcext:value-type="float">
            <text:p>0.551</text:p>
          </table:table-cell>
          <table:table-cell table:style-name="ce43" office:value-type="float" office:value="0.819618476056" calcext:value-type="float">
            <text:p>0.820</text:p>
          </table:table-cell>
          <table:table-cell table:style-name="ce43" office:value-type="float" office:value="0.708431323282" calcext:value-type="float">
            <text:p>0.708</text:p>
          </table:table-cell>
          <table:table-cell table:style-name="ce43" office:value-type="float" office:value="0.0433884656544" calcext:value-type="float">
            <text:p>0.043</text:p>
          </table:table-cell>
          <table:table-cell table:style-name="ce43" office:value-type="float" office:value="0.314713153691" calcext:value-type="float">
            <text:p>0.315</text:p>
          </table:table-cell>
          <table:table-cell table:style-name="ce43" office:value-type="float" office:value="0.827222233677" calcext:value-type="float">
            <text:p>0.827</text:p>
          </table:table-cell>
          <table:table-cell table:style-name="ce42" office:value-type="float" office:value="0.690733975646" calcext:value-type="float">
            <text:p>0.691</text:p>
          </table:table-cell>
          <table:table-cell table:style-name="ce43" office:value-type="float" office:value="0.0913295294873" calcext:value-type="float">
            <text:p>0.091</text:p>
          </table:table-cell>
          <table:table-cell/>
          <table:table-cell table:style-name="ce40" office:value-type="string" calcext:value-type="string">
            <text:p>UF5_2</text:p>
          </table:table-cell>
          <table:table-cell table:style-name="ce43" office:value-type="float" office:value="0.989930024991" calcext:value-type="float">
            <text:p>0.990</text:p>
          </table:table-cell>
          <table:table-cell table:style-name="ce43" office:value-type="float" office:value="0.975075953774" calcext:value-type="float">
            <text:p>0.975</text:p>
          </table:table-cell>
          <table:table-cell table:style-name="ce43" office:value-type="float" office:value="0.00918878442148" calcext:value-type="float">
            <text:p>0.009</text:p>
          </table:table-cell>
          <table:table-cell table:style-name="ce43" office:value-type="float" office:value="0.715163649635" calcext:value-type="float">
            <text:p>0.715</text:p>
          </table:table-cell>
          <table:table-cell table:style-name="ce43" office:value-type="float" office:value="0.439001456684" calcext:value-type="float">
            <text:p>0.439</text:p>
          </table:table-cell>
          <table:table-cell table:style-name="ce43" office:value-type="float" office:value="0.137313096492" calcext:value-type="float">
            <text:p>0.137</text:p>
          </table:table-cell>
          <table:table-cell table:style-name="ce43" office:value-type="float" office:value="0.79197080292" calcext:value-type="float">
            <text:p>0.792</text:p>
          </table:table-cell>
          <table:table-cell table:style-name="ce43" office:value-type="float" office:value="0.734034742346" calcext:value-type="float">
            <text:p>0.734</text:p>
          </table:table-cell>
          <table:table-cell table:style-name="ce43" office:value-type="float" office:value="0.0874515983879" calcext:value-type="float">
            <text:p>0.087</text:p>
          </table:table-cell>
          <table:table-cell table:style-name="ce43" office:value-type="float" office:value="0.776679366192" calcext:value-type="float">
            <text:p>0.777</text:p>
          </table:table-cell>
          <table:table-cell table:style-name="ce43" office:value-type="float" office:value="0.654474830696" calcext:value-type="float">
            <text:p>0.654</text:p>
          </table:table-cell>
          <table:table-cell table:style-name="ce43" office:value-type="float" office:value="0.0669138811578" calcext:value-type="float">
            <text:p>0.067</text:p>
          </table:table-cell>
          <table:table-cell table:style-name="ce43" office:value-type="float" office:value="0.79197080292" calcext:value-type="float">
            <text:p>0.792</text:p>
          </table:table-cell>
          <table:table-cell table:style-name="ce43" office:value-type="float" office:value="0.733002359248" calcext:value-type="float">
            <text:p>0.733</text:p>
          </table:table-cell>
          <table:table-cell table:style-name="ce43" office:value-type="float" office:value="0.0921662934142" calcext:value-type="float">
            <text:p>0.092</text:p>
          </table:table-cell>
          <table:table-cell/>
          <table:table-cell office:value-type="string" calcext:value-type="string">
            <text:p>UF5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53607449709" calcext:value-type="float">
            <text:p>0.536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0.241041211428" calcext:value-type="float">
            <text:p>0.2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320601123078" calcext:value-type="float">
            <text:p>0.320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0.242073594526" calcext:value-type="float">
            <text:p>0.2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7_2</text:p>
          </table:table-cell>
          <table:table-cell table:style-name="ce43" office:value-type="float" office:value="0.99283490185" calcext:value-type="float">
            <text:p>0.993</text:p>
          </table:table-cell>
          <table:table-cell table:style-name="ce43" office:value-type="float" office:value="0.99310042577" calcext:value-type="float">
            <text:p>0.993</text:p>
          </table:table-cell>
          <table:table-cell table:style-name="ce43" office:value-type="float" office:value="0.992950718816" calcext:value-type="float">
            <text:p>0.993</text:p>
          </table:table-cell>
          <table:table-cell table:style-name="ce43" office:value-type="float" office:value="0.0000693574140022" calcext:value-type="float">
            <text:p>0.000</text:p>
          </table:table-cell>
          <table:table-cell table:style-name="ce43" office:value-type="float" office:value="0.988651450488" calcext:value-type="float">
            <text:p>0.989</text:p>
          </table:table-cell>
          <table:table-cell table:style-name="ce43" office:value-type="float" office:value="0.991006929726" calcext:value-type="float">
            <text:p>0.991</text:p>
          </table:table-cell>
          <table:table-cell table:style-name="ce43" office:value-type="float" office:value="0.990132805221" calcext:value-type="float">
            <text:p>0.990</text:p>
          </table:table-cell>
          <table:table-cell table:style-name="ce43" office:value-type="float" office:value="0.00054707096213" calcext:value-type="float">
            <text:p>0.001</text:p>
          </table:table-cell>
          <table:table-cell table:style-name="ce43" office:value-type="float" office:value="0.971942558671" calcext:value-type="float">
            <text:p>0.972</text:p>
          </table:table-cell>
          <table:table-cell table:style-name="ce43" office:value-type="float" office:value="0.980191104949" calcext:value-type="float">
            <text:p>0.980</text:p>
          </table:table-cell>
          <table:table-cell table:style-name="ce43" office:value-type="float" office:value="0.976174293943" calcext:value-type="float">
            <text:p>0.976</text:p>
          </table:table-cell>
          <table:table-cell table:style-name="ce43" office:value-type="float" office:value="0.00165389578971" calcext:value-type="float">
            <text:p>0.002</text:p>
          </table:table-cell>
          <table:table-cell table:style-name="ce43" office:value-type="float" office:value="0.970867570004" calcext:value-type="float">
            <text:p>0.971</text:p>
          </table:table-cell>
          <table:table-cell table:style-name="ce43" office:value-type="float" office:value="0.982573800644" calcext:value-type="float">
            <text:p>0.983</text:p>
          </table:table-cell>
          <table:table-cell table:style-name="ce43" office:value-type="float" office:value="0.975192386916" calcext:value-type="float">
            <text:p>0.975</text:p>
          </table:table-cell>
          <table:table-cell table:style-name="ce43" office:value-type="float" office:value="0.0021832689525" calcext:value-type="float">
            <text:p>0.002</text:p>
          </table:table-cell>
          <table:table-cell table:style-name="ce43" office:value-type="float" office:value="0.975033983948" calcext:value-type="float">
            <text:p>0.975</text:p>
          </table:table-cell>
          <table:table-cell table:style-name="ce43" office:value-type="float" office:value="0.991954331734" calcext:value-type="float">
            <text:p>0.992</text:p>
          </table:table-cell>
          <table:table-cell table:style-name="ce42" office:value-type="float" office:value="0.982373134537" calcext:value-type="float">
            <text:p>0.982</text:p>
          </table:table-cell>
          <table:table-cell table:style-name="ce43" office:value-type="float" office:value="0.00607568753115" calcext:value-type="float">
            <text:p>0.006</text:p>
          </table:table-cell>
          <table:table-cell/>
          <table:table-cell table:style-name="ce40" office:value-type="string" calcext:value-type="string">
            <text:p>UF6_2</text:p>
          </table:table-cell>
          <table:table-cell table:style-name="ce43" office:value-type="float" office:value="0.961798773918" calcext:value-type="float">
            <text:p>0.962</text:p>
          </table:table-cell>
          <table:table-cell table:style-name="ce43" office:value-type="float" office:value="0.937590095413" calcext:value-type="float">
            <text:p>0.938</text:p>
          </table:table-cell>
          <table:table-cell table:style-name="ce43" office:value-type="float" office:value="0.0133972645696" calcext:value-type="float">
            <text:p>0.013</text:p>
          </table:table-cell>
          <table:table-cell table:style-name="ce43" office:value-type="float" office:value="0.928059272008" calcext:value-type="float">
            <text:p>0.928</text:p>
          </table:table-cell>
          <table:table-cell table:style-name="ce43" office:value-type="float" office:value="0.747933225076" calcext:value-type="float">
            <text:p>0.748</text:p>
          </table:table-cell>
          <table:table-cell table:style-name="ce43" office:value-type="float" office:value="0.175431982931" calcext:value-type="float">
            <text:p>0.175</text:p>
          </table:table-cell>
          <table:table-cell table:style-name="ce43" office:value-type="float" office:value="0.869752114937" calcext:value-type="float">
            <text:p>0.870</text:p>
          </table:table-cell>
          <table:table-cell table:style-name="ce43" office:value-type="float" office:value="0.720428803054" calcext:value-type="float">
            <text:p>0.720</text:p>
          </table:table-cell>
          <table:table-cell table:style-name="ce43" office:value-type="float" office:value="0.0694845019051" calcext:value-type="float">
            <text:p>0.069</text:p>
          </table:table-cell>
          <table:table-cell table:style-name="ce43" office:value-type="float" office:value="0.819618476056" calcext:value-type="float">
            <text:p>0.820</text:p>
          </table:table-cell>
          <table:table-cell table:style-name="ce43" office:value-type="float" office:value="0.708431323282" calcext:value-type="float">
            <text:p>0.708</text:p>
          </table:table-cell>
          <table:table-cell table:style-name="ce43" office:value-type="float" office:value="0.0433884656544" calcext:value-type="float">
            <text:p>0.043</text:p>
          </table:table-cell>
          <table:table-cell table:style-name="ce43" office:value-type="float" office:value="0.827222233677" calcext:value-type="float">
            <text:p>0.827</text:p>
          </table:table-cell>
          <table:table-cell table:style-name="ce43" office:value-type="float" office:value="0.690733975646" calcext:value-type="float">
            <text:p>0.691</text:p>
          </table:table-cell>
          <table:table-cell table:style-name="ce43" office:value-type="float" office:value="0.0913295294873" calcext:value-type="float">
            <text:p>0.091</text:p>
          </table:table-cell>
          <table:table-cell/>
          <table:table-cell office:value-type="string" calcext:value-type="string">
            <text:p>UF6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189656870337" calcext:value-type="float">
            <text:p>0.1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217161292359" calcext:value-type="float">
            <text:p>0.217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0.229158772131" calcext:value-type="float">
            <text:p>0.229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246856119768" calcext:value-type="float">
            <text:p>0.2469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0"/>
          <table:table-cell table:style-name="ce43" table:formula="of:=AVERAGE([.B3:.B25])" office:value-type="float" office:value="0.966" calcext:value-type="float">
            <text:p>0.966</text:p>
          </table:table-cell>
          <table:table-cell table:style-name="ce43" table:formula="of:=AVERAGE([.C3:.C25])" office:value-type="float" office:value="0.983" calcext:value-type="float">
            <text:p>0.983</text:p>
          </table:table-cell>
          <table:table-cell table:style-name="ce42" table:formula="of:=AVERAGE([.D3:.D25])" office:value-type="float" office:value="0.976" calcext:value-type="float">
            <text:p>0.976</text:p>
          </table:table-cell>
          <table:table-cell table:style-name="ce43" table:formula="of:=AVERAGE([.E3:.E25])" office:value-type="float" office:value="0.004" calcext:value-type="float">
            <text:p>0.004</text:p>
          </table:table-cell>
          <table:table-cell table:style-name="ce43" table:formula="of:=AVERAGE([.F3:.F25])" office:value-type="float" office:value="0.881" calcext:value-type="float">
            <text:p>0.881</text:p>
          </table:table-cell>
          <table:table-cell table:style-name="ce43" table:formula="of:=AVERAGE([.G3:.G25])" office:value-type="float" office:value="0.96" calcext:value-type="float">
            <text:p>0.960</text:p>
          </table:table-cell>
          <table:table-cell table:style-name="ce42" table:formula="of:=AVERAGE([.H3:.H25])" office:value-type="float" office:value="0.931" calcext:value-type="float">
            <text:p>0.931</text:p>
          </table:table-cell>
          <table:table-cell table:style-name="ce43" table:formula="of:=AVERAGE([.I3:.I25])" office:value-type="float" office:value="0.02" calcext:value-type="float">
            <text:p>0.020</text:p>
          </table:table-cell>
          <table:table-cell table:style-name="ce43" table:formula="of:=AVERAGE([.J3:.J25])" office:value-type="float" office:value="0.874" calcext:value-type="float">
            <text:p>0.874</text:p>
          </table:table-cell>
          <table:table-cell table:style-name="ce43" table:formula="of:=AVERAGE([.K3:.K25])" office:value-type="float" office:value="0.956" calcext:value-type="float">
            <text:p>0.956</text:p>
          </table:table-cell>
          <table:table-cell table:style-name="ce42" table:formula="of:=AVERAGE([.L3:.L25])" office:value-type="float" office:value="0.937" calcext:value-type="float">
            <text:p>0.937</text:p>
          </table:table-cell>
          <table:table-cell table:style-name="ce43" table:formula="of:=AVERAGE([.M3:.M25])" office:value-type="float" office:value="0.022" calcext:value-type="float">
            <text:p>0.022</text:p>
          </table:table-cell>
          <table:table-cell table:style-name="ce43" table:formula="of:=AVERAGE([.N3:.N25])" office:value-type="float" office:value="0.914" calcext:value-type="float">
            <text:p>0.914</text:p>
          </table:table-cell>
          <table:table-cell table:style-name="ce43" table:formula="of:=AVERAGE([.O3:.O25])" office:value-type="float" office:value="0.948" calcext:value-type="float">
            <text:p>0.948</text:p>
          </table:table-cell>
          <table:table-cell table:style-name="ce42" table:formula="of:=AVERAGE([.P3:.P25])" office:value-type="float" office:value="0.934" calcext:value-type="float">
            <text:p>0.934</text:p>
          </table:table-cell>
          <table:table-cell table:style-name="ce43" table:formula="of:=AVERAGE([.Q3:.Q25])" office:value-type="float" office:value="0.008" calcext:value-type="float">
            <text:p>0.008</text:p>
          </table:table-cell>
          <table:table-cell table:style-name="ce43" table:formula="of:=AVERAGE([.R3:.R25])" office:value-type="float" office:value="0.86" calcext:value-type="float">
            <text:p>0.860</text:p>
          </table:table-cell>
          <table:table-cell table:style-name="ce43" table:formula="of:=AVERAGE([.S3:.S25])" office:value-type="float" office:value="0.96" calcext:value-type="float">
            <text:p>0.960</text:p>
          </table:table-cell>
          <table:table-cell table:style-name="ce42" table:formula="of:=AVERAGE([.T3:.T25])" office:value-type="float" office:value="0.936" calcext:value-type="float">
            <text:p>0.936</text:p>
          </table:table-cell>
          <table:table-cell table:style-name="ce43" table:formula="of:=AVERAGE([.U3:.U25])" office:value-type="float" office:value="0.028" calcext:value-type="float">
            <text:p>0.028</text:p>
          </table:table-cell>
          <table:table-cell/>
          <table:table-cell table:style-name="ce40" office:value-type="string" calcext:value-type="string">
            <text:p>UF7_2</text:p>
          </table:table-cell>
          <table:table-cell table:style-name="ce43" office:value-type="float" office:value="0.99310042577" calcext:value-type="float">
            <text:p>0.993</text:p>
          </table:table-cell>
          <table:table-cell table:style-name="ce43" office:value-type="float" office:value="0.992950718816" calcext:value-type="float">
            <text:p>0.993</text:p>
          </table:table-cell>
          <table:table-cell table:style-name="ce43" office:value-type="float" office:value="0.0000693574140022" calcext:value-type="float">
            <text:p>0.000</text:p>
          </table:table-cell>
          <table:table-cell table:style-name="ce43" office:value-type="float" office:value="0.991006929726" calcext:value-type="float">
            <text:p>0.991</text:p>
          </table:table-cell>
          <table:table-cell table:style-name="ce43" office:value-type="float" office:value="0.990132805221" calcext:value-type="float">
            <text:p>0.990</text:p>
          </table:table-cell>
          <table:table-cell table:style-name="ce43" office:value-type="float" office:value="0.00054707096213" calcext:value-type="float">
            <text:p>0.001</text:p>
          </table:table-cell>
          <table:table-cell table:style-name="ce43" office:value-type="float" office:value="0.980191104949" calcext:value-type="float">
            <text:p>0.980</text:p>
          </table:table-cell>
          <table:table-cell table:style-name="ce43" office:value-type="float" office:value="0.976174293943" calcext:value-type="float">
            <text:p>0.976</text:p>
          </table:table-cell>
          <table:table-cell table:style-name="ce43" office:value-type="float" office:value="0.00165389578971" calcext:value-type="float">
            <text:p>0.002</text:p>
          </table:table-cell>
          <table:table-cell table:style-name="ce43" office:value-type="float" office:value="0.982573800644" calcext:value-type="float">
            <text:p>0.983</text:p>
          </table:table-cell>
          <table:table-cell table:style-name="ce43" office:value-type="float" office:value="0.975192386916" calcext:value-type="float">
            <text:p>0.975</text:p>
          </table:table-cell>
          <table:table-cell table:style-name="ce43" office:value-type="float" office:value="0.0021832689525" calcext:value-type="float">
            <text:p>0.002</text:p>
          </table:table-cell>
          <table:table-cell table:style-name="ce43" office:value-type="float" office:value="0.991954331734" calcext:value-type="float">
            <text:p>0.992</text:p>
          </table:table-cell>
          <table:table-cell table:style-name="ce43" office:value-type="float" office:value="0.982373134537" calcext:value-type="float">
            <text:p>0.982</text:p>
          </table:table-cell>
          <table:table-cell table:style-name="ce43" office:value-type="float" office:value="0.00607568753115" calcext:value-type="float">
            <text:p>0.006</text:p>
          </table:table-cell>
          <table:table-cell/>
          <table:table-cell office:value-type="string" calcext:value-type="string">
            <text:p>UF7_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281791359537" calcext:value-type="float">
            <text:p>0.00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67764248734" calcext:value-type="float">
            <text:p>0.01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77583319004" calcext:value-type="float">
            <text:p>0.017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05775842792" calcext:value-type="float">
            <text:p>0.01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1"/>
          <table:table-cell table:style-name="ce57" table:number-columns-repeated="20"/>
          <table:table-cell/>
          <table:table-cell table:style-name="ce40"/>
          <table:table-cell table:style-name="ce43" table:formula="of:=AVERAGE([.X4:.X26])" office:value-type="float" office:value="0.983" calcext:value-type="float">
            <text:p>0.983</text:p>
          </table:table-cell>
          <table:table-cell table:style-name="ce42" table:formula="of:=AVERAGE([.Y4:.Y26])" office:value-type="float" office:value="0.976" calcext:value-type="float">
            <text:p>0.976</text:p>
          </table:table-cell>
          <table:table-cell table:style-name="ce43" table:formula="of:=AVERAGE([.Z4:.Z26])" office:value-type="float" office:value="0.004" calcext:value-type="float">
            <text:p>0.004</text:p>
          </table:table-cell>
          <table:table-cell table:style-name="ce43" table:formula="of:=AVERAGE([.AA4:.AA26])" office:value-type="float" office:value="0.96" calcext:value-type="float">
            <text:p>0.960</text:p>
          </table:table-cell>
          <table:table-cell table:style-name="ce42" table:formula="of:=AVERAGE([.AB4:.AB26])" office:value-type="float" office:value="0.931" calcext:value-type="float">
            <text:p>0.931</text:p>
          </table:table-cell>
          <table:table-cell table:style-name="ce43" table:formula="of:=AVERAGE([.AC4:.AC26])" office:value-type="float" office:value="0.02" calcext:value-type="float">
            <text:p>0.020</text:p>
          </table:table-cell>
          <table:table-cell table:style-name="ce43" table:formula="of:=AVERAGE([.AD4:.AD26])" office:value-type="float" office:value="0.956" calcext:value-type="float">
            <text:p>0.956</text:p>
          </table:table-cell>
          <table:table-cell table:style-name="ce42" table:formula="of:=AVERAGE([.AE4:.AE26])" office:value-type="float" office:value="0.937" calcext:value-type="float">
            <text:p>0.937</text:p>
          </table:table-cell>
          <table:table-cell table:style-name="ce43" table:formula="of:=AVERAGE([.AF4:.AF26])" office:value-type="float" office:value="0.022" calcext:value-type="float">
            <text:p>0.022</text:p>
          </table:table-cell>
          <table:table-cell table:style-name="ce43" table:formula="of:=AVERAGE([.AG4:.AG26])" office:value-type="float" office:value="0.948" calcext:value-type="float">
            <text:p>0.948</text:p>
          </table:table-cell>
          <table:table-cell table:style-name="ce42" table:formula="of:=AVERAGE([.AH4:.AH26])" office:value-type="float" office:value="0.934" calcext:value-type="float">
            <text:p>0.934</text:p>
          </table:table-cell>
          <table:table-cell table:style-name="ce43" table:formula="of:=AVERAGE([.AI4:.AI26])" office:value-type="float" office:value="0.008" calcext:value-type="float">
            <text:p>0.008</text:p>
          </table:table-cell>
          <table:table-cell table:style-name="ce43" table:formula="of:=AVERAGE([.AJ4:.AJ26])" office:value-type="float" office:value="0.96" calcext:value-type="float">
            <text:p>0.960</text:p>
          </table:table-cell>
          <table:table-cell table:style-name="ce42" table:formula="of:=AVERAGE([.AK4:.AK26])" office:value-type="float" office:value="0.936" calcext:value-type="float">
            <text:p>0.936</text:p>
          </table:table-cell>
          <table:table-cell table:style-name="ce43" table:formula="of:=AVERAGE([.AL4:.AL26])" office:value-type="float" office:value="0.028" calcext:value-type="float">
            <text:p>0.028</text:p>
          </table:table-cell>
          <table:table-cell table:number-columns-repeated="2"/>
          <table:table-cell table:formula="of:=SUM([.AO4:.AO26])" office:value-type="float" office:value="78" calcext:value-type="float">
            <text:p>78</text:p>
          </table:table-cell>
          <table:table-cell table:formula="of:=SUM([.AP4:.AP26])" office:value-type="float" office:value="13" calcext:value-type="float">
            <text:p>13</text:p>
          </table:table-cell>
          <table:table-cell table:formula="of:=SUM([.AQ4:.AQ26])" office:value-type="float" office:value="1" calcext:value-type="float">
            <text:p>1</text:p>
          </table:table-cell>
          <table:table-cell table:style-name="ce24" table:formula="of:=SUM([.AR4:.AR26])" office:value-type="float" office:value="0.1598" calcext:value-type="float">
            <text:p>0.1598</text:p>
          </table:table-cell>
          <table:table-cell table:formula="of:=SUM([.AS4:.AS26])" office:value-type="float" office:value="65" calcext:value-type="float">
            <text:p>65</text:p>
          </table:table-cell>
          <table:table-cell table:formula="of:=SUM([.AT4:.AT26])" office:value-type="float" office:value="41" calcext:value-type="float">
            <text:p>41</text:p>
          </table:table-cell>
          <table:table-cell table:formula="of:=SUM([.AU4:.AU26])" office:value-type="float" office:value="50" calcext:value-type="float">
            <text:p>50</text:p>
          </table:table-cell>
          <table:table-cell table:formula="of:=SUM([.AV4:.AV26])" office:value-type="float" office:value="1" calcext:value-type="float">
            <text:p>1</text:p>
          </table:table-cell>
          <table:table-cell table:style-name="ce24" table:formula="of:=SUM([.AW4:.AW26])" office:value-type="float" office:value="1.1813" calcext:value-type="float">
            <text:p>1.1813</text:p>
          </table:table-cell>
          <table:table-cell table:formula="of:=[.AT27]-[.AU27]" office:value-type="float" office:value="-9" calcext:value-type="float">
            <text:p>-9</text:p>
          </table:table-cell>
          <table:table-cell table:formula="of:=SUM([.AY4:.AY26])" office:value-type="float" office:value="21" calcext:value-type="float">
            <text:p>21</text:p>
          </table:table-cell>
          <table:table-cell table:formula="of:=SUM([.AZ4:.AZ26])" office:value-type="float" office:value="66" calcext:value-type="float">
            <text:p>66</text:p>
          </table:table-cell>
          <table:table-cell table:formula="of:=SUM([.BA4:.BA26])" office:value-type="float" office:value="5" calcext:value-type="float">
            <text:p>5</text:p>
          </table:table-cell>
          <table:table-cell table:style-name="ce46" table:formula="of:=SUM([.BB4:.BB26])" office:value-type="float" office:value="1.0568" calcext:value-type="float">
            <text:p>1.0568</text:p>
          </table:table-cell>
          <table:table-cell table:formula="of:=SUM([.BC4:.BC26])" office:value-type="float" office:value="-45" calcext:value-type="float">
            <text:p>-45</text:p>
          </table:table-cell>
          <table:table-cell table:formula="of:=SUM([.BD4:.BD26])" office:value-type="float" office:value="35" calcext:value-type="float">
            <text:p>35</text:p>
          </table:table-cell>
          <table:table-cell table:formula="of:=SUM([.BE4:.BE26])" office:value-type="float" office:value="52" calcext:value-type="float">
            <text:p>52</text:p>
          </table:table-cell>
          <table:table-cell table:formula="of:=SUM([.BF4:.BF26])" office:value-type="float" office:value="5" calcext:value-type="float">
            <text:p>5</text:p>
          </table:table-cell>
          <table:table-cell table:style-name="ce24" table:formula="of:=SUM([.BG4:.BG26])" office:value-type="float" office:value="1.119" calcext:value-type="float">
            <text:p>1.1190</text:p>
          </table:table-cell>
          <table:table-cell table:formula="of:=[.BD27]-[.BE27]" office:value-type="float" office:value="-17" calcext:value-type="float">
            <text:p>-17</text:p>
          </table:table-cell>
          <table:table-cell table:formula="of:=SUM([.BI4:.BI26])" office:value-type="float" office:value="47" calcext:value-type="float">
            <text:p>47</text:p>
          </table:table-cell>
          <table:table-cell table:formula="of:=SUM([.BJ4:.BJ26])" office:value-type="float" office:value="41" calcext:value-type="float">
            <text:p>41</text:p>
          </table:table-cell>
          <table:table-cell table:formula="of:=SUM([.BK4:.BK26])" office:value-type="float" office:value="4" calcext:value-type="float">
            <text:p>4</text:p>
          </table:table-cell>
          <table:table-cell table:style-name="ce24" table:formula="of:=SUM([.BL4:.BL26])" office:value-type="float" office:value="1.0658" calcext:value-type="float">
            <text:p>1.0658</text:p>
          </table:table-cell>
          <table:table-cell table:formula="of:=[.BI27]-[.BJ27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40"/>
          <table:table-cell table:style-name="ce9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OEA/D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SGA-II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SGA-III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R2-EMOA</text:p>
          </table:table-cell>
          <table:covered-table-cell table:number-columns-repeated="3" table:style-name="ce9"/>
          <table:table-cell/>
          <table:table-cell table:style-name="ce41"/>
          <table:table-cell table:style-name="ce57" table:number-columns-repeated="15"/>
          <table:table-cell table:number-columns-repeated="2"/>
          <table:table-cell table:style-name="ce18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40"/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/>
          <table:table-cell table:style-name="ce40"/>
          <table:table-cell table:style-name="ce42" table:number-columns-repeated="15"/>
          <table:table-cell table:number-columns-repeated="2"/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73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1_3</text:p>
          </table:table-cell>
          <table:table-cell table:style-name="ce43" office:value-type="float" office:value="0.954076414439" calcext:value-type="float">
            <text:p>0.954</text:p>
          </table:table-cell>
          <table:table-cell table:style-name="ce43" office:value-type="float" office:value="0.985101002822" calcext:value-type="float">
            <text:p>0.985</text:p>
          </table:table-cell>
          <table:table-cell table:style-name="ce43" office:value-type="float" office:value="0.982442398538" calcext:value-type="float">
            <text:p>0.982</text:p>
          </table:table-cell>
          <table:table-cell table:style-name="ce43" office:value-type="float" office:value="0.00666269969085" calcext:value-type="float">
            <text:p>0.007</text:p>
          </table:table-cell>
          <table:table-cell table:style-name="ce43" office:value-type="float" office:value="0.86810002603" calcext:value-type="float">
            <text:p>0.868</text:p>
          </table:table-cell>
          <table:table-cell table:style-name="ce43" office:value-type="float" office:value="0.971611474974" calcext:value-type="float">
            <text:p>0.972</text:p>
          </table:table-cell>
          <table:table-cell table:style-name="ce43" office:value-type="float" office:value="0.936807171175" calcext:value-type="float">
            <text:p>0.937</text:p>
          </table:table-cell>
          <table:table-cell table:style-name="ce43" office:value-type="float" office:value="0.0304802305619" calcext:value-type="float">
            <text:p>0.030</text:p>
          </table:table-cell>
          <table:table-cell table:style-name="ce43" office:value-type="float" office:value="0.927720628626" calcext:value-type="float">
            <text:p>0.928</text:p>
          </table:table-cell>
          <table:table-cell table:style-name="ce43" office:value-type="float" office:value="0.965964020819" calcext:value-type="float">
            <text:p>0.966</text:p>
          </table:table-cell>
          <table:table-cell table:style-name="ce43" office:value-type="float" office:value="0.959248937539" calcext:value-type="float">
            <text:p>0.959</text:p>
          </table:table-cell>
          <table:table-cell table:style-name="ce43" office:value-type="float" office:value="0.00769793201146" calcext:value-type="float">
            <text:p>0.008</text:p>
          </table:table-cell>
          <table:table-cell table:style-name="ce43" office:value-type="float" office:value="0.935843831973" calcext:value-type="float">
            <text:p>0.936</text:p>
          </table:table-cell>
          <table:table-cell table:style-name="ce43" office:value-type="float" office:value="0.969578097139" calcext:value-type="float">
            <text:p>0.970</text:p>
          </table:table-cell>
          <table:table-cell table:style-name="ce43" office:value-type="float" office:value="0.96694017137" calcext:value-type="float">
            <text:p>0.967</text:p>
          </table:table-cell>
          <table:table-cell table:style-name="ce43" office:value-type="float" office:value="0.0080534269753" calcext:value-type="float">
            <text:p>0.008</text:p>
          </table:table-cell>
          <table:table-cell table:style-name="ce43" office:value-type="float" office:value="0.912199810382" calcext:value-type="float">
            <text:p>0.912</text:p>
          </table:table-cell>
          <table:table-cell table:style-name="ce43" office:value-type="float" office:value="0.980870357972" calcext:value-type="float">
            <text:p>0.981</text:p>
          </table:table-cell>
          <table:table-cell table:style-name="ce42" office:value-type="float" office:value="0.965111308303" calcext:value-type="float">
            <text:p>0.965</text:p>
          </table:table-cell>
          <table:table-cell table:style-name="ce43" office:value-type="float" office:value="0.0168095295691" calcext:value-type="float">
            <text:p>0.017</text:p>
          </table:table-cell>
          <table:table-cell/>
          <table:table-cell table:style-name="ce40"/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 table:style-name="ce42" office:value-type="string" calcext:value-type="string">
            <text:p>Best</text:p>
          </table:table-cell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56352273628" calcext:value-type="float">
            <text:p>0.045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3193460999" calcext:value-type="float">
            <text:p>0.0232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155022271674" calcext:value-type="float">
            <text:p>0.01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73310902346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2_3</text:p>
          </table:table-cell>
          <table:table-cell table:style-name="ce43" office:value-type="float" office:value="0.990460148844" calcext:value-type="float">
            <text:p>0.990</text:p>
          </table:table-cell>
          <table:table-cell table:style-name="ce43" office:value-type="float" office:value="0.990816364719" calcext:value-type="float">
            <text:p>0.991</text:p>
          </table:table-cell>
          <table:table-cell table:style-name="ce43" office:value-type="float" office:value="0.990626670934" calcext:value-type="float">
            <text:p>0.991</text:p>
          </table:table-cell>
          <table:table-cell table:style-name="ce43" office:value-type="float" office:value="0.000095595326433" calcext:value-type="float">
            <text:p>0.000</text:p>
          </table:table-cell>
          <table:table-cell table:style-name="ce43" office:value-type="float" office:value="0.977544891441" calcext:value-type="float">
            <text:p>0.978</text:p>
          </table:table-cell>
          <table:table-cell table:style-name="ce43" office:value-type="float" office:value="0.981179824817" calcext:value-type="float">
            <text:p>0.981</text:p>
          </table:table-cell>
          <table:table-cell table:style-name="ce43" office:value-type="float" office:value="0.978686713715" calcext:value-type="float">
            <text:p>0.979</text:p>
          </table:table-cell>
          <table:table-cell table:style-name="ce43" office:value-type="float" office:value="0.000738152824194" calcext:value-type="float">
            <text:p>0.001</text:p>
          </table:table-cell>
          <table:table-cell table:style-name="ce43" office:value-type="float" office:value="0.956941527944" calcext:value-type="float">
            <text:p>0.957</text:p>
          </table:table-cell>
          <table:table-cell table:style-name="ce43" office:value-type="float" office:value="0.97430460963" calcext:value-type="float">
            <text:p>0.974</text:p>
          </table:table-cell>
          <table:table-cell table:style-name="ce43" office:value-type="float" office:value="0.967356018751" calcext:value-type="float">
            <text:p>0.967</text:p>
          </table:table-cell>
          <table:table-cell table:style-name="ce43" office:value-type="float" office:value="0.00327856818441" calcext:value-type="float">
            <text:p>0.003</text:p>
          </table:table-cell>
          <table:table-cell table:style-name="ce43" office:value-type="float" office:value="0.966136326569" calcext:value-type="float">
            <text:p>0.966</text:p>
          </table:table-cell>
          <table:table-cell table:style-name="ce43" office:value-type="float" office:value="0.972082953375" calcext:value-type="float">
            <text:p>0.972</text:p>
          </table:table-cell>
          <table:table-cell table:style-name="ce43" office:value-type="float" office:value="0.970637521338" calcext:value-type="float">
            <text:p>0.971</text:p>
          </table:table-cell>
          <table:table-cell table:style-name="ce43" office:value-type="float" office:value="0.00108688242051" calcext:value-type="float">
            <text:p>0.001</text:p>
          </table:table-cell>
          <table:table-cell table:style-name="ce43" office:value-type="float" office:value="0.962107895592" calcext:value-type="float">
            <text:p>0.962</text:p>
          </table:table-cell>
          <table:table-cell table:style-name="ce43" office:value-type="float" office:value="0.963080986066" calcext:value-type="float">
            <text:p>0.963</text:p>
          </table:table-cell>
          <table:table-cell table:style-name="ce42" office:value-type="float" office:value="0.962576399681" calcext:value-type="float">
            <text:p>0.963</text:p>
          </table:table-cell>
          <table:table-cell table:style-name="ce43" office:value-type="float" office:value="0.000208539269261" calcext:value-type="float">
            <text:p>0.000</text:p>
          </table:table-cell>
          <table:table-cell/>
          <table:table-cell table:style-name="ce40" office:value-type="string" calcext:value-type="string">
            <text:p>WFG1_3</text:p>
          </table:table-cell>
          <table:table-cell table:style-name="ce43" office:value-type="float" office:value="0.985101002822" calcext:value-type="float">
            <text:p>0.985</text:p>
          </table:table-cell>
          <table:table-cell table:style-name="ce43" office:value-type="float" office:value="0.982442398538" calcext:value-type="float">
            <text:p>0.982</text:p>
          </table:table-cell>
          <table:table-cell table:style-name="ce43" office:value-type="float" office:value="0.00666269969085" calcext:value-type="float">
            <text:p>0.007</text:p>
          </table:table-cell>
          <table:table-cell table:style-name="ce43" office:value-type="float" office:value="0.971611474974" calcext:value-type="float">
            <text:p>0.972</text:p>
          </table:table-cell>
          <table:table-cell table:style-name="ce43" office:value-type="float" office:value="0.936807171175" calcext:value-type="float">
            <text:p>0.937</text:p>
          </table:table-cell>
          <table:table-cell table:style-name="ce43" office:value-type="float" office:value="0.0304802305619" calcext:value-type="float">
            <text:p>0.030</text:p>
          </table:table-cell>
          <table:table-cell table:style-name="ce43" office:value-type="float" office:value="0.965964020819" calcext:value-type="float">
            <text:p>0.966</text:p>
          </table:table-cell>
          <table:table-cell table:style-name="ce43" office:value-type="float" office:value="0.959248937539" calcext:value-type="float">
            <text:p>0.959</text:p>
          </table:table-cell>
          <table:table-cell table:style-name="ce43" office:value-type="float" office:value="0.00769793201146" calcext:value-type="float">
            <text:p>0.008</text:p>
          </table:table-cell>
          <table:table-cell table:style-name="ce43" office:value-type="float" office:value="0.969578097139" calcext:value-type="float">
            <text:p>0.970</text:p>
          </table:table-cell>
          <table:table-cell table:style-name="ce43" office:value-type="float" office:value="0.96694017137" calcext:value-type="float">
            <text:p>0.967</text:p>
          </table:table-cell>
          <table:table-cell table:style-name="ce43" office:value-type="float" office:value="0.0080534269753" calcext:value-type="float">
            <text:p>0.008</text:p>
          </table:table-cell>
          <table:table-cell table:style-name="ce43" office:value-type="float" office:value="0.980870357972" calcext:value-type="float">
            <text:p>0.981</text:p>
          </table:table-cell>
          <table:table-cell table:style-name="ce43" office:value-type="float" office:value="0.965111308303" calcext:value-type="float">
            <text:p>0.965</text:p>
          </table:table-cell>
          <table:table-cell table:style-name="ce43" office:value-type="float" office:value="0.0168095295691" calcext:value-type="float">
            <text:p>0.017</text:p>
          </table:table-cell>
          <table:table-cell/>
          <table:table-cell office:value-type="string" calcext:value-type="string">
            <text:p>WFG2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119399572185" calcext:value-type="float">
            <text:p>0.0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32706521828" calcext:value-type="float">
            <text:p>0.023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99891495959" calcext:value-type="float">
            <text:p>0.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80502712524" calcext:value-type="float">
            <text:p>0.028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3_3</text:p>
          </table:table-cell>
          <table:table-cell table:style-name="ce43" office:value-type="float" office:value="0.994135397943" calcext:value-type="float">
            <text:p>0.994</text:p>
          </table:table-cell>
          <table:table-cell table:style-name="ce43" office:value-type="float" office:value="0.994628388548" calcext:value-type="float">
            <text:p>0.995</text:p>
          </table:table-cell>
          <table:table-cell table:style-name="ce43" office:value-type="float" office:value="0.994413843008" calcext:value-type="float">
            <text:p>0.994</text:p>
          </table:table-cell>
          <table:table-cell table:style-name="ce43" office:value-type="float" office:value="0.000100059172592" calcext:value-type="float">
            <text:p>0.000</text:p>
          </table:table-cell>
          <table:table-cell table:style-name="ce43" office:value-type="float" office:value="0.990210519159" calcext:value-type="float">
            <text:p>0.990</text:p>
          </table:table-cell>
          <table:table-cell table:style-name="ce43" office:value-type="float" office:value="0.990226097236" calcext:value-type="float">
            <text:p>0.990</text:p>
          </table:table-cell>
          <table:table-cell table:style-name="ce43" office:value-type="float" office:value="0.990217654253" calcext:value-type="float">
            <text:p>0.990</text:p>
          </table:table-cell>
          <table:table-cell table:style-name="ce43" office:value-type="float" office:value="0.00000399734899322" calcext:value-type="float">
            <text:p>0.000</text:p>
          </table:table-cell>
          <table:table-cell table:style-name="ce43" office:value-type="float" office:value="0.957212290567" calcext:value-type="float">
            <text:p>0.957</text:p>
          </table:table-cell>
          <table:table-cell table:style-name="ce43" office:value-type="float" office:value="0.986236425527" calcext:value-type="float">
            <text:p>0.986</text:p>
          </table:table-cell>
          <table:table-cell table:style-name="ce43" office:value-type="float" office:value="0.975319834178" calcext:value-type="float">
            <text:p>0.975</text:p>
          </table:table-cell>
          <table:table-cell table:style-name="ce43" office:value-type="float" office:value="0.00620523873935" calcext:value-type="float">
            <text:p>0.006</text:p>
          </table:table-cell>
          <table:table-cell table:style-name="ce43" office:value-type="float" office:value="0.939563346503" calcext:value-type="float">
            <text:p>0.940</text:p>
          </table:table-cell>
          <table:table-cell table:style-name="ce43" office:value-type="float" office:value="0.966279254429" calcext:value-type="float">
            <text:p>0.966</text:p>
          </table:table-cell>
          <table:table-cell table:style-name="ce42" office:value-type="float" office:value="0.953865500432" calcext:value-type="float">
            <text:p>0.954</text:p>
          </table:table-cell>
          <table:table-cell table:style-name="ce43" office:value-type="float" office:value="0.00672759496044" calcext:value-type="float">
            <text:p>0.007</text:p>
          </table:table-cell>
          <table:table-cell table:style-name="ce43" office:value-type="float" office:value="0.991350353617" calcext:value-type="float">
            <text:p>0.991</text:p>
          </table:table-cell>
          <table:table-cell table:style-name="ce43" office:value-type="float" office:value="0.99213751227" calcext:value-type="float">
            <text:p>0.992</text:p>
          </table:table-cell>
          <table:table-cell table:style-name="ce42" office:value-type="float" office:value="0.991637821734" calcext:value-type="float">
            <text:p>0.992</text:p>
          </table:table-cell>
          <table:table-cell table:style-name="ce43" office:value-type="float" office:value="0.00020103680534" calcext:value-type="float">
            <text:p>0.000</text:p>
          </table:table-cell>
          <table:table-cell/>
          <table:table-cell table:style-name="ce40" office:value-type="string" calcext:value-type="string">
            <text:p>WFG2_3</text:p>
          </table:table-cell>
          <table:table-cell table:style-name="ce43" office:value-type="float" office:value="0.990816364719" calcext:value-type="float">
            <text:p>0.991</text:p>
          </table:table-cell>
          <table:table-cell table:style-name="ce43" office:value-type="float" office:value="0.990626670934" calcext:value-type="float">
            <text:p>0.991</text:p>
          </table:table-cell>
          <table:table-cell table:style-name="ce43" office:value-type="float" office:value="0.000095595326433" calcext:value-type="float">
            <text:p>0.000</text:p>
          </table:table-cell>
          <table:table-cell table:style-name="ce43" office:value-type="float" office:value="0.981179824817" calcext:value-type="float">
            <text:p>0.981</text:p>
          </table:table-cell>
          <table:table-cell table:style-name="ce43" office:value-type="float" office:value="0.978686713715" calcext:value-type="float">
            <text:p>0.979</text:p>
          </table:table-cell>
          <table:table-cell table:style-name="ce43" office:value-type="float" office:value="0.000738152824194" calcext:value-type="float">
            <text:p>0.001</text:p>
          </table:table-cell>
          <table:table-cell table:style-name="ce43" office:value-type="float" office:value="0.97430460963" calcext:value-type="float">
            <text:p>0.974</text:p>
          </table:table-cell>
          <table:table-cell table:style-name="ce43" office:value-type="float" office:value="0.967356018751" calcext:value-type="float">
            <text:p>0.967</text:p>
          </table:table-cell>
          <table:table-cell table:style-name="ce43" office:value-type="float" office:value="0.00327856818441" calcext:value-type="float">
            <text:p>0.003</text:p>
          </table:table-cell>
          <table:table-cell table:style-name="ce43" office:value-type="float" office:value="0.972082953375" calcext:value-type="float">
            <text:p>0.972</text:p>
          </table:table-cell>
          <table:table-cell table:style-name="ce43" office:value-type="float" office:value="0.970637521338" calcext:value-type="float">
            <text:p>0.971</text:p>
          </table:table-cell>
          <table:table-cell table:style-name="ce43" office:value-type="float" office:value="0.00108688242051" calcext:value-type="float">
            <text:p>0.001</text:p>
          </table:table-cell>
          <table:table-cell table:style-name="ce43" office:value-type="float" office:value="0.963080986066" calcext:value-type="float">
            <text:p>0.963</text:p>
          </table:table-cell>
          <table:table-cell table:style-name="ce43" office:value-type="float" office:value="0.962576399681" calcext:value-type="float">
            <text:p>0.963</text:p>
          </table:table-cell>
          <table:table-cell table:style-name="ce43" office:value-type="float" office:value="0.000208539269261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419618875554" calcext:value-type="float">
            <text:p>0.0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190940088303" calcext:value-type="float">
            <text:p>0.019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05483425762" calcext:value-type="float">
            <text:p>0.0405</text:p>
          </table:table-cell>
          <table:table-cell office:value-type="float" office:value="-4" calcext:value-type="float">
            <text:p>-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0277602127392" calcext:value-type="float">
            <text:p>0.002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4_3</text:p>
          </table:table-cell>
          <table:table-cell table:style-name="ce43" office:value-type="float" office:value="0.938509456944" calcext:value-type="float">
            <text:p>0.939</text:p>
          </table:table-cell>
          <table:table-cell table:style-name="ce43" office:value-type="float" office:value="0.942996126983" calcext:value-type="float">
            <text:p>0.943</text:p>
          </table:table-cell>
          <table:table-cell table:style-name="ce43" office:value-type="float" office:value="0.940615349083" calcext:value-type="float">
            <text:p>0.941</text:p>
          </table:table-cell>
          <table:table-cell table:style-name="ce43" office:value-type="float" office:value="0.00120749936674" calcext:value-type="float">
            <text:p>0.001</text:p>
          </table:table-cell>
          <table:table-cell table:style-name="ce43" office:value-type="float" office:value="0.897028068381" calcext:value-type="float">
            <text:p>0.897</text:p>
          </table:table-cell>
          <table:table-cell table:style-name="ce43" office:value-type="float" office:value="0.899360116346" calcext:value-type="float">
            <text:p>0.899</text:p>
          </table:table-cell>
          <table:table-cell table:style-name="ce43" office:value-type="float" office:value="0.897537951669" calcext:value-type="float">
            <text:p>0.898</text:p>
          </table:table-cell>
          <table:table-cell table:style-name="ce43" office:value-type="float" office:value="0.000520974850166" calcext:value-type="float">
            <text:p>0.001</text:p>
          </table:table-cell>
          <table:table-cell table:style-name="ce43" office:value-type="float" office:value="0.859938445742" calcext:value-type="float">
            <text:p>0.860</text:p>
          </table:table-cell>
          <table:table-cell table:style-name="ce43" office:value-type="float" office:value="0.891876383554" calcext:value-type="float">
            <text:p>0.892</text:p>
          </table:table-cell>
          <table:table-cell table:style-name="ce43" office:value-type="float" office:value="0.87611000657" calcext:value-type="float">
            <text:p>0.876</text:p>
          </table:table-cell>
          <table:table-cell table:style-name="ce43" office:value-type="float" office:value="0.00768125561614" calcext:value-type="float">
            <text:p>0.008</text:p>
          </table:table-cell>
          <table:table-cell table:style-name="ce43" office:value-type="float" office:value="0.897042793182" calcext:value-type="float">
            <text:p>0.897</text:p>
          </table:table-cell>
          <table:table-cell table:style-name="ce43" office:value-type="float" office:value="0.897061069874" calcext:value-type="float">
            <text:p>0.897</text:p>
          </table:table-cell>
          <table:table-cell table:style-name="ce42" office:value-type="float" office:value="0.897051227587" calcext:value-type="float">
            <text:p>0.897</text:p>
          </table:table-cell>
          <table:table-cell table:style-name="ce43" office:value-type="float" office:value="0.00000439669855163" calcext:value-type="float">
            <text:p>0.000</text:p>
          </table:table-cell>
          <table:table-cell table:style-name="ce43" office:value-type="float" office:value="0.902019033312" calcext:value-type="float">
            <text:p>0.902</text:p>
          </table:table-cell>
          <table:table-cell table:style-name="ce43" office:value-type="float" office:value="0.911322630434" calcext:value-type="float">
            <text:p>0.911</text:p>
          </table:table-cell>
          <table:table-cell table:style-name="ce42" office:value-type="float" office:value="0.905549813697" calcext:value-type="float">
            <text:p>0.906</text:p>
          </table:table-cell>
          <table:table-cell table:style-name="ce43" office:value-type="float" office:value="0.0023092001058" calcext:value-type="float">
            <text:p>0.002</text:p>
          </table:table-cell>
          <table:table-cell/>
          <table:table-cell table:style-name="ce40" office:value-type="string" calcext:value-type="string">
            <text:p>WFG3_3</text:p>
          </table:table-cell>
          <table:table-cell table:style-name="ce43" office:value-type="float" office:value="0.994628388548" calcext:value-type="float">
            <text:p>0.995</text:p>
          </table:table-cell>
          <table:table-cell table:style-name="ce43" office:value-type="float" office:value="0.994413843008" calcext:value-type="float">
            <text:p>0.994</text:p>
          </table:table-cell>
          <table:table-cell table:style-name="ce43" office:value-type="float" office:value="0.000100059172592" calcext:value-type="float">
            <text:p>0.000</text:p>
          </table:table-cell>
          <table:table-cell table:style-name="ce43" office:value-type="float" office:value="0.990226097236" calcext:value-type="float">
            <text:p>0.990</text:p>
          </table:table-cell>
          <table:table-cell table:style-name="ce43" office:value-type="float" office:value="0.990217654253" calcext:value-type="float">
            <text:p>0.990</text:p>
          </table:table-cell>
          <table:table-cell table:style-name="ce43" office:value-type="float" office:value="0.00000399734899322" calcext:value-type="float">
            <text:p>0.000</text:p>
          </table:table-cell>
          <table:table-cell table:style-name="ce43" office:value-type="float" office:value="0.986236425527" calcext:value-type="float">
            <text:p>0.986</text:p>
          </table:table-cell>
          <table:table-cell table:style-name="ce43" office:value-type="float" office:value="0.975319834178" calcext:value-type="float">
            <text:p>0.975</text:p>
          </table:table-cell>
          <table:table-cell table:style-name="ce43" office:value-type="float" office:value="0.00620523873935" calcext:value-type="float">
            <text:p>0.006</text:p>
          </table:table-cell>
          <table:table-cell table:style-name="ce43" office:value-type="float" office:value="0.966279254429" calcext:value-type="float">
            <text:p>0.966</text:p>
          </table:table-cell>
          <table:table-cell table:style-name="ce43" office:value-type="float" office:value="0.953865500432" calcext:value-type="float">
            <text:p>0.954</text:p>
          </table:table-cell>
          <table:table-cell table:style-name="ce43" office:value-type="float" office:value="0.00672759496044" calcext:value-type="float">
            <text:p>0.007</text:p>
          </table:table-cell>
          <table:table-cell table:style-name="ce43" office:value-type="float" office:value="0.99213751227" calcext:value-type="float">
            <text:p>0.992</text:p>
          </table:table-cell>
          <table:table-cell table:style-name="ce43" office:value-type="float" office:value="0.991637821734" calcext:value-type="float">
            <text:p>0.992</text:p>
          </table:table-cell>
          <table:table-cell table:style-name="ce43" office:value-type="float" office:value="0.00020103680534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30773974138" calcext:value-type="float">
            <text:p>0.0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645053425127" calcext:value-type="float">
            <text:p>0.064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3564121496" calcext:value-type="float">
            <text:p>0.0436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350655353858" calcext:value-type="float">
            <text:p>0.035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5_3</text:p>
          </table:table-cell>
          <table:table-cell table:style-name="ce43" office:value-type="float" office:value="0.85075908197" calcext:value-type="float">
            <text:p>0.851</text:p>
          </table:table-cell>
          <table:table-cell table:style-name="ce43" office:value-type="float" office:value="0.901382350114" calcext:value-type="float">
            <text:p>0.901</text:p>
          </table:table-cell>
          <table:table-cell table:style-name="ce43" office:value-type="float" office:value="0.872256724324" calcext:value-type="float">
            <text:p>0.872</text:p>
          </table:table-cell>
          <table:table-cell table:style-name="ce43" office:value-type="float" office:value="0.0107653089009" calcext:value-type="float">
            <text:p>0.011</text:p>
          </table:table-cell>
          <table:table-cell table:style-name="ce43" office:value-type="float" office:value="0.829801103719" calcext:value-type="float">
            <text:p>0.830</text:p>
          </table:table-cell>
          <table:table-cell table:style-name="ce43" office:value-type="float" office:value="0.831206695958" calcext:value-type="float">
            <text:p>0.831</text:p>
          </table:table-cell>
          <table:table-cell table:style-name="ce43" office:value-type="float" office:value="0.83062391558" calcext:value-type="float">
            <text:p>0.831</text:p>
          </table:table-cell>
          <table:table-cell table:style-name="ce43" office:value-type="float" office:value="0.000328676524551" calcext:value-type="float">
            <text:p>0.000</text:p>
          </table:table-cell>
          <table:table-cell table:style-name="ce43" office:value-type="float" office:value="0.794297208321" calcext:value-type="float">
            <text:p>0.794</text:p>
          </table:table-cell>
          <table:table-cell table:style-name="ce43" office:value-type="float" office:value="0.827760219497" calcext:value-type="float">
            <text:p>0.828</text:p>
          </table:table-cell>
          <table:table-cell table:style-name="ce43" office:value-type="float" office:value="0.811862932045" calcext:value-type="float">
            <text:p>0.812</text:p>
          </table:table-cell>
          <table:table-cell table:style-name="ce43" office:value-type="float" office:value="0.00919874159086" calcext:value-type="float">
            <text:p>0.009</text:p>
          </table:table-cell>
          <table:table-cell table:style-name="ce43" office:value-type="float" office:value="0.816695519912" calcext:value-type="float">
            <text:p>0.817</text:p>
          </table:table-cell>
          <table:table-cell table:style-name="ce43" office:value-type="float" office:value="0.832559468425" calcext:value-type="float">
            <text:p>0.833</text:p>
          </table:table-cell>
          <table:table-cell table:style-name="ce42" office:value-type="float" office:value="0.827227529553" calcext:value-type="float">
            <text:p>0.827</text:p>
          </table:table-cell>
          <table:table-cell table:style-name="ce43" office:value-type="float" office:value="0.00325579830095" calcext:value-type="float">
            <text:p>0.003</text:p>
          </table:table-cell>
          <table:table-cell table:style-name="ce43" office:value-type="float" office:value="0.844432017954" calcext:value-type="float">
            <text:p>0.844</text:p>
          </table:table-cell>
          <table:table-cell table:style-name="ce43" office:value-type="float" office:value="0.849011082394" calcext:value-type="float">
            <text:p>0.849</text:p>
          </table:table-cell>
          <table:table-cell table:style-name="ce42" office:value-type="float" office:value="0.846369886318" calcext:value-type="float">
            <text:p>0.846</text:p>
          </table:table-cell>
          <table:table-cell table:style-name="ce43" office:value-type="float" office:value="0.0011688913321" calcext:value-type="float">
            <text:p>0.001</text:p>
          </table:table-cell>
          <table:table-cell/>
          <table:table-cell table:style-name="ce40" office:value-type="string" calcext:value-type="string">
            <text:p>WFG4_3</text:p>
          </table:table-cell>
          <table:table-cell table:style-name="ce43" office:value-type="float" office:value="0.942996126983" calcext:value-type="float">
            <text:p>0.943</text:p>
          </table:table-cell>
          <table:table-cell table:style-name="ce43" office:value-type="float" office:value="0.940615349083" calcext:value-type="float">
            <text:p>0.941</text:p>
          </table:table-cell>
          <table:table-cell table:style-name="ce43" office:value-type="float" office:value="0.00120749936674" calcext:value-type="float">
            <text:p>0.001</text:p>
          </table:table-cell>
          <table:table-cell table:style-name="ce43" office:value-type="float" office:value="0.899360116346" calcext:value-type="float">
            <text:p>0.899</text:p>
          </table:table-cell>
          <table:table-cell table:style-name="ce43" office:value-type="float" office:value="0.897537951669" calcext:value-type="float">
            <text:p>0.898</text:p>
          </table:table-cell>
          <table:table-cell table:style-name="ce43" office:value-type="float" office:value="0.000520974850166" calcext:value-type="float">
            <text:p>0.001</text:p>
          </table:table-cell>
          <table:table-cell table:style-name="ce43" office:value-type="float" office:value="0.891876383554" calcext:value-type="float">
            <text:p>0.892</text:p>
          </table:table-cell>
          <table:table-cell table:style-name="ce43" office:value-type="float" office:value="0.87611000657" calcext:value-type="float">
            <text:p>0.876</text:p>
          </table:table-cell>
          <table:table-cell table:style-name="ce43" office:value-type="float" office:value="0.00768125561614" calcext:value-type="float">
            <text:p>0.008</text:p>
          </table:table-cell>
          <table:table-cell table:style-name="ce43" office:value-type="float" office:value="0.897061069874" calcext:value-type="float">
            <text:p>0.897</text:p>
          </table:table-cell>
          <table:table-cell table:style-name="ce43" office:value-type="float" office:value="0.897051227587" calcext:value-type="float">
            <text:p>0.897</text:p>
          </table:table-cell>
          <table:table-cell table:style-name="ce43" office:value-type="float" office:value="0.00000439669855163" calcext:value-type="float">
            <text:p>0.000</text:p>
          </table:table-cell>
          <table:table-cell table:style-name="ce43" office:value-type="float" office:value="0.911322630434" calcext:value-type="float">
            <text:p>0.911</text:p>
          </table:table-cell>
          <table:table-cell table:style-name="ce43" office:value-type="float" office:value="0.905549813697" calcext:value-type="float">
            <text:p>0.906</text:p>
          </table:table-cell>
          <table:table-cell table:style-name="ce43" office:value-type="float" office:value="0.0023092001058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16328087432" calcext:value-type="float">
            <text:p>0.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603937922789" calcext:value-type="float">
            <text:p>0.060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50291947708" calcext:value-type="float">
            <text:p>0.0450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258868380056" calcext:value-type="float">
            <text:p>0.025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77"/>
        </table:table-row>
        <table:table-row table:style-name="ro1">
          <table:table-cell table:style-name="ce40" office:value-type="string" calcext:value-type="string">
            <text:p>WFG6_3</text:p>
          </table:table-cell>
          <table:table-cell table:style-name="ce43" office:value-type="float" office:value="0.864904862749" calcext:value-type="float">
            <text:p>0.865</text:p>
          </table:table-cell>
          <table:table-cell table:style-name="ce43" office:value-type="float" office:value="0.911838909352" calcext:value-type="float">
            <text:p>0.912</text:p>
          </table:table-cell>
          <table:table-cell table:style-name="ce43" office:value-type="float" office:value="0.887654351096" calcext:value-type="float">
            <text:p>0.888</text:p>
          </table:table-cell>
          <table:table-cell table:style-name="ce43" office:value-type="float" office:value="0.0105600124014" calcext:value-type="float">
            <text:p>0.011</text:p>
          </table:table-cell>
          <table:table-cell table:style-name="ce43" office:value-type="float" office:value="0.823960922632" calcext:value-type="float">
            <text:p>0.824</text:p>
          </table:table-cell>
          <table:table-cell table:style-name="ce43" office:value-type="float" office:value="0.886899232432" calcext:value-type="float">
            <text:p>0.887</text:p>
          </table:table-cell>
          <table:table-cell table:style-name="ce43" office:value-type="float" office:value="0.862444895764" calcext:value-type="float">
            <text:p>0.862</text:p>
          </table:table-cell>
          <table:table-cell table:style-name="ce43" office:value-type="float" office:value="0.0126380130075" calcext:value-type="float">
            <text:p>0.013</text:p>
          </table:table-cell>
          <table:table-cell table:style-name="ce43" office:value-type="float" office:value="0.785520754167" calcext:value-type="float">
            <text:p>0.786</text:p>
          </table:table-cell>
          <table:table-cell table:style-name="ce43" office:value-type="float" office:value="0.851174702395" calcext:value-type="float">
            <text:p>0.851</text:p>
          </table:table-cell>
          <table:table-cell table:style-name="ce43" office:value-type="float" office:value="0.822402451396" calcext:value-type="float">
            <text:p>0.822</text:p>
          </table:table-cell>
          <table:table-cell table:style-name="ce43" office:value-type="float" office:value="0.0133194800467" calcext:value-type="float">
            <text:p>0.013</text:p>
          </table:table-cell>
          <table:table-cell table:style-name="ce43" office:value-type="float" office:value="0.831528162255" calcext:value-type="float">
            <text:p>0.832</text:p>
          </table:table-cell>
          <table:table-cell table:style-name="ce43" office:value-type="float" office:value="0.879970746691" calcext:value-type="float">
            <text:p>0.880</text:p>
          </table:table-cell>
          <table:table-cell table:style-name="ce42" office:value-type="float" office:value="0.857586133432" calcext:value-type="float">
            <text:p>0.858</text:p>
          </table:table-cell>
          <table:table-cell table:style-name="ce43" office:value-type="float" office:value="0.0124692115052" calcext:value-type="float">
            <text:p>0.012</text:p>
          </table:table-cell>
          <table:table-cell table:style-name="ce43" office:value-type="float" office:value="0.877416556908" calcext:value-type="float">
            <text:p>0.877</text:p>
          </table:table-cell>
          <table:table-cell table:style-name="ce43" office:value-type="float" office:value="0.902370945578" calcext:value-type="float">
            <text:p>0.902</text:p>
          </table:table-cell>
          <table:table-cell table:style-name="ce43" office:value-type="float" office:value="0.892760588374" calcext:value-type="float">
            <text:p>0.893</text:p>
          </table:table-cell>
          <table:table-cell table:style-name="ce43" office:value-type="float" office:value="0.00625855874986" calcext:value-type="float">
            <text:p>0.006</text:p>
          </table:table-cell>
          <table:table-cell/>
          <table:table-cell table:style-name="ce40" office:value-type="string" calcext:value-type="string">
            <text:p>WFG5_3</text:p>
          </table:table-cell>
          <table:table-cell table:style-name="ce43" office:value-type="float" office:value="0.901382350114" calcext:value-type="float">
            <text:p>0.901</text:p>
          </table:table-cell>
          <table:table-cell table:style-name="ce43" office:value-type="float" office:value="0.872256724324" calcext:value-type="float">
            <text:p>0.872</text:p>
          </table:table-cell>
          <table:table-cell table:style-name="ce43" office:value-type="float" office:value="0.0107653089009" calcext:value-type="float">
            <text:p>0.011</text:p>
          </table:table-cell>
          <table:table-cell table:style-name="ce43" office:value-type="float" office:value="0.831206695958" calcext:value-type="float">
            <text:p>0.831</text:p>
          </table:table-cell>
          <table:table-cell table:style-name="ce43" office:value-type="float" office:value="0.83062391558" calcext:value-type="float">
            <text:p>0.831</text:p>
          </table:table-cell>
          <table:table-cell table:style-name="ce43" office:value-type="float" office:value="0.000328676524551" calcext:value-type="float">
            <text:p>0.000</text:p>
          </table:table-cell>
          <table:table-cell table:style-name="ce43" office:value-type="float" office:value="0.827760219497" calcext:value-type="float">
            <text:p>0.828</text:p>
          </table:table-cell>
          <table:table-cell table:style-name="ce43" office:value-type="float" office:value="0.811862932045" calcext:value-type="float">
            <text:p>0.812</text:p>
          </table:table-cell>
          <table:table-cell table:style-name="ce43" office:value-type="float" office:value="0.00919874159086" calcext:value-type="float">
            <text:p>0.009</text:p>
          </table:table-cell>
          <table:table-cell table:style-name="ce43" office:value-type="float" office:value="0.832559468425" calcext:value-type="float">
            <text:p>0.833</text:p>
          </table:table-cell>
          <table:table-cell table:style-name="ce43" office:value-type="float" office:value="0.827227529553" calcext:value-type="float">
            <text:p>0.827</text:p>
          </table:table-cell>
          <table:table-cell table:style-name="ce43" office:value-type="float" office:value="0.00325579830095" calcext:value-type="float">
            <text:p>0.003</text:p>
          </table:table-cell>
          <table:table-cell table:style-name="ce43" office:value-type="float" office:value="0.849011082394" calcext:value-type="float">
            <text:p>0.849</text:p>
          </table:table-cell>
          <table:table-cell table:style-name="ce43" office:value-type="float" office:value="0.846369886318" calcext:value-type="float">
            <text:p>0.846</text:p>
          </table:table-cell>
          <table:table-cell table:style-name="ce43" office:value-type="float" office:value="0.0011688913321" calcext:value-type="float">
            <text:p>0.001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510623727827" calcext:value-type="float">
            <text:p>0.00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0.0303156926102" calcext:value-type="float">
            <text:p>0.03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703581369779" calcext:value-type="float">
            <text:p>0.070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351744549421" calcext:value-type="float">
            <text:p>0.0352</text:p>
          </table:table-cell>
          <table:table-cell office:value-type="float" office:value="-1" calcext:value-type="float">
            <text:p>-1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7_3</text:p>
          </table:table-cell>
          <table:table-cell table:style-name="ce43" office:value-type="float" office:value="0.93821937988" calcext:value-type="float">
            <text:p>0.938</text:p>
          </table:table-cell>
          <table:table-cell table:style-name="ce43" office:value-type="float" office:value="0.943214096777" calcext:value-type="float">
            <text:p>0.943</text:p>
          </table:table-cell>
          <table:table-cell table:style-name="ce43" office:value-type="float" office:value="0.94236449974" calcext:value-type="float">
            <text:p>0.942</text:p>
          </table:table-cell>
          <table:table-cell table:style-name="ce43" office:value-type="float" office:value="0.000904243966243" calcext:value-type="float">
            <text:p>0.001</text:p>
          </table:table-cell>
          <table:table-cell table:style-name="ce43" office:value-type="float" office:value="0.897085103567" calcext:value-type="float">
            <text:p>0.897</text:p>
          </table:table-cell>
          <table:table-cell table:style-name="ce43" office:value-type="float" office:value="0.89923390639" calcext:value-type="float">
            <text:p>0.899</text:p>
          </table:table-cell>
          <table:table-cell table:style-name="ce43" office:value-type="float" office:value="0.897718864455" calcext:value-type="float">
            <text:p>0.898</text:p>
          </table:table-cell>
          <table:table-cell table:style-name="ce43" office:value-type="float" office:value="0.000581607750135" calcext:value-type="float">
            <text:p>0.001</text:p>
          </table:table-cell>
          <table:table-cell table:style-name="ce43" office:value-type="float" office:value="0.837810970649" calcext:value-type="float">
            <text:p>0.838</text:p>
          </table:table-cell>
          <table:table-cell table:style-name="ce43" office:value-type="float" office:value="0.89210255391" calcext:value-type="float">
            <text:p>0.892</text:p>
          </table:table-cell>
          <table:table-cell table:style-name="ce43" office:value-type="float" office:value="0.864914812798" calcext:value-type="float">
            <text:p>0.865</text:p>
          </table:table-cell>
          <table:table-cell table:style-name="ce43" office:value-type="float" office:value="0.0101666667595" calcext:value-type="float">
            <text:p>0.010</text:p>
          </table:table-cell>
          <table:table-cell table:style-name="ce43" office:value-type="float" office:value="0.896255731877" calcext:value-type="float">
            <text:p>0.896</text:p>
          </table:table-cell>
          <table:table-cell table:style-name="ce43" office:value-type="float" office:value="0.897180184729" calcext:value-type="float">
            <text:p>0.897</text:p>
          </table:table-cell>
          <table:table-cell table:style-name="ce42" office:value-type="float" office:value="0.896694766286" calcext:value-type="float">
            <text:p>0.897</text:p>
          </table:table-cell>
          <table:table-cell table:style-name="ce43" office:value-type="float" office:value="0.000196054424169" calcext:value-type="float">
            <text:p>0.000</text:p>
          </table:table-cell>
          <table:table-cell table:style-name="ce43" office:value-type="float" office:value="0.903404344726" calcext:value-type="float">
            <text:p>0.903</text:p>
          </table:table-cell>
          <table:table-cell table:style-name="ce43" office:value-type="float" office:value="0.905876284006" calcext:value-type="float">
            <text:p>0.906</text:p>
          </table:table-cell>
          <table:table-cell table:style-name="ce42" office:value-type="float" office:value="0.904436020539" calcext:value-type="float">
            <text:p>0.904</text:p>
          </table:table-cell>
          <table:table-cell table:style-name="ce43" office:value-type="float" office:value="0.00051968770104" calcext:value-type="float">
            <text:p>0.001</text:p>
          </table:table-cell>
          <table:table-cell/>
          <table:table-cell table:style-name="ce40" office:value-type="string" calcext:value-type="string">
            <text:p>WFG6_3</text:p>
          </table:table-cell>
          <table:table-cell table:style-name="ce43" office:value-type="float" office:value="0.911838909352" calcext:value-type="float">
            <text:p>0.912</text:p>
          </table:table-cell>
          <table:table-cell table:style-name="ce43" office:value-type="float" office:value="0.887654351096" calcext:value-type="float">
            <text:p>0.888</text:p>
          </table:table-cell>
          <table:table-cell table:style-name="ce43" office:value-type="float" office:value="0.0105600124014" calcext:value-type="float">
            <text:p>0.011</text:p>
          </table:table-cell>
          <table:table-cell table:style-name="ce43" office:value-type="float" office:value="0.886899232432" calcext:value-type="float">
            <text:p>0.887</text:p>
          </table:table-cell>
          <table:table-cell table:style-name="ce43" office:value-type="float" office:value="0.862444895764" calcext:value-type="float">
            <text:p>0.862</text:p>
          </table:table-cell>
          <table:table-cell table:style-name="ce43" office:value-type="float" office:value="0.0126380130075" calcext:value-type="float">
            <text:p>0.013</text:p>
          </table:table-cell>
          <table:table-cell table:style-name="ce43" office:value-type="float" office:value="0.851174702395" calcext:value-type="float">
            <text:p>0.851</text:p>
          </table:table-cell>
          <table:table-cell table:style-name="ce43" office:value-type="float" office:value="0.822402451396" calcext:value-type="float">
            <text:p>0.822</text:p>
          </table:table-cell>
          <table:table-cell table:style-name="ce43" office:value-type="float" office:value="0.0133194800467" calcext:value-type="float">
            <text:p>0.013</text:p>
          </table:table-cell>
          <table:table-cell table:style-name="ce43" office:value-type="float" office:value="0.879970746691" calcext:value-type="float">
            <text:p>0.880</text:p>
          </table:table-cell>
          <table:table-cell table:style-name="ce43" office:value-type="float" office:value="0.857586133432" calcext:value-type="float">
            <text:p>0.858</text:p>
          </table:table-cell>
          <table:table-cell table:style-name="ce43" office:value-type="float" office:value="0.0124692115052" calcext:value-type="float">
            <text:p>0.012</text:p>
          </table:table-cell>
          <table:table-cell table:style-name="ce43" office:value-type="float" office:value="0.902370945578" calcext:value-type="float">
            <text:p>0.902</text:p>
          </table:table-cell>
          <table:table-cell table:style-name="ce43" office:value-type="float" office:value="0.892760588374" calcext:value-type="float">
            <text:p>0.893</text:p>
          </table:table-cell>
          <table:table-cell table:style-name="ce43" office:value-type="float" office:value="0.00625855874986" calcext:value-type="float">
            <text:p>0.006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4645635285" calcext:value-type="float">
            <text:p>0.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774496869413" calcext:value-type="float">
            <text:p>0.077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56697334538" calcext:value-type="float">
            <text:p>0.0457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379284792004" calcext:value-type="float">
            <text:p>0.037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8_3</text:p>
          </table:table-cell>
          <table:table-cell table:style-name="ce43" office:value-type="float" office:value="0.895161684871" calcext:value-type="float">
            <text:p>0.895</text:p>
          </table:table-cell>
          <table:table-cell table:style-name="ce43" office:value-type="float" office:value="0.910425275029" calcext:value-type="float">
            <text:p>0.910</text:p>
          </table:table-cell>
          <table:table-cell table:style-name="ce43" office:value-type="float" office:value="0.902335355341" calcext:value-type="float">
            <text:p>0.902</text:p>
          </table:table-cell>
          <table:table-cell table:style-name="ce43" office:value-type="float" office:value="0.00325683072128" calcext:value-type="float">
            <text:p>0.003</text:p>
          </table:table-cell>
          <table:table-cell table:style-name="ce43" office:value-type="float" office:value="0.805658715727" calcext:value-type="float">
            <text:p>0.806</text:p>
          </table:table-cell>
          <table:table-cell table:style-name="ce43" office:value-type="float" office:value="0.815870878352" calcext:value-type="float">
            <text:p>0.816</text:p>
          </table:table-cell>
          <table:table-cell table:style-name="ce43" office:value-type="float" office:value="0.812085756136" calcext:value-type="float">
            <text:p>0.812</text:p>
          </table:table-cell>
          <table:table-cell table:style-name="ce43" office:value-type="float" office:value="0.00264403210785" calcext:value-type="float">
            <text:p>0.003</text:p>
          </table:table-cell>
          <table:table-cell table:style-name="ce43" office:value-type="float" office:value="0.729849748624" calcext:value-type="float">
            <text:p>0.730</text:p>
          </table:table-cell>
          <table:table-cell table:style-name="ce43" office:value-type="float" office:value="0.759022655255" calcext:value-type="float">
            <text:p>0.759</text:p>
          </table:table-cell>
          <table:table-cell table:style-name="ce43" office:value-type="float" office:value="0.748015899817" calcext:value-type="float">
            <text:p>0.748</text:p>
          </table:table-cell>
          <table:table-cell table:style-name="ce43" office:value-type="float" office:value="0.00632461476908" calcext:value-type="float">
            <text:p>0.006</text:p>
          </table:table-cell>
          <table:table-cell table:style-name="ce43" office:value-type="float" office:value="0.80383228133" calcext:value-type="float">
            <text:p>0.804</text:p>
          </table:table-cell>
          <table:table-cell table:style-name="ce43" office:value-type="float" office:value="0.810176868889" calcext:value-type="float">
            <text:p>0.810</text:p>
          </table:table-cell>
          <table:table-cell table:style-name="ce42" office:value-type="float" office:value="0.80709065114" calcext:value-type="float">
            <text:p>0.807</text:p>
          </table:table-cell>
          <table:table-cell table:style-name="ce43" office:value-type="float" office:value="0.00151019012979" calcext:value-type="float">
            <text:p>0.002</text:p>
          </table:table-cell>
          <table:table-cell table:style-name="ce43" office:value-type="float" office:value="0.820866078252" calcext:value-type="float">
            <text:p>0.821</text:p>
          </table:table-cell>
          <table:table-cell table:style-name="ce43" office:value-type="float" office:value="0.826889218798" calcext:value-type="float">
            <text:p>0.827</text:p>
          </table:table-cell>
          <table:table-cell table:style-name="ce42" office:value-type="float" office:value="0.824345294699" calcext:value-type="float">
            <text:p>0.824</text:p>
          </table:table-cell>
          <table:table-cell table:style-name="ce43" office:value-type="float" office:value="0.00132891362623" calcext:value-type="float">
            <text:p>0.001</text:p>
          </table:table-cell>
          <table:table-cell/>
          <table:table-cell table:style-name="ce40" office:value-type="string" calcext:value-type="string">
            <text:p>WFG7_3</text:p>
          </table:table-cell>
          <table:table-cell table:style-name="ce43" office:value-type="float" office:value="0.943214096777" calcext:value-type="float">
            <text:p>0.943</text:p>
          </table:table-cell>
          <table:table-cell table:style-name="ce43" office:value-type="float" office:value="0.94236449974" calcext:value-type="float">
            <text:p>0.942</text:p>
          </table:table-cell>
          <table:table-cell table:style-name="ce43" office:value-type="float" office:value="0.000904243966243" calcext:value-type="float">
            <text:p>0.001</text:p>
          </table:table-cell>
          <table:table-cell table:style-name="ce43" office:value-type="float" office:value="0.89923390639" calcext:value-type="float">
            <text:p>0.899</text:p>
          </table:table-cell>
          <table:table-cell table:style-name="ce43" office:value-type="float" office:value="0.897718864455" calcext:value-type="float">
            <text:p>0.898</text:p>
          </table:table-cell>
          <table:table-cell table:style-name="ce43" office:value-type="float" office:value="0.000581607750135" calcext:value-type="float">
            <text:p>0.001</text:p>
          </table:table-cell>
          <table:table-cell table:style-name="ce43" office:value-type="float" office:value="0.89210255391" calcext:value-type="float">
            <text:p>0.892</text:p>
          </table:table-cell>
          <table:table-cell table:style-name="ce43" office:value-type="float" office:value="0.864914812798" calcext:value-type="float">
            <text:p>0.865</text:p>
          </table:table-cell>
          <table:table-cell table:style-name="ce43" office:value-type="float" office:value="0.0101666667595" calcext:value-type="float">
            <text:p>0.010</text:p>
          </table:table-cell>
          <table:table-cell table:style-name="ce43" office:value-type="float" office:value="0.897180184729" calcext:value-type="float">
            <text:p>0.897</text:p>
          </table:table-cell>
          <table:table-cell table:style-name="ce43" office:value-type="float" office:value="0.896694766286" calcext:value-type="float">
            <text:p>0.897</text:p>
          </table:table-cell>
          <table:table-cell table:style-name="ce43" office:value-type="float" office:value="0.000196054424169" calcext:value-type="float">
            <text:p>0.000</text:p>
          </table:table-cell>
          <table:table-cell table:style-name="ce43" office:value-type="float" office:value="0.905876284006" calcext:value-type="float">
            <text:p>0.906</text:p>
          </table:table-cell>
          <table:table-cell table:style-name="ce43" office:value-type="float" office:value="0.904436020539" calcext:value-type="float">
            <text:p>0.904</text:p>
          </table:table-cell>
          <table:table-cell table:style-name="ce43" office:value-type="float" office:value="0.00051968770104" calcext:value-type="float">
            <text:p>0.001</text:p>
          </table:table-cell>
          <table:table-cell/>
          <table:table-cell office:value-type="string" calcext:value-type="string">
            <text:p>WFG8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902495992052" calcext:value-type="float">
            <text:p>0.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154319455524" calcext:value-type="float">
            <text:p>0.154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952447042006" calcext:value-type="float">
            <text:p>0.095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779900606417" calcext:value-type="float">
            <text:p>0.078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WFG9_3</text:p>
          </table:table-cell>
          <table:table-cell table:style-name="ce43" office:value-type="float" office:value="0.88439261966" calcext:value-type="float">
            <text:p>0.884</text:p>
          </table:table-cell>
          <table:table-cell table:style-name="ce43" office:value-type="float" office:value="0.910138948746" calcext:value-type="float">
            <text:p>0.910</text:p>
          </table:table-cell>
          <table:table-cell table:style-name="ce43" office:value-type="float" office:value="0.894491471647" calcext:value-type="float">
            <text:p>0.894</text:p>
          </table:table-cell>
          <table:table-cell table:style-name="ce43" office:value-type="float" office:value="0.00600257524581" calcext:value-type="float">
            <text:p>0.006</text:p>
          </table:table-cell>
          <table:table-cell table:style-name="ce43" office:value-type="float" office:value="0.855985030314" calcext:value-type="float">
            <text:p>0.856</text:p>
          </table:table-cell>
          <table:table-cell table:style-name="ce43" office:value-type="float" office:value="0.875345670199" calcext:value-type="float">
            <text:p>0.875</text:p>
          </table:table-cell>
          <table:table-cell table:style-name="ce43" office:value-type="float" office:value="0.86150764812" calcext:value-type="float">
            <text:p>0.862</text:p>
          </table:table-cell>
          <table:table-cell table:style-name="ce43" office:value-type="float" office:value="0.0045496174814" calcext:value-type="float">
            <text:p>0.005</text:p>
          </table:table-cell>
          <table:table-cell table:style-name="ce43" office:value-type="float" office:value="0.713975902662" calcext:value-type="float">
            <text:p>0.714</text:p>
          </table:table-cell>
          <table:table-cell table:style-name="ce43" office:value-type="float" office:value="0.819307045886" calcext:value-type="float">
            <text:p>0.819</text:p>
          </table:table-cell>
          <table:table-cell table:style-name="ce43" office:value-type="float" office:value="0.731790602489" calcext:value-type="float">
            <text:p>0.732</text:p>
          </table:table-cell>
          <table:table-cell table:style-name="ce43" office:value-type="float" office:value="0.0186797325293" calcext:value-type="float">
            <text:p>0.019</text:p>
          </table:table-cell>
          <table:table-cell table:style-name="ce43" office:value-type="float" office:value="0.737814213283" calcext:value-type="float">
            <text:p>0.738</text:p>
          </table:table-cell>
          <table:table-cell table:style-name="ce43" office:value-type="float" office:value="0.858247731953" calcext:value-type="float">
            <text:p>0.858</text:p>
          </table:table-cell>
          <table:table-cell table:style-name="ce42" office:value-type="float" office:value="0.748759050099" calcext:value-type="float">
            <text:p>0.749</text:p>
          </table:table-cell>
          <table:table-cell table:style-name="ce43" office:value-type="float" office:value="0.0265265678452" calcext:value-type="float">
            <text:p>0.027</text:p>
          </table:table-cell>
          <table:table-cell table:style-name="ce43" office:value-type="float" office:value="0.877273575677" calcext:value-type="float">
            <text:p>0.877</text:p>
          </table:table-cell>
          <table:table-cell table:style-name="ce43" office:value-type="float" office:value="0.885832352209" calcext:value-type="float">
            <text:p>0.886</text:p>
          </table:table-cell>
          <table:table-cell table:style-name="ce42" office:value-type="float" office:value="0.8802944283" calcext:value-type="float">
            <text:p>0.880</text:p>
          </table:table-cell>
          <table:table-cell table:style-name="ce43" office:value-type="float" office:value="0.00161757499906" calcext:value-type="float">
            <text:p>0.002</text:p>
          </table:table-cell>
          <table:table-cell/>
          <table:table-cell table:style-name="ce40" office:value-type="string" calcext:value-type="string">
            <text:p>WFG8_3</text:p>
          </table:table-cell>
          <table:table-cell table:style-name="ce43" office:value-type="float" office:value="0.910425275029" calcext:value-type="float">
            <text:p>0.910</text:p>
          </table:table-cell>
          <table:table-cell table:style-name="ce43" office:value-type="float" office:value="0.902335355341" calcext:value-type="float">
            <text:p>0.902</text:p>
          </table:table-cell>
          <table:table-cell table:style-name="ce43" office:value-type="float" office:value="0.00325683072128" calcext:value-type="float">
            <text:p>0.003</text:p>
          </table:table-cell>
          <table:table-cell table:style-name="ce43" office:value-type="float" office:value="0.815870878352" calcext:value-type="float">
            <text:p>0.816</text:p>
          </table:table-cell>
          <table:table-cell table:style-name="ce43" office:value-type="float" office:value="0.812085756136" calcext:value-type="float">
            <text:p>0.812</text:p>
          </table:table-cell>
          <table:table-cell table:style-name="ce43" office:value-type="float" office:value="0.00264403210785" calcext:value-type="float">
            <text:p>0.003</text:p>
          </table:table-cell>
          <table:table-cell table:style-name="ce43" office:value-type="float" office:value="0.759022655255" calcext:value-type="float">
            <text:p>0.759</text:p>
          </table:table-cell>
          <table:table-cell table:style-name="ce43" office:value-type="float" office:value="0.748015899817" calcext:value-type="float">
            <text:p>0.748</text:p>
          </table:table-cell>
          <table:table-cell table:style-name="ce43" office:value-type="float" office:value="0.00632461476908" calcext:value-type="float">
            <text:p>0.006</text:p>
          </table:table-cell>
          <table:table-cell table:style-name="ce43" office:value-type="float" office:value="0.810176868889" calcext:value-type="float">
            <text:p>0.810</text:p>
          </table:table-cell>
          <table:table-cell table:style-name="ce43" office:value-type="float" office:value="0.80709065114" calcext:value-type="float">
            <text:p>0.807</text:p>
          </table:table-cell>
          <table:table-cell table:style-name="ce43" office:value-type="float" office:value="0.00151019012979" calcext:value-type="float">
            <text:p>0.002</text:p>
          </table:table-cell>
          <table:table-cell table:style-name="ce43" office:value-type="float" office:value="0.826889218798" calcext:value-type="float">
            <text:p>0.827</text:p>
          </table:table-cell>
          <table:table-cell table:style-name="ce43" office:value-type="float" office:value="0.824345294699" calcext:value-type="float">
            <text:p>0.824</text:p>
          </table:table-cell>
          <table:table-cell table:style-name="ce43" office:value-type="float" office:value="0.00132891362623" calcext:value-type="float">
            <text:p>0.00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2983823527" calcext:value-type="float">
            <text:p>0.0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62700869158" calcext:value-type="float">
            <text:p>0.162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45732421548" calcext:value-type="float">
            <text:p>0.1457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141970433469" calcext:value-type="float">
            <text:p>0.014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1_3</text:p>
          </table:table-cell>
          <table:table-cell table:style-name="ce43" office:value-type="float" office:value="0.967118211109" calcext:value-type="float">
            <text:p>0.967</text:p>
          </table:table-cell>
          <table:table-cell table:style-name="ce43" office:value-type="float" office:value="0.967462537692" calcext:value-type="float">
            <text:p>0.967</text:p>
          </table:table-cell>
          <table:table-cell table:style-name="ce43" office:value-type="float" office:value="0.967269606056" calcext:value-type="float">
            <text:p>0.967</text:p>
          </table:table-cell>
          <table:table-cell table:style-name="ce43" office:value-type="float" office:value="0.0000752217002888" calcext:value-type="float">
            <text:p>0.000</text:p>
          </table:table-cell>
          <table:table-cell table:style-name="ce43" office:value-type="float" office:value="0.952709178166" calcext:value-type="float">
            <text:p>0.953</text:p>
          </table:table-cell>
          <table:table-cell table:style-name="ce43" office:value-type="float" office:value="0.953120209245" calcext:value-type="float">
            <text:p>0.953</text:p>
          </table:table-cell>
          <table:table-cell table:style-name="ce43" office:value-type="float" office:value="0.952791380338" calcext:value-type="float">
            <text:p>0.953</text:p>
          </table:table-cell>
          <table:table-cell table:style-name="ce43" office:value-type="float" office:value="0.0000889147963932" calcext:value-type="float">
            <text:p>0.000</text:p>
          </table:table-cell>
          <table:table-cell table:style-name="ce43" office:value-type="float" office:value="0.931350974636" calcext:value-type="float">
            <text:p>0.931</text:p>
          </table:table-cell>
          <table:table-cell table:style-name="ce43" office:value-type="float" office:value="0.950068418315" calcext:value-type="float">
            <text:p>0.950</text:p>
          </table:table-cell>
          <table:table-cell table:style-name="ce43" office:value-type="float" office:value="0.941023283985" calcext:value-type="float">
            <text:p>0.941</text:p>
          </table:table-cell>
          <table:table-cell table:style-name="ce43" office:value-type="float" office:value="0.00402262596865" calcext:value-type="float">
            <text:p>0.004</text:p>
          </table:table-cell>
          <table:table-cell table:style-name="ce43" office:value-type="float" office:value="0.952730418506" calcext:value-type="float">
            <text:p>0.953</text:p>
          </table:table-cell>
          <table:table-cell table:style-name="ce43" office:value-type="float" office:value="0.95274107181" calcext:value-type="float">
            <text:p>0.953</text:p>
          </table:table-cell>
          <table:table-cell table:style-name="ce43" office:value-type="float" office:value="0.952734563132" calcext:value-type="float">
            <text:p>0.953</text:p>
          </table:table-cell>
          <table:table-cell table:style-name="ce43" office:value-type="float" office:value="0.00000268599573595" calcext:value-type="float">
            <text:p>0.000</text:p>
          </table:table-cell>
          <table:table-cell table:style-name="ce43" office:value-type="float" office:value="0.93915408043" calcext:value-type="float">
            <text:p>0.939</text:p>
          </table:table-cell>
          <table:table-cell table:style-name="ce43" office:value-type="float" office:value="0.941848665801" calcext:value-type="float">
            <text:p>0.942</text:p>
          </table:table-cell>
          <table:table-cell table:style-name="ce42" office:value-type="float" office:value="0.940591797969" calcext:value-type="float">
            <text:p>0.941</text:p>
          </table:table-cell>
          <table:table-cell table:style-name="ce43" office:value-type="float" office:value="0.000742110684313" calcext:value-type="float">
            <text:p>0.001</text:p>
          </table:table-cell>
          <table:table-cell/>
          <table:table-cell table:style-name="ce40" office:value-type="string" calcext:value-type="string">
            <text:p>WFG9_3</text:p>
          </table:table-cell>
          <table:table-cell table:style-name="ce43" office:value-type="float" office:value="0.910138948746" calcext:value-type="float">
            <text:p>0.910</text:p>
          </table:table-cell>
          <table:table-cell table:style-name="ce43" office:value-type="float" office:value="0.894491471647" calcext:value-type="float">
            <text:p>0.894</text:p>
          </table:table-cell>
          <table:table-cell table:style-name="ce43" office:value-type="float" office:value="0.00600257524581" calcext:value-type="float">
            <text:p>0.006</text:p>
          </table:table-cell>
          <table:table-cell table:style-name="ce43" office:value-type="float" office:value="0.875345670199" calcext:value-type="float">
            <text:p>0.875</text:p>
          </table:table-cell>
          <table:table-cell table:style-name="ce43" office:value-type="float" office:value="0.86150764812" calcext:value-type="float">
            <text:p>0.862</text:p>
          </table:table-cell>
          <table:table-cell table:style-name="ce43" office:value-type="float" office:value="0.0045496174814" calcext:value-type="float">
            <text:p>0.005</text:p>
          </table:table-cell>
          <table:table-cell table:style-name="ce43" office:value-type="float" office:value="0.819307045886" calcext:value-type="float">
            <text:p>0.819</text:p>
          </table:table-cell>
          <table:table-cell table:style-name="ce43" office:value-type="float" office:value="0.731790602489" calcext:value-type="float">
            <text:p>0.732</text:p>
          </table:table-cell>
          <table:table-cell table:style-name="ce43" office:value-type="float" office:value="0.0186797325293" calcext:value-type="float">
            <text:p>0.019</text:p>
          </table:table-cell>
          <table:table-cell table:style-name="ce43" office:value-type="float" office:value="0.858247731953" calcext:value-type="float">
            <text:p>0.858</text:p>
          </table:table-cell>
          <table:table-cell table:style-name="ce43" office:value-type="float" office:value="0.748759050099" calcext:value-type="float">
            <text:p>0.749</text:p>
          </table:table-cell>
          <table:table-cell table:style-name="ce43" office:value-type="float" office:value="0.0265265678452" calcext:value-type="float">
            <text:p>0.027</text:p>
          </table:table-cell>
          <table:table-cell table:style-name="ce43" office:value-type="float" office:value="0.885832352209" calcext:value-type="float">
            <text:p>0.886</text:p>
          </table:table-cell>
          <table:table-cell table:style-name="ce43" office:value-type="float" office:value="0.8802944283" calcext:value-type="float">
            <text:p>0.880</text:p>
          </table:table-cell>
          <table:table-cell table:style-name="ce43" office:value-type="float" office:value="0.00161757499906" calcext:value-type="float">
            <text:p>0.002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144782257181" calcext:value-type="float">
            <text:p>0.0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262463220714" calcext:value-type="float">
            <text:p>0.026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145350429242" calcext:value-type="float">
            <text:p>0.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266778080867" calcext:value-type="float">
            <text:p>0.0267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table:style-name="ce77"/>
          <table:table-cell table:number-columns-repeated="3"/>
        </table:table-row>
        <table:table-row table:style-name="ro1">
          <table:table-cell table:style-name="ce40" office:value-type="string" calcext:value-type="string">
            <text:p>DTLZ2_3</text:p>
          </table:table-cell>
          <table:table-cell table:style-name="ce43" office:value-type="float" office:value="0.943279022346" calcext:value-type="float">
            <text:p>0.943</text:p>
          </table:table-cell>
          <table:table-cell table:style-name="ce43" office:value-type="float" office:value="0.944562516675" calcext:value-type="float">
            <text:p>0.945</text:p>
          </table:table-cell>
          <table:table-cell table:style-name="ce43" office:value-type="float" office:value="0.944148666139" calcext:value-type="float">
            <text:p>0.944</text:p>
          </table:table-cell>
          <table:table-cell table:style-name="ce43" office:value-type="float" office:value="0.000258399065869" calcext:value-type="float">
            <text:p>0.000</text:p>
          </table:table-cell>
          <table:table-cell table:style-name="ce43" office:value-type="float" office:value="0.91340378195" calcext:value-type="float">
            <text:p>0.913</text:p>
          </table:table-cell>
          <table:table-cell table:style-name="ce43" office:value-type="float" office:value="0.913994589902" calcext:value-type="float">
            <text:p>0.914</text:p>
          </table:table-cell>
          <table:table-cell table:style-name="ce43" office:value-type="float" office:value="0.913709939104" calcext:value-type="float">
            <text:p>0.914</text:p>
          </table:table-cell>
          <table:table-cell table:style-name="ce43" office:value-type="float" office:value="0.000188563359564" calcext:value-type="float">
            <text:p>0.000</text:p>
          </table:table-cell>
          <table:table-cell table:style-name="ce43" office:value-type="float" office:value="0.871321780437" calcext:value-type="float">
            <text:p>0.871</text:p>
          </table:table-cell>
          <table:table-cell table:style-name="ce43" office:value-type="float" office:value="0.904537785" calcext:value-type="float">
            <text:p>0.905</text:p>
          </table:table-cell>
          <table:table-cell table:style-name="ce43" office:value-type="float" office:value="0.891655132597" calcext:value-type="float">
            <text:p>0.892</text:p>
          </table:table-cell>
          <table:table-cell table:style-name="ce43" office:value-type="float" office:value="0.0077790807291" calcext:value-type="float">
            <text:p>0.008</text:p>
          </table:table-cell>
          <table:table-cell table:style-name="ce43" office:value-type="float" office:value="0.913377317881" calcext:value-type="float">
            <text:p>0.913</text:p>
          </table:table-cell>
          <table:table-cell table:style-name="ce43" office:value-type="float" office:value="0.913383292178" calcext:value-type="float">
            <text:p>0.913</text:p>
          </table:table-cell>
          <table:table-cell table:style-name="ce42" office:value-type="float" office:value="0.913380506555" calcext:value-type="float">
            <text:p>0.913</text:p>
          </table:table-cell>
          <table:table-cell table:style-name="ce43" office:value-type="float" office:value="0.00000124429127622" calcext:value-type="float">
            <text:p>0.000</text:p>
          </table:table-cell>
          <table:table-cell table:style-name="ce43" office:value-type="float" office:value="0.912972406529" calcext:value-type="float">
            <text:p>0.913</text:p>
          </table:table-cell>
          <table:table-cell table:style-name="ce43" office:value-type="float" office:value="0.916179721645" calcext:value-type="float">
            <text:p>0.916</text:p>
          </table:table-cell>
          <table:table-cell table:style-name="ce42" office:value-type="float" office:value="0.9149064015" calcext:value-type="float">
            <text:p>0.915</text:p>
          </table:table-cell>
          <table:table-cell table:style-name="ce43" office:value-type="float" office:value="0.000677178434645" calcext:value-type="float">
            <text:p>0.001</text:p>
          </table:table-cell>
          <table:table-cell/>
          <table:table-cell table:style-name="ce40" office:value-type="string" calcext:value-type="string">
            <text:p>DTLZ1_3</text:p>
          </table:table-cell>
          <table:table-cell table:style-name="ce43" office:value-type="float" office:value="0.967462537692" calcext:value-type="float">
            <text:p>0.967</text:p>
          </table:table-cell>
          <table:table-cell table:style-name="ce43" office:value-type="float" office:value="0.967269606056" calcext:value-type="float">
            <text:p>0.967</text:p>
          </table:table-cell>
          <table:table-cell table:style-name="ce43" office:value-type="float" office:value="0.0000752217002888" calcext:value-type="float">
            <text:p>0.000</text:p>
          </table:table-cell>
          <table:table-cell table:style-name="ce43" office:value-type="float" office:value="0.953120209245" calcext:value-type="float">
            <text:p>0.953</text:p>
          </table:table-cell>
          <table:table-cell table:style-name="ce43" office:value-type="float" office:value="0.952791380338" calcext:value-type="float">
            <text:p>0.953</text:p>
          </table:table-cell>
          <table:table-cell table:style-name="ce43" office:value-type="float" office:value="0.0000889147963932" calcext:value-type="float">
            <text:p>0.000</text:p>
          </table:table-cell>
          <table:table-cell table:style-name="ce43" office:value-type="float" office:value="0.950068418315" calcext:value-type="float">
            <text:p>0.950</text:p>
          </table:table-cell>
          <table:table-cell table:style-name="ce43" office:value-type="float" office:value="0.941023283985" calcext:value-type="float">
            <text:p>0.941</text:p>
          </table:table-cell>
          <table:table-cell table:style-name="ce43" office:value-type="float" office:value="0.00402262596865" calcext:value-type="float">
            <text:p>0.004</text:p>
          </table:table-cell>
          <table:table-cell table:style-name="ce43" office:value-type="float" office:value="0.95274107181" calcext:value-type="float">
            <text:p>0.953</text:p>
          </table:table-cell>
          <table:table-cell table:style-name="ce43" office:value-type="float" office:value="0.952734563132" calcext:value-type="float">
            <text:p>0.953</text:p>
          </table:table-cell>
          <table:table-cell table:style-name="ce43" office:value-type="float" office:value="0.00000268599573595" calcext:value-type="float">
            <text:p>0.000</text:p>
          </table:table-cell>
          <table:table-cell table:style-name="ce43" office:value-type="float" office:value="0.941848665801" calcext:value-type="float">
            <text:p>0.942</text:p>
          </table:table-cell>
          <table:table-cell table:style-name="ce43" office:value-type="float" office:value="0.940591797969" calcext:value-type="float">
            <text:p>0.941</text:p>
          </table:table-cell>
          <table:table-cell table:style-name="ce43" office:value-type="float" office:value="0.000742110684313" calcext:value-type="float">
            <text:p>0.001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04387270356" calcext:value-type="float">
            <text:p>0.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524935335424" calcext:value-type="float">
            <text:p>0.052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07681595842" calcext:value-type="float">
            <text:p>0.0308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292422646391" calcext:value-type="float">
            <text:p>0.029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3_3</text:p>
          </table:table-cell>
          <table:table-cell table:style-name="ce43" office:value-type="float" office:value="0.943976350545" calcext:value-type="float">
            <text:p>0.944</text:p>
          </table:table-cell>
          <table:table-cell table:style-name="ce43" office:value-type="float" office:value="0.945083880607" calcext:value-type="float">
            <text:p>0.945</text:p>
          </table:table-cell>
          <table:table-cell table:style-name="ce43" office:value-type="float" office:value="0.944443992683" calcext:value-type="float">
            <text:p>0.944</text:p>
          </table:table-cell>
          <table:table-cell table:style-name="ce43" office:value-type="float" office:value="0.000273238914867" calcext:value-type="float">
            <text:p>0.000</text:p>
          </table:table-cell>
          <table:table-cell table:style-name="ce43" office:value-type="float" office:value="0.913441463047" calcext:value-type="float">
            <text:p>0.913</text:p>
          </table:table-cell>
          <table:table-cell table:style-name="ce43" office:value-type="float" office:value="0.914291441144" calcext:value-type="float">
            <text:p>0.914</text:p>
          </table:table-cell>
          <table:table-cell table:style-name="ce43" office:value-type="float" office:value="0.913750126587" calcext:value-type="float">
            <text:p>0.914</text:p>
          </table:table-cell>
          <table:table-cell table:style-name="ce43" office:value-type="float" office:value="0.000258909150389" calcext:value-type="float">
            <text:p>0.000</text:p>
          </table:table-cell>
          <table:table-cell table:style-name="ce43" office:value-type="float" office:value="0.861518120277" calcext:value-type="float">
            <text:p>0.862</text:p>
          </table:table-cell>
          <table:table-cell table:style-name="ce43" office:value-type="float" office:value="0.900755159464" calcext:value-type="float">
            <text:p>0.901</text:p>
          </table:table-cell>
          <table:table-cell table:style-name="ce43" office:value-type="float" office:value="0.88317590012" calcext:value-type="float">
            <text:p>0.883</text:p>
          </table:table-cell>
          <table:table-cell table:style-name="ce43" office:value-type="float" office:value="0.00927095096124" calcext:value-type="float">
            <text:p>0.009</text:p>
          </table:table-cell>
          <table:table-cell table:style-name="ce43" office:value-type="float" office:value="0.913376039153" calcext:value-type="float">
            <text:p>0.913</text:p>
          </table:table-cell>
          <table:table-cell table:style-name="ce43" office:value-type="float" office:value="0.913382553633" calcext:value-type="float">
            <text:p>0.913</text:p>
          </table:table-cell>
          <table:table-cell table:style-name="ce42" office:value-type="float" office:value="0.913379517964" calcext:value-type="float">
            <text:p>0.913</text:p>
          </table:table-cell>
          <table:table-cell table:style-name="ce43" office:value-type="float" office:value="0.00000147016467521" calcext:value-type="float">
            <text:p>0.000</text:p>
          </table:table-cell>
          <table:table-cell table:style-name="ce43" office:value-type="float" office:value="0.913626571641" calcext:value-type="float">
            <text:p>0.914</text:p>
          </table:table-cell>
          <table:table-cell table:style-name="ce43" office:value-type="float" office:value="0.916057681405" calcext:value-type="float">
            <text:p>0.916</text:p>
          </table:table-cell>
          <table:table-cell table:style-name="ce42" office:value-type="float" office:value="0.915069700795" calcext:value-type="float">
            <text:p>0.915</text:p>
          </table:table-cell>
          <table:table-cell table:style-name="ce43" office:value-type="float" office:value="0.000570393937645" calcext:value-type="float">
            <text:p>0.001</text:p>
          </table:table-cell>
          <table:table-cell/>
          <table:table-cell table:style-name="ce40" office:value-type="string" calcext:value-type="string">
            <text:p>DTLZ2_3</text:p>
          </table:table-cell>
          <table:table-cell table:style-name="ce43" office:value-type="float" office:value="0.944562516675" calcext:value-type="float">
            <text:p>0.945</text:p>
          </table:table-cell>
          <table:table-cell table:style-name="ce43" office:value-type="float" office:value="0.944148666139" calcext:value-type="float">
            <text:p>0.944</text:p>
          </table:table-cell>
          <table:table-cell table:style-name="ce43" office:value-type="float" office:value="0.000258399065869" calcext:value-type="float">
            <text:p>0.000</text:p>
          </table:table-cell>
          <table:table-cell table:style-name="ce43" office:value-type="float" office:value="0.913994589902" calcext:value-type="float">
            <text:p>0.914</text:p>
          </table:table-cell>
          <table:table-cell table:style-name="ce43" office:value-type="float" office:value="0.913709939104" calcext:value-type="float">
            <text:p>0.914</text:p>
          </table:table-cell>
          <table:table-cell table:style-name="ce43" office:value-type="float" office:value="0.000188563359564" calcext:value-type="float">
            <text:p>0.000</text:p>
          </table:table-cell>
          <table:table-cell table:style-name="ce43" office:value-type="float" office:value="0.904537785" calcext:value-type="float">
            <text:p>0.905</text:p>
          </table:table-cell>
          <table:table-cell table:style-name="ce43" office:value-type="float" office:value="0.891655132597" calcext:value-type="float">
            <text:p>0.892</text:p>
          </table:table-cell>
          <table:table-cell table:style-name="ce43" office:value-type="float" office:value="0.0077790807291" calcext:value-type="float">
            <text:p>0.008</text:p>
          </table:table-cell>
          <table:table-cell table:style-name="ce43" office:value-type="float" office:value="0.913383292178" calcext:value-type="float">
            <text:p>0.913</text:p>
          </table:table-cell>
          <table:table-cell table:style-name="ce43" office:value-type="float" office:value="0.913380506555" calcext:value-type="float">
            <text:p>0.913</text:p>
          </table:table-cell>
          <table:table-cell table:style-name="ce43" office:value-type="float" office:value="0.00000124429127622" calcext:value-type="float">
            <text:p>0.000</text:p>
          </table:table-cell>
          <table:table-cell table:style-name="ce43" office:value-type="float" office:value="0.916179721645" calcext:value-type="float">
            <text:p>0.916</text:p>
          </table:table-cell>
          <table:table-cell table:style-name="ce43" office:value-type="float" office:value="0.9149064015" calcext:value-type="float">
            <text:p>0.915</text:p>
          </table:table-cell>
          <table:table-cell table:style-name="ce43" office:value-type="float" office:value="0.000677178434645" calcext:value-type="float">
            <text:p>0.00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06938660966" calcext:value-type="float">
            <text:p>0.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612680925627" calcext:value-type="float">
            <text:p>0.061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10644747187" calcext:value-type="float">
            <text:p>0.0311</text:p>
          </table:table-cell>
          <table:table-cell office:value-type="float" office:value="-2" calcext:value-type="float">
            <text:p>-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293742918885" calcext:value-type="float">
            <text:p>0.029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4_3</text:p>
          </table:table-cell>
          <table:table-cell table:style-name="ce43" office:value-type="float" office:value="0.943859307706" calcext:value-type="float">
            <text:p>0.944</text:p>
          </table:table-cell>
          <table:table-cell table:style-name="ce43" office:value-type="float" office:value="0.944643013619" calcext:value-type="float">
            <text:p>0.945</text:p>
          </table:table-cell>
          <table:table-cell table:style-name="ce43" office:value-type="float" office:value="0.944331264897" calcext:value-type="float">
            <text:p>0.944</text:p>
          </table:table-cell>
          <table:table-cell table:style-name="ce43" office:value-type="float" office:value="0.000202485989273" calcext:value-type="float">
            <text:p>0.000</text:p>
          </table:table-cell>
          <table:table-cell table:style-name="ce43" office:value-type="float" office:value="0.913446879134" calcext:value-type="float">
            <text:p>0.913</text:p>
          </table:table-cell>
          <table:table-cell table:style-name="ce43" office:value-type="float" office:value="0.914281794038" calcext:value-type="float">
            <text:p>0.914</text:p>
          </table:table-cell>
          <table:table-cell table:style-name="ce43" office:value-type="float" office:value="0.913759016888" calcext:value-type="float">
            <text:p>0.914</text:p>
          </table:table-cell>
          <table:table-cell table:style-name="ce43" office:value-type="float" office:value="0.00022826476646" calcext:value-type="float">
            <text:p>0.000</text:p>
          </table:table-cell>
          <table:table-cell table:style-name="ce43" office:value-type="float" office:value="0.151113637087" calcext:value-type="float">
            <text:p>0.151</text:p>
          </table:table-cell>
          <table:table-cell table:style-name="ce43" office:value-type="float" office:value="0.907576186602" calcext:value-type="float">
            <text:p>0.908</text:p>
          </table:table-cell>
          <table:table-cell table:style-name="ce43" office:value-type="float" office:value="0.812520435081" calcext:value-type="float">
            <text:p>0.813</text:p>
          </table:table-cell>
          <table:table-cell table:style-name="ce43" office:value-type="float" office:value="0.237655640574" calcext:value-type="float">
            <text:p>0.238</text:p>
          </table:table-cell>
          <table:table-cell table:style-name="ce43" office:value-type="float" office:value="0.559643657618" calcext:value-type="float">
            <text:p>0.560</text:p>
          </table:table-cell>
          <table:table-cell table:style-name="ce43" office:value-type="float" office:value="0.913418097557" calcext:value-type="float">
            <text:p>0.913</text:p>
          </table:table-cell>
          <table:table-cell table:style-name="ce43" office:value-type="float" office:value="0.903284118744" calcext:value-type="float">
            <text:p>0.903</text:p>
          </table:table-cell>
          <table:table-cell table:style-name="ce43" office:value-type="float" office:value="0.0589338538737" calcext:value-type="float">
            <text:p>0.059</text:p>
          </table:table-cell>
          <table:table-cell table:style-name="ce43" office:value-type="float" office:value="0.151113637087" calcext:value-type="float">
            <text:p>0.151</text:p>
          </table:table-cell>
          <table:table-cell table:style-name="ce43" office:value-type="float" office:value="0.916325856106" calcext:value-type="float">
            <text:p>0.916</text:p>
          </table:table-cell>
          <table:table-cell table:style-name="ce42" office:value-type="float" office:value="0.893469537579" calcext:value-type="float">
            <text:p>0.893</text:p>
          </table:table-cell>
          <table:table-cell table:style-name="ce43" office:value-type="float" office:value="0.127314411598" calcext:value-type="float">
            <text:p>0.127</text:p>
          </table:table-cell>
          <table:table-cell/>
          <table:table-cell table:style-name="ce40" office:value-type="string" calcext:value-type="string">
            <text:p>DTLZ3_3</text:p>
          </table:table-cell>
          <table:table-cell table:style-name="ce43" office:value-type="float" office:value="0.945083880607" calcext:value-type="float">
            <text:p>0.945</text:p>
          </table:table-cell>
          <table:table-cell table:style-name="ce43" office:value-type="float" office:value="0.944443992683" calcext:value-type="float">
            <text:p>0.944</text:p>
          </table:table-cell>
          <table:table-cell table:style-name="ce43" office:value-type="float" office:value="0.000273238914867" calcext:value-type="float">
            <text:p>0.000</text:p>
          </table:table-cell>
          <table:table-cell table:style-name="ce43" office:value-type="float" office:value="0.914291441144" calcext:value-type="float">
            <text:p>0.914</text:p>
          </table:table-cell>
          <table:table-cell table:style-name="ce43" office:value-type="float" office:value="0.913750126587" calcext:value-type="float">
            <text:p>0.914</text:p>
          </table:table-cell>
          <table:table-cell table:style-name="ce43" office:value-type="float" office:value="0.000258909150389" calcext:value-type="float">
            <text:p>0.000</text:p>
          </table:table-cell>
          <table:table-cell table:style-name="ce43" office:value-type="float" office:value="0.900755159464" calcext:value-type="float">
            <text:p>0.901</text:p>
          </table:table-cell>
          <table:table-cell table:style-name="ce43" office:value-type="float" office:value="0.88317590012" calcext:value-type="float">
            <text:p>0.883</text:p>
          </table:table-cell>
          <table:table-cell table:style-name="ce43" office:value-type="float" office:value="0.00927095096124" calcext:value-type="float">
            <text:p>0.009</text:p>
          </table:table-cell>
          <table:table-cell table:style-name="ce43" office:value-type="float" office:value="0.913382553633" calcext:value-type="float">
            <text:p>0.913</text:p>
          </table:table-cell>
          <table:table-cell table:style-name="ce43" office:value-type="float" office:value="0.913379517964" calcext:value-type="float">
            <text:p>0.913</text:p>
          </table:table-cell>
          <table:table-cell table:style-name="ce43" office:value-type="float" office:value="0.00000147016467521" calcext:value-type="float">
            <text:p>0.000</text:p>
          </table:table-cell>
          <table:table-cell table:style-name="ce43" office:value-type="float" office:value="0.916057681405" calcext:value-type="float">
            <text:p>0.916</text:p>
          </table:table-cell>
          <table:table-cell table:style-name="ce43" office:value-type="float" office:value="0.915069700795" calcext:value-type="float">
            <text:p>0.915</text:p>
          </table:table-cell>
          <table:table-cell table:style-name="ce43" office:value-type="float" office:value="0.000570393937645" calcext:value-type="float">
            <text:p>0.001</text:p>
          </table:table-cell>
          <table:table-cell/>
          <table:table-cell office:value-type="string" calcext:value-type="string">
            <text:p>DTLZ4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305722480091" calcext:value-type="float">
            <text:p>0.0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31810829816" calcext:value-type="float">
            <text:p>0.131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10471461525" calcext:value-type="float">
            <text:p>0.0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508617273178" calcext:value-type="float">
            <text:p>0.050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5_3</text:p>
          </table:table-cell>
          <table:table-cell table:style-name="ce43" office:value-type="float" office:value="0.984980243391" calcext:value-type="float">
            <text:p>0.985</text:p>
          </table:table-cell>
          <table:table-cell table:style-name="ce43" office:value-type="float" office:value="0.985026609578" calcext:value-type="float">
            <text:p>0.985</text:p>
          </table:table-cell>
          <table:table-cell table:style-name="ce43" office:value-type="float" office:value="0.985020440395" calcext:value-type="float">
            <text:p>0.985</text:p>
          </table:table-cell>
          <table:table-cell table:style-name="ce43" office:value-type="float" office:value="0.00000739236501128" calcext:value-type="float">
            <text:p>0.000</text:p>
          </table:table-cell>
          <table:table-cell table:style-name="ce43" office:value-type="float" office:value="0.978799928213" calcext:value-type="float">
            <text:p>0.979</text:p>
          </table:table-cell>
          <table:table-cell table:style-name="ce43" office:value-type="float" office:value="0.978808651383" calcext:value-type="float">
            <text:p>0.979</text:p>
          </table:table-cell>
          <table:table-cell table:style-name="ce43" office:value-type="float" office:value="0.978801354273" calcext:value-type="float">
            <text:p>0.979</text:p>
          </table:table-cell>
          <table:table-cell table:style-name="ce43" office:value-type="float" office:value="0.00000156653892617" calcext:value-type="float">
            <text:p>0.000</text:p>
          </table:table-cell>
          <table:table-cell table:style-name="ce43" office:value-type="float" office:value="0.982968608087" calcext:value-type="float">
            <text:p>0.983</text:p>
          </table:table-cell>
          <table:table-cell table:style-name="ce43" office:value-type="float" office:value="0.985887009426" calcext:value-type="float">
            <text:p>0.986</text:p>
          </table:table-cell>
          <table:table-cell table:style-name="ce43" office:value-type="float" office:value="0.984404350126" calcext:value-type="float">
            <text:p>0.984</text:p>
          </table:table-cell>
          <table:table-cell table:style-name="ce43" office:value-type="float" office:value="0.000722013439444" calcext:value-type="float">
            <text:p>0.001</text:p>
          </table:table-cell>
          <table:table-cell table:style-name="ce43" office:value-type="float" office:value="0.945449927679" calcext:value-type="float">
            <text:p>0.945</text:p>
          </table:table-cell>
          <table:table-cell table:style-name="ce43" office:value-type="float" office:value="0.96722104608" calcext:value-type="float">
            <text:p>0.967</text:p>
          </table:table-cell>
          <table:table-cell table:style-name="ce42" office:value-type="float" office:value="0.959290205456" calcext:value-type="float">
            <text:p>0.959</text:p>
          </table:table-cell>
          <table:table-cell table:style-name="ce43" office:value-type="float" office:value="0.00496340590462" calcext:value-type="float">
            <text:p>0.005</text:p>
          </table:table-cell>
          <table:table-cell table:style-name="ce43" office:value-type="float" office:value="0.985473627095" calcext:value-type="float">
            <text:p>0.985</text:p>
          </table:table-cell>
          <table:table-cell table:style-name="ce43" office:value-type="float" office:value="0.986108305887" calcext:value-type="float">
            <text:p>0.986</text:p>
          </table:table-cell>
          <table:table-cell table:style-name="ce85" office:value-type="float" office:value="0.985890398591" calcext:value-type="float">
            <text:p>0.986</text:p>
          </table:table-cell>
          <table:table-cell table:style-name="ce43" office:value-type="float" office:value="0.000177150528617" calcext:value-type="float">
            <text:p>0.000</text:p>
          </table:table-cell>
          <table:table-cell/>
          <table:table-cell table:style-name="ce40" office:value-type="string" calcext:value-type="string">
            <text:p>DTLZ4_3</text:p>
          </table:table-cell>
          <table:table-cell table:style-name="ce43" office:value-type="float" office:value="0.944643013619" calcext:value-type="float">
            <text:p>0.945</text:p>
          </table:table-cell>
          <table:table-cell table:style-name="ce43" office:value-type="float" office:value="0.944331264897" calcext:value-type="float">
            <text:p>0.944</text:p>
          </table:table-cell>
          <table:table-cell table:style-name="ce43" office:value-type="float" office:value="0.000202485989273" calcext:value-type="float">
            <text:p>0.000</text:p>
          </table:table-cell>
          <table:table-cell table:style-name="ce43" office:value-type="float" office:value="0.914281794038" calcext:value-type="float">
            <text:p>0.914</text:p>
          </table:table-cell>
          <table:table-cell table:style-name="ce43" office:value-type="float" office:value="0.913759016888" calcext:value-type="float">
            <text:p>0.914</text:p>
          </table:table-cell>
          <table:table-cell table:style-name="ce43" office:value-type="float" office:value="0.00022826476646" calcext:value-type="float">
            <text:p>0.000</text:p>
          </table:table-cell>
          <table:table-cell table:style-name="ce43" office:value-type="float" office:value="0.907576186602" calcext:value-type="float">
            <text:p>0.908</text:p>
          </table:table-cell>
          <table:table-cell table:style-name="ce43" office:value-type="float" office:value="0.812520435081" calcext:value-type="float">
            <text:p>0.813</text:p>
          </table:table-cell>
          <table:table-cell table:style-name="ce43" office:value-type="float" office:value="0.237655640574" calcext:value-type="float">
            <text:p>0.238</text:p>
          </table:table-cell>
          <table:table-cell table:style-name="ce43" office:value-type="float" office:value="0.913418097557" calcext:value-type="float">
            <text:p>0.913</text:p>
          </table:table-cell>
          <table:table-cell table:style-name="ce43" office:value-type="float" office:value="0.903284118744" calcext:value-type="float">
            <text:p>0.903</text:p>
          </table:table-cell>
          <table:table-cell table:style-name="ce43" office:value-type="float" office:value="0.0589338538737" calcext:value-type="float">
            <text:p>0.059</text:p>
          </table:table-cell>
          <table:table-cell table:style-name="ce43" office:value-type="float" office:value="0.916325856106" calcext:value-type="float">
            <text:p>0.916</text:p>
          </table:table-cell>
          <table:table-cell table:style-name="ce43" office:value-type="float" office:value="0.893469537579" calcext:value-type="float">
            <text:p>0.893</text:p>
          </table:table-cell>
          <table:table-cell table:style-name="ce43" office:value-type="float" office:value="0.127314411598" calcext:value-type="float">
            <text:p>0.12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0869958196287" calcext:value-type="float">
            <text:p>0.0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0708904431798" calcext:value-type="float">
            <text:p>0.007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148604846528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66001931353" calcext:value-type="float">
            <text:p>0.0266</text:p>
          </table:table-cell>
          <table:table-cell office:value-type="float" office:value="-4" calcext:value-type="float">
            <text:p>-4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6_3</text:p>
          </table:table-cell>
          <table:table-cell table:style-name="ce43" office:value-type="float" office:value="0.984978909911" calcext:value-type="float">
            <text:p>0.985</text:p>
          </table:table-cell>
          <table:table-cell table:style-name="ce43" office:value-type="float" office:value="0.985024978225" calcext:value-type="float">
            <text:p>0.985</text:p>
          </table:table-cell>
          <table:table-cell table:style-name="ce43" office:value-type="float" office:value="0.985019401901" calcext:value-type="float">
            <text:p>0.985</text:p>
          </table:table-cell>
          <table:table-cell table:style-name="ce43" office:value-type="float" office:value="0.00000997665510928" calcext:value-type="float">
            <text:p>0.000</text:p>
          </table:table-cell>
          <table:table-cell table:style-name="ce43" office:value-type="float" office:value="0.859364280199" calcext:value-type="float">
            <text:p>0.859</text:p>
          </table:table-cell>
          <table:table-cell table:style-name="ce43" office:value-type="float" office:value="0.978808582181" calcext:value-type="float">
            <text:p>0.979</text:p>
          </table:table-cell>
          <table:table-cell table:style-name="ce43" office:value-type="float" office:value="0.959033224487" calcext:value-type="float">
            <text:p>0.959</text:p>
          </table:table-cell>
          <table:table-cell table:style-name="ce43" office:value-type="float" office:value="0.0379144699051" calcext:value-type="float">
            <text:p>0.038</text:p>
          </table:table-cell>
          <table:table-cell table:style-name="ce43" office:value-type="float" office:value="0.260490495938" calcext:value-type="float">
            <text:p>0.260</text:p>
          </table:table-cell>
          <table:table-cell table:style-name="ce43" office:value-type="float" office:value="0.983693120819" calcext:value-type="float">
            <text:p>0.984</text:p>
          </table:table-cell>
          <table:table-cell table:style-name="ce43" office:value-type="float" office:value="0.954653161387" calcext:value-type="float">
            <text:p>0.955</text:p>
          </table:table-cell>
          <table:table-cell table:style-name="ce43" office:value-type="float" office:value="0.126815204764" calcext:value-type="float">
            <text:p>0.127</text:p>
          </table:table-cell>
          <table:table-cell table:style-name="ce43" office:value-type="float" office:value="0.930905713718" calcext:value-type="float">
            <text:p>0.931</text:p>
          </table:table-cell>
          <table:table-cell table:style-name="ce43" office:value-type="float" office:value="0.958367935517" calcext:value-type="float">
            <text:p>0.958</text:p>
          </table:table-cell>
          <table:table-cell table:style-name="ce43" office:value-type="float" office:value="0.948270745175" calcext:value-type="float">
            <text:p>0.948</text:p>
          </table:table-cell>
          <table:table-cell table:style-name="ce43" office:value-type="float" office:value="0.00652652715123" calcext:value-type="float">
            <text:p>0.007</text:p>
          </table:table-cell>
          <table:table-cell table:style-name="ce43" office:value-type="float" office:value="0.940598717075" calcext:value-type="float">
            <text:p>0.941</text:p>
          </table:table-cell>
          <table:table-cell table:style-name="ce43" office:value-type="float" office:value="0.986108329662" calcext:value-type="float">
            <text:p>0.986</text:p>
          </table:table-cell>
          <table:table-cell table:style-name="ce42" office:value-type="float" office:value="0.984517231226" calcext:value-type="float">
            <text:p>0.985</text:p>
          </table:table-cell>
          <table:table-cell table:style-name="ce43" office:value-type="float" office:value="0.00753415002113" calcext:value-type="float">
            <text:p>0.008</text:p>
          </table:table-cell>
          <table:table-cell/>
          <table:table-cell table:style-name="ce40" office:value-type="string" calcext:value-type="string">
            <text:p>DTLZ5_3</text:p>
          </table:table-cell>
          <table:table-cell table:style-name="ce43" office:value-type="float" office:value="0.985026609578" calcext:value-type="float">
            <text:p>0.985</text:p>
          </table:table-cell>
          <table:table-cell table:style-name="ce43" office:value-type="float" office:value="0.985020440395" calcext:value-type="float">
            <text:p>0.985</text:p>
          </table:table-cell>
          <table:table-cell table:style-name="ce43" office:value-type="float" office:value="0.00000739236501128" calcext:value-type="float">
            <text:p>0.000</text:p>
          </table:table-cell>
          <table:table-cell table:style-name="ce43" office:value-type="float" office:value="0.978808651383" calcext:value-type="float">
            <text:p>0.979</text:p>
          </table:table-cell>
          <table:table-cell table:style-name="ce43" office:value-type="float" office:value="0.978801354273" calcext:value-type="float">
            <text:p>0.979</text:p>
          </table:table-cell>
          <table:table-cell table:style-name="ce43" office:value-type="float" office:value="0.00000156653892617" calcext:value-type="float">
            <text:p>0.000</text:p>
          </table:table-cell>
          <table:table-cell table:style-name="ce43" office:value-type="float" office:value="0.985887009426" calcext:value-type="float">
            <text:p>0.986</text:p>
          </table:table-cell>
          <table:table-cell table:style-name="ce43" office:value-type="float" office:value="0.984404350126" calcext:value-type="float">
            <text:p>0.984</text:p>
          </table:table-cell>
          <table:table-cell table:style-name="ce43" office:value-type="float" office:value="0.000722013439444" calcext:value-type="float">
            <text:p>0.001</text:p>
          </table:table-cell>
          <table:table-cell table:style-name="ce43" office:value-type="float" office:value="0.96722104608" calcext:value-type="float">
            <text:p>0.967</text:p>
          </table:table-cell>
          <table:table-cell table:style-name="ce43" office:value-type="float" office:value="0.959290205456" calcext:value-type="float">
            <text:p>0.959</text:p>
          </table:table-cell>
          <table:table-cell table:style-name="ce43" office:value-type="float" office:value="0.00496340590462" calcext:value-type="float">
            <text:p>0.005</text:p>
          </table:table-cell>
          <table:table-cell table:style-name="ce43" office:value-type="float" office:value="0.986108305887" calcext:value-type="float">
            <text:p>0.986</text:p>
          </table:table-cell>
          <table:table-cell table:style-name="ce43" office:value-type="float" office:value="0.985890398591" calcext:value-type="float">
            <text:p>0.986</text:p>
          </table:table-cell>
          <table:table-cell table:style-name="ce43" office:value-type="float" office:value="0.000177150528617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259861774147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03662405141" calcext:value-type="float">
            <text:p>0.030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367486567262" calcext:value-type="float">
            <text:p>0.036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0050217067531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DTLZ7_3</text:p>
          </table:table-cell>
          <table:table-cell table:style-name="ce43" office:value-type="float" office:value="0.967288900667" calcext:value-type="float">
            <text:p>0.967</text:p>
          </table:table-cell>
          <table:table-cell table:style-name="ce43" office:value-type="float" office:value="0.969516933901" calcext:value-type="float">
            <text:p>0.970</text:p>
          </table:table-cell>
          <table:table-cell table:style-name="ce43" office:value-type="float" office:value="0.968299053813" calcext:value-type="float">
            <text:p>0.968</text:p>
          </table:table-cell>
          <table:table-cell table:style-name="ce43" office:value-type="float" office:value="0.000504360368101" calcext:value-type="float">
            <text:p>0.001</text:p>
          </table:table-cell>
          <table:table-cell table:style-name="ce43" office:value-type="float" office:value="0.92158474637" calcext:value-type="float">
            <text:p>0.922</text:p>
          </table:table-cell>
          <table:table-cell table:style-name="ce43" office:value-type="float" office:value="0.921838105025" calcext:value-type="float">
            <text:p>0.922</text:p>
          </table:table-cell>
          <table:table-cell table:style-name="ce43" office:value-type="float" office:value="0.921644969706" calcext:value-type="float">
            <text:p>0.922</text:p>
          </table:table-cell>
          <table:table-cell table:style-name="ce43" office:value-type="float" office:value="0.0000652257820191" calcext:value-type="float">
            <text:p>0.000</text:p>
          </table:table-cell>
          <table:table-cell table:style-name="ce43" office:value-type="float" office:value="0.785156607113" calcext:value-type="float">
            <text:p>0.785</text:p>
          </table:table-cell>
          <table:table-cell table:style-name="ce43" office:value-type="float" office:value="0.941301739612" calcext:value-type="float">
            <text:p>0.941</text:p>
          </table:table-cell>
          <table:table-cell table:style-name="ce43" office:value-type="float" office:value="0.924064558094" calcext:value-type="float">
            <text:p>0.924</text:p>
          </table:table-cell>
          <table:table-cell table:style-name="ce43" office:value-type="float" office:value="0.0246449949924" calcext:value-type="float">
            <text:p>0.025</text:p>
          </table:table-cell>
          <table:table-cell table:style-name="ce43" office:value-type="float" office:value="0.898059973025" calcext:value-type="float">
            <text:p>0.898</text:p>
          </table:table-cell>
          <table:table-cell table:style-name="ce43" office:value-type="float" office:value="0.929387107635" calcext:value-type="float">
            <text:p>0.929</text:p>
          </table:table-cell>
          <table:table-cell table:style-name="ce43" office:value-type="float" office:value="0.911942515156" calcext:value-type="float">
            <text:p>0.912</text:p>
          </table:table-cell>
          <table:table-cell table:style-name="ce43" office:value-type="float" office:value="0.0079943374316" calcext:value-type="float">
            <text:p>0.008</text:p>
          </table:table-cell>
          <table:table-cell table:style-name="ce43" office:value-type="float" office:value="0.765086045238" calcext:value-type="float">
            <text:p>0.765</text:p>
          </table:table-cell>
          <table:table-cell table:style-name="ce43" office:value-type="float" office:value="0.90676909472" calcext:value-type="float">
            <text:p>0.907</text:p>
          </table:table-cell>
          <table:table-cell table:style-name="ce42" office:value-type="float" office:value="0.848183036636" calcext:value-type="float">
            <text:p>0.848</text:p>
          </table:table-cell>
          <table:table-cell table:style-name="ce43" office:value-type="float" office:value="0.0199131257751" calcext:value-type="float">
            <text:p>0.020</text:p>
          </table:table-cell>
          <table:table-cell/>
          <table:table-cell table:style-name="ce40" office:value-type="string" calcext:value-type="string">
            <text:p>DTLZ6_3</text:p>
          </table:table-cell>
          <table:table-cell table:style-name="ce43" office:value-type="float" office:value="0.985024978225" calcext:value-type="float">
            <text:p>0.985</text:p>
          </table:table-cell>
          <table:table-cell table:style-name="ce43" office:value-type="float" office:value="0.985019401901" calcext:value-type="float">
            <text:p>0.985</text:p>
          </table:table-cell>
          <table:table-cell table:style-name="ce43" office:value-type="float" office:value="0.00000997665510928" calcext:value-type="float">
            <text:p>0.000</text:p>
          </table:table-cell>
          <table:table-cell table:style-name="ce43" office:value-type="float" office:value="0.978808582181" calcext:value-type="float">
            <text:p>0.979</text:p>
          </table:table-cell>
          <table:table-cell table:style-name="ce43" office:value-type="float" office:value="0.959033224487" calcext:value-type="float">
            <text:p>0.959</text:p>
          </table:table-cell>
          <table:table-cell table:style-name="ce43" office:value-type="float" office:value="0.0379144699051" calcext:value-type="float">
            <text:p>0.038</text:p>
          </table:table-cell>
          <table:table-cell table:style-name="ce43" office:value-type="float" office:value="0.983693120819" calcext:value-type="float">
            <text:p>0.984</text:p>
          </table:table-cell>
          <table:table-cell table:style-name="ce43" office:value-type="float" office:value="0.954653161387" calcext:value-type="float">
            <text:p>0.955</text:p>
          </table:table-cell>
          <table:table-cell table:style-name="ce43" office:value-type="float" office:value="0.126815204764" calcext:value-type="float">
            <text:p>0.127</text:p>
          </table:table-cell>
          <table:table-cell table:style-name="ce43" office:value-type="float" office:value="0.958367935517" calcext:value-type="float">
            <text:p>0.958</text:p>
          </table:table-cell>
          <table:table-cell table:style-name="ce43" office:value-type="float" office:value="0.948270745175" calcext:value-type="float">
            <text:p>0.948</text:p>
          </table:table-cell>
          <table:table-cell table:style-name="ce43" office:value-type="float" office:value="0.00652652715123" calcext:value-type="float">
            <text:p>0.007</text:p>
          </table:table-cell>
          <table:table-cell table:style-name="ce43" office:value-type="float" office:value="0.986108329662" calcext:value-type="float">
            <text:p>0.986</text:p>
          </table:table-cell>
          <table:table-cell table:style-name="ce43" office:value-type="float" office:value="0.984517231226" calcext:value-type="float">
            <text:p>0.985</text:p>
          </table:table-cell>
          <table:table-cell table:style-name="ce43" office:value-type="float" office:value="0.00753415002113" calcext:value-type="float">
            <text:p>0.008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66540841067" calcext:value-type="float">
            <text:p>0.0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0442344957184" calcext:value-type="float">
            <text:p>0.0442</text:p>
          </table:table-cell>
          <table:table-cell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.0563565386569" calcext:value-type="float">
            <text:p>0.05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120116017177" calcext:value-type="float">
            <text:p>0.120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8_3</text:p>
          </table:table-cell>
          <table:table-cell table:style-name="ce43" office:value-type="float" office:value="0.909157428498" calcext:value-type="float">
            <text:p>0.909</text:p>
          </table:table-cell>
          <table:table-cell table:style-name="ce43" office:value-type="float" office:value="0.92171012757" calcext:value-type="float">
            <text:p>0.922</text:p>
          </table:table-cell>
          <table:table-cell table:style-name="ce43" office:value-type="float" office:value="0.916085969312" calcext:value-type="float">
            <text:p>0.916</text:p>
          </table:table-cell>
          <table:table-cell table:style-name="ce43" office:value-type="float" office:value="0.00254852250395" calcext:value-type="float">
            <text:p>0.003</text:p>
          </table:table-cell>
          <table:table-cell table:style-name="ce43" office:value-type="float" office:value="0.784852192559" calcext:value-type="float">
            <text:p>0.785</text:p>
          </table:table-cell>
          <table:table-cell table:style-name="ce43" office:value-type="float" office:value="0.891248757983" calcext:value-type="float">
            <text:p>0.891</text:p>
          </table:table-cell>
          <table:table-cell table:style-name="ce43" office:value-type="float" office:value="0.861855245507" calcext:value-type="float">
            <text:p>0.862</text:p>
          </table:table-cell>
          <table:table-cell table:style-name="ce43" office:value-type="float" office:value="0.0320082154496" calcext:value-type="float">
            <text:p>0.032</text:p>
          </table:table-cell>
          <table:table-cell table:style-name="ce43" office:value-type="float" office:value="0.560980111676" calcext:value-type="float">
            <text:p>0.561</text:p>
          </table:table-cell>
          <table:table-cell table:style-name="ce43" office:value-type="float" office:value="0.747164450706" calcext:value-type="float">
            <text:p>0.747</text:p>
          </table:table-cell>
          <table:table-cell table:style-name="ce43" office:value-type="float" office:value="0.695363044621" calcext:value-type="float">
            <text:p>0.695</text:p>
          </table:table-cell>
          <table:table-cell table:style-name="ce43" office:value-type="float" office:value="0.0345405008622" calcext:value-type="float">
            <text:p>0.035</text:p>
          </table:table-cell>
          <table:table-cell table:style-name="ce43" office:value-type="float" office:value="0.551976780585" calcext:value-type="float">
            <text:p>0.552</text:p>
          </table:table-cell>
          <table:table-cell table:style-name="ce43" office:value-type="float" office:value="0.889513391488" calcext:value-type="float">
            <text:p>0.890</text:p>
          </table:table-cell>
          <table:table-cell table:style-name="ce43" office:value-type="float" office:value="0.834739276844" calcext:value-type="float">
            <text:p>0.835</text:p>
          </table:table-cell>
          <table:table-cell table:style-name="ce43" office:value-type="float" office:value="0.101426753652" calcext:value-type="float">
            <text:p>0.101</text:p>
          </table:table-cell>
          <table:table-cell table:style-name="ce43" office:value-type="float" office:value="0.797003126397" calcext:value-type="float">
            <text:p>0.797</text:p>
          </table:table-cell>
          <table:table-cell table:style-name="ce43" office:value-type="float" office:value="0.892918370074" calcext:value-type="float">
            <text:p>0.893</text:p>
          </table:table-cell>
          <table:table-cell table:style-name="ce42" office:value-type="float" office:value="0.876810230854" calcext:value-type="float">
            <text:p>0.877</text:p>
          </table:table-cell>
          <table:table-cell table:style-name="ce43" office:value-type="float" office:value="0.0158716569461" calcext:value-type="float">
            <text:p>0.016</text:p>
          </table:table-cell>
          <table:table-cell/>
          <table:table-cell table:style-name="ce40" office:value-type="string" calcext:value-type="string">
            <text:p>DTLZ7_3</text:p>
          </table:table-cell>
          <table:table-cell table:style-name="ce43" office:value-type="float" office:value="0.969516933901" calcext:value-type="float">
            <text:p>0.970</text:p>
          </table:table-cell>
          <table:table-cell table:style-name="ce43" office:value-type="float" office:value="0.968299053813" calcext:value-type="float">
            <text:p>0.968</text:p>
          </table:table-cell>
          <table:table-cell table:style-name="ce43" office:value-type="float" office:value="0.000504360368101" calcext:value-type="float">
            <text:p>0.001</text:p>
          </table:table-cell>
          <table:table-cell table:style-name="ce43" office:value-type="float" office:value="0.921838105025" calcext:value-type="float">
            <text:p>0.922</text:p>
          </table:table-cell>
          <table:table-cell table:style-name="ce43" office:value-type="float" office:value="0.921644969706" calcext:value-type="float">
            <text:p>0.922</text:p>
          </table:table-cell>
          <table:table-cell table:style-name="ce43" office:value-type="float" office:value="0.0000652257820191" calcext:value-type="float">
            <text:p>0.000</text:p>
          </table:table-cell>
          <table:table-cell table:style-name="ce43" office:value-type="float" office:value="0.941301739612" calcext:value-type="float">
            <text:p>0.941</text:p>
          </table:table-cell>
          <table:table-cell table:style-name="ce43" office:value-type="float" office:value="0.924064558094" calcext:value-type="float">
            <text:p>0.924</text:p>
          </table:table-cell>
          <table:table-cell table:style-name="ce43" office:value-type="float" office:value="0.0246449949924" calcext:value-type="float">
            <text:p>0.025</text:p>
          </table:table-cell>
          <table:table-cell table:style-name="ce43" office:value-type="float" office:value="0.929387107635" calcext:value-type="float">
            <text:p>0.929</text:p>
          </table:table-cell>
          <table:table-cell table:style-name="ce43" office:value-type="float" office:value="0.911942515156" calcext:value-type="float">
            <text:p>0.912</text:p>
          </table:table-cell>
          <table:table-cell table:style-name="ce43" office:value-type="float" office:value="0.0079943374316" calcext:value-type="float">
            <text:p>0.008</text:p>
          </table:table-cell>
          <table:table-cell table:style-name="ce43" office:value-type="float" office:value="0.90676909472" calcext:value-type="float">
            <text:p>0.907</text:p>
          </table:table-cell>
          <table:table-cell table:style-name="ce43" office:value-type="float" office:value="0.848183036636" calcext:value-type="float">
            <text:p>0.848</text:p>
          </table:table-cell>
          <table:table-cell table:style-name="ce43" office:value-type="float" office:value="0.0199131257751" calcext:value-type="float">
            <text:p>0.020</text:p>
          </table:table-cell>
          <table:table-cell/>
          <table:table-cell office:value-type="string" calcext:value-type="string">
            <text:p>UF8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542307238051" calcext:value-type="float">
            <text:p>0.054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22072292469" calcext:value-type="float">
            <text:p>0.220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813466924672" calcext:value-type="float">
            <text:p>0.081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392757384581" calcext:value-type="float">
            <text:p>0.039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9_3</text:p>
          </table:table-cell>
          <table:table-cell table:style-name="ce43" office:value-type="float" office:value="0.944807479999" calcext:value-type="float">
            <text:p>0.945</text:p>
          </table:table-cell>
          <table:table-cell table:style-name="ce43" office:value-type="float" office:value="0.957042169952" calcext:value-type="float">
            <text:p>0.957</text:p>
          </table:table-cell>
          <table:table-cell table:style-name="ce43" office:value-type="float" office:value="0.951085474835" calcext:value-type="float">
            <text:p>0.951</text:p>
          </table:table-cell>
          <table:table-cell table:style-name="ce43" office:value-type="float" office:value="0.00255389351127" calcext:value-type="float">
            <text:p>0.003</text:p>
          </table:table-cell>
          <table:table-cell table:style-name="ce43" office:value-type="float" office:value="0.770353386538" calcext:value-type="float">
            <text:p>0.770</text:p>
          </table:table-cell>
          <table:table-cell table:style-name="ce43" office:value-type="float" office:value="0.947184457021" calcext:value-type="float">
            <text:p>0.947</text:p>
          </table:table-cell>
          <table:table-cell table:style-name="ce43" office:value-type="float" office:value="0.813056964642" calcext:value-type="float">
            <text:p>0.813</text:p>
          </table:table-cell>
          <table:table-cell table:style-name="ce43" office:value-type="float" office:value="0.0713476694226" calcext:value-type="float">
            <text:p>0.071</text:p>
          </table:table-cell>
          <table:table-cell table:style-name="ce43" office:value-type="float" office:value="0.594143935411" calcext:value-type="float">
            <text:p>0.594</text:p>
          </table:table-cell>
          <table:table-cell table:style-name="ce43" office:value-type="float" office:value="0.82161161586" calcext:value-type="float">
            <text:p>0.822</text:p>
          </table:table-cell>
          <table:table-cell table:style-name="ce43" office:value-type="float" office:value="0.734715308024" calcext:value-type="float">
            <text:p>0.735</text:p>
          </table:table-cell>
          <table:table-cell table:style-name="ce43" office:value-type="float" office:value="0.0686121925016" calcext:value-type="float">
            <text:p>0.069</text:p>
          </table:table-cell>
          <table:table-cell table:style-name="ce43" office:value-type="float" office:value="0.766233510709" calcext:value-type="float">
            <text:p>0.766</text:p>
          </table:table-cell>
          <table:table-cell table:style-name="ce43" office:value-type="float" office:value="0.95360746048" calcext:value-type="float">
            <text:p>0.954</text:p>
          </table:table-cell>
          <table:table-cell table:style-name="ce43" office:value-type="float" office:value="0.936327598284" calcext:value-type="float">
            <text:p>0.936</text:p>
          </table:table-cell>
          <table:table-cell table:style-name="ce43" office:value-type="float" office:value="0.0425761129196" calcext:value-type="float">
            <text:p>0.043</text:p>
          </table:table-cell>
          <table:table-cell table:style-name="ce43" office:value-type="float" office:value="0.765644158937" calcext:value-type="float">
            <text:p>0.766</text:p>
          </table:table-cell>
          <table:table-cell table:style-name="ce43" office:value-type="float" office:value="0.942247572856" calcext:value-type="float">
            <text:p>0.942</text:p>
          </table:table-cell>
          <table:table-cell table:style-name="ce42" office:value-type="float" office:value="0.86194431131" calcext:value-type="float">
            <text:p>0.862</text:p>
          </table:table-cell>
          <table:table-cell table:style-name="ce43" office:value-type="float" office:value="0.0766463456056" calcext:value-type="float">
            <text:p>0.077</text:p>
          </table:table-cell>
          <table:table-cell/>
          <table:table-cell table:style-name="ce40" office:value-type="string" calcext:value-type="string">
            <text:p>UF8_3</text:p>
          </table:table-cell>
          <table:table-cell table:style-name="ce43" office:value-type="float" office:value="0.92171012757" calcext:value-type="float">
            <text:p>0.922</text:p>
          </table:table-cell>
          <table:table-cell table:style-name="ce43" office:value-type="float" office:value="0.916085969312" calcext:value-type="float">
            <text:p>0.916</text:p>
          </table:table-cell>
          <table:table-cell table:style-name="ce43" office:value-type="float" office:value="0.00254852250395" calcext:value-type="float">
            <text:p>0.003</text:p>
          </table:table-cell>
          <table:table-cell table:style-name="ce43" office:value-type="float" office:value="0.891248757983" calcext:value-type="float">
            <text:p>0.891</text:p>
          </table:table-cell>
          <table:table-cell table:style-name="ce43" office:value-type="float" office:value="0.861855245507" calcext:value-type="float">
            <text:p>0.862</text:p>
          </table:table-cell>
          <table:table-cell table:style-name="ce43" office:value-type="float" office:value="0.0320082154496" calcext:value-type="float">
            <text:p>0.032</text:p>
          </table:table-cell>
          <table:table-cell table:style-name="ce43" office:value-type="float" office:value="0.747164450706" calcext:value-type="float">
            <text:p>0.747</text:p>
          </table:table-cell>
          <table:table-cell table:style-name="ce43" office:value-type="float" office:value="0.695363044621" calcext:value-type="float">
            <text:p>0.695</text:p>
          </table:table-cell>
          <table:table-cell table:style-name="ce43" office:value-type="float" office:value="0.0345405008622" calcext:value-type="float">
            <text:p>0.035</text:p>
          </table:table-cell>
          <table:table-cell table:style-name="ce43" office:value-type="float" office:value="0.889513391488" calcext:value-type="float">
            <text:p>0.890</text:p>
          </table:table-cell>
          <table:table-cell table:style-name="ce43" office:value-type="float" office:value="0.834739276844" calcext:value-type="float">
            <text:p>0.835</text:p>
          </table:table-cell>
          <table:table-cell table:style-name="ce43" office:value-type="float" office:value="0.101426753652" calcext:value-type="float">
            <text:p>0.101</text:p>
          </table:table-cell>
          <table:table-cell table:style-name="ce43" office:value-type="float" office:value="0.892918370074" calcext:value-type="float">
            <text:p>0.893</text:p>
          </table:table-cell>
          <table:table-cell table:style-name="ce43" office:value-type="float" office:value="0.876810230854" calcext:value-type="float">
            <text:p>0.877</text:p>
          </table:table-cell>
          <table:table-cell table:style-name="ce43" office:value-type="float" office:value="0.0158716569461" calcext:value-type="float">
            <text:p>0.016</text:p>
          </table:table-cell>
          <table:table-cell/>
          <table:table-cell office:value-type="string" calcext:value-type="string">
            <text:p>UF9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138028510193" calcext:value-type="float">
            <text:p>0.13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216370166811" calcext:value-type="float">
            <text:p>0.216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0147578765507" calcext:value-type="float">
            <text:p>0.0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0891411635248" calcext:value-type="float">
            <text:p>0.089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UF10_3</text:p>
          </table:table-cell>
          <table:table-cell table:style-name="ce43" office:value-type="float" office:value="0.69216307138" calcext:value-type="float">
            <text:p>0.692</text:p>
          </table:table-cell>
          <table:table-cell table:style-name="ce43" office:value-type="float" office:value="0.830742023747" calcext:value-type="float">
            <text:p>0.831</text:p>
          </table:table-cell>
          <table:table-cell table:style-name="ce43" office:value-type="float" office:value="0.78729711502" calcext:value-type="float">
            <text:p>0.787</text:p>
          </table:table-cell>
          <table:table-cell table:style-name="ce43" office:value-type="float" office:value="0.0411668672221" calcext:value-type="float">
            <text:p>0.041</text:p>
          </table:table-cell>
          <table:table-cell table:style-name="ce43" office:value-type="float" office:value="0.151131704141" calcext:value-type="float">
            <text:p>0.151</text:p>
          </table:table-cell>
          <table:table-cell table:style-name="ce43" office:value-type="float" office:value="0.681316843037" calcext:value-type="float">
            <text:p>0.681</text:p>
          </table:table-cell>
          <table:table-cell table:style-name="ce43" office:value-type="float" office:value="0.434936081092" calcext:value-type="float">
            <text:p>0.435</text:p>
          </table:table-cell>
          <table:table-cell table:style-name="ce43" office:value-type="float" office:value="0.147420922332" calcext:value-type="float">
            <text:p>0.147</text:p>
          </table:table-cell>
          <table:table-cell table:style-name="ce43" office:value-type="float" office:value="0.157417798895" calcext:value-type="float">
            <text:p>0.157</text:p>
          </table:table-cell>
          <table:table-cell table:style-name="ce43" office:value-type="float" office:value="0.543453916227" calcext:value-type="float">
            <text:p>0.543</text:p>
          </table:table-cell>
          <table:table-cell table:style-name="ce43" office:value-type="float" office:value="0.482679412443" calcext:value-type="float">
            <text:p>0.483</text:p>
          </table:table-cell>
          <table:table-cell table:style-name="ce43" office:value-type="float" office:value="0.0840566097394" calcext:value-type="float">
            <text:p>0.084</text:p>
          </table:table-cell>
          <table:table-cell table:style-name="ce43" office:value-type="float" office:value="0.154946356337" calcext:value-type="float">
            <text:p>0.155</text:p>
          </table:table-cell>
          <table:table-cell table:style-name="ce43" office:value-type="float" office:value="0.623938004662" calcext:value-type="float">
            <text:p>0.624</text:p>
          </table:table-cell>
          <table:table-cell table:style-name="ce43" office:value-type="float" office:value="0.457928771" calcext:value-type="float">
            <text:p>0.458</text:p>
          </table:table-cell>
          <table:table-cell table:style-name="ce43" office:value-type="float" office:value="0.127060728075" calcext:value-type="float">
            <text:p>0.127</text:p>
          </table:table-cell>
          <table:table-cell table:style-name="ce43" office:value-type="float" office:value="0.318123926258" calcext:value-type="float">
            <text:p>0.318</text:p>
          </table:table-cell>
          <table:table-cell table:style-name="ce43" office:value-type="float" office:value="0.578570258945" calcext:value-type="float">
            <text:p>0.579</text:p>
          </table:table-cell>
          <table:table-cell table:style-name="ce42" office:value-type="float" office:value="0.561006207725" calcext:value-type="float">
            <text:p>0.561</text:p>
          </table:table-cell>
          <table:table-cell table:style-name="ce43" office:value-type="float" office:value="0.0420214931316" calcext:value-type="float">
            <text:p>0.042</text:p>
          </table:table-cell>
          <table:table-cell/>
          <table:table-cell table:style-name="ce40" office:value-type="string" calcext:value-type="string">
            <text:p>UF9_3</text:p>
          </table:table-cell>
          <table:table-cell table:style-name="ce43" office:value-type="float" office:value="0.957042169952" calcext:value-type="float">
            <text:p>0.957</text:p>
          </table:table-cell>
          <table:table-cell table:style-name="ce43" office:value-type="float" office:value="0.951085474835" calcext:value-type="float">
            <text:p>0.951</text:p>
          </table:table-cell>
          <table:table-cell table:style-name="ce43" office:value-type="float" office:value="0.00255389351127" calcext:value-type="float">
            <text:p>0.003</text:p>
          </table:table-cell>
          <table:table-cell table:style-name="ce43" office:value-type="float" office:value="0.947184457021" calcext:value-type="float">
            <text:p>0.947</text:p>
          </table:table-cell>
          <table:table-cell table:style-name="ce43" office:value-type="float" office:value="0.813056964642" calcext:value-type="float">
            <text:p>0.813</text:p>
          </table:table-cell>
          <table:table-cell table:style-name="ce43" office:value-type="float" office:value="0.0713476694226" calcext:value-type="float">
            <text:p>0.071</text:p>
          </table:table-cell>
          <table:table-cell table:style-name="ce43" office:value-type="float" office:value="0.82161161586" calcext:value-type="float">
            <text:p>0.822</text:p>
          </table:table-cell>
          <table:table-cell table:style-name="ce43" office:value-type="float" office:value="0.734715308024" calcext:value-type="float">
            <text:p>0.735</text:p>
          </table:table-cell>
          <table:table-cell table:style-name="ce43" office:value-type="float" office:value="0.0686121925016" calcext:value-type="float">
            <text:p>0.069</text:p>
          </table:table-cell>
          <table:table-cell table:style-name="ce43" office:value-type="float" office:value="0.95360746048" calcext:value-type="float">
            <text:p>0.954</text:p>
          </table:table-cell>
          <table:table-cell table:style-name="ce43" office:value-type="float" office:value="0.936327598284" calcext:value-type="float">
            <text:p>0.936</text:p>
          </table:table-cell>
          <table:table-cell table:style-name="ce43" office:value-type="float" office:value="0.0425761129196" calcext:value-type="float">
            <text:p>0.043</text:p>
          </table:table-cell>
          <table:table-cell table:style-name="ce43" office:value-type="float" office:value="0.942247572856" calcext:value-type="float">
            <text:p>0.942</text:p>
          </table:table-cell>
          <table:table-cell table:style-name="ce43" office:value-type="float" office:value="0.86194431131" calcext:value-type="float">
            <text:p>0.862</text:p>
          </table:table-cell>
          <table:table-cell table:style-name="ce43" office:value-type="float" office:value="0.0766463456056" calcext:value-type="float">
            <text:p>0.077</text:p>
          </table:table-cell>
          <table:table-cell/>
          <table:table-cell office:value-type="string" calcext:value-type="string">
            <text:p>UF10_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0.352361033928" calcext:value-type="float">
            <text:p>0.35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0.304617702577" calcext:value-type="float">
            <text:p>0.304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0.32936834402" calcext:value-type="float">
            <text:p>0.329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226290907295" calcext:value-type="float">
            <text:p>0.226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40"/>
          <table:table-cell table:style-name="ce43" table:formula="of:=AVERAGE([.B30:.B48])" office:value-type="float" office:value="0.926" calcext:value-type="float">
            <text:p>0.926</text:p>
          </table:table-cell>
          <table:table-cell table:style-name="ce43" table:formula="of:=AVERAGE([.C30:.C48])" office:value-type="float" office:value="0.944" calcext:value-type="float">
            <text:p>0.944</text:p>
          </table:table-cell>
          <table:table-cell table:style-name="ce42" table:formula="of:=AVERAGE([.D30:.D48])" office:value-type="float" office:value="0.937" calcext:value-type="float">
            <text:p>0.937</text:p>
          </table:table-cell>
          <table:table-cell table:style-name="ce43" table:formula="of:=AVERAGE([.E30:.E48])" office:value-type="float" office:value="0.005" calcext:value-type="float">
            <text:p>0.005</text:p>
          </table:table-cell>
          <table:table-cell table:style-name="ce43" table:formula="of:=AVERAGE([.F30:.F48])" office:value-type="float" office:value="0.848" calcext:value-type="float">
            <text:p>0.848</text:p>
          </table:table-cell>
          <table:table-cell table:style-name="ce43" table:formula="of:=AVERAGE([.G30:.G48])" office:value-type="float" office:value="0.908" calcext:value-type="float">
            <text:p>0.908</text:p>
          </table:table-cell>
          <table:table-cell table:style-name="ce42" table:formula="of:=AVERAGE([.H30:.H48])" office:value-type="float" office:value="0.881" calcext:value-type="float">
            <text:p>0.881</text:p>
          </table:table-cell>
          <table:table-cell table:style-name="ce43" table:formula="of:=AVERAGE([.I30:.I48])" office:value-type="float" office:value="0.018" calcext:value-type="float">
            <text:p>0.018</text:p>
          </table:table-cell>
          <table:table-cell table:style-name="ce43" table:formula="of:=AVERAGE([.J30:.J48])" office:value-type="float" office:value="0.722" calcext:value-type="float">
            <text:p>0.722</text:p>
          </table:table-cell>
          <table:table-cell table:style-name="ce43" table:formula="of:=AVERAGE([.K30:.K48])" office:value-type="float" office:value="0.877" calcext:value-type="float">
            <text:p>0.877</text:p>
          </table:table-cell>
          <table:table-cell table:style-name="ce42" table:formula="of:=AVERAGE([.L30:.L48])" office:value-type="float" office:value="0.845" calcext:value-type="float">
            <text:p>0.845</text:p>
          </table:table-cell>
          <table:table-cell table:style-name="ce43" table:formula="of:=AVERAGE([.M30:.M48])" office:value-type="float" office:value="0.036" calcext:value-type="float">
            <text:p>0.036</text:p>
          </table:table-cell>
          <table:table-cell table:style-name="ce43" table:formula="of:=AVERAGE([.N30:.N48])" office:value-type="float" office:value="0.811" calcext:value-type="float">
            <text:p>0.811</text:p>
          </table:table-cell>
          <table:table-cell table:style-name="ce43" table:formula="of:=AVERAGE([.O30:.O48])" office:value-type="float" office:value="0.9" calcext:value-type="float">
            <text:p>0.900</text:p>
          </table:table-cell>
          <table:table-cell table:style-name="ce42" table:formula="of:=AVERAGE([.P30:.P48])" office:value-type="float" office:value="0.877" calcext:value-type="float">
            <text:p>0.877</text:p>
          </table:table-cell>
          <table:table-cell table:style-name="ce43" table:formula="of:=AVERAGE([.Q30:.Q48])" office:value-type="float" office:value="0.022" calcext:value-type="float">
            <text:p>0.022</text:p>
          </table:table-cell>
          <table:table-cell table:style-name="ce43" table:formula="of:=AVERAGE([.R30:.R48])" office:value-type="float" office:value="0.82" calcext:value-type="float">
            <text:p>0.820</text:p>
          </table:table-cell>
          <table:table-cell table:style-name="ce43" table:formula="of:=AVERAGE([.S30:.S48])" office:value-type="float" office:value="0.905" calcext:value-type="float">
            <text:p>0.905</text:p>
          </table:table-cell>
          <table:table-cell table:style-name="ce42" office:value-type="float" office:value="0.936852718355895" calcext:value-type="float">
            <text:p>0.937</text:p>
          </table:table-cell>
          <table:table-cell table:style-name="ce43" table:formula="of:=AVERAGE([.U30:.U48])" office:value-type="float" office:value="0.017" calcext:value-type="float">
            <text:p>0.017</text:p>
          </table:table-cell>
          <table:table-cell/>
          <table:table-cell table:style-name="ce40" office:value-type="string" calcext:value-type="string">
            <text:p>UF10_3</text:p>
          </table:table-cell>
          <table:table-cell table:style-name="ce43" office:value-type="float" office:value="0.830742023747" calcext:value-type="float">
            <text:p>0.831</text:p>
          </table:table-cell>
          <table:table-cell table:style-name="ce43" office:value-type="float" office:value="0.78729711502" calcext:value-type="float">
            <text:p>0.787</text:p>
          </table:table-cell>
          <table:table-cell table:style-name="ce43" office:value-type="float" office:value="0.0411668672221" calcext:value-type="float">
            <text:p>0.041</text:p>
          </table:table-cell>
          <table:table-cell table:style-name="ce43" office:value-type="float" office:value="0.681316843037" calcext:value-type="float">
            <text:p>0.681</text:p>
          </table:table-cell>
          <table:table-cell table:style-name="ce43" office:value-type="float" office:value="0.434936081092" calcext:value-type="float">
            <text:p>0.435</text:p>
          </table:table-cell>
          <table:table-cell table:style-name="ce43" office:value-type="float" office:value="0.147420922332" calcext:value-type="float">
            <text:p>0.147</text:p>
          </table:table-cell>
          <table:table-cell table:style-name="ce43" office:value-type="float" office:value="0.543453916227" calcext:value-type="float">
            <text:p>0.543</text:p>
          </table:table-cell>
          <table:table-cell table:style-name="ce43" office:value-type="float" office:value="0.482679412443" calcext:value-type="float">
            <text:p>0.483</text:p>
          </table:table-cell>
          <table:table-cell table:style-name="ce43" office:value-type="float" office:value="0.0840566097394" calcext:value-type="float">
            <text:p>0.084</text:p>
          </table:table-cell>
          <table:table-cell table:style-name="ce43" office:value-type="float" office:value="0.623938004662" calcext:value-type="float">
            <text:p>0.624</text:p>
          </table:table-cell>
          <table:table-cell table:style-name="ce43" office:value-type="float" office:value="0.457928771" calcext:value-type="float">
            <text:p>0.458</text:p>
          </table:table-cell>
          <table:table-cell table:style-name="ce43" office:value-type="float" office:value="0.127060728075" calcext:value-type="float">
            <text:p>0.127</text:p>
          </table:table-cell>
          <table:table-cell table:style-name="ce43" office:value-type="float" office:value="0.578570258945" calcext:value-type="float">
            <text:p>0.579</text:p>
          </table:table-cell>
          <table:table-cell table:style-name="ce43" office:value-type="float" office:value="0.561006207725" calcext:value-type="float">
            <text:p>0.561</text:p>
          </table:table-cell>
          <table:table-cell table:style-name="ce43" office:value-type="float" office:value="0.0420214931316" calcext:value-type="float">
            <text:p>0.042</text:p>
          </table:table-cell>
          <table:table-cell table:number-columns-repeated="2"/>
          <table:table-cell table:formula="of:=SUM([.AO30:.AO48])" office:value-type="float" office:value="74" calcext:value-type="float">
            <text:p>74</text:p>
          </table:table-cell>
          <table:table-cell table:formula="of:=SUM([.AP30:.AP48])" office:value-type="float" office:value="2" calcext:value-type="float">
            <text:p>2</text:p>
          </table:table-cell>
          <table:table-cell table:formula="of:=SUM([.AQ30:.AQ48])" office:value-type="float" office:value="0" calcext:value-type="float">
            <text:p>0</text:p>
          </table:table-cell>
          <table:table-cell table:style-name="ce24" table:formula="of:=SUM([.AR30:.AR48])" office:value-type="float" office:value="0.006" calcext:value-type="float">
            <text:p>0.0060</text:p>
          </table:table-cell>
          <table:table-cell table:formula="of:=SUM([.AS30:.AS48])" office:value-type="float" office:value="72" calcext:value-type="float">
            <text:p>72</text:p>
          </table:table-cell>
          <table:table-cell table:formula="of:=SUM([.AT30:.AT48])" office:value-type="float" office:value="33" calcext:value-type="float">
            <text:p>33</text:p>
          </table:table-cell>
          <table:table-cell table:formula="of:=SUM([.AU30:.AU48])" office:value-type="float" office:value="38" calcext:value-type="float">
            <text:p>38</text:p>
          </table:table-cell>
          <table:table-cell table:formula="of:=SUM([.AV30:.AV48])" office:value-type="float" office:value="5" calcext:value-type="float">
            <text:p>5</text:p>
          </table:table-cell>
          <table:table-cell table:style-name="ce24" table:formula="of:=SUM([.AW30:.AW48])" office:value-type="float" office:value="1.0752" calcext:value-type="float">
            <text:p>1.0752</text:p>
          </table:table-cell>
          <table:table-cell table:formula="of:=SUM([.AX30:.AX48])" office:value-type="float" office:value="-5" calcext:value-type="float">
            <text:p>-5</text:p>
          </table:table-cell>
          <table:table-cell table:formula="of:=SUM([.AY30:.AY48])" office:value-type="float" office:value="9" calcext:value-type="float">
            <text:p>9</text:p>
          </table:table-cell>
          <table:table-cell table:formula="of:=SUM([.AZ30:.AZ48])" office:value-type="float" office:value="64" calcext:value-type="float">
            <text:p>64</text:p>
          </table:table-cell>
          <table:table-cell table:formula="of:=SUM([.BA30:.BA48])" office:value-type="float" office:value="3" calcext:value-type="float">
            <text:p>3</text:p>
          </table:table-cell>
          <table:table-cell table:style-name="ce24" table:formula="of:=SUM([.BB30:.BB48])" office:value-type="float" office:value="1.7449" calcext:value-type="float">
            <text:p>1.7449</text:p>
          </table:table-cell>
          <table:table-cell table:formula="of:=SUM([.BC30:.BC48])" office:value-type="float" office:value="-55" calcext:value-type="float">
            <text:p>-55</text:p>
          </table:table-cell>
          <table:table-cell table:formula="of:=SUM([.BD30:.BD48])" office:value-type="float" office:value="22" calcext:value-type="float">
            <text:p>22</text:p>
          </table:table-cell>
          <table:table-cell table:formula="of:=SUM([.BE30:.BE48])" office:value-type="float" office:value="50" calcext:value-type="float">
            <text:p>50</text:p>
          </table:table-cell>
          <table:table-cell table:formula="of:=SUM([.BF30:.BF48])" office:value-type="float" office:value="4" calcext:value-type="float">
            <text:p>4</text:p>
          </table:table-cell>
          <table:table-cell table:style-name="ce24" table:formula="of:=SUM([.BG30:.BG48])" office:value-type="float" office:value="1.149" calcext:value-type="float">
            <text:p>1.1490</text:p>
          </table:table-cell>
          <table:table-cell table:style-name="Default" table:formula="of:=SUM([.BH30:.BH48])" office:value-type="float" office:value="-28" calcext:value-type="float">
            <text:p>-28</text:p>
          </table:table-cell>
          <table:table-cell table:formula="of:=SUM([.BI30:.BI48])" office:value-type="float" office:value="45" calcext:value-type="float">
            <text:p>45</text:p>
          </table:table-cell>
          <table:table-cell table:formula="of:=SUM([.BJ30:.BJ48])" office:value-type="float" office:value="29" calcext:value-type="float">
            <text:p>29</text:p>
          </table:table-cell>
          <table:table-cell table:formula="of:=SUM([.BK30:.BK48])" office:value-type="float" office:value="2" calcext:value-type="float">
            <text:p>2</text:p>
          </table:table-cell>
          <table:table-cell table:style-name="ce46" table:formula="of:=SUM([.BL30:.BL48])" office:value-type="float" office:value="0.8507" calcext:value-type="float">
            <text:p>0.8507</text:p>
          </table:table-cell>
          <table:table-cell table:formula="of:=SUM([.BM30:.BM48]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40"/>
          <table:table-cell table:style-name="ce43" table:formula="of:=AVERAGE([.X31:.X49])" office:value-type="float" office:value="0.944" calcext:value-type="float">
            <text:p>0.944</text:p>
          </table:table-cell>
          <table:table-cell table:style-name="ce42" table:formula="of:=AVERAGE([.Y31:.Y49])" office:value-type="float" office:value="0.937" calcext:value-type="float">
            <text:p>0.937</text:p>
          </table:table-cell>
          <table:table-cell table:style-name="ce43" table:formula="of:=AVERAGE([.Z31:.Z49])" office:value-type="float" office:value="0.005" calcext:value-type="float">
            <text:p>0.005</text:p>
          </table:table-cell>
          <table:table-cell table:style-name="ce43" table:formula="of:=AVERAGE([.AA31:.AA49])" office:value-type="float" office:value="0.908" calcext:value-type="float">
            <text:p>0.908</text:p>
          </table:table-cell>
          <table:table-cell table:style-name="ce42" table:formula="of:=AVERAGE([.AB31:.AB49])" office:value-type="float" office:value="0.881" calcext:value-type="float">
            <text:p>0.881</text:p>
          </table:table-cell>
          <table:table-cell table:style-name="ce43" table:formula="of:=AVERAGE([.AC31:.AC49])" office:value-type="float" office:value="0.018" calcext:value-type="float">
            <text:p>0.018</text:p>
          </table:table-cell>
          <table:table-cell table:style-name="ce43" table:formula="of:=AVERAGE([.AD31:.AD49])" office:value-type="float" office:value="0.877" calcext:value-type="float">
            <text:p>0.877</text:p>
          </table:table-cell>
          <table:table-cell table:style-name="ce42" table:formula="of:=AVERAGE([.AE31:.AE49])" office:value-type="float" office:value="0.845" calcext:value-type="float">
            <text:p>0.845</text:p>
          </table:table-cell>
          <table:table-cell table:style-name="ce43" table:formula="of:=AVERAGE([.AF31:.AF49])" office:value-type="float" office:value="0.036" calcext:value-type="float">
            <text:p>0.036</text:p>
          </table:table-cell>
          <table:table-cell table:style-name="ce43" table:formula="of:=AVERAGE([.AG31:.AG49])" office:value-type="float" office:value="0.9" calcext:value-type="float">
            <text:p>0.900</text:p>
          </table:table-cell>
          <table:table-cell table:style-name="ce42" table:formula="of:=AVERAGE([.AH31:.AH49])" office:value-type="float" office:value="0.877" calcext:value-type="float">
            <text:p>0.877</text:p>
          </table:table-cell>
          <table:table-cell table:style-name="ce43" table:formula="of:=AVERAGE([.AI31:.AI49])" office:value-type="float" office:value="0.022" calcext:value-type="float">
            <text:p>0.022</text:p>
          </table:table-cell>
          <table:table-cell table:style-name="ce43" table:formula="of:=AVERAGE([.AJ31:.AJ49])" office:value-type="float" office:value="0.905" calcext:value-type="float">
            <text:p>0.905</text:p>
          </table:table-cell>
          <table:table-cell table:style-name="ce42" table:formula="of:=AVERAGE([.AK31:.AK49])" office:value-type="float" office:value="0.892" calcext:value-type="float">
            <text:p>0.892</text:p>
          </table:table-cell>
          <table:table-cell table:style-name="ce43" table:formula="of:=AVERAGE([.AL31:.AL49])" office:value-type="float" office:value="0.017" calcext:value-type="float">
            <text:p>0.017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58"/>
          <table:table-cell table:style-name="ce40" office:value-type="string" calcext:value-type="string">
            <text:p>2 obejtivos</text:p>
          </table:table-cell>
          <table:table-cell table:style-name="ce40" office:value-type="string" calcext:value-type="string">
            <text:p>3 objetivos</text:p>
          </table:table-cell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40" office:value-type="string" calcext:value-type="string">
            <text:p>MOEA/D</text:p>
          </table:table-cell>
          <table:table-cell table:style-name="ce86" office:value-type="float" office:value="0.931116170399609" calcext:value-type="float">
            <text:p>0.931</text:p>
          </table:table-cell>
          <table:table-cell table:style-name="ce86" office:value-type="float" office:value="0.880577309131105" calcext:value-type="float">
            <text:p>0.881</text:p>
          </table:table-cell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40" office:value-type="string" calcext:value-type="string">
            <text:p>VSD-MOEA/D</text:p>
          </table:table-cell>
          <table:table-cell table:style-name="ce87" office:value-type="float" office:value="0.973288149174826" calcext:value-type="float">
            <text:p>0.973</text:p>
          </table:table-cell>
          <table:table-cell table:style-name="ce87" office:value-type="float" office:value="0.911759274244631" calcext:value-type="float">
            <text:p>0.912</text:p>
          </table:table-cell>
          <table:table-cell table:number-columns-repeated="3"/>
          <table:table-cell table:style-name="ce42"/>
          <table:table-cell table:number-columns-repeated="35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40" office:value-type="string" calcext:value-type="string">
            <text:p>VSD-R2-MOEA</text:p>
          </table:table-cell>
          <table:table-cell table:style-name="ce42" office:value-type="float" office:value="0.975530219581" calcext:value-type="float">
            <text:p>0.976</text:p>
          </table:table-cell>
          <table:table-cell table:style-name="ce42" office:value-type="float" office:value="0.936852718355895" calcext:value-type="float">
            <text:p>0.937</text:p>
          </table:table-cell>
          <table:table-cell table:number-columns-repeated="3"/>
          <table:table-cell table:style-name="ce42"/>
          <table:table-cell table:number-columns-repeated="66"/>
        </table:table-row>
        <table:table-row table:style-name="ro1">
          <table:table-cell/>
          <table:table-cell table:style-name="ce40" office:value-type="string" calcext:value-type="string">
            <text:p>NSGA-II</text:p>
          </table:table-cell>
          <table:table-cell table:style-name="ce86" office:value-type="float" office:value="0.926978682442478" calcext:value-type="float">
            <text:p>0.927</text:p>
          </table:table-cell>
          <table:table-cell table:style-name="ce86" office:value-type="float" office:value="0.806029162792105" calcext:value-type="float">
            <text:p>0.806</text:p>
          </table:table-cell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40" office:value-type="string" calcext:value-type="string">
            <text:p>NSGA-II + Polinomial</text:p>
          </table:table-cell>
          <table:table-cell table:style-name="ce86" office:value-type="float" office:value="0.930162510636826" calcext:value-type="float">
            <text:p>0.930</text:p>
          </table:table-cell>
          <table:table-cell table:style-name="ce86" office:value-type="float" office:value="0.818239103525842" calcext:value-type="float">
            <text:p>0.818</text:p>
          </table:table-cell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40" office:value-type="string" calcext:value-type="string">
            <text:p>NSGA-III</text:p>
          </table:table-cell>
          <table:table-cell table:style-name="ce86" office:value-type="float" office:value="0.905464877244087" calcext:value-type="float">
            <text:p>0.905</text:p>
          </table:table-cell>
          <table:table-cell table:style-name="ce86" office:value-type="float" office:value="0.861042353253316" calcext:value-type="float">
            <text:p>0.861</text:p>
          </table:table-cell>
          <table:table-cell table:number-columns-repeated="39"/>
          <table:table-cell table:style-name="Default" table:number-columns-repeated="20"/>
          <table:table-cell table:number-columns-repeated="11"/>
        </table:table-row>
        <table:table-row table:style-name="ro1">
          <table:table-cell/>
          <table:table-cell table:style-name="ce40" office:value-type="string" calcext:value-type="string">
            <text:p>NSGA-III + Polinomial</text:p>
          </table:table-cell>
          <table:table-cell table:style-name="ce86" office:value-type="float" office:value="0.911368440065695" calcext:value-type="float">
            <text:p>0.911</text:p>
          </table:table-cell>
          <table:table-cell table:style-name="ce86" office:value-type="float" office:value="0.859899890876368" calcext:value-type="float">
            <text:p>0.860</text:p>
          </table:table-cell>
          <table:table-cell table:number-columns-repeated="41"/>
          <table:table-cell table:style-name="Default" table:number-columns-repeated="10"/>
          <table:table-cell table:number-columns-repeated="19"/>
        </table:table-row>
        <table:table-row table:style-name="ro1">
          <table:table-cell/>
          <table:table-cell table:style-name="ce40" office:value-type="string" calcext:value-type="string">
            <text:p>R2-EMOA</text:p>
          </table:table-cell>
          <table:table-cell table:style-name="ce86" office:value-type="float" office:value="0.897370577272913" calcext:value-type="float">
            <text:p>0.897</text:p>
          </table:table-cell>
          <table:table-cell table:style-name="ce86" office:value-type="float" office:value="0.866075167311631" calcext:value-type="float">
            <text:p>0.866</text:p>
          </table:table-cell>
          <table:table-cell table:number-columns-repeated="41"/>
          <table:table-cell table:style-name="Default" table:number-columns-repeated="10"/>
          <table:table-cell table:number-columns-repeated="19"/>
        </table:table-row>
        <table:table-row table:style-name="ro1">
          <table:table-cell/>
          <table:table-cell table:style-name="ce40" office:value-type="string" calcext:value-type="string">
            <text:p>R2-EMOA + Polinomial</text:p>
          </table:table-cell>
          <table:table-cell table:style-name="ce86" office:value-type="float" office:value="0.916754238349435" calcext:value-type="float">
            <text:p>0.917</text:p>
          </table:table-cell>
          <table:table-cell table:style-name="ce86" office:value-type="float" office:value="0.879232758425421" calcext:value-type="float">
            <text:p>0.879</text:p>
          </table:table-cell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3">
          <table:table-cell table:number-columns-repeated="39"/>
          <table:table-cell table:style-name="ce73" office:value-type="string" calcext:value-type="string">
            <text:p>a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table:style-name="ce73" office:value-type="string" calcext:value-type="string">
            <text:p>Score</text:p>
          </table:table-cell>
          <table:table-cell table:style-name="ce57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68" office:value-type="string" calcext:value-type="string">
            <text:p>$\uparrow$</text:p>
          </table:table-cell>
          <table:table-cell table:style-name="ce68" office:value-type="string" calcext:value-type="string">
            <text:p>$\downarrow$</text:p>
          </table:table-cell>
          <table:table-cell table:style-name="ce68" office:value-type="string" calcext:value-type="string">
            <text:p>$\leftrightarrow$</text:p>
          </table:table-cell>
          <table:table-cell table:style-name="ce73" office:value-type="string" calcext:value-type="string">
            <text:p>Score</text:p>
          </table:table-cell>
          <table:table-cell table:style-name="ce57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73" office:value-type="string" calcext:value-type="string">
            <text:p>AVSD-MOEA/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5" calcext:value-type="float">
            <text:p>65</text:p>
          </table:table-cell>
          <table:table-cell table:style-name="ce70" office:value-type="float" office:value="0.159772925592873" calcext:value-type="float">
            <text:p>0.160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3" office:value-type="float" office:value="72" calcext:value-type="float">
            <text:p>72</text:p>
          </table:table-cell>
          <table:table-cell table:style-name="ce70" office:value-type="float" office:value="0.005976195474557" calcext:value-type="float">
            <text:p>0.0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73" office:value-type="string" calcext:value-type="string">
            <text:p>MOEA/D-DE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9" calcext:value-type="float">
            <text:p>-9</text:p>
          </table:table-cell>
          <table:table-cell table:style-name="ce70" office:value-type="float" office:value="1.18129605676725" calcext:value-type="float">
            <text:p>1.181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73" office:value-type="float" office:value="-5" calcext:value-type="float">
            <text:p>-5</text:p>
          </table:table-cell>
          <table:table-cell table:style-name="ce70" office:value-type="float" office:value="1.07520897074612" calcext:value-type="float">
            <text:p>1.07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73" office:value-type="string" calcext:value-type="string">
            <text:p>NSGA-II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-45" calcext:value-type="float">
            <text:p>-45</text:p>
          </table:table-cell>
          <table:table-cell table:style-name="ce70" office:value-type="float" office:value="1.0567741343634" calcext:value-type="float">
            <text:p>1.057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-55" calcext:value-type="float">
            <text:p>-55</text:p>
          </table:table-cell>
          <table:table-cell table:style-name="ce70" office:value-type="float" office:value="1.74490176217318" calcext:value-type="float">
            <text:p>1.74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73" office:value-type="string" calcext:value-type="string">
            <text:p>NSGA-III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-17" calcext:value-type="float">
            <text:p>-17</text:p>
          </table:table-cell>
          <table:table-cell table:style-name="ce70" office:value-type="float" office:value="1.11900212393359" calcext:value-type="float">
            <text:p>1.119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-28" calcext:value-type="float">
            <text:p>-28</text:p>
          </table:table-cell>
          <table:table-cell table:style-name="ce70" office:value-type="float" office:value="1.1490474746867" calcext:value-type="float">
            <text:p>1.14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table:style-name="ce70" office:value-type="float" office:value="1.06579628916759" calcext:value-type="float">
            <text:p>1.06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table:style-name="ce70" office:value-type="float" office:value="0.850707428403635" calcext:value-type="float">
            <text:p>0.85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8"/>
          <table:table-cell table:number-columns-repeated="2"/>
          <table:table-cell table:style-name="ce70"/>
          <table:table-cell table:style-name="ce73"/>
          <table:table-cell table:style-name="ce28"/>
          <table:table-cell table:number-columns-repeated="2"/>
          <table:table-cell table:style-name="ce70"/>
          <table:table-cell table:style-name="ce73"/>
          <table:table-cell table:style-name="ce28"/>
          <table:table-cell table:number-columns-repeated="2"/>
          <table:table-cell table:style-name="ce70"/>
          <table:table-cell table:style-name="ce73"/>
          <table:table-cell table:style-name="ce28"/>
          <table:table-cell table:number-columns-repeated="2"/>
          <table:table-cell table:style-name="ce70"/>
          <table:table-cell table:style-name="ce73"/>
          <table:table-cell table:style-name="ce28"/>
          <table:table-cell table:number-columns-repeated="2"/>
          <table:table-cell table:style-name="ce70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74"/>
        </table:table-row>
        <table:table-row table:style-name="ro1">
          <table:table-cell table:number-columns-repeated="46"/>
          <table:table-cell table:style-name="Default" table:number-columns-repeated="18"/>
          <table:table-cell table:number-columns-repeated="10"/>
        </table:table-row>
        <table:table-row table:style-name="ro1" table:number-rows-repeated="1048500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Largo_plazo_delta_p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/>
          <table:table-cell table:style-name="ce80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R2-EMOA</text:p>
          </table:table-cell>
          <table:covered-table-cell table:number-columns-repeated="3" table:style-name="ce80"/>
          <table:table-cell table:number-columns-repeated="1003"/>
        </table:table-row>
        <table:table-row table:style-name="ro1">
          <table:table-cell table:style-name="ce79"/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1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1_2</text:p>
          </table:table-cell>
          <table:table-cell table:style-name="ce79" office:value-type="float" office:value="0.0195954" calcext:value-type="float">
            <text:p>0.0196</text:p>
          </table:table-cell>
          <table:table-cell table:style-name="ce79" office:value-type="float" office:value="0.208286" calcext:value-type="float">
            <text:p>0.2083</text:p>
          </table:table-cell>
          <table:table-cell table:style-name="ce79" office:value-type="float" office:value="0.0449615228571" calcext:value-type="float">
            <text:p>0.0450</text:p>
          </table:table-cell>
          <table:table-cell table:style-name="ce79" office:value-type="float" office:value="0.0425468889218" calcext:value-type="float">
            <text:p>0.0425</text:p>
          </table:table-cell>
          <table:table-cell table:style-name="ce79" office:value-type="float" office:value="0.0588017" calcext:value-type="float">
            <text:p>0.0588</text:p>
          </table:table-cell>
          <table:table-cell table:style-name="ce79" office:value-type="float" office:value="0.350972" calcext:value-type="float">
            <text:p>0.3510</text:p>
          </table:table-cell>
          <table:table-cell table:style-name="ce79" office:value-type="float" office:value="0.202218225714" calcext:value-type="float">
            <text:p>0.2022</text:p>
          </table:table-cell>
          <table:table-cell table:style-name="ce79" office:value-type="float" office:value="0.0742667753613" calcext:value-type="float">
            <text:p>0.0743</text:p>
          </table:table-cell>
          <table:table-cell table:style-name="ce79" office:value-type="float" office:value="0.0171776" calcext:value-type="float">
            <text:p>0.0172</text:p>
          </table:table-cell>
          <table:table-cell table:style-name="ce79" office:value-type="float" office:value="0.118632" calcext:value-type="float">
            <text:p>0.1186</text:p>
          </table:table-cell>
          <table:table-cell table:style-name="ce79" office:value-type="float" office:value="0.0434769114286" calcext:value-type="float">
            <text:p>0.0435</text:p>
          </table:table-cell>
          <table:table-cell table:style-name="ce79" office:value-type="float" office:value="0.0271995758847" calcext:value-type="float">
            <text:p>0.0272</text:p>
          </table:table-cell>
          <table:table-cell table:style-name="ce79" office:value-type="float" office:value="0.0360214" calcext:value-type="float">
            <text:p>0.0360</text:p>
          </table:table-cell>
          <table:table-cell table:style-name="ce79" office:value-type="float" office:value="0.0776806" calcext:value-type="float">
            <text:p>0.0777</text:p>
          </table:table-cell>
          <table:table-cell table:style-name="ce79" office:value-type="float" office:value="0.0404635657143" calcext:value-type="float">
            <text:p>0.0405</text:p>
          </table:table-cell>
          <table:table-cell table:style-name="ce79" office:value-type="float" office:value="0.00817619264303" calcext:value-type="float">
            <text:p>0.0082</text:p>
          </table:table-cell>
          <table:table-cell table:style-name="ce79" office:value-type="float" office:value="0.0410785" calcext:value-type="float">
            <text:p>0.0411</text:p>
          </table:table-cell>
          <table:table-cell table:style-name="ce79" office:value-type="float" office:value="0.229052" calcext:value-type="float">
            <text:p>0.2291</text:p>
          </table:table-cell>
          <table:table-cell table:style-name="ce79" office:value-type="float" office:value="0.127876205714" calcext:value-type="float">
            <text:p>0.1279</text:p>
          </table:table-cell>
          <table:table-cell table:style-name="ce79" office:value-type="float" office:value="0.0563485701443" calcext:value-type="float">
            <text:p>0.056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2_2</text:p>
          </table:table-cell>
          <table:table-cell table:style-name="ce79" office:value-type="float" office:value="0.0165291" calcext:value-type="float">
            <text:p>0.0165</text:p>
          </table:table-cell>
          <table:table-cell table:style-name="ce79" office:value-type="float" office:value="0.0169573" calcext:value-type="float">
            <text:p>0.0170</text:p>
          </table:table-cell>
          <table:table-cell table:style-name="ce79" office:value-type="float" office:value="0.0166711114286" calcext:value-type="float">
            <text:p>0.0167</text:p>
          </table:table-cell>
          <table:table-cell table:style-name="ce79" office:value-type="float" office:value="0.000100332762834" calcext:value-type="float">
            <text:p>0.0001</text:p>
          </table:table-cell>
          <table:table-cell table:style-name="ce79" office:value-type="float" office:value="0.053965" calcext:value-type="float">
            <text:p>0.0540</text:p>
          </table:table-cell>
          <table:table-cell table:style-name="ce79" office:value-type="float" office:value="0.0541133" calcext:value-type="float">
            <text:p>0.0541</text:p>
          </table:table-cell>
          <table:table-cell table:style-name="ce79" office:value-type="float" office:value="0.0540272914286" calcext:value-type="float">
            <text:p>0.0540</text:p>
          </table:table-cell>
          <table:table-cell table:style-name="ce79" office:value-type="float" office:value="0.0000529887555265" calcext:value-type="float">
            <text:p>0.0001</text:p>
          </table:table-cell>
          <table:table-cell table:style-name="ce79" office:value-type="float" office:value="0.0139357" calcext:value-type="float">
            <text:p>0.0139</text:p>
          </table:table-cell>
          <table:table-cell table:style-name="ce79" office:value-type="float" office:value="0.0162911" calcext:value-type="float">
            <text:p>0.0163</text:p>
          </table:table-cell>
          <table:table-cell table:style-name="ce79" office:value-type="float" office:value="0.0147459314286" calcext:value-type="float">
            <text:p>0.0147</text:p>
          </table:table-cell>
          <table:table-cell table:style-name="ce79" office:value-type="float" office:value="0.000614541622801" calcext:value-type="float">
            <text:p>0.0006</text:p>
          </table:table-cell>
          <table:table-cell table:style-name="ce79" office:value-type="float" office:value="0.0359115" calcext:value-type="float">
            <text:p>0.0359</text:p>
          </table:table-cell>
          <table:table-cell table:style-name="ce79" office:value-type="float" office:value="0.257083" calcext:value-type="float">
            <text:p>0.2571</text:p>
          </table:table-cell>
          <table:table-cell table:style-name="ce79" office:value-type="float" office:value="0.0905370742857" calcext:value-type="float">
            <text:p>0.0905</text:p>
          </table:table-cell>
          <table:table-cell table:style-name="ce79" office:value-type="float" office:value="0.0831235564226" calcext:value-type="float">
            <text:p>0.0831</text:p>
          </table:table-cell>
          <table:table-cell table:style-name="ce79" office:value-type="float" office:value="0.0271129" calcext:value-type="float">
            <text:p>0.0271</text:p>
          </table:table-cell>
          <table:table-cell table:style-name="ce79" office:value-type="float" office:value="0.0358497" calcext:value-type="float">
            <text:p>0.0358</text:p>
          </table:table-cell>
          <table:table-cell table:style-name="ce79" office:value-type="float" office:value="0.0299796485714" calcext:value-type="float">
            <text:p>0.0300</text:p>
          </table:table-cell>
          <table:table-cell table:style-name="ce79" office:value-type="float" office:value="0.00163980872724" calcext:value-type="float">
            <text:p>0.001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3_2</text:p>
          </table:table-cell>
          <table:table-cell table:style-name="ce79" office:value-type="float" office:value="0.0136947" calcext:value-type="float">
            <text:p>0.0137</text:p>
          </table:table-cell>
          <table:table-cell table:style-name="ce79" office:value-type="float" office:value="0.0142052" calcext:value-type="float">
            <text:p>0.0142</text:p>
          </table:table-cell>
          <table:table-cell table:style-name="ce79" office:value-type="float" office:value="0.0139768628571" calcext:value-type="float">
            <text:p>0.0140</text:p>
          </table:table-cell>
          <table:table-cell table:style-name="ce79" office:value-type="float" office:value="0.000110821083826" calcext:value-type="float">
            <text:p>0.0001</text:p>
          </table:table-cell>
          <table:table-cell table:style-name="ce79" office:value-type="float" office:value="0.016231" calcext:value-type="float">
            <text:p>0.0162</text:p>
          </table:table-cell>
          <table:table-cell table:style-name="ce79" office:value-type="float" office:value="0.0162417" calcext:value-type="float">
            <text:p>0.0162</text:p>
          </table:table-cell>
          <table:table-cell table:style-name="ce79" office:value-type="float" office:value="0.0162332457143" calcext:value-type="float">
            <text:p>0.0162</text:p>
          </table:table-cell>
          <table:table-cell table:style-name="ce79" office:value-type="float" office:value="0.00000173606169363" calcext:value-type="float">
            <text:p>0.0000</text:p>
          </table:table-cell>
          <table:table-cell table:style-name="ce79" office:value-type="float" office:value="0.022112" calcext:value-type="float">
            <text:p>0.0221</text:p>
          </table:table-cell>
          <table:table-cell table:style-name="ce79" office:value-type="float" office:value="0.0304953" calcext:value-type="float">
            <text:p>0.0305</text:p>
          </table:table-cell>
          <table:table-cell table:style-name="ce79" office:value-type="float" office:value="0.0244167685714" calcext:value-type="float">
            <text:p>0.0244</text:p>
          </table:table-cell>
          <table:table-cell table:style-name="ce79" office:value-type="float" office:value="0.0015399768367" calcext:value-type="float">
            <text:p>0.0015</text:p>
          </table:table-cell>
          <table:table-cell table:style-name="ce79" office:value-type="float" office:value="0.0162372" calcext:value-type="float">
            <text:p>0.0162</text:p>
          </table:table-cell>
          <table:table-cell table:style-name="ce79" office:value-type="float" office:value="0.0162373" calcext:value-type="float">
            <text:p>0.0162</text:p>
          </table:table-cell>
          <table:table-cell table:style-name="ce79" office:value-type="float" office:value="0.0162372714286" calcext:value-type="float">
            <text:p>0.0162</text:p>
          </table:table-cell>
          <table:table-cell table:style-name="ce79" office:value-type="float" office:value="0.000000045175395145" calcext:value-type="float">
            <text:p>0.0000</text:p>
          </table:table-cell>
          <table:table-cell table:style-name="ce79" office:value-type="float" office:value="0.016743" calcext:value-type="float">
            <text:p>0.0167</text:p>
          </table:table-cell>
          <table:table-cell table:style-name="ce79" office:value-type="float" office:value="0.020925" calcext:value-type="float">
            <text:p>0.0209</text:p>
          </table:table-cell>
          <table:table-cell table:style-name="ce79" office:value-type="float" office:value="0.0188346371429" calcext:value-type="float">
            <text:p>0.0188</text:p>
          </table:table-cell>
          <table:table-cell table:style-name="ce79" office:value-type="float" office:value="0.000819564216637" calcext:value-type="float">
            <text:p>0.000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4_2</text:p>
          </table:table-cell>
          <table:table-cell table:style-name="ce79" office:value-type="float" office:value="0.0191352" calcext:value-type="float">
            <text:p>0.0191</text:p>
          </table:table-cell>
          <table:table-cell table:style-name="ce79" office:value-type="float" office:value="0.0231118" calcext:value-type="float">
            <text:p>0.0231</text:p>
          </table:table-cell>
          <table:table-cell table:style-name="ce79" office:value-type="float" office:value="0.0207254342857" calcext:value-type="float">
            <text:p>0.0207</text:p>
          </table:table-cell>
          <table:table-cell table:style-name="ce79" office:value-type="float" office:value="0.00116490505682" calcext:value-type="float">
            <text:p>0.0012</text:p>
          </table:table-cell>
          <table:table-cell table:style-name="ce79" office:value-type="float" office:value="0.016593" calcext:value-type="float">
            <text:p>0.0166</text:p>
          </table:table-cell>
          <table:table-cell table:style-name="ce79" office:value-type="float" office:value="0.0165961" calcext:value-type="float">
            <text:p>0.0166</text:p>
          </table:table-cell>
          <table:table-cell table:style-name="ce79" office:value-type="float" office:value="0.0165945971429" calcext:value-type="float">
            <text:p>0.0166</text:p>
          </table:table-cell>
          <table:table-cell table:style-name="ce79" office:value-type="float" office:value="0.00000084023320378" calcext:value-type="float">
            <text:p>0.0000</text:p>
          </table:table-cell>
          <table:table-cell table:style-name="ce79" office:value-type="float" office:value="0.0200902" calcext:value-type="float">
            <text:p>0.0201</text:p>
          </table:table-cell>
          <table:table-cell table:style-name="ce79" office:value-type="float" office:value="0.024366" calcext:value-type="float">
            <text:p>0.0244</text:p>
          </table:table-cell>
          <table:table-cell table:style-name="ce79" office:value-type="float" office:value="0.0215938485714" calcext:value-type="float">
            <text:p>0.0216</text:p>
          </table:table-cell>
          <table:table-cell table:style-name="ce79" office:value-type="float" office:value="0.00103070819603" calcext:value-type="float">
            <text:p>0.0010</text:p>
          </table:table-cell>
          <table:table-cell table:style-name="ce79" office:value-type="float" office:value="0.0164781" calcext:value-type="float">
            <text:p>0.0165</text:p>
          </table:table-cell>
          <table:table-cell table:style-name="ce79" office:value-type="float" office:value="0.0184197" calcext:value-type="float">
            <text:p>0.0184</text:p>
          </table:table-cell>
          <table:table-cell table:style-name="ce79" office:value-type="float" office:value="0.0167418057143" calcext:value-type="float">
            <text:p>0.0167</text:p>
          </table:table-cell>
          <table:table-cell table:style-name="ce79" office:value-type="float" office:value="0.000429943576327" calcext:value-type="float">
            <text:p>0.0004</text:p>
          </table:table-cell>
          <table:table-cell table:style-name="ce79" office:value-type="float" office:value="0.0230783" calcext:value-type="float">
            <text:p>0.0231</text:p>
          </table:table-cell>
          <table:table-cell table:style-name="ce79" office:value-type="float" office:value="0.0349093" calcext:value-type="float">
            <text:p>0.0349</text:p>
          </table:table-cell>
          <table:table-cell table:style-name="ce79" office:value-type="float" office:value="0.0270400771429" calcext:value-type="float">
            <text:p>0.0270</text:p>
          </table:table-cell>
          <table:table-cell table:style-name="ce79" office:value-type="float" office:value="0.00277575878904" calcext:value-type="float">
            <text:p>0.002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5_2</text:p>
          </table:table-cell>
          <table:table-cell table:style-name="ce79" office:value-type="float" office:value="0.0400261" calcext:value-type="float">
            <text:p>0.0400</text:p>
          </table:table-cell>
          <table:table-cell table:style-name="ce79" office:value-type="float" office:value="0.0659368" calcext:value-type="float">
            <text:p>0.0659</text:p>
          </table:table-cell>
          <table:table-cell table:style-name="ce79" office:value-type="float" office:value="0.0584069142857" calcext:value-type="float">
            <text:p>0.0584</text:p>
          </table:table-cell>
          <table:table-cell table:style-name="ce79" office:value-type="float" office:value="0.0050878826592" calcext:value-type="float">
            <text:p>0.0051</text:p>
          </table:table-cell>
          <table:table-cell table:style-name="ce79" office:value-type="float" office:value="0.0652139" calcext:value-type="float">
            <text:p>0.0652</text:p>
          </table:table-cell>
          <table:table-cell table:style-name="ce79" office:value-type="float" office:value="0.0714346" calcext:value-type="float">
            <text:p>0.0714</text:p>
          </table:table-cell>
          <table:table-cell table:style-name="ce79" office:value-type="float" office:value="0.0675461742857" calcext:value-type="float">
            <text:p>0.0675</text:p>
          </table:table-cell>
          <table:table-cell table:style-name="ce79" office:value-type="float" office:value="0.00146639662036" calcext:value-type="float">
            <text:p>0.0015</text:p>
          </table:table-cell>
          <table:table-cell table:style-name="ce79" office:value-type="float" office:value="0.0719782" calcext:value-type="float">
            <text:p>0.0720</text:p>
          </table:table-cell>
          <table:table-cell table:style-name="ce79" office:value-type="float" office:value="0.0765172" calcext:value-type="float">
            <text:p>0.0765</text:p>
          </table:table-cell>
          <table:table-cell table:style-name="ce79" office:value-type="float" office:value="0.07350932" calcext:value-type="float">
            <text:p>0.0735</text:p>
          </table:table-cell>
          <table:table-cell table:style-name="ce79" office:value-type="float" office:value="0.00100436163629" calcext:value-type="float">
            <text:p>0.0010</text:p>
          </table:table-cell>
          <table:table-cell table:style-name="ce79" office:value-type="float" office:value="0.0599302" calcext:value-type="float">
            <text:p>0.0599</text:p>
          </table:table-cell>
          <table:table-cell table:style-name="ce79" office:value-type="float" office:value="0.0681776" calcext:value-type="float">
            <text:p>0.0682</text:p>
          </table:table-cell>
          <table:table-cell table:style-name="ce79" office:value-type="float" office:value="0.0648838885714" calcext:value-type="float">
            <text:p>0.0649</text:p>
          </table:table-cell>
          <table:table-cell table:style-name="ce79" office:value-type="float" office:value="0.00191314731369" calcext:value-type="float">
            <text:p>0.0019</text:p>
          </table:table-cell>
          <table:table-cell table:style-name="ce79" office:value-type="float" office:value="0.0680601" calcext:value-type="float">
            <text:p>0.0681</text:p>
          </table:table-cell>
          <table:table-cell table:style-name="ce79" office:value-type="float" office:value="0.0728443" calcext:value-type="float">
            <text:p>0.0728</text:p>
          </table:table-cell>
          <table:table-cell table:style-name="ce79" office:value-type="float" office:value="0.06965402" calcext:value-type="float">
            <text:p>0.0697</text:p>
          </table:table-cell>
          <table:table-cell table:style-name="ce79" office:value-type="float" office:value="0.0010434401621" calcext:value-type="float">
            <text:p>0.001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6_2</text:p>
          </table:table-cell>
          <table:table-cell table:style-name="ce79" office:value-type="float" office:value="0.0294985" calcext:value-type="float">
            <text:p>0.0295</text:p>
          </table:table-cell>
          <table:table-cell table:style-name="ce79" office:value-type="float" office:value="0.0703826" calcext:value-type="float">
            <text:p>0.0704</text:p>
          </table:table-cell>
          <table:table-cell table:style-name="ce79" office:value-type="float" office:value="0.050072" calcext:value-type="float">
            <text:p>0.0501</text:p>
          </table:table-cell>
          <table:table-cell table:style-name="ce79" office:value-type="float" office:value="0.0118732987306" calcext:value-type="float">
            <text:p>0.0119</text:p>
          </table:table-cell>
          <table:table-cell table:style-name="ce79" office:value-type="float" office:value="0.0165702" calcext:value-type="float">
            <text:p>0.0166</text:p>
          </table:table-cell>
          <table:table-cell table:style-name="ce79" office:value-type="float" office:value="0.0405854" calcext:value-type="float">
            <text:p>0.0406</text:p>
          </table:table-cell>
          <table:table-cell table:style-name="ce79" office:value-type="float" office:value="0.0250931314286" calcext:value-type="float">
            <text:p>0.0251</text:p>
          </table:table-cell>
          <table:table-cell table:style-name="ce79" office:value-type="float" office:value="0.00820424680418" calcext:value-type="float">
            <text:p>0.0082</text:p>
          </table:table-cell>
          <table:table-cell table:style-name="ce79" office:value-type="float" office:value="0.0207939" calcext:value-type="float">
            <text:p>0.0208</text:p>
          </table:table-cell>
          <table:table-cell table:style-name="ce79" office:value-type="float" office:value="0.0264496" calcext:value-type="float">
            <text:p>0.0264</text:p>
          </table:table-cell>
          <table:table-cell table:style-name="ce79" office:value-type="float" office:value="0.0221752085714" calcext:value-type="float">
            <text:p>0.0222</text:p>
          </table:table-cell>
          <table:table-cell table:style-name="ce79" office:value-type="float" office:value="0.00118624028772" calcext:value-type="float">
            <text:p>0.0012</text:p>
          </table:table-cell>
          <table:table-cell table:style-name="ce79" office:value-type="float" office:value="0.0267448" calcext:value-type="float">
            <text:p>0.0267</text:p>
          </table:table-cell>
          <table:table-cell table:style-name="ce79" office:value-type="float" office:value="0.0531426" calcext:value-type="float">
            <text:p>0.0531</text:p>
          </table:table-cell>
          <table:table-cell table:style-name="ce79" office:value-type="float" office:value="0.0390640714286" calcext:value-type="float">
            <text:p>0.0391</text:p>
          </table:table-cell>
          <table:table-cell table:style-name="ce79" office:value-type="float" office:value="0.00786023551645" calcext:value-type="float">
            <text:p>0.0079</text:p>
          </table:table-cell>
          <table:table-cell table:style-name="ce79" office:value-type="float" office:value="0.0249677" calcext:value-type="float">
            <text:p>0.0250</text:p>
          </table:table-cell>
          <table:table-cell table:style-name="ce79" office:value-type="float" office:value="0.0293494" calcext:value-type="float">
            <text:p>0.0293</text:p>
          </table:table-cell>
          <table:table-cell table:style-name="ce79" office:value-type="float" office:value="0.0271281971429" calcext:value-type="float">
            <text:p>0.0271</text:p>
          </table:table-cell>
          <table:table-cell table:style-name="ce79" office:value-type="float" office:value="0.000991319800637" calcext:value-type="float">
            <text:p>0.001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7_2</text:p>
          </table:table-cell>
          <table:table-cell table:style-name="ce79" office:value-type="float" office:value="0.0180439" calcext:value-type="float">
            <text:p>0.0180</text:p>
          </table:table-cell>
          <table:table-cell table:style-name="ce79" office:value-type="float" office:value="0.0230624" calcext:value-type="float">
            <text:p>0.0231</text:p>
          </table:table-cell>
          <table:table-cell table:style-name="ce79" office:value-type="float" office:value="0.0207076885714" calcext:value-type="float">
            <text:p>0.0207</text:p>
          </table:table-cell>
          <table:table-cell table:style-name="ce79" office:value-type="float" office:value="0.00144874901736" calcext:value-type="float">
            <text:p>0.0014</text:p>
          </table:table-cell>
          <table:table-cell table:style-name="ce79" office:value-type="float" office:value="0.0165926" calcext:value-type="float">
            <text:p>0.0166</text:p>
          </table:table-cell>
          <table:table-cell table:style-name="ce79" office:value-type="float" office:value="0.016596" calcext:value-type="float">
            <text:p>0.0166</text:p>
          </table:table-cell>
          <table:table-cell table:style-name="ce79" office:value-type="float" office:value="0.0165949228571" calcext:value-type="float">
            <text:p>0.0166</text:p>
          </table:table-cell>
          <table:table-cell table:style-name="ce79" office:value-type="float" office:value="0.000000909029534107" calcext:value-type="float">
            <text:p>0.0000</text:p>
          </table:table-cell>
          <table:table-cell table:style-name="ce79" office:value-type="float" office:value="0.019063" calcext:value-type="float">
            <text:p>0.0191</text:p>
          </table:table-cell>
          <table:table-cell table:style-name="ce79" office:value-type="float" office:value="0.0252766" calcext:value-type="float">
            <text:p>0.0253</text:p>
          </table:table-cell>
          <table:table-cell table:style-name="ce79" office:value-type="float" office:value="0.0220419114286" calcext:value-type="float">
            <text:p>0.0220</text:p>
          </table:table-cell>
          <table:table-cell table:style-name="ce79" office:value-type="float" office:value="0.00140103578598" calcext:value-type="float">
            <text:p>0.0014</text:p>
          </table:table-cell>
          <table:table-cell table:style-name="ce79" office:value-type="float" office:value="0.0165931" calcext:value-type="float">
            <text:p>0.0166</text:p>
          </table:table-cell>
          <table:table-cell table:style-name="ce79" office:value-type="float" office:value="0.0165933" calcext:value-type="float">
            <text:p>0.0166</text:p>
          </table:table-cell>
          <table:table-cell table:style-name="ce79" office:value-type="float" office:value="0.0165931942857" calcext:value-type="float">
            <text:p>0.0166</text:p>
          </table:table-cell>
          <table:table-cell table:style-name="ce79" office:value-type="float" office:value="0.0000000333197251132" calcext:value-type="float">
            <text:p>0.0000</text:p>
          </table:table-cell>
          <table:table-cell table:style-name="ce79" office:value-type="float" office:value="0.0268179" calcext:value-type="float">
            <text:p>0.0268</text:p>
          </table:table-cell>
          <table:table-cell table:style-name="ce79" office:value-type="float" office:value="0.0299228" calcext:value-type="float">
            <text:p>0.0299</text:p>
          </table:table-cell>
          <table:table-cell table:style-name="ce79" office:value-type="float" office:value="0.0281257171429" calcext:value-type="float">
            <text:p>0.0281</text:p>
          </table:table-cell>
          <table:table-cell table:style-name="ce79" office:value-type="float" office:value="0.000850016762015" calcext:value-type="float">
            <text:p>0.000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8_2</text:p>
          </table:table-cell>
          <table:table-cell table:style-name="ce79" office:value-type="float" office:value="0.038579" calcext:value-type="float">
            <text:p>0.0386</text:p>
          </table:table-cell>
          <table:table-cell table:style-name="ce79" office:value-type="float" office:value="0.0590103" calcext:value-type="float">
            <text:p>0.0590</text:p>
          </table:table-cell>
          <table:table-cell table:style-name="ce79" office:value-type="float" office:value="0.0504985657143" calcext:value-type="float">
            <text:p>0.0505</text:p>
          </table:table-cell>
          <table:table-cell table:style-name="ce79" office:value-type="float" office:value="0.0046523436352" calcext:value-type="float">
            <text:p>0.0047</text:p>
          </table:table-cell>
          <table:table-cell table:style-name="ce79" office:value-type="float" office:value="0.13419" calcext:value-type="float">
            <text:p>0.1342</text:p>
          </table:table-cell>
          <table:table-cell table:style-name="ce79" office:value-type="float" office:value="0.139379" calcext:value-type="float">
            <text:p>0.1394</text:p>
          </table:table-cell>
          <table:table-cell table:style-name="ce79" office:value-type="float" office:value="0.137307742857" calcext:value-type="float">
            <text:p>0.1373</text:p>
          </table:table-cell>
          <table:table-cell table:style-name="ce79" office:value-type="float" office:value="0.00122228898484" calcext:value-type="float">
            <text:p>0.0012</text:p>
          </table:table-cell>
          <table:table-cell table:style-name="ce79" office:value-type="float" office:value="0.119399" calcext:value-type="float">
            <text:p>0.1194</text:p>
          </table:table-cell>
          <table:table-cell table:style-name="ce79" office:value-type="float" office:value="0.127894" calcext:value-type="float">
            <text:p>0.1279</text:p>
          </table:table-cell>
          <table:table-cell table:style-name="ce79" office:value-type="float" office:value="0.124301685714" calcext:value-type="float">
            <text:p>0.1243</text:p>
          </table:table-cell>
          <table:table-cell table:style-name="ce79" office:value-type="float" office:value="0.00185240294554" calcext:value-type="float">
            <text:p>0.0019</text:p>
          </table:table-cell>
          <table:table-cell table:style-name="ce79" office:value-type="float" office:value="0.136899" calcext:value-type="float">
            <text:p>0.1369</text:p>
          </table:table-cell>
          <table:table-cell table:style-name="ce79" office:value-type="float" office:value="0.140326" calcext:value-type="float">
            <text:p>0.1403</text:p>
          </table:table-cell>
          <table:table-cell table:style-name="ce79" office:value-type="float" office:value="0.1389604" calcext:value-type="float">
            <text:p>0.1390</text:p>
          </table:table-cell>
          <table:table-cell table:style-name="ce79" office:value-type="float" office:value="0.00077205004279" calcext:value-type="float">
            <text:p>0.0008</text:p>
          </table:table-cell>
          <table:table-cell table:style-name="ce79" office:value-type="float" office:value="0.116645" calcext:value-type="float">
            <text:p>0.1166</text:p>
          </table:table-cell>
          <table:table-cell table:style-name="ce79" office:value-type="float" office:value="0.11984" calcext:value-type="float">
            <text:p>0.1198</text:p>
          </table:table-cell>
          <table:table-cell table:style-name="ce79" office:value-type="float" office:value="0.118104828571" calcext:value-type="float">
            <text:p>0.1181</text:p>
          </table:table-cell>
          <table:table-cell table:style-name="ce79" office:value-type="float" office:value="0.000620583480546" calcext:value-type="float">
            <text:p>0.000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9_2</text:p>
          </table:table-cell>
          <table:table-cell table:style-name="ce79" office:value-type="float" office:value="0.0170767" calcext:value-type="float">
            <text:p>0.0171</text:p>
          </table:table-cell>
          <table:table-cell table:style-name="ce79" office:value-type="float" office:value="0.0213131" calcext:value-type="float">
            <text:p>0.0213</text:p>
          </table:table-cell>
          <table:table-cell table:style-name="ce79" office:value-type="float" office:value="0.0189268885714" calcext:value-type="float">
            <text:p>0.0189</text:p>
          </table:table-cell>
          <table:table-cell table:style-name="ce79" office:value-type="float" office:value="0.00105934829394" calcext:value-type="float">
            <text:p>0.0011</text:p>
          </table:table-cell>
          <table:table-cell table:style-name="ce79" office:value-type="float" office:value="0.0173962" calcext:value-type="float">
            <text:p>0.0174</text:p>
          </table:table-cell>
          <table:table-cell table:style-name="ce79" office:value-type="float" office:value="0.126866" calcext:value-type="float">
            <text:p>0.1269</text:p>
          </table:table-cell>
          <table:table-cell table:style-name="ce79" office:value-type="float" office:value="0.0305755828571" calcext:value-type="float">
            <text:p>0.0306</text:p>
          </table:table-cell>
          <table:table-cell table:style-name="ce79" office:value-type="float" office:value="0.0238804748916" calcext:value-type="float">
            <text:p>0.0239</text:p>
          </table:table-cell>
          <table:table-cell table:style-name="ce79" office:value-type="float" office:value="0.0324506" calcext:value-type="float">
            <text:p>0.0325</text:p>
          </table:table-cell>
          <table:table-cell table:style-name="ce79" office:value-type="float" office:value="0.131347" calcext:value-type="float">
            <text:p>0.1313</text:p>
          </table:table-cell>
          <table:table-cell table:style-name="ce79" office:value-type="float" office:value="0.0777018314286" calcext:value-type="float">
            <text:p>0.0777</text:p>
          </table:table-cell>
          <table:table-cell table:style-name="ce79" office:value-type="float" office:value="0.045388637296" calcext:value-type="float">
            <text:p>0.0454</text:p>
          </table:table-cell>
          <table:table-cell table:style-name="ce79" office:value-type="float" office:value="0.122944" calcext:value-type="float">
            <text:p>0.1229</text:p>
          </table:table-cell>
          <table:table-cell table:style-name="ce79" office:value-type="float" office:value="0.12684" calcext:value-type="float">
            <text:p>0.1268</text:p>
          </table:table-cell>
          <table:table-cell table:style-name="ce79" office:value-type="float" office:value="0.125842885714" calcext:value-type="float">
            <text:p>0.1258</text:p>
          </table:table-cell>
          <table:table-cell table:style-name="ce79" office:value-type="float" office:value="0.00143937017519" calcext:value-type="float">
            <text:p>0.0014</text:p>
          </table:table-cell>
          <table:table-cell table:style-name="ce79" office:value-type="float" office:value="0.0212438" calcext:value-type="float">
            <text:p>0.0212</text:p>
          </table:table-cell>
          <table:table-cell table:style-name="ce79" office:value-type="float" office:value="0.127205" calcext:value-type="float">
            <text:p>0.1272</text:p>
          </table:table-cell>
          <table:table-cell table:style-name="ce79" office:value-type="float" office:value="0.0388437" calcext:value-type="float">
            <text:p>0.0388</text:p>
          </table:table-cell>
          <table:table-cell table:style-name="ce79" office:value-type="float" office:value="0.0313149151009" calcext:value-type="float">
            <text:p>0.031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1_2</text:p>
          </table:table-cell>
          <table:table-cell table:style-name="ce79" office:value-type="float" office:value="0.00207551" calcext:value-type="float">
            <text:p>0.0021</text:p>
          </table:table-cell>
          <table:table-cell table:style-name="ce79" office:value-type="float" office:value="0.00210705" calcext:value-type="float">
            <text:p>0.0021</text:p>
          </table:table-cell>
          <table:table-cell table:style-name="ce79" office:value-type="float" office:value="0.00208981085714" calcext:value-type="float">
            <text:p>0.0021</text:p>
          </table:table-cell>
          <table:table-cell table:style-name="ce79" office:value-type="float" office:value="0.00000828082065341" calcext:value-type="float">
            <text:p>0.0000</text:p>
          </table:table-cell>
          <table:table-cell table:number-columns-repeated="3" table:style-name="ce79" office:value-type="float" office:value="0.00207478" calcext:value-type="float">
            <text:p>0.0021</text:p>
          </table:table-cell>
          <table:table-cell table:style-name="ce79" office:value-type="float" office:value="0" calcext:value-type="float">
            <text:p>0.0000</text:p>
          </table:table-cell>
          <table:table-cell table:style-name="ce79" office:value-type="float" office:value="0.00247053" calcext:value-type="float">
            <text:p>0.0025</text:p>
          </table:table-cell>
          <table:table-cell table:style-name="ce79" office:value-type="float" office:value="0.00288268" calcext:value-type="float">
            <text:p>0.0029</text:p>
          </table:table-cell>
          <table:table-cell table:style-name="ce79" office:value-type="float" office:value="0.002633474" calcext:value-type="float">
            <text:p>0.0026</text:p>
          </table:table-cell>
          <table:table-cell table:style-name="ce79" office:value-type="float" office:value="0.000101859371634" calcext:value-type="float">
            <text:p>0.0001</text:p>
          </table:table-cell>
          <table:table-cell table:number-columns-repeated="3" table:style-name="ce79" office:value-type="float" office:value="0.00207491" calcext:value-type="float">
            <text:p>0.0021</text:p>
          </table:table-cell>
          <table:table-cell table:style-name="ce79" office:value-type="float" office:value="0" calcext:value-type="float">
            <text:p>0.0000</text:p>
          </table:table-cell>
          <table:table-cell table:style-name="ce79" office:value-type="float" office:value="0.00238275" calcext:value-type="float">
            <text:p>0.0024</text:p>
          </table:table-cell>
          <table:table-cell table:style-name="ce79" office:value-type="float" office:value="0.00255372" calcext:value-type="float">
            <text:p>0.0026</text:p>
          </table:table-cell>
          <table:table-cell table:style-name="ce79" office:value-type="float" office:value="0.00248538285714" calcext:value-type="float">
            <text:p>0.0025</text:p>
          </table:table-cell>
          <table:table-cell table:style-name="ce79" office:value-type="float" office:value="0.0000423791592023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2_2</text:p>
          </table:table-cell>
          <table:table-cell table:style-name="ce79" office:value-type="float" office:value="0.00606866" calcext:value-type="float">
            <text:p>0.0061</text:p>
          </table:table-cell>
          <table:table-cell table:style-name="ce79" office:value-type="float" office:value="0.00772505" calcext:value-type="float">
            <text:p>0.0077</text:p>
          </table:table-cell>
          <table:table-cell table:style-name="ce79" office:value-type="float" office:value="0.00692622114286" calcext:value-type="float">
            <text:p>0.0069</text:p>
          </table:table-cell>
          <table:table-cell table:style-name="ce79" office:value-type="float" office:value="0.00038811931331" calcext:value-type="float">
            <text:p>0.0004</text:p>
          </table:table-cell>
          <table:table-cell table:style-name="ce79" office:value-type="float" office:value="0.00490108" calcext:value-type="float">
            <text:p>0.0049</text:p>
          </table:table-cell>
          <table:table-cell table:style-name="ce79" office:value-type="float" office:value="0.00490111" calcext:value-type="float">
            <text:p>0.004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000000582745087264" calcext:value-type="float">
            <text:p>0.0000</text:p>
          </table:table-cell>
          <table:table-cell table:style-name="ce79" office:value-type="float" office:value="0.00552192" calcext:value-type="float">
            <text:p>0.0055</text:p>
          </table:table-cell>
          <table:table-cell table:style-name="ce79" office:value-type="float" office:value="0.00832986" calcext:value-type="float">
            <text:p>0.0083</text:p>
          </table:table-cell>
          <table:table-cell table:style-name="ce79" office:value-type="float" office:value="0.006184658" calcext:value-type="float">
            <text:p>0.0062</text:p>
          </table:table-cell>
          <table:table-cell table:style-name="ce79" office:value-type="float" office:value="0.000453804064225" calcext:value-type="float">
            <text:p>0.0005</text:p>
          </table:table-cell>
          <table:table-cell table:style-name="ce79" office:value-type="float" office:value="0.00490094" calcext:value-type="float">
            <text:p>0.0049</text:p>
          </table:table-cell>
          <table:table-cell table:style-name="ce79" office:value-type="float" office:value="0.00490095" calcext:value-type="float">
            <text:p>0.0049</text:p>
          </table:table-cell>
          <table:table-cell table:style-name="ce79" office:value-type="float" office:value="0.00490094142857" calcext:value-type="float">
            <text:p>0.0049</text:p>
          </table:table-cell>
          <table:table-cell table:style-name="ce79" office:value-type="float" office:value="0.0000000034992710611" calcext:value-type="float">
            <text:p>0.0000</text:p>
          </table:table-cell>
          <table:table-cell table:style-name="ce79" office:value-type="float" office:value="0.0090075" calcext:value-type="float">
            <text:p>0.0090</text:p>
          </table:table-cell>
          <table:table-cell table:style-name="ce79" office:value-type="float" office:value="0.0101563" calcext:value-type="float">
            <text:p>0.0102</text:p>
          </table:table-cell>
          <table:table-cell table:style-name="ce79" office:value-type="float" office:value="0.00967022428571" calcext:value-type="float">
            <text:p>0.0097</text:p>
          </table:table-cell>
          <table:table-cell table:style-name="ce79" office:value-type="float" office:value="0.000261073370676" calcext:value-type="float">
            <text:p>0.000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3_2</text:p>
          </table:table-cell>
          <table:table-cell table:style-name="ce79" office:value-type="float" office:value="0.00611023" calcext:value-type="float">
            <text:p>0.0061</text:p>
          </table:table-cell>
          <table:table-cell table:style-name="ce79" office:value-type="float" office:value="0.00771706" calcext:value-type="float">
            <text:p>0.0077</text:p>
          </table:table-cell>
          <table:table-cell table:style-name="ce79" office:value-type="float" office:value="0.00687668514286" calcext:value-type="float">
            <text:p>0.0069</text:p>
          </table:table-cell>
          <table:table-cell table:style-name="ce79" office:value-type="float" office:value="0.000430839544785" calcext:value-type="float">
            <text:p>0.0004</text:p>
          </table:table-cell>
          <table:table-cell table:style-name="ce79" office:value-type="float" office:value="0.00490108" calcext:value-type="float">
            <text:p>0.0049</text:p>
          </table:table-cell>
          <table:table-cell table:style-name="ce79" office:value-type="float" office:value="0.00490111" calcext:value-type="float">
            <text:p>0.004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000000673704349856" calcext:value-type="float">
            <text:p>0.0000</text:p>
          </table:table-cell>
          <table:table-cell table:style-name="ce79" office:value-type="float" office:value="0.00540586" calcext:value-type="float">
            <text:p>0.0054</text:p>
          </table:table-cell>
          <table:table-cell table:style-name="ce79" office:value-type="float" office:value="0.00645042" calcext:value-type="float">
            <text:p>0.0065</text:p>
          </table:table-cell>
          <table:table-cell table:style-name="ce79" office:value-type="float" office:value="0.00587041142857" calcext:value-type="float">
            <text:p>0.0059</text:p>
          </table:table-cell>
          <table:table-cell table:style-name="ce79" office:value-type="float" office:value="0.000261274064495" calcext:value-type="float">
            <text:p>0.0003</text:p>
          </table:table-cell>
          <table:table-cell table:style-name="ce79" office:value-type="float" office:value="0.00490094" calcext:value-type="float">
            <text:p>0.0049</text:p>
          </table:table-cell>
          <table:table-cell table:style-name="ce79" office:value-type="float" office:value="0.00490095" calcext:value-type="float">
            <text:p>0.0049</text:p>
          </table:table-cell>
          <table:table-cell table:style-name="ce79" office:value-type="float" office:value="0.00490094285714" calcext:value-type="float">
            <text:p>0.0049</text:p>
          </table:table-cell>
          <table:table-cell table:style-name="ce79" office:value-type="float" office:value="0.0000000045175395145" calcext:value-type="float">
            <text:p>0.0000</text:p>
          </table:table-cell>
          <table:table-cell table:style-name="ce79" office:value-type="float" office:value="0.00905989" calcext:value-type="float">
            <text:p>0.0091</text:p>
          </table:table-cell>
          <table:table-cell table:style-name="ce79" office:value-type="float" office:value="0.0106075" calcext:value-type="float">
            <text:p>0.0106</text:p>
          </table:table-cell>
          <table:table-cell table:style-name="ce79" office:value-type="float" office:value="0.00966344171429" calcext:value-type="float">
            <text:p>0.0097</text:p>
          </table:table-cell>
          <table:table-cell table:style-name="ce79" office:value-type="float" office:value="0.000359386448735" calcext:value-type="float">
            <text:p>0.000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4_2</text:p>
          </table:table-cell>
          <table:table-cell table:style-name="ce79" office:value-type="float" office:value="0.00608278" calcext:value-type="float">
            <text:p>0.0061</text:p>
          </table:table-cell>
          <table:table-cell table:style-name="ce79" office:value-type="float" office:value="0.00784192" calcext:value-type="float">
            <text:p>0.0078</text:p>
          </table:table-cell>
          <table:table-cell table:style-name="ce79" office:value-type="float" office:value="0.007030066" calcext:value-type="float">
            <text:p>0.0070</text:p>
          </table:table-cell>
          <table:table-cell table:style-name="ce79" office:value-type="float" office:value="0.000425013486517" calcext:value-type="float">
            <text:p>0.0004</text:p>
          </table:table-cell>
          <table:table-cell table:style-name="ce79" office:value-type="float" office:value="0.00490108" calcext:value-type="float">
            <text:p>0.0049</text:p>
          </table:table-cell>
          <table:table-cell table:style-name="ce79" office:value-type="float" office:value="0.00490111" calcext:value-type="float">
            <text:p>0.0049</text:p>
          </table:table-cell>
          <table:table-cell table:style-name="ce79" office:value-type="float" office:value="0.004901096" calcext:value-type="float">
            <text:p>0.0049</text:p>
          </table:table-cell>
          <table:table-cell table:style-name="ce79" office:value-type="float" office:value="0.00000000725061573736" calcext:value-type="float">
            <text:p>0.0000</text:p>
          </table:table-cell>
          <table:table-cell table:style-name="ce79" office:value-type="float" office:value="0.00573347" calcext:value-type="float">
            <text:p>0.0057</text:p>
          </table:table-cell>
          <table:table-cell table:style-name="ce79" office:value-type="float" office:value="0.852561" calcext:value-type="float">
            <text:p>0.8526</text:p>
          </table:table-cell>
          <table:table-cell table:style-name="ce79" office:value-type="float" office:value="0.102887556" calcext:value-type="float">
            <text:p>0.1029</text:p>
          </table:table-cell>
          <table:table-cell table:style-name="ce79" office:value-type="float" office:value="0.269290863268" calcext:value-type="float">
            <text:p>0.2693</text:p>
          </table:table-cell>
          <table:table-cell table:style-name="ce79" office:value-type="float" office:value="0.00490094" calcext:value-type="float">
            <text:p>0.0049</text:p>
          </table:table-cell>
          <table:table-cell table:style-name="ce79" office:value-type="float" office:value="0.00490095" calcext:value-type="float">
            <text:p>0.0049</text:p>
          </table:table-cell>
          <table:table-cell table:style-name="ce79" office:value-type="float" office:value="0.00490094542857" calcext:value-type="float">
            <text:p>0.0049</text:p>
          </table:table-cell>
          <table:table-cell table:style-name="ce79" office:value-type="float" office:value="0.00000000498159879259" calcext:value-type="float">
            <text:p>0.0000</text:p>
          </table:table-cell>
          <table:table-cell table:style-name="ce79" office:value-type="float" office:value="0.00853005" calcext:value-type="float">
            <text:p>0.0085</text:p>
          </table:table-cell>
          <table:table-cell table:style-name="ce79" office:value-type="float" office:value="0.852561" calcext:value-type="float">
            <text:p>0.8526</text:p>
          </table:table-cell>
          <table:table-cell table:style-name="ce79" office:value-type="float" office:value="0.226267987714" calcext:value-type="float">
            <text:p>0.2263</text:p>
          </table:table-cell>
          <table:table-cell table:style-name="ce79" office:value-type="float" office:value="0.368478610512" calcext:value-type="float">
            <text:p>0.3685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5_2</text:p>
          </table:table-cell>
          <table:table-cell table:style-name="ce79" office:value-type="float" office:value="0.00606866" calcext:value-type="float">
            <text:p>0.0061</text:p>
          </table:table-cell>
          <table:table-cell table:style-name="ce79" office:value-type="float" office:value="0.00772505" calcext:value-type="float">
            <text:p>0.0077</text:p>
          </table:table-cell>
          <table:table-cell table:style-name="ce79" office:value-type="float" office:value="0.00692622114286" calcext:value-type="float">
            <text:p>0.0069</text:p>
          </table:table-cell>
          <table:table-cell table:style-name="ce79" office:value-type="float" office:value="0.00038811931331" calcext:value-type="float">
            <text:p>0.0004</text:p>
          </table:table-cell>
          <table:table-cell table:style-name="ce79" office:value-type="float" office:value="0.00490108" calcext:value-type="float">
            <text:p>0.0049</text:p>
          </table:table-cell>
          <table:table-cell table:style-name="ce79" office:value-type="float" office:value="0.00490111" calcext:value-type="float">
            <text:p>0.004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000000582745087264" calcext:value-type="float">
            <text:p>0.0000</text:p>
          </table:table-cell>
          <table:table-cell table:style-name="ce79" office:value-type="float" office:value="0.00552192" calcext:value-type="float">
            <text:p>0.0055</text:p>
          </table:table-cell>
          <table:table-cell table:style-name="ce79" office:value-type="float" office:value="0.00832986" calcext:value-type="float">
            <text:p>0.0083</text:p>
          </table:table-cell>
          <table:table-cell table:style-name="ce79" office:value-type="float" office:value="0.006184658" calcext:value-type="float">
            <text:p>0.0062</text:p>
          </table:table-cell>
          <table:table-cell table:style-name="ce79" office:value-type="float" office:value="0.000453804064225" calcext:value-type="float">
            <text:p>0.0005</text:p>
          </table:table-cell>
          <table:table-cell table:style-name="ce79" office:value-type="float" office:value="0.00490094" calcext:value-type="float">
            <text:p>0.0049</text:p>
          </table:table-cell>
          <table:table-cell table:style-name="ce79" office:value-type="float" office:value="0.00490095" calcext:value-type="float">
            <text:p>0.0049</text:p>
          </table:table-cell>
          <table:table-cell table:style-name="ce79" office:value-type="float" office:value="0.00490094142857" calcext:value-type="float">
            <text:p>0.0049</text:p>
          </table:table-cell>
          <table:table-cell table:style-name="ce79" office:value-type="float" office:value="0.0000000034992710611" calcext:value-type="float">
            <text:p>0.0000</text:p>
          </table:table-cell>
          <table:table-cell table:style-name="ce79" office:value-type="float" office:value="0.0090075" calcext:value-type="float">
            <text:p>0.0090</text:p>
          </table:table-cell>
          <table:table-cell table:style-name="ce79" office:value-type="float" office:value="0.0101563" calcext:value-type="float">
            <text:p>0.0102</text:p>
          </table:table-cell>
          <table:table-cell table:style-name="ce79" office:value-type="float" office:value="0.00967022428571" calcext:value-type="float">
            <text:p>0.0097</text:p>
          </table:table-cell>
          <table:table-cell table:style-name="ce79" office:value-type="float" office:value="0.000261073370676" calcext:value-type="float">
            <text:p>0.000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6_2</text:p>
          </table:table-cell>
          <table:table-cell table:style-name="ce79" office:value-type="float" office:value="0.0059824" calcext:value-type="float">
            <text:p>0.0060</text:p>
          </table:table-cell>
          <table:table-cell table:style-name="ce79" office:value-type="float" office:value="0.00770064" calcext:value-type="float">
            <text:p>0.0077</text:p>
          </table:table-cell>
          <table:table-cell table:style-name="ce79" office:value-type="float" office:value="0.00681457885714" calcext:value-type="float">
            <text:p>0.0068</text:p>
          </table:table-cell>
          <table:table-cell table:style-name="ce79" office:value-type="float" office:value="0.000365241939571" calcext:value-type="float">
            <text:p>0.0004</text:p>
          </table:table-cell>
          <table:table-cell table:style-name="ce79" office:value-type="float" office:value="0.00490109" calcext:value-type="float">
            <text:p>0.0049</text:p>
          </table:table-cell>
          <table:table-cell table:style-name="ce79" office:value-type="float" office:value="0.0187666" calcext:value-type="float">
            <text:p>0.0188</text:p>
          </table:table-cell>
          <table:table-cell table:style-name="ce79" office:value-type="float" office:value="0.00561854685714" calcext:value-type="float">
            <text:p>0.0056</text:p>
          </table:table-cell>
          <table:table-cell table:style-name="ce79" office:value-type="float" office:value="0.00289042030835" calcext:value-type="float">
            <text:p>0.0029</text:p>
          </table:table-cell>
          <table:table-cell table:style-name="ce79" office:value-type="float" office:value="0.00585975" calcext:value-type="float">
            <text:p>0.0059</text:p>
          </table:table-cell>
          <table:table-cell table:style-name="ce79" office:value-type="float" office:value="0.00722565" calcext:value-type="float">
            <text:p>0.0072</text:p>
          </table:table-cell>
          <table:table-cell table:style-name="ce79" office:value-type="float" office:value="0.00629568714286" calcext:value-type="float">
            <text:p>0.0063</text:p>
          </table:table-cell>
          <table:table-cell table:style-name="ce79" office:value-type="float" office:value="0.000315614738499" calcext:value-type="float">
            <text:p>0.0003</text:p>
          </table:table-cell>
          <table:table-cell table:style-name="ce79" office:value-type="float" office:value="0.00490094" calcext:value-type="float">
            <text:p>0.0049</text:p>
          </table:table-cell>
          <table:table-cell table:style-name="ce79" office:value-type="float" office:value="0.00490095" calcext:value-type="float">
            <text:p>0.0049</text:p>
          </table:table-cell>
          <table:table-cell table:style-name="ce79" office:value-type="float" office:value="0.00490094228571" calcext:value-type="float">
            <text:p>0.0049</text:p>
          </table:table-cell>
          <table:table-cell table:style-name="ce79" office:value-type="float" office:value="0.00000000419912527332" calcext:value-type="float">
            <text:p>0.0000</text:p>
          </table:table-cell>
          <table:table-cell table:style-name="ce79" office:value-type="float" office:value="0.00898332" calcext:value-type="float">
            <text:p>0.0090</text:p>
          </table:table-cell>
          <table:table-cell table:style-name="ce79" office:value-type="float" office:value="0.0252497" calcext:value-type="float">
            <text:p>0.0252</text:p>
          </table:table-cell>
          <table:table-cell table:style-name="ce79" office:value-type="float" office:value="0.0107063328571" calcext:value-type="float">
            <text:p>0.0107</text:p>
          </table:table-cell>
          <table:table-cell table:style-name="ce79" office:value-type="float" office:value="0.00370539365185" calcext:value-type="float">
            <text:p>0.0037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7_2</text:p>
          </table:table-cell>
          <table:table-cell table:style-name="ce79" office:value-type="float" office:value="0.0053662" calcext:value-type="float">
            <text:p>0.0054</text:p>
          </table:table-cell>
          <table:table-cell table:style-name="ce79" office:value-type="float" office:value="0.00585848" calcext:value-type="float">
            <text:p>0.0059</text:p>
          </table:table-cell>
          <table:table-cell table:style-name="ce79" office:value-type="float" office:value="0.005603638" calcext:value-type="float">
            <text:p>0.0056</text:p>
          </table:table-cell>
          <table:table-cell table:style-name="ce79" office:value-type="float" office:value="0.000168696633632" calcext:value-type="float">
            <text:p>0.0002</text:p>
          </table:table-cell>
          <table:table-cell table:style-name="ce79" office:value-type="float" office:value="0.00839172" calcext:value-type="float">
            <text:p>0.0084</text:p>
          </table:table-cell>
          <table:table-cell table:style-name="ce79" office:value-type="float" office:value="0.00839389" calcext:value-type="float">
            <text:p>0.0084</text:p>
          </table:table-cell>
          <table:table-cell table:style-name="ce79" office:value-type="float" office:value="0.00839316857143" calcext:value-type="float">
            <text:p>0.0084</text:p>
          </table:table-cell>
          <table:table-cell table:style-name="ce79" office:value-type="float" office:value="0.000000744646197321" calcext:value-type="float">
            <text:p>0.0000</text:p>
          </table:table-cell>
          <table:table-cell table:style-name="ce79" office:value-type="float" office:value="0.00600498" calcext:value-type="float">
            <text:p>0.0060</text:p>
          </table:table-cell>
          <table:table-cell table:style-name="ce79" office:value-type="float" office:value="0.00745143" calcext:value-type="float">
            <text:p>0.0075</text:p>
          </table:table-cell>
          <table:table-cell table:style-name="ce79" office:value-type="float" office:value="0.00640567342857" calcext:value-type="float">
            <text:p>0.0064</text:p>
          </table:table-cell>
          <table:table-cell table:style-name="ce79" office:value-type="float" office:value="0.000327243014505" calcext:value-type="float">
            <text:p>0.0003</text:p>
          </table:table-cell>
          <table:table-cell table:style-name="ce79" office:value-type="float" office:value="0.00770082" calcext:value-type="float">
            <text:p>0.0077</text:p>
          </table:table-cell>
          <table:table-cell table:style-name="ce79" office:value-type="float" office:value="0.0080895" calcext:value-type="float">
            <text:p>0.0081</text:p>
          </table:table-cell>
          <table:table-cell table:style-name="ce79" office:value-type="float" office:value="0.007888444" calcext:value-type="float">
            <text:p>0.0079</text:p>
          </table:table-cell>
          <table:table-cell table:style-name="ce79" office:value-type="float" office:value="0.000101022213942" calcext:value-type="float">
            <text:p>0.0001</text:p>
          </table:table-cell>
          <table:table-cell table:style-name="ce79" office:value-type="float" office:value="0.00538343" calcext:value-type="float">
            <text:p>0.0054</text:p>
          </table:table-cell>
          <table:table-cell table:style-name="ce79" office:value-type="float" office:value="0.00554937" calcext:value-type="float">
            <text:p>0.0055</text:p>
          </table:table-cell>
          <table:table-cell table:style-name="ce79" office:value-type="float" office:value="0.00551297685714" calcext:value-type="float">
            <text:p>0.0055</text:p>
          </table:table-cell>
          <table:table-cell table:style-name="ce79" office:value-type="float" office:value="0.0000286230742855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1_2</text:p>
          </table:table-cell>
          <table:table-cell table:style-name="ce79" office:value-type="float" office:value="0.00449619" calcext:value-type="float">
            <text:p>0.0045</text:p>
          </table:table-cell>
          <table:table-cell table:style-name="ce79" office:value-type="float" office:value="0.00461208" calcext:value-type="float">
            <text:p>0.0046</text:p>
          </table:table-cell>
          <table:table-cell table:style-name="ce79" office:value-type="float" office:value="0.00456799828571" calcext:value-type="float">
            <text:p>0.0046</text:p>
          </table:table-cell>
          <table:table-cell table:style-name="ce79" office:value-type="float" office:value="0.0000319266840017" calcext:value-type="float">
            <text:p>0.0000</text:p>
          </table:table-cell>
          <table:table-cell table:style-name="ce79" office:value-type="float" office:value="0.00724623" calcext:value-type="float">
            <text:p>0.0072</text:p>
          </table:table-cell>
          <table:table-cell table:style-name="ce79" office:value-type="float" office:value="0.0565145" calcext:value-type="float">
            <text:p>0.0565</text:p>
          </table:table-cell>
          <table:table-cell table:style-name="ce79" office:value-type="float" office:value="0.0143390114286" calcext:value-type="float">
            <text:p>0.0143</text:p>
          </table:table-cell>
          <table:table-cell table:style-name="ce79" office:value-type="float" office:value="0.011399783259" calcext:value-type="float">
            <text:p>0.0114</text:p>
          </table:table-cell>
          <table:table-cell table:style-name="ce79" office:value-type="float" office:value="0.00566663" calcext:value-type="float">
            <text:p>0.0057</text:p>
          </table:table-cell>
          <table:table-cell table:style-name="ce79" office:value-type="float" office:value="0.127931" calcext:value-type="float">
            <text:p>0.1279</text:p>
          </table:table-cell>
          <table:table-cell table:style-name="ce79" office:value-type="float" office:value="0.0246730288571" calcext:value-type="float">
            <text:p>0.0247</text:p>
          </table:table-cell>
          <table:table-cell table:style-name="ce79" office:value-type="float" office:value="0.0274596476255" calcext:value-type="float">
            <text:p>0.0275</text:p>
          </table:table-cell>
          <table:table-cell table:style-name="ce79" office:value-type="float" office:value="0.00513079" calcext:value-type="float">
            <text:p>0.0051</text:p>
          </table:table-cell>
          <table:table-cell table:style-name="ce79" office:value-type="float" office:value="0.317594" calcext:value-type="float">
            <text:p>0.3176</text:p>
          </table:table-cell>
          <table:table-cell table:style-name="ce79" office:value-type="float" office:value="0.107045455143" calcext:value-type="float">
            <text:p>0.1070</text:p>
          </table:table-cell>
          <table:table-cell table:style-name="ce79" office:value-type="float" office:value="0.0806522797676" calcext:value-type="float">
            <text:p>0.0807</text:p>
          </table:table-cell>
          <table:table-cell table:style-name="ce79" office:value-type="float" office:value="0.00585157" calcext:value-type="float">
            <text:p>0.0059</text:p>
          </table:table-cell>
          <table:table-cell table:style-name="ce79" office:value-type="float" office:value="0.0069943" calcext:value-type="float">
            <text:p>0.0070</text:p>
          </table:table-cell>
          <table:table-cell table:style-name="ce79" office:value-type="float" office:value="0.00627535828571" calcext:value-type="float">
            <text:p>0.0063</text:p>
          </table:table-cell>
          <table:table-cell table:style-name="ce79" office:value-type="float" office:value="0.000309248203787" calcext:value-type="float">
            <text:p>0.000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2_2</text:p>
          </table:table-cell>
          <table:table-cell table:style-name="ce79" office:value-type="float" office:value="0.00459005" calcext:value-type="float">
            <text:p>0.0046</text:p>
          </table:table-cell>
          <table:table-cell table:style-name="ce79" office:value-type="float" office:value="0.00505389" calcext:value-type="float">
            <text:p>0.0051</text:p>
          </table:table-cell>
          <table:table-cell table:style-name="ce79" office:value-type="float" office:value="0.00474765342857" calcext:value-type="float">
            <text:p>0.0047</text:p>
          </table:table-cell>
          <table:table-cell table:style-name="ce79" office:value-type="float" office:value="0.0000845361430714" calcext:value-type="float">
            <text:p>0.0001</text:p>
          </table:table-cell>
          <table:table-cell table:style-name="ce79" office:value-type="float" office:value="0.00672763" calcext:value-type="float">
            <text:p>0.0067</text:p>
          </table:table-cell>
          <table:table-cell table:style-name="ce79" office:value-type="float" office:value="0.0208849" calcext:value-type="float">
            <text:p>0.0209</text:p>
          </table:table-cell>
          <table:table-cell table:style-name="ce79" office:value-type="float" office:value="0.00928739514286" calcext:value-type="float">
            <text:p>0.0093</text:p>
          </table:table-cell>
          <table:table-cell table:style-name="ce79" office:value-type="float" office:value="0.00284371762796" calcext:value-type="float">
            <text:p>0.0028</text:p>
          </table:table-cell>
          <table:table-cell table:style-name="ce79" office:value-type="float" office:value="0.00935083" calcext:value-type="float">
            <text:p>0.0094</text:p>
          </table:table-cell>
          <table:table-cell table:style-name="ce79" office:value-type="float" office:value="0.0182223" calcext:value-type="float">
            <text:p>0.0182</text:p>
          </table:table-cell>
          <table:table-cell table:style-name="ce79" office:value-type="float" office:value="0.0112124234286" calcext:value-type="float">
            <text:p>0.0112</text:p>
          </table:table-cell>
          <table:table-cell table:style-name="ce79" office:value-type="float" office:value="0.00160387913288" calcext:value-type="float">
            <text:p>0.0016</text:p>
          </table:table-cell>
          <table:table-cell table:style-name="ce79" office:value-type="float" office:value="0.0132795" calcext:value-type="float">
            <text:p>0.0133</text:p>
          </table:table-cell>
          <table:table-cell table:style-name="ce79" office:value-type="float" office:value="0.0859153" calcext:value-type="float">
            <text:p>0.0859</text:p>
          </table:table-cell>
          <table:table-cell table:style-name="ce79" office:value-type="float" office:value="0.0323761971429" calcext:value-type="float">
            <text:p>0.0324</text:p>
          </table:table-cell>
          <table:table-cell table:style-name="ce79" office:value-type="float" office:value="0.0170757775686" calcext:value-type="float">
            <text:p>0.0171</text:p>
          </table:table-cell>
          <table:table-cell table:style-name="ce79" office:value-type="float" office:value="0.00890967" calcext:value-type="float">
            <text:p>0.0089</text:p>
          </table:table-cell>
          <table:table-cell table:style-name="ce79" office:value-type="float" office:value="0.0176356" calcext:value-type="float">
            <text:p>0.0176</text:p>
          </table:table-cell>
          <table:table-cell table:style-name="ce79" office:value-type="float" office:value="0.011469792" calcext:value-type="float">
            <text:p>0.0115</text:p>
          </table:table-cell>
          <table:table-cell table:style-name="ce79" office:value-type="float" office:value="0.00190716906856" calcext:value-type="float">
            <text:p>0.001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3_2</text:p>
          </table:table-cell>
          <table:table-cell table:style-name="ce79" office:value-type="float" office:value="0.0333477" calcext:value-type="float">
            <text:p>0.0333</text:p>
          </table:table-cell>
          <table:table-cell table:style-name="ce79" office:value-type="float" office:value="0.144302" calcext:value-type="float">
            <text:p>0.1443</text:p>
          </table:table-cell>
          <table:table-cell table:style-name="ce79" office:value-type="float" office:value="0.0579171085714" calcext:value-type="float">
            <text:p>0.0579</text:p>
          </table:table-cell>
          <table:table-cell table:style-name="ce79" office:value-type="float" office:value="0.0233206372208" calcext:value-type="float">
            <text:p>0.0233</text:p>
          </table:table-cell>
          <table:table-cell table:style-name="ce79" office:value-type="float" office:value="0.00540774" calcext:value-type="float">
            <text:p>0.0054</text:p>
          </table:table-cell>
          <table:table-cell table:style-name="ce79" office:value-type="float" office:value="0.0282347" calcext:value-type="float">
            <text:p>0.0282</text:p>
          </table:table-cell>
          <table:table-cell table:style-name="ce79" office:value-type="float" office:value="0.00716248857143" calcext:value-type="float">
            <text:p>0.0072</text:p>
          </table:table-cell>
          <table:table-cell table:style-name="ce79" office:value-type="float" office:value="0.00367656341349" calcext:value-type="float">
            <text:p>0.0037</text:p>
          </table:table-cell>
          <table:table-cell table:style-name="ce79" office:value-type="float" office:value="0.00805775" calcext:value-type="float">
            <text:p>0.0081</text:p>
          </table:table-cell>
          <table:table-cell table:style-name="ce79" office:value-type="float" office:value="0.0163715" calcext:value-type="float">
            <text:p>0.0164</text:p>
          </table:table-cell>
          <table:table-cell table:style-name="ce79" office:value-type="float" office:value="0.00968625628571" calcext:value-type="float">
            <text:p>0.0097</text:p>
          </table:table-cell>
          <table:table-cell table:style-name="ce79" office:value-type="float" office:value="0.00178260980058" calcext:value-type="float">
            <text:p>0.0018</text:p>
          </table:table-cell>
          <table:table-cell table:style-name="ce79" office:value-type="float" office:value="0.00963133" calcext:value-type="float">
            <text:p>0.0096</text:p>
          </table:table-cell>
          <table:table-cell table:style-name="ce79" office:value-type="float" office:value="0.295654" calcext:value-type="float">
            <text:p>0.2957</text:p>
          </table:table-cell>
          <table:table-cell table:style-name="ce79" office:value-type="float" office:value="0.0370513928571" calcext:value-type="float">
            <text:p>0.0371</text:p>
          </table:table-cell>
          <table:table-cell table:style-name="ce79" office:value-type="float" office:value="0.0641390420955" calcext:value-type="float">
            <text:p>0.0641</text:p>
          </table:table-cell>
          <table:table-cell table:style-name="ce79" office:value-type="float" office:value="0.00833554" calcext:value-type="float">
            <text:p>0.0083</text:p>
          </table:table-cell>
          <table:table-cell table:style-name="ce79" office:value-type="float" office:value="0.138873" calcext:value-type="float">
            <text:p>0.1389</text:p>
          </table:table-cell>
          <table:table-cell table:style-name="ce79" office:value-type="float" office:value="0.0261803397143" calcext:value-type="float">
            <text:p>0.0262</text:p>
          </table:table-cell>
          <table:table-cell table:style-name="ce79" office:value-type="float" office:value="0.0253747918223" calcext:value-type="float">
            <text:p>0.025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4_2</text:p>
          </table:table-cell>
          <table:table-cell table:style-name="ce79" office:value-type="float" office:value="0.00803932" calcext:value-type="float">
            <text:p>0.0080</text:p>
          </table:table-cell>
          <table:table-cell table:style-name="ce79" office:value-type="float" office:value="0.0108597" calcext:value-type="float">
            <text:p>0.0109</text:p>
          </table:table-cell>
          <table:table-cell table:style-name="ce79" office:value-type="float" office:value="0.00899597" calcext:value-type="float">
            <text:p>0.0090</text:p>
          </table:table-cell>
          <table:table-cell table:style-name="ce79" office:value-type="float" office:value="0.000649034908179" calcext:value-type="float">
            <text:p>0.0006</text:p>
          </table:table-cell>
          <table:table-cell table:style-name="ce79" office:value-type="float" office:value="0.0295132" calcext:value-type="float">
            <text:p>0.0295</text:p>
          </table:table-cell>
          <table:table-cell table:style-name="ce79" office:value-type="float" office:value="0.0368346" calcext:value-type="float">
            <text:p>0.0368</text:p>
          </table:table-cell>
          <table:table-cell table:style-name="ce79" office:value-type="float" office:value="0.0326963371429" calcext:value-type="float">
            <text:p>0.0327</text:p>
          </table:table-cell>
          <table:table-cell table:style-name="ce79" office:value-type="float" office:value="0.00159802106943" calcext:value-type="float">
            <text:p>0.0016</text:p>
          </table:table-cell>
          <table:table-cell table:style-name="ce79" office:value-type="float" office:value="0.0397244" calcext:value-type="float">
            <text:p>0.0397</text:p>
          </table:table-cell>
          <table:table-cell table:style-name="ce79" office:value-type="float" office:value="0.0484222" calcext:value-type="float">
            <text:p>0.0484</text:p>
          </table:table-cell>
          <table:table-cell table:style-name="ce79" office:value-type="float" office:value="0.0429989228571" calcext:value-type="float">
            <text:p>0.0430</text:p>
          </table:table-cell>
          <table:table-cell table:style-name="ce79" office:value-type="float" office:value="0.00185689895272" calcext:value-type="float">
            <text:p>0.0019</text:p>
          </table:table-cell>
          <table:table-cell table:style-name="ce79" office:value-type="float" office:value="0.038865" calcext:value-type="float">
            <text:p>0.0389</text:p>
          </table:table-cell>
          <table:table-cell table:style-name="ce79" office:value-type="float" office:value="0.0437646" calcext:value-type="float">
            <text:p>0.0438</text:p>
          </table:table-cell>
          <table:table-cell table:style-name="ce79" office:value-type="float" office:value="0.0403170714286" calcext:value-type="float">
            <text:p>0.0403</text:p>
          </table:table-cell>
          <table:table-cell table:style-name="ce79" office:value-type="float" office:value="0.00100482255735" calcext:value-type="float">
            <text:p>0.0010</text:p>
          </table:table-cell>
          <table:table-cell table:style-name="ce79" office:value-type="float" office:value="0.0331437" calcext:value-type="float">
            <text:p>0.0331</text:p>
          </table:table-cell>
          <table:table-cell table:style-name="ce79" office:value-type="float" office:value="0.0397273" calcext:value-type="float">
            <text:p>0.0397</text:p>
          </table:table-cell>
          <table:table-cell table:style-name="ce79" office:value-type="float" office:value="0.0365627628571" calcext:value-type="float">
            <text:p>0.0366</text:p>
          </table:table-cell>
          <table:table-cell table:style-name="ce79" office:value-type="float" office:value="0.00152303784384" calcext:value-type="float">
            <text:p>0.0015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5_2</text:p>
          </table:table-cell>
          <table:table-cell table:style-name="ce79" office:value-type="float" office:value="0.0182683" calcext:value-type="float">
            <text:p>0.0183</text:p>
          </table:table-cell>
          <table:table-cell table:style-name="ce79" office:value-type="float" office:value="0.0771513" calcext:value-type="float">
            <text:p>0.0772</text:p>
          </table:table-cell>
          <table:table-cell table:style-name="ce79" office:value-type="float" office:value="0.0313195771429" calcext:value-type="float">
            <text:p>0.0313</text:p>
          </table:table-cell>
          <table:table-cell table:style-name="ce79" office:value-type="float" office:value="0.0110367191366" calcext:value-type="float">
            <text:p>0.0110</text:p>
          </table:table-cell>
          <table:table-cell table:style-name="ce79" office:value-type="float" office:value="0.157163" calcext:value-type="float">
            <text:p>0.1572</text:p>
          </table:table-cell>
          <table:table-cell table:style-name="ce79" office:value-type="float" office:value="0.44554" calcext:value-type="float">
            <text:p>0.4455</text:p>
          </table:table-cell>
          <table:table-cell table:style-name="ce79" office:value-type="float" office:value="0.265757485714" calcext:value-type="float">
            <text:p>0.2658</text:p>
          </table:table-cell>
          <table:table-cell table:style-name="ce79" office:value-type="float" office:value="0.0698162321815" calcext:value-type="float">
            <text:p>0.0698</text:p>
          </table:table-cell>
          <table:table-cell table:style-name="ce79" office:value-type="float" office:value="0.11601" calcext:value-type="float">
            <text:p>0.1160</text:p>
          </table:table-cell>
          <table:table-cell table:style-name="ce79" office:value-type="float" office:value="0.334753" calcext:value-type="float">
            <text:p>0.3348</text:p>
          </table:table-cell>
          <table:table-cell table:style-name="ce79" office:value-type="float" office:value="0.168280628571" calcext:value-type="float">
            <text:p>0.1683</text:p>
          </table:table-cell>
          <table:table-cell table:style-name="ce79" office:value-type="float" office:value="0.0463136197685" calcext:value-type="float">
            <text:p>0.0463</text:p>
          </table:table-cell>
          <table:table-cell table:style-name="ce79" office:value-type="float" office:value="0.137291" calcext:value-type="float">
            <text:p>0.1373</text:p>
          </table:table-cell>
          <table:table-cell table:style-name="ce79" office:value-type="float" office:value="0.194055" calcext:value-type="float">
            <text:p>0.1941</text:p>
          </table:table-cell>
          <table:table-cell table:style-name="ce79" office:value-type="float" office:value="0.167425857143" calcext:value-type="float">
            <text:p>0.1674</text:p>
          </table:table-cell>
          <table:table-cell table:style-name="ce79" office:value-type="float" office:value="0.0174205251572" calcext:value-type="float">
            <text:p>0.0174</text:p>
          </table:table-cell>
          <table:table-cell table:style-name="ce79" office:value-type="float" office:value="0.128281" calcext:value-type="float">
            <text:p>0.1283</text:p>
          </table:table-cell>
          <table:table-cell table:style-name="ce79" office:value-type="float" office:value="0.70946" calcext:value-type="float">
            <text:p>0.7095</text:p>
          </table:table-cell>
          <table:table-cell table:style-name="ce79" office:value-type="float" office:value="0.173665057143" calcext:value-type="float">
            <text:p>0.1737</text:p>
          </table:table-cell>
          <table:table-cell table:style-name="ce79" office:value-type="float" office:value="0.0961112544957" calcext:value-type="float">
            <text:p>0.096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6_2</text:p>
          </table:table-cell>
          <table:table-cell table:style-name="ce79" office:value-type="float" office:value="0.0234433" calcext:value-type="float">
            <text:p>0.0234</text:p>
          </table:table-cell>
          <table:table-cell table:style-name="ce79" office:value-type="float" office:value="0.61454" calcext:value-type="float">
            <text:p>0.6145</text:p>
          </table:table-cell>
          <table:table-cell table:style-name="ce79" office:value-type="float" office:value="0.0716288257143" calcext:value-type="float">
            <text:p>0.0716</text:p>
          </table:table-cell>
          <table:table-cell table:style-name="ce79" office:value-type="float" office:value="0.102119894" calcext:value-type="float">
            <text:p>0.1021</text:p>
          </table:table-cell>
          <table:table-cell table:style-name="ce79" office:value-type="float" office:value="0.0657941" calcext:value-type="float">
            <text:p>0.0658</text:p>
          </table:table-cell>
          <table:table-cell table:style-name="ce79" office:value-type="float" office:value="0.73233" calcext:value-type="float">
            <text:p>0.7323</text:p>
          </table:table-cell>
          <table:table-cell table:style-name="ce79" office:value-type="float" office:value="0.289220925714" calcext:value-type="float">
            <text:p>0.2892</text:p>
          </table:table-cell>
          <table:table-cell table:style-name="ce79" office:value-type="float" office:value="0.181935244042" calcext:value-type="float">
            <text:p>0.1819</text:p>
          </table:table-cell>
          <table:table-cell table:style-name="ce79" office:value-type="float" office:value="0.0794915" calcext:value-type="float">
            <text:p>0.0795</text:p>
          </table:table-cell>
          <table:table-cell table:style-name="ce79" office:value-type="float" office:value="0.737815" calcext:value-type="float">
            <text:p>0.7378</text:p>
          </table:table-cell>
          <table:table-cell table:style-name="ce79" office:value-type="float" office:value="0.25287204" calcext:value-type="float">
            <text:p>0.2529</text:p>
          </table:table-cell>
          <table:table-cell table:style-name="ce79" office:value-type="float" office:value="0.132251544663" calcext:value-type="float">
            <text:p>0.1323</text:p>
          </table:table-cell>
          <table:table-cell table:style-name="ce79" office:value-type="float" office:value="0.0801893" calcext:value-type="float">
            <text:p>0.0802</text:p>
          </table:table-cell>
          <table:table-cell table:style-name="ce79" office:value-type="float" office:value="0.809589" calcext:value-type="float">
            <text:p>0.8096</text:p>
          </table:table-cell>
          <table:table-cell table:style-name="ce79" office:value-type="float" office:value="0.160021037143" calcext:value-type="float">
            <text:p>0.1600</text:p>
          </table:table-cell>
          <table:table-cell table:style-name="ce79" office:value-type="float" office:value="0.138698594163" calcext:value-type="float">
            <text:p>0.1387</text:p>
          </table:table-cell>
          <table:table-cell table:style-name="ce79" office:value-type="float" office:value="0.0828867" calcext:value-type="float">
            <text:p>0.0829</text:p>
          </table:table-cell>
          <table:table-cell table:style-name="ce79" office:value-type="float" office:value="1.05039" calcext:value-type="float">
            <text:p>1.0504</text:p>
          </table:table-cell>
          <table:table-cell table:style-name="ce79" office:value-type="float" office:value="0.268763411429" calcext:value-type="float">
            <text:p>0.2688</text:p>
          </table:table-cell>
          <table:table-cell table:style-name="ce79" office:value-type="float" office:value="0.172556854057" calcext:value-type="float">
            <text:p>0.172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7_2</text:p>
          </table:table-cell>
          <table:table-cell table:style-name="ce79" office:value-type="float" office:value="0.00417349" calcext:value-type="float">
            <text:p>0.0042</text:p>
          </table:table-cell>
          <table:table-cell table:style-name="ce79" office:value-type="float" office:value="0.00431686" calcext:value-type="float">
            <text:p>0.0043</text:p>
          </table:table-cell>
          <table:table-cell table:style-name="ce79" office:value-type="float" office:value="0.00422409657143" calcext:value-type="float">
            <text:p>0.0042</text:p>
          </table:table-cell>
          <table:table-cell table:style-name="ce79" office:value-type="float" office:value="0.0000278103086686" calcext:value-type="float">
            <text:p>0.0000</text:p>
          </table:table-cell>
          <table:table-cell table:style-name="ce79" office:value-type="float" office:value="0.0047156" calcext:value-type="float">
            <text:p>0.0047</text:p>
          </table:table-cell>
          <table:table-cell table:style-name="ce79" office:value-type="float" office:value="0.00613787" calcext:value-type="float">
            <text:p>0.0061</text:p>
          </table:table-cell>
          <table:table-cell table:style-name="ce79" office:value-type="float" office:value="0.00514087428571" calcext:value-type="float">
            <text:p>0.0051</text:p>
          </table:table-cell>
          <table:table-cell table:style-name="ce79" office:value-type="float" office:value="0.00034295970185" calcext:value-type="float">
            <text:p>0.0003</text:p>
          </table:table-cell>
          <table:table-cell table:style-name="ce79" office:value-type="float" office:value="0.00840272" calcext:value-type="float">
            <text:p>0.0084</text:p>
          </table:table-cell>
          <table:table-cell table:style-name="ce79" office:value-type="float" office:value="0.0372217" calcext:value-type="float">
            <text:p>0.0372</text:p>
          </table:table-cell>
          <table:table-cell table:style-name="ce79" office:value-type="float" office:value="0.0113404657143" calcext:value-type="float">
            <text:p>0.0113</text:p>
          </table:table-cell>
          <table:table-cell table:style-name="ce79" office:value-type="float" office:value="0.00456122247047" calcext:value-type="float">
            <text:p>0.0046</text:p>
          </table:table-cell>
          <table:table-cell table:style-name="ce79" office:value-type="float" office:value="0.0168219" calcext:value-type="float">
            <text:p>0.0168</text:p>
          </table:table-cell>
          <table:table-cell table:style-name="ce79" office:value-type="float" office:value="0.349971" calcext:value-type="float">
            <text:p>0.3500</text:p>
          </table:table-cell>
          <table:table-cell table:style-name="ce79" office:value-type="float" office:value="0.0476700485714" calcext:value-type="float">
            <text:p>0.0477</text:p>
          </table:table-cell>
          <table:table-cell table:style-name="ce79" office:value-type="float" office:value="0.0763330263605" calcext:value-type="float">
            <text:p>0.0763</text:p>
          </table:table-cell>
          <table:table-cell table:style-name="ce79" office:value-type="float" office:value="0.00498419" calcext:value-type="float">
            <text:p>0.0050</text:p>
          </table:table-cell>
          <table:table-cell table:style-name="ce79" office:value-type="float" office:value="0.0229711" calcext:value-type="float">
            <text:p>0.0230</text:p>
          </table:table-cell>
          <table:table-cell table:style-name="ce79" office:value-type="float" office:value="0.0154059945714" calcext:value-type="float">
            <text:p>0.0154</text:p>
          </table:table-cell>
          <table:table-cell table:style-name="ce79" office:value-type="float" office:value="0.00640668004259" calcext:value-type="float">
            <text:p>0.0064</text:p>
          </table:table-cell>
          <table:table-cell table:number-columns-repeated="1003"/>
        </table:table-row>
        <table:table-row table:style-name="ro1">
          <table:table-cell table:style-name="ce79"/>
          <table:table-cell table:style-name="ce79" table:formula="of:=AVERAGE([.B3:.B25])" office:value-type="float" office:value="0.0151" calcext:value-type="float">
            <text:p>0.0151</text:p>
          </table:table-cell>
          <table:table-cell table:style-name="ce79" table:formula="of:=AVERAGE([.C3:.C25])" office:value-type="float" office:value="0.0613" calcext:value-type="float">
            <text:p>0.0613</text:p>
          </table:table-cell>
          <table:table-cell table:style-name="ce80" table:formula="of:=AVERAGE([.D3:.D25])" office:value-type="float" office:value="0.0226" calcext:value-type="float">
            <text:p>0.0226</text:p>
          </table:table-cell>
          <table:table-cell table:style-name="ce79" table:formula="of:=AVERAGE([.E3:.E25])" office:value-type="float" office:value="0.009" calcext:value-type="float">
            <text:p>0.0090</text:p>
          </table:table-cell>
          <table:table-cell table:style-name="ce79" table:formula="of:=AVERAGE([.F3:.F25])" office:value-type="float" office:value="0.0307" calcext:value-type="float">
            <text:p>0.0307</text:p>
          </table:table-cell>
          <table:table-cell table:style-name="ce79" table:formula="of:=AVERAGE([.G3:.G25])" office:value-type="float" office:value="0.096" calcext:value-type="float">
            <text:p>0.0960</text:p>
          </table:table-cell>
          <table:table-cell table:style-name="ce80" table:formula="of:=AVERAGE([.H3:.H25])" office:value-type="float" office:value="0.0533" calcext:value-type="float">
            <text:p>0.0533</text:p>
          </table:table-cell>
          <table:table-cell table:style-name="ce79" table:formula="of:=AVERAGE([.I3:.I25])" office:value-type="float" office:value="0.0167" calcext:value-type="float">
            <text:p>0.0167</text:p>
          </table:table-cell>
          <table:table-cell table:style-name="ce79" table:formula="of:=AVERAGE([.J3:.J25])" office:value-type="float" office:value="0.0278" calcext:value-type="float">
            <text:p>0.0278</text:p>
          </table:table-cell>
          <table:table-cell table:style-name="ce81" table:formula="of:=AVERAGE([.K3:.K25])" office:value-type="float" office:value="0.1214" calcext:value-type="float">
            <text:p>0.1214</text:p>
          </table:table-cell>
          <table:table-cell table:style-name="ce80" table:formula="of:=AVERAGE([.L3:.L25])" office:value-type="float" office:value="0.047" calcext:value-type="float">
            <text:p>0.0470</text:p>
          </table:table-cell>
          <table:table-cell table:style-name="ce79" table:formula="of:=AVERAGE([.M3:.M25])" office:value-type="float" office:value="0.0247" calcext:value-type="float">
            <text:p>0.0247</text:p>
          </table:table-cell>
          <table:table-cell table:style-name="ce81" table:formula="of:=AVERAGE([.N3:.N25])" office:value-type="float" office:value="0.0349" calcext:value-type="float">
            <text:p>0.0349</text:p>
          </table:table-cell>
          <table:table-cell table:style-name="ce79" table:formula="of:=AVERAGE([.O3:.O25])" office:value-type="float" office:value="0.1263" calcext:value-type="float">
            <text:p>0.1263</text:p>
          </table:table-cell>
          <table:table-cell table:style-name="ce80" table:formula="of:=AVERAGE([.P3:.P25])" office:value-type="float" office:value="0.0511" calcext:value-type="float">
            <text:p>0.0511</text:p>
          </table:table-cell>
          <table:table-cell table:style-name="ce79" table:formula="of:=AVERAGE([.Q3:.Q25])" office:value-type="float" office:value="0.0217" calcext:value-type="float">
            <text:p>0.0217</text:p>
          </table:table-cell>
          <table:table-cell table:style-name="ce81" table:formula="of:=AVERAGE([.R3:.R25])" office:value-type="float" office:value="0.03" calcext:value-type="float">
            <text:p>0.0300</text:p>
          </table:table-cell>
          <table:table-cell table:style-name="ce79" table:formula="of:=AVERAGE([.S3:.S25])" office:value-type="float" office:value="0.1566" calcext:value-type="float">
            <text:p>0.1566</text:p>
          </table:table-cell>
          <table:table-cell table:style-name="ce80" table:formula="of:=AVERAGE([.T3:.T25])" office:value-type="float" office:value="0.0564" calcext:value-type="float">
            <text:p>0.0564</text:p>
          </table:table-cell>
          <table:table-cell table:style-name="ce79" table:formula="of:=AVERAGE([.U3:.U25])" office:value-type="float" office:value="0.0336" calcext:value-type="float">
            <text:p>0.0336</text:p>
          </table:table-cell>
          <table:table-cell/>
          <table:table-cell table:style-name="ce53"/>
          <table:table-cell table:number-columns-repeated="1001"/>
        </table:table-row>
        <table:table-row table:style-name="ro1">
          <table:table-cell table:style-name="ce79"/>
          <table:table-cell table:style-name="ce80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R2-EMOA</text:p>
          </table:table-cell>
          <table:covered-table-cell table:number-columns-repeated="3" table:style-name="ce80"/>
          <table:table-cell table:number-columns-repeated="1003"/>
        </table:table-row>
        <table:table-row table:style-name="ro1">
          <table:table-cell table:style-name="ce79"/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1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1_3</text:p>
          </table:table-cell>
          <table:table-cell table:style-name="ce79" office:value-type="float" office:value="0.226995" calcext:value-type="float">
            <text:p>0.2270</text:p>
          </table:table-cell>
          <table:table-cell table:style-name="ce79" office:value-type="float" office:value="0.918576" calcext:value-type="float">
            <text:p>0.9186</text:p>
          </table:table-cell>
          <table:table-cell table:style-name="ce79" office:value-type="float" office:value="0.286614171429" calcext:value-type="float">
            <text:p>0.2866</text:p>
          </table:table-cell>
          <table:table-cell table:style-name="ce79" office:value-type="float" office:value="0.124288508484" calcext:value-type="float">
            <text:p>0.1243</text:p>
          </table:table-cell>
          <table:table-cell table:style-name="ce79" office:value-type="float" office:value="0.332617" calcext:value-type="float">
            <text:p>0.3326</text:p>
          </table:table-cell>
          <table:table-cell table:style-name="ce79" office:value-type="float" office:value="0.717757" calcext:value-type="float">
            <text:p>0.7178</text:p>
          </table:table-cell>
          <table:table-cell table:style-name="ce79" office:value-type="float" office:value="0.419885228571" calcext:value-type="float">
            <text:p>0.4199</text:p>
          </table:table-cell>
          <table:table-cell table:style-name="ce79" office:value-type="float" office:value="0.117500007134" calcext:value-type="float">
            <text:p>0.1175</text:p>
          </table:table-cell>
          <table:table-cell table:style-name="ce79" office:value-type="float" office:value="0.220508" calcext:value-type="float">
            <text:p>0.2205</text:p>
          </table:table-cell>
          <table:table-cell table:style-name="ce79" office:value-type="float" office:value="0.319617" calcext:value-type="float">
            <text:p>0.3196</text:p>
          </table:table-cell>
          <table:table-cell table:style-name="ce79" office:value-type="float" office:value="0.254590571429" calcext:value-type="float">
            <text:p>0.2546</text:p>
          </table:table-cell>
          <table:table-cell table:style-name="ce79" office:value-type="float" office:value="0.0231095615663" calcext:value-type="float">
            <text:p>0.0231</text:p>
          </table:table-cell>
          <table:table-cell table:style-name="ce79" office:value-type="float" office:value="0.356003" calcext:value-type="float">
            <text:p>0.3560</text:p>
          </table:table-cell>
          <table:table-cell table:style-name="ce79" office:value-type="float" office:value="0.374436" calcext:value-type="float">
            <text:p>0.3744</text:p>
          </table:table-cell>
          <table:table-cell table:style-name="ce79" office:value-type="float" office:value="0.370466914286" calcext:value-type="float">
            <text:p>0.3705</text:p>
          </table:table-cell>
          <table:table-cell table:style-name="ce79" office:value-type="float" office:value="0.00416859996622" calcext:value-type="float">
            <text:p>0.0042</text:p>
          </table:table-cell>
          <table:table-cell table:style-name="ce79" office:value-type="float" office:value="0.439776" calcext:value-type="float">
            <text:p>0.4398</text:p>
          </table:table-cell>
          <table:table-cell table:style-name="ce79" office:value-type="float" office:value="0.707108" calcext:value-type="float">
            <text:p>0.7071</text:p>
          </table:table-cell>
          <table:table-cell table:style-name="ce79" office:value-type="float" office:value="0.522641828571" calcext:value-type="float">
            <text:p>0.5226</text:p>
          </table:table-cell>
          <table:table-cell table:style-name="ce79" office:value-type="float" office:value="0.0475762187379" calcext:value-type="float">
            <text:p>0.047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2_3</text:p>
          </table:table-cell>
          <table:table-cell table:style-name="ce79" office:value-type="float" office:value="0.208606" calcext:value-type="float">
            <text:p>0.2086</text:p>
          </table:table-cell>
          <table:table-cell table:style-name="ce79" office:value-type="float" office:value="0.244746" calcext:value-type="float">
            <text:p>0.2447</text:p>
          </table:table-cell>
          <table:table-cell table:style-name="ce79" office:value-type="float" office:value="0.233288171429" calcext:value-type="float">
            <text:p>0.2333</text:p>
          </table:table-cell>
          <table:table-cell table:style-name="ce79" office:value-type="float" office:value="0.00729788779417" calcext:value-type="float">
            <text:p>0.0073</text:p>
          </table:table-cell>
          <table:table-cell table:style-name="ce79" office:value-type="float" office:value="0.279525" calcext:value-type="float">
            <text:p>0.2795</text:p>
          </table:table-cell>
          <table:table-cell table:style-name="ce79" office:value-type="float" office:value="0.288531" calcext:value-type="float">
            <text:p>0.2885</text:p>
          </table:table-cell>
          <table:table-cell table:style-name="ce79" office:value-type="float" office:value="0.283725342857" calcext:value-type="float">
            <text:p>0.2837</text:p>
          </table:table-cell>
          <table:table-cell table:style-name="ce79" office:value-type="float" office:value="0.00220430180644" calcext:value-type="float">
            <text:p>0.0022</text:p>
          </table:table-cell>
          <table:table-cell table:style-name="ce79" office:value-type="float" office:value="0.199789" calcext:value-type="float">
            <text:p>0.1998</text:p>
          </table:table-cell>
          <table:table-cell table:style-name="ce79" office:value-type="float" office:value="0.586843" calcext:value-type="float">
            <text:p>0.5868</text:p>
          </table:table-cell>
          <table:table-cell table:style-name="ce79" office:value-type="float" office:value="0.3186774" calcext:value-type="float">
            <text:p>0.3187</text:p>
          </table:table-cell>
          <table:table-cell table:style-name="ce79" office:value-type="float" office:value="0.102783560212" calcext:value-type="float">
            <text:p>0.1028</text:p>
          </table:table-cell>
          <table:table-cell table:style-name="ce79" office:value-type="float" office:value="0.28421" calcext:value-type="float">
            <text:p>0.2842</text:p>
          </table:table-cell>
          <table:table-cell table:style-name="ce79" office:value-type="float" office:value="0.51205" calcext:value-type="float">
            <text:p>0.5121</text:p>
          </table:table-cell>
          <table:table-cell table:style-name="ce79" office:value-type="float" office:value="0.318228028571" calcext:value-type="float">
            <text:p>0.3182</text:p>
          </table:table-cell>
          <table:table-cell table:style-name="ce79" office:value-type="float" office:value="0.0418681189529" calcext:value-type="float">
            <text:p>0.0419</text:p>
          </table:table-cell>
          <table:table-cell table:style-name="ce79" office:value-type="float" office:value="0.570913" calcext:value-type="float">
            <text:p>0.5709</text:p>
          </table:table-cell>
          <table:table-cell table:style-name="ce79" office:value-type="float" office:value="0.578406" calcext:value-type="float">
            <text:p>0.5784</text:p>
          </table:table-cell>
          <table:table-cell table:style-name="ce79" office:value-type="float" office:value="0.572825514286" calcext:value-type="float">
            <text:p>0.5728</text:p>
          </table:table-cell>
          <table:table-cell table:style-name="ce79" office:value-type="float" office:value="0.00201725143091" calcext:value-type="float">
            <text:p>0.002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3_3</text:p>
          </table:table-cell>
          <table:table-cell table:style-name="ce79" office:value-type="float" office:value="0.820236" calcext:value-type="float">
            <text:p>0.8202</text:p>
          </table:table-cell>
          <table:table-cell table:style-name="ce79" office:value-type="float" office:value="0.873432" calcext:value-type="float">
            <text:p>0.8734</text:p>
          </table:table-cell>
          <table:table-cell table:style-name="ce79" office:value-type="float" office:value="0.841875914286" calcext:value-type="float">
            <text:p>0.8419</text:p>
          </table:table-cell>
          <table:table-cell table:style-name="ce79" office:value-type="float" office:value="0.0111607404142" calcext:value-type="float">
            <text:p>0.0112</text:p>
          </table:table-cell>
          <table:table-cell table:style-name="ce79" office:value-type="float" office:value="0.84124" calcext:value-type="float">
            <text:p>0.8412</text:p>
          </table:table-cell>
          <table:table-cell table:style-name="ce79" office:value-type="float" office:value="0.848951" calcext:value-type="float">
            <text:p>0.8490</text:p>
          </table:table-cell>
          <table:table-cell table:style-name="ce79" office:value-type="float" office:value="0.842720142857" calcext:value-type="float">
            <text:p>0.8427</text:p>
          </table:table-cell>
          <table:table-cell table:style-name="ce79" office:value-type="float" office:value="0.00213479159428" calcext:value-type="float">
            <text:p>0.0021</text:p>
          </table:table-cell>
          <table:table-cell table:style-name="ce79" office:value-type="float" office:value="0.79911" calcext:value-type="float">
            <text:p>0.7991</text:p>
          </table:table-cell>
          <table:table-cell table:style-name="ce79" office:value-type="float" office:value="0.931478" calcext:value-type="float">
            <text:p>0.9315</text:p>
          </table:table-cell>
          <table:table-cell table:style-name="ce79" office:value-type="float" office:value="0.875912171429" calcext:value-type="float">
            <text:p>0.8759</text:p>
          </table:table-cell>
          <table:table-cell table:style-name="ce79" office:value-type="float" office:value="0.0324168253125" calcext:value-type="float">
            <text:p>0.0324</text:p>
          </table:table-cell>
          <table:table-cell table:style-name="ce79" office:value-type="float" office:value="0.902263" calcext:value-type="float">
            <text:p>0.9023</text:p>
          </table:table-cell>
          <table:table-cell table:style-name="ce79" office:value-type="float" office:value="1.05091" calcext:value-type="float">
            <text:p>1.0509</text:p>
          </table:table-cell>
          <table:table-cell table:style-name="ce79" office:value-type="float" office:value="0.969324114286" calcext:value-type="float">
            <text:p>0.9693</text:p>
          </table:table-cell>
          <table:table-cell table:style-name="ce79" office:value-type="float" office:value="0.037632783634" calcext:value-type="float">
            <text:p>0.0376</text:p>
          </table:table-cell>
          <table:table-cell table:style-name="ce79" office:value-type="float" office:value="0.907614" calcext:value-type="float">
            <text:p>0.9076</text:p>
          </table:table-cell>
          <table:table-cell table:style-name="ce79" office:value-type="float" office:value="0.96231" calcext:value-type="float">
            <text:p>0.9623</text:p>
          </table:table-cell>
          <table:table-cell table:style-name="ce79" office:value-type="float" office:value="0.9403646" calcext:value-type="float">
            <text:p>0.9404</text:p>
          </table:table-cell>
          <table:table-cell table:style-name="ce79" office:value-type="float" office:value="0.0127614679859" calcext:value-type="float">
            <text:p>0.012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4_3</text:p>
          </table:table-cell>
          <table:table-cell table:style-name="ce79" office:value-type="float" office:value="0.28631" calcext:value-type="float">
            <text:p>0.2863</text:p>
          </table:table-cell>
          <table:table-cell table:style-name="ce79" office:value-type="float" office:value="0.312392" calcext:value-type="float">
            <text:p>0.3124</text:p>
          </table:table-cell>
          <table:table-cell table:style-name="ce79" office:value-type="float" office:value="0.299080828571" calcext:value-type="float">
            <text:p>0.2991</text:p>
          </table:table-cell>
          <table:table-cell table:style-name="ce79" office:value-type="float" office:value="0.00681659130352" calcext:value-type="float">
            <text:p>0.0068</text:p>
          </table:table-cell>
          <table:table-cell table:style-name="ce79" office:value-type="float" office:value="0.26253" calcext:value-type="float">
            <text:p>0.2625</text:p>
          </table:table-cell>
          <table:table-cell table:style-name="ce79" office:value-type="float" office:value="0.263252" calcext:value-type="float">
            <text:p>0.2633</text:p>
          </table:table-cell>
          <table:table-cell table:style-name="ce79" office:value-type="float" office:value="0.262715885714" calcext:value-type="float">
            <text:p>0.2627</text:p>
          </table:table-cell>
          <table:table-cell table:style-name="ce79" office:value-type="float" office:value="0.000161484501057" calcext:value-type="float">
            <text:p>0.0002</text:p>
          </table:table-cell>
          <table:table-cell table:style-name="ce79" office:value-type="float" office:value="0.263978" calcext:value-type="float">
            <text:p>0.2640</text:p>
          </table:table-cell>
          <table:table-cell table:style-name="ce79" office:value-type="float" office:value="0.302873" calcext:value-type="float">
            <text:p>0.3029</text:p>
          </table:table-cell>
          <table:table-cell table:style-name="ce79" office:value-type="float" office:value="0.280307914286" calcext:value-type="float">
            <text:p>0.2803</text:p>
          </table:table-cell>
          <table:table-cell table:style-name="ce79" office:value-type="float" office:value="0.00989393378467" calcext:value-type="float">
            <text:p>0.0099</text:p>
          </table:table-cell>
          <table:table-cell table:style-name="ce79" office:value-type="float" office:value="0.262562" calcext:value-type="float">
            <text:p>0.2626</text:p>
          </table:table-cell>
          <table:table-cell table:style-name="ce79" office:value-type="float" office:value="0.262579" calcext:value-type="float">
            <text:p>0.2626</text:p>
          </table:table-cell>
          <table:table-cell table:style-name="ce79" office:value-type="float" office:value="0.262569685714" calcext:value-type="float">
            <text:p>0.2626</text:p>
          </table:table-cell>
          <table:table-cell table:style-name="ce79" office:value-type="float" office:value="0.00000349506941334" calcext:value-type="float">
            <text:p>0.0000</text:p>
          </table:table-cell>
          <table:table-cell table:style-name="ce79" office:value-type="float" office:value="0.260566" calcext:value-type="float">
            <text:p>0.2606</text:p>
          </table:table-cell>
          <table:table-cell table:style-name="ce79" office:value-type="float" office:value="0.292705" calcext:value-type="float">
            <text:p>0.2927</text:p>
          </table:table-cell>
          <table:table-cell table:style-name="ce79" office:value-type="float" office:value="0.276799685714" calcext:value-type="float">
            <text:p>0.2768</text:p>
          </table:table-cell>
          <table:table-cell table:style-name="ce79" office:value-type="float" office:value="0.00786443961412" calcext:value-type="float">
            <text:p>0.007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5_3</text:p>
          </table:table-cell>
          <table:table-cell table:style-name="ce79" office:value-type="float" office:value="0.267107" calcext:value-type="float">
            <text:p>0.2671</text:p>
          </table:table-cell>
          <table:table-cell table:style-name="ce79" office:value-type="float" office:value="0.315281" calcext:value-type="float">
            <text:p>0.3153</text:p>
          </table:table-cell>
          <table:table-cell table:style-name="ce79" office:value-type="float" office:value="0.286638971429" calcext:value-type="float">
            <text:p>0.2866</text:p>
          </table:table-cell>
          <table:table-cell table:style-name="ce79" office:value-type="float" office:value="0.009817102693" calcext:value-type="float">
            <text:p>0.0098</text:p>
          </table:table-cell>
          <table:table-cell table:style-name="ce79" office:value-type="float" office:value="0.272531" calcext:value-type="float">
            <text:p>0.2725</text:p>
          </table:table-cell>
          <table:table-cell table:style-name="ce79" office:value-type="float" office:value="0.272799" calcext:value-type="float">
            <text:p>0.2728</text:p>
          </table:table-cell>
          <table:table-cell table:style-name="ce79" office:value-type="float" office:value="0.272609514286" calcext:value-type="float">
            <text:p>0.2726</text:p>
          </table:table-cell>
          <table:table-cell table:style-name="ce79" office:value-type="float" office:value="0.0000466686627367" calcext:value-type="float">
            <text:p>0.0000</text:p>
          </table:table-cell>
          <table:table-cell table:style-name="ce79" office:value-type="float" office:value="0.27597" calcext:value-type="float">
            <text:p>0.2760</text:p>
          </table:table-cell>
          <table:table-cell table:style-name="ce79" office:value-type="float" office:value="0.339528" calcext:value-type="float">
            <text:p>0.3395</text:p>
          </table:table-cell>
          <table:table-cell table:style-name="ce79" office:value-type="float" office:value="0.3021752" calcext:value-type="float">
            <text:p>0.3022</text:p>
          </table:table-cell>
          <table:table-cell table:style-name="ce79" office:value-type="float" office:value="0.0151402826296" calcext:value-type="float">
            <text:p>0.0151</text:p>
          </table:table-cell>
          <table:table-cell table:style-name="ce79" office:value-type="float" office:value="0.271973" calcext:value-type="float">
            <text:p>0.2720</text:p>
          </table:table-cell>
          <table:table-cell table:style-name="ce79" office:value-type="float" office:value="0.277299" calcext:value-type="float">
            <text:p>0.2773</text:p>
          </table:table-cell>
          <table:table-cell table:style-name="ce79" office:value-type="float" office:value="0.273264828571" calcext:value-type="float">
            <text:p>0.2733</text:p>
          </table:table-cell>
          <table:table-cell table:style-name="ce79" office:value-type="float" office:value="0.000996611358145" calcext:value-type="float">
            <text:p>0.0010</text:p>
          </table:table-cell>
          <table:table-cell table:style-name="ce79" office:value-type="float" office:value="0.27192" calcext:value-type="float">
            <text:p>0.2719</text:p>
          </table:table-cell>
          <table:table-cell table:style-name="ce79" office:value-type="float" office:value="0.294129" calcext:value-type="float">
            <text:p>0.2941</text:p>
          </table:table-cell>
          <table:table-cell table:style-name="ce79" office:value-type="float" office:value="0.286793628571" calcext:value-type="float">
            <text:p>0.2868</text:p>
          </table:table-cell>
          <table:table-cell table:style-name="ce79" office:value-type="float" office:value="0.00464133597815" calcext:value-type="float">
            <text:p>0.004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6_3</text:p>
          </table:table-cell>
          <table:table-cell table:style-name="ce79" office:value-type="float" office:value="0.267295" calcext:value-type="float">
            <text:p>0.2673</text:p>
          </table:table-cell>
          <table:table-cell table:style-name="ce79" office:value-type="float" office:value="0.319808" calcext:value-type="float">
            <text:p>0.3198</text:p>
          </table:table-cell>
          <table:table-cell table:style-name="ce79" office:value-type="float" office:value="0.305185857143" calcext:value-type="float">
            <text:p>0.3052</text:p>
          </table:table-cell>
          <table:table-cell table:style-name="ce79" office:value-type="float" office:value="0.0110735250553" calcext:value-type="float">
            <text:p>0.0111</text:p>
          </table:table-cell>
          <table:table-cell table:style-name="ce79" office:value-type="float" office:value="0.262597" calcext:value-type="float">
            <text:p>0.2626</text:p>
          </table:table-cell>
          <table:table-cell table:style-name="ce79" office:value-type="float" office:value="0.273277" calcext:value-type="float">
            <text:p>0.2733</text:p>
          </table:table-cell>
          <table:table-cell table:style-name="ce79" office:value-type="float" office:value="0.264927914286" calcext:value-type="float">
            <text:p>0.2649</text:p>
          </table:table-cell>
          <table:table-cell table:style-name="ce79" office:value-type="float" office:value="0.00202586748081" calcext:value-type="float">
            <text:p>0.0020</text:p>
          </table:table-cell>
          <table:table-cell table:style-name="ce79" office:value-type="float" office:value="0.273087" calcext:value-type="float">
            <text:p>0.2731</text:p>
          </table:table-cell>
          <table:table-cell table:style-name="ce79" office:value-type="float" office:value="0.324653" calcext:value-type="float">
            <text:p>0.3247</text:p>
          </table:table-cell>
          <table:table-cell table:style-name="ce79" office:value-type="float" office:value="0.294002685714" calcext:value-type="float">
            <text:p>0.2940</text:p>
          </table:table-cell>
          <table:table-cell table:style-name="ce79" office:value-type="float" office:value="0.0122866616012" calcext:value-type="float">
            <text:p>0.0123</text:p>
          </table:table-cell>
          <table:table-cell table:style-name="ce79" office:value-type="float" office:value="0.262962" calcext:value-type="float">
            <text:p>0.2630</text:p>
          </table:table-cell>
          <table:table-cell table:style-name="ce79" office:value-type="float" office:value="0.270925" calcext:value-type="float">
            <text:p>0.2709</text:p>
          </table:table-cell>
          <table:table-cell table:style-name="ce79" office:value-type="float" office:value="0.265685857143" calcext:value-type="float">
            <text:p>0.2657</text:p>
          </table:table-cell>
          <table:table-cell table:style-name="ce79" office:value-type="float" office:value="0.00203974207253" calcext:value-type="float">
            <text:p>0.0020</text:p>
          </table:table-cell>
          <table:table-cell table:style-name="ce79" office:value-type="float" office:value="0.256654" calcext:value-type="float">
            <text:p>0.2567</text:p>
          </table:table-cell>
          <table:table-cell table:style-name="ce79" office:value-type="float" office:value="0.282943" calcext:value-type="float">
            <text:p>0.2829</text:p>
          </table:table-cell>
          <table:table-cell table:style-name="ce79" office:value-type="float" office:value="0.265691514286" calcext:value-type="float">
            <text:p>0.2657</text:p>
          </table:table-cell>
          <table:table-cell table:style-name="ce79" office:value-type="float" office:value="0.00488128900055" calcext:value-type="float">
            <text:p>0.004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7_3</text:p>
          </table:table-cell>
          <table:table-cell table:style-name="ce79" office:value-type="float" office:value="0.290139" calcext:value-type="float">
            <text:p>0.2901</text:p>
          </table:table-cell>
          <table:table-cell table:style-name="ce79" office:value-type="float" office:value="0.321997" calcext:value-type="float">
            <text:p>0.3220</text:p>
          </table:table-cell>
          <table:table-cell table:style-name="ce79" office:value-type="float" office:value="0.303203171429" calcext:value-type="float">
            <text:p>0.3032</text:p>
          </table:table-cell>
          <table:table-cell table:style-name="ce79" office:value-type="float" office:value="0.00703296921033" calcext:value-type="float">
            <text:p>0.0070</text:p>
          </table:table-cell>
          <table:table-cell table:style-name="ce79" office:value-type="float" office:value="0.262579" calcext:value-type="float">
            <text:p>0.2626</text:p>
          </table:table-cell>
          <table:table-cell table:style-name="ce79" office:value-type="float" office:value="0.26326" calcext:value-type="float">
            <text:p>0.2633</text:p>
          </table:table-cell>
          <table:table-cell table:style-name="ce79" office:value-type="float" office:value="0.262738457143" calcext:value-type="float">
            <text:p>0.2627</text:p>
          </table:table-cell>
          <table:table-cell table:style-name="ce79" office:value-type="float" office:value="0.000156280031236" calcext:value-type="float">
            <text:p>0.0002</text:p>
          </table:table-cell>
          <table:table-cell table:style-name="ce79" office:value-type="float" office:value="0.266052" calcext:value-type="float">
            <text:p>0.2661</text:p>
          </table:table-cell>
          <table:table-cell table:style-name="ce79" office:value-type="float" office:value="0.331013" calcext:value-type="float">
            <text:p>0.3310</text:p>
          </table:table-cell>
          <table:table-cell table:style-name="ce79" office:value-type="float" office:value="0.302173571429" calcext:value-type="float">
            <text:p>0.3022</text:p>
          </table:table-cell>
          <table:table-cell table:style-name="ce79" office:value-type="float" office:value="0.0144634387993" calcext:value-type="float">
            <text:p>0.0145</text:p>
          </table:table-cell>
          <table:table-cell table:style-name="ce79" office:value-type="float" office:value="0.262539" calcext:value-type="float">
            <text:p>0.2625</text:p>
          </table:table-cell>
          <table:table-cell table:style-name="ce79" office:value-type="float" office:value="0.26264" calcext:value-type="float">
            <text:p>0.2626</text:p>
          </table:table-cell>
          <table:table-cell table:style-name="ce79" office:value-type="float" office:value="0.262578342857" calcext:value-type="float">
            <text:p>0.2626</text:p>
          </table:table-cell>
          <table:table-cell table:style-name="ce79" office:value-type="float" office:value="0.0000226008126999" calcext:value-type="float">
            <text:p>0.0000</text:p>
          </table:table-cell>
          <table:table-cell table:style-name="ce79" office:value-type="float" office:value="0.252758" calcext:value-type="float">
            <text:p>0.2528</text:p>
          </table:table-cell>
          <table:table-cell table:style-name="ce79" office:value-type="float" office:value="0.274822" calcext:value-type="float">
            <text:p>0.2748</text:p>
          </table:table-cell>
          <table:table-cell table:style-name="ce79" office:value-type="float" office:value="0.263386628571" calcext:value-type="float">
            <text:p>0.2634</text:p>
          </table:table-cell>
          <table:table-cell table:style-name="ce79" office:value-type="float" office:value="0.00425589266168" calcext:value-type="float">
            <text:p>0.004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8_3</text:p>
          </table:table-cell>
          <table:table-cell table:style-name="ce79" office:value-type="float" office:value="0.272173" calcext:value-type="float">
            <text:p>0.2722</text:p>
          </table:table-cell>
          <table:table-cell table:style-name="ce79" office:value-type="float" office:value="0.32301" calcext:value-type="float">
            <text:p>0.3230</text:p>
          </table:table-cell>
          <table:table-cell table:style-name="ce79" office:value-type="float" office:value="0.285272485714" calcext:value-type="float">
            <text:p>0.2853</text:p>
          </table:table-cell>
          <table:table-cell table:style-name="ce79" office:value-type="float" office:value="0.0092162854785" calcext:value-type="float">
            <text:p>0.0092</text:p>
          </table:table-cell>
          <table:table-cell table:style-name="ce79" office:value-type="float" office:value="0.282656" calcext:value-type="float">
            <text:p>0.2827</text:p>
          </table:table-cell>
          <table:table-cell table:style-name="ce79" office:value-type="float" office:value="0.294888" calcext:value-type="float">
            <text:p>0.2949</text:p>
          </table:table-cell>
          <table:table-cell table:style-name="ce79" office:value-type="float" office:value="0.286443771429" calcext:value-type="float">
            <text:p>0.2864</text:p>
          </table:table-cell>
          <table:table-cell table:style-name="ce79" office:value-type="float" office:value="0.00324792379472" calcext:value-type="float">
            <text:p>0.0032</text:p>
          </table:table-cell>
          <table:table-cell table:style-name="ce79" office:value-type="float" office:value="0.334273" calcext:value-type="float">
            <text:p>0.3343</text:p>
          </table:table-cell>
          <table:table-cell table:style-name="ce79" office:value-type="float" office:value="0.383019" calcext:value-type="float">
            <text:p>0.3830</text:p>
          </table:table-cell>
          <table:table-cell table:style-name="ce79" office:value-type="float" office:value="0.3540474" calcext:value-type="float">
            <text:p>0.3540</text:p>
          </table:table-cell>
          <table:table-cell table:style-name="ce79" office:value-type="float" office:value="0.0123269541208" calcext:value-type="float">
            <text:p>0.0123</text:p>
          </table:table-cell>
          <table:table-cell table:style-name="ce79" office:value-type="float" office:value="0.274696" calcext:value-type="float">
            <text:p>0.2747</text:p>
          </table:table-cell>
          <table:table-cell table:style-name="ce79" office:value-type="float" office:value="0.285143" calcext:value-type="float">
            <text:p>0.2851</text:p>
          </table:table-cell>
          <table:table-cell table:style-name="ce79" office:value-type="float" office:value="0.279705257143" calcext:value-type="float">
            <text:p>0.2797</text:p>
          </table:table-cell>
          <table:table-cell table:style-name="ce79" office:value-type="float" office:value="0.00200532998842" calcext:value-type="float">
            <text:p>0.0020</text:p>
          </table:table-cell>
          <table:table-cell table:style-name="ce79" office:value-type="float" office:value="0.27932" calcext:value-type="float">
            <text:p>0.2793</text:p>
          </table:table-cell>
          <table:table-cell table:style-name="ce79" office:value-type="float" office:value="0.293067" calcext:value-type="float">
            <text:p>0.2931</text:p>
          </table:table-cell>
          <table:table-cell table:style-name="ce79" office:value-type="float" office:value="0.286320171429" calcext:value-type="float">
            <text:p>0.2863</text:p>
          </table:table-cell>
          <table:table-cell table:style-name="ce79" office:value-type="float" office:value="0.00383502792306" calcext:value-type="float">
            <text:p>0.003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9_3</text:p>
          </table:table-cell>
          <table:table-cell table:style-name="ce79" office:value-type="float" office:value="0.236643" calcext:value-type="float">
            <text:p>0.2366</text:p>
          </table:table-cell>
          <table:table-cell table:style-name="ce79" office:value-type="float" office:value="0.26295" calcext:value-type="float">
            <text:p>0.2630</text:p>
          </table:table-cell>
          <table:table-cell table:style-name="ce79" office:value-type="float" office:value="0.250016828571" calcext:value-type="float">
            <text:p>0.2500</text:p>
          </table:table-cell>
          <table:table-cell table:style-name="ce79" office:value-type="float" office:value="0.00652560099251" calcext:value-type="float">
            <text:p>0.0065</text:p>
          </table:table-cell>
          <table:table-cell table:style-name="ce79" office:value-type="float" office:value="0.255159" calcext:value-type="float">
            <text:p>0.2552</text:p>
          </table:table-cell>
          <table:table-cell table:style-name="ce79" office:value-type="float" office:value="0.263029" calcext:value-type="float">
            <text:p>0.2630</text:p>
          </table:table-cell>
          <table:table-cell table:style-name="ce79" office:value-type="float" office:value="0.2573626" calcext:value-type="float">
            <text:p>0.2574</text:p>
          </table:table-cell>
          <table:table-cell table:style-name="ce79" office:value-type="float" office:value="0.00259942148729" calcext:value-type="float">
            <text:p>0.0026</text:p>
          </table:table-cell>
          <table:table-cell table:style-name="ce79" office:value-type="float" office:value="0.299736" calcext:value-type="float">
            <text:p>0.2997</text:p>
          </table:table-cell>
          <table:table-cell table:style-name="ce79" office:value-type="float" office:value="0.378884" calcext:value-type="float">
            <text:p>0.3789</text:p>
          </table:table-cell>
          <table:table-cell table:style-name="ce79" office:value-type="float" office:value="0.337122057143" calcext:value-type="float">
            <text:p>0.3371</text:p>
          </table:table-cell>
          <table:table-cell table:style-name="ce79" office:value-type="float" office:value="0.0179390235376" calcext:value-type="float">
            <text:p>0.0179</text:p>
          </table:table-cell>
          <table:table-cell table:style-name="ce79" office:value-type="float" office:value="0.260501" calcext:value-type="float">
            <text:p>0.2605</text:p>
          </table:table-cell>
          <table:table-cell table:style-name="ce79" office:value-type="float" office:value="0.305641" calcext:value-type="float">
            <text:p>0.3056</text:p>
          </table:table-cell>
          <table:table-cell table:style-name="ce79" office:value-type="float" office:value="0.298132685714" calcext:value-type="float">
            <text:p>0.2981</text:p>
          </table:table-cell>
          <table:table-cell table:style-name="ce79" office:value-type="float" office:value="0.00924875525145" calcext:value-type="float">
            <text:p>0.0092</text:p>
          </table:table-cell>
          <table:table-cell table:style-name="ce79" office:value-type="float" office:value="0.25726" calcext:value-type="float">
            <text:p>0.2573</text:p>
          </table:table-cell>
          <table:table-cell table:style-name="ce79" office:value-type="float" office:value="0.278807" calcext:value-type="float">
            <text:p>0.2788</text:p>
          </table:table-cell>
          <table:table-cell table:style-name="ce79" office:value-type="float" office:value="0.268137685714" calcext:value-type="float">
            <text:p>0.2681</text:p>
          </table:table-cell>
          <table:table-cell table:style-name="ce79" office:value-type="float" office:value="0.00423555223434" calcext:value-type="float">
            <text:p>0.004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1_3</text:p>
          </table:table-cell>
          <table:table-cell table:style-name="ce79" office:value-type="float" office:value="0.0215282" calcext:value-type="float">
            <text:p>0.0215</text:p>
          </table:table-cell>
          <table:table-cell table:style-name="ce79" office:value-type="float" office:value="0.0219439" calcext:value-type="float">
            <text:p>0.0219</text:p>
          </table:table-cell>
          <table:table-cell table:style-name="ce79" office:value-type="float" office:value="0.0217410142857" calcext:value-type="float">
            <text:p>0.0217</text:p>
          </table:table-cell>
          <table:table-cell table:style-name="ce79" office:value-type="float" office:value="0.00011040282642" calcext:value-type="float">
            <text:p>0.0001</text:p>
          </table:table-cell>
          <table:table-cell table:style-name="ce79" office:value-type="float" office:value="0.0208148" calcext:value-type="float">
            <text:p>0.0208</text:p>
          </table:table-cell>
          <table:table-cell table:style-name="ce79" office:value-type="float" office:value="0.0208216" calcext:value-type="float">
            <text:p>0.0208</text:p>
          </table:table-cell>
          <table:table-cell table:style-name="ce79" office:value-type="float" office:value="0.0208183028571" calcext:value-type="float">
            <text:p>0.0208</text:p>
          </table:table-cell>
          <table:table-cell table:style-name="ce79" office:value-type="float" office:value="0.00000158429537547" calcext:value-type="float">
            <text:p>0.0000</text:p>
          </table:table-cell>
          <table:table-cell table:style-name="ce79" office:value-type="float" office:value="0.0278974" calcext:value-type="float">
            <text:p>0.0279</text:p>
          </table:table-cell>
          <table:table-cell table:style-name="ce79" office:value-type="float" office:value="0.0340845" calcext:value-type="float">
            <text:p>0.0341</text:p>
          </table:table-cell>
          <table:table-cell table:style-name="ce79" office:value-type="float" office:value="0.0309466942857" calcext:value-type="float">
            <text:p>0.0309</text:p>
          </table:table-cell>
          <table:table-cell table:style-name="ce79" office:value-type="float" office:value="0.00148770011992" calcext:value-type="float">
            <text:p>0.0015</text:p>
          </table:table-cell>
          <table:table-cell table:style-name="ce79" office:value-type="float" office:value="0.0208171" calcext:value-type="float">
            <text:p>0.0208</text:p>
          </table:table-cell>
          <table:table-cell table:style-name="ce79" office:value-type="float" office:value="0.0208176" calcext:value-type="float">
            <text:p>0.0208</text:p>
          </table:table-cell>
          <table:table-cell table:style-name="ce79" office:value-type="float" office:value="0.0208173342857" calcext:value-type="float">
            <text:p>0.0208</text:p>
          </table:table-cell>
          <table:table-cell table:style-name="ce79" office:value-type="float" office:value="0.000000116968511373" calcext:value-type="float">
            <text:p>0.0000</text:p>
          </table:table-cell>
          <table:table-cell table:style-name="ce79" office:value-type="float" office:value="0.0217247" calcext:value-type="float">
            <text:p>0.0217</text:p>
          </table:table-cell>
          <table:table-cell table:style-name="ce79" office:value-type="float" office:value="0.022334" calcext:value-type="float">
            <text:p>0.0223</text:p>
          </table:table-cell>
          <table:table-cell table:style-name="ce79" office:value-type="float" office:value="0.0219811314286" calcext:value-type="float">
            <text:p>0.0220</text:p>
          </table:table-cell>
          <table:table-cell table:style-name="ce79" office:value-type="float" office:value="0.000131740816479" calcext:value-type="float">
            <text:p>0.000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2_3</text:p>
          </table:table-cell>
          <table:table-cell table:style-name="ce79" office:value-type="float" office:value="0.0785056" calcext:value-type="float">
            <text:p>0.0785</text:p>
          </table:table-cell>
          <table:table-cell table:style-name="ce79" office:value-type="float" office:value="0.0858039" calcext:value-type="float">
            <text:p>0.0858</text:p>
          </table:table-cell>
          <table:table-cell table:style-name="ce79" office:value-type="float" office:value="0.0829276371429" calcext:value-type="float">
            <text:p>0.0829</text:p>
          </table:table-cell>
          <table:table-cell table:style-name="ce79" office:value-type="float" office:value="0.00170418301735" calcext:value-type="float">
            <text:p>0.0017</text:p>
          </table:table-cell>
          <table:table-cell table:style-name="ce79" office:value-type="float" office:value="0.0556413" calcext:value-type="float">
            <text:p>0.0556</text:p>
          </table:table-cell>
          <table:table-cell table:style-name="ce79" office:value-type="float" office:value="0.0557484" calcext:value-type="float">
            <text:p>0.0557</text:p>
          </table:table-cell>
          <table:table-cell table:style-name="ce79" office:value-type="float" office:value="0.0556793942857" calcext:value-type="float">
            <text:p>0.0557</text:p>
          </table:table-cell>
          <table:table-cell table:style-name="ce79" office:value-type="float" office:value="0.0000252379186696" calcext:value-type="float">
            <text:p>0.0000</text:p>
          </table:table-cell>
          <table:table-cell table:style-name="ce79" office:value-type="float" office:value="0.0672316" calcext:value-type="float">
            <text:p>0.0672</text:p>
          </table:table-cell>
          <table:table-cell table:style-name="ce79" office:value-type="float" office:value="0.0818553" calcext:value-type="float">
            <text:p>0.0819</text:p>
          </table:table-cell>
          <table:table-cell table:style-name="ce79" office:value-type="float" office:value="0.0731314971429" calcext:value-type="float">
            <text:p>0.0731</text:p>
          </table:table-cell>
          <table:table-cell table:style-name="ce79" office:value-type="float" office:value="0.00330290864382" calcext:value-type="float">
            <text:p>0.0033</text:p>
          </table:table-cell>
          <table:table-cell table:style-name="ce79" office:value-type="float" office:value="0.0556326" calcext:value-type="float">
            <text:p>0.0556</text:p>
          </table:table-cell>
          <table:table-cell table:style-name="ce79" office:value-type="float" office:value="0.0556342" calcext:value-type="float">
            <text:p>0.0556</text:p>
          </table:table-cell>
          <table:table-cell table:style-name="ce79" office:value-type="float" office:value="0.0556335142857" calcext:value-type="float">
            <text:p>0.0556</text:p>
          </table:table-cell>
          <table:table-cell table:style-name="ce79" office:value-type="float" office:value="0.000000285999857286" calcext:value-type="float">
            <text:p>0.0000</text:p>
          </table:table-cell>
          <table:table-cell table:style-name="ce79" office:value-type="float" office:value="0.0611358" calcext:value-type="float">
            <text:p>0.0611</text:p>
          </table:table-cell>
          <table:table-cell table:style-name="ce79" office:value-type="float" office:value="0.0647993" calcext:value-type="float">
            <text:p>0.0648</text:p>
          </table:table-cell>
          <table:table-cell table:style-name="ce79" office:value-type="float" office:value="0.0625162514286" calcext:value-type="float">
            <text:p>0.0625</text:p>
          </table:table-cell>
          <table:table-cell table:style-name="ce79" office:value-type="float" office:value="0.000871265432861" calcext:value-type="float">
            <text:p>0.000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3_3</text:p>
          </table:table-cell>
          <table:table-cell table:style-name="ce79" office:value-type="float" office:value="0.0776161" calcext:value-type="float">
            <text:p>0.0776</text:p>
          </table:table-cell>
          <table:table-cell table:style-name="ce79" office:value-type="float" office:value="0.0857112" calcext:value-type="float">
            <text:p>0.0857</text:p>
          </table:table-cell>
          <table:table-cell table:style-name="ce79" office:value-type="float" office:value="0.0823339228571" calcext:value-type="float">
            <text:p>0.0823</text:p>
          </table:table-cell>
          <table:table-cell table:style-name="ce79" office:value-type="float" office:value="0.00206883816395" calcext:value-type="float">
            <text:p>0.0021</text:p>
          </table:table-cell>
          <table:table-cell table:style-name="ce79" office:value-type="float" office:value="0.0556446" calcext:value-type="float">
            <text:p>0.0556</text:p>
          </table:table-cell>
          <table:table-cell table:style-name="ce79" office:value-type="float" office:value="0.055786" calcext:value-type="float">
            <text:p>0.0558</text:p>
          </table:table-cell>
          <table:table-cell table:style-name="ce79" office:value-type="float" office:value="0.0556865485714" calcext:value-type="float">
            <text:p>0.0557</text:p>
          </table:table-cell>
          <table:table-cell table:style-name="ce79" office:value-type="float" office:value="0.0000340476587945" calcext:value-type="float">
            <text:p>0.0000</text:p>
          </table:table-cell>
          <table:table-cell table:style-name="ce79" office:value-type="float" office:value="0.0716069" calcext:value-type="float">
            <text:p>0.0716</text:p>
          </table:table-cell>
          <table:table-cell table:style-name="ce79" office:value-type="float" office:value="0.0882406" calcext:value-type="float">
            <text:p>0.0882</text:p>
          </table:table-cell>
          <table:table-cell table:style-name="ce79" office:value-type="float" office:value="0.0776952285714" calcext:value-type="float">
            <text:p>0.0777</text:p>
          </table:table-cell>
          <table:table-cell table:style-name="ce79" office:value-type="float" office:value="0.00396398472403" calcext:value-type="float">
            <text:p>0.0040</text:p>
          </table:table-cell>
          <table:table-cell table:style-name="ce79" office:value-type="float" office:value="0.0556326" calcext:value-type="float">
            <text:p>0.0556</text:p>
          </table:table-cell>
          <table:table-cell table:style-name="ce79" office:value-type="float" office:value="0.0556344" calcext:value-type="float">
            <text:p>0.0556</text:p>
          </table:table-cell>
          <table:table-cell table:style-name="ce79" office:value-type="float" office:value="0.0556334171429" calcext:value-type="float">
            <text:p>0.0556</text:p>
          </table:table-cell>
          <table:table-cell table:style-name="ce79" office:value-type="float" office:value="0.000000363699808936" calcext:value-type="float">
            <text:p>0.0000</text:p>
          </table:table-cell>
          <table:table-cell table:style-name="ce79" office:value-type="float" office:value="0.0592168" calcext:value-type="float">
            <text:p>0.0592</text:p>
          </table:table-cell>
          <table:table-cell table:style-name="ce79" office:value-type="float" office:value="0.0648337" calcext:value-type="float">
            <text:p>0.0648</text:p>
          </table:table-cell>
          <table:table-cell table:style-name="ce79" office:value-type="float" office:value="0.0621372914286" calcext:value-type="float">
            <text:p>0.0621</text:p>
          </table:table-cell>
          <table:table-cell table:style-name="ce79" office:value-type="float" office:value="0.00105059591426" calcext:value-type="float">
            <text:p>0.001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4_3</text:p>
          </table:table-cell>
          <table:table-cell table:style-name="ce79" office:value-type="float" office:value="0.0790582" calcext:value-type="float">
            <text:p>0.0791</text:p>
          </table:table-cell>
          <table:table-cell table:style-name="ce79" office:value-type="float" office:value="0.0851769" calcext:value-type="float">
            <text:p>0.0852</text:p>
          </table:table-cell>
          <table:table-cell table:style-name="ce79" office:value-type="float" office:value="0.0815220085714" calcext:value-type="float">
            <text:p>0.0815</text:p>
          </table:table-cell>
          <table:table-cell table:style-name="ce79" office:value-type="float" office:value="0.00163239576493" calcext:value-type="float">
            <text:p>0.0016</text:p>
          </table:table-cell>
          <table:table-cell table:style-name="ce79" office:value-type="float" office:value="0.0556474" calcext:value-type="float">
            <text:p>0.0556</text:p>
          </table:table-cell>
          <table:table-cell table:style-name="ce79" office:value-type="float" office:value="0.0557717" calcext:value-type="float">
            <text:p>0.0558</text:p>
          </table:table-cell>
          <table:table-cell table:style-name="ce79" office:value-type="float" office:value="0.0556793314286" calcext:value-type="float">
            <text:p>0.0557</text:p>
          </table:table-cell>
          <table:table-cell table:style-name="ce79" office:value-type="float" office:value="0.0000263013825973" calcext:value-type="float">
            <text:p>0.0000</text:p>
          </table:table-cell>
          <table:table-cell table:style-name="ce79" office:value-type="float" office:value="0.0660851" calcext:value-type="float">
            <text:p>0.0661</text:p>
          </table:table-cell>
          <table:table-cell table:style-name="ce79" office:value-type="float" office:value="1.09063" calcext:value-type="float">
            <text:p>1.0906</text:p>
          </table:table-cell>
          <table:table-cell table:style-name="ce79" office:value-type="float" office:value="0.186375677143" calcext:value-type="float">
            <text:p>0.1864</text:p>
          </table:table-cell>
          <table:table-cell table:style-name="ce79" office:value-type="float" office:value="0.324824828786" calcext:value-type="float">
            <text:p>0.3248</text:p>
          </table:table-cell>
          <table:table-cell table:style-name="ce79" office:value-type="float" office:value="0.0556297" calcext:value-type="float">
            <text:p>0.0556</text:p>
          </table:table-cell>
          <table:table-cell table:style-name="ce79" office:value-type="float" office:value="0.852782" calcext:value-type="float">
            <text:p>0.8528</text:p>
          </table:table-cell>
          <table:table-cell table:style-name="ce79" office:value-type="float" office:value="0.0784112085714" calcext:value-type="float">
            <text:p>0.0784</text:p>
          </table:table-cell>
          <table:table-cell table:style-name="ce79" office:value-type="float" office:value="0.132803495133" calcext:value-type="float">
            <text:p>0.1328</text:p>
          </table:table-cell>
          <table:table-cell table:style-name="ce79" office:value-type="float" office:value="0.0579443" calcext:value-type="float">
            <text:p>0.0579</text:p>
          </table:table-cell>
          <table:table-cell table:style-name="ce79" office:value-type="float" office:value="1.09063" calcext:value-type="float">
            <text:p>1.0906</text:p>
          </table:table-cell>
          <table:table-cell table:style-name="ce79" office:value-type="float" office:value="0.0913539428571" calcext:value-type="float">
            <text:p>0.0914</text:p>
          </table:table-cell>
          <table:table-cell table:style-name="ce79" office:value-type="float" office:value="0.171378933163" calcext:value-type="float">
            <text:p>0.171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5_3</text:p>
          </table:table-cell>
          <table:table-cell table:style-name="ce79" office:value-type="float" office:value="0.00724087" calcext:value-type="float">
            <text:p>0.0072</text:p>
          </table:table-cell>
          <table:table-cell table:style-name="ce79" office:value-type="float" office:value="0.00731082" calcext:value-type="float">
            <text:p>0.0073</text:p>
          </table:table-cell>
          <table:table-cell table:style-name="ce79" office:value-type="float" office:value="0.00726157057143" calcext:value-type="float">
            <text:p>0.0073</text:p>
          </table:table-cell>
          <table:table-cell table:style-name="ce79" office:value-type="float" office:value="0.0000161132327062" calcext:value-type="float">
            <text:p>0.0000</text:p>
          </table:table-cell>
          <table:table-cell table:style-name="ce79" office:value-type="float" office:value="0.0084723" calcext:value-type="float">
            <text:p>0.0085</text:p>
          </table:table-cell>
          <table:table-cell table:style-name="ce79" office:value-type="float" office:value="0.00847371" calcext:value-type="float">
            <text:p>0.0085</text:p>
          </table:table-cell>
          <table:table-cell table:style-name="ce79" office:value-type="float" office:value="0.00847304714286" calcext:value-type="float">
            <text:p>0.0085</text:p>
          </table:table-cell>
          <table:table-cell table:style-name="ce79" office:value-type="float" office:value="0.000000269587742712" calcext:value-type="float">
            <text:p>0.0000</text:p>
          </table:table-cell>
          <table:table-cell table:style-name="ce79" office:value-type="float" office:value="0.00600139" calcext:value-type="float">
            <text:p>0.0060</text:p>
          </table:table-cell>
          <table:table-cell table:style-name="ce79" office:value-type="float" office:value="0.00716263" calcext:value-type="float">
            <text:p>0.0072</text:p>
          </table:table-cell>
          <table:table-cell table:style-name="ce79" office:value-type="float" office:value="0.00660461085714" calcext:value-type="float">
            <text:p>0.0066</text:p>
          </table:table-cell>
          <table:table-cell table:style-name="ce79" office:value-type="float" office:value="0.00030128714491" calcext:value-type="float">
            <text:p>0.0003</text:p>
          </table:table-cell>
          <table:table-cell table:style-name="ce79" office:value-type="float" office:value="0.0142961" calcext:value-type="float">
            <text:p>0.0143</text:p>
          </table:table-cell>
          <table:table-cell table:style-name="ce79" office:value-type="float" office:value="0.0234439" calcext:value-type="float">
            <text:p>0.0234</text:p>
          </table:table-cell>
          <table:table-cell table:style-name="ce79" office:value-type="float" office:value="0.0176951828571" calcext:value-type="float">
            <text:p>0.0177</text:p>
          </table:table-cell>
          <table:table-cell table:style-name="ce79" office:value-type="float" office:value="0.00231758743555" calcext:value-type="float">
            <text:p>0.0023</text:p>
          </table:table-cell>
          <table:table-cell table:style-name="ce79" office:value-type="float" office:value="0.0122082" calcext:value-type="float">
            <text:p>0.0122</text:p>
          </table:table-cell>
          <table:table-cell table:style-name="ce79" office:value-type="float" office:value="0.0124878" calcext:value-type="float">
            <text:p>0.0125</text:p>
          </table:table-cell>
          <table:table-cell table:style-name="ce79" office:value-type="float" office:value="0.0122888228571" calcext:value-type="float">
            <text:p>0.0123</text:p>
          </table:table-cell>
          <table:table-cell table:style-name="ce79" office:value-type="float" office:value="0.000100205734326" calcext:value-type="float">
            <text:p>0.000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6_3</text:p>
          </table:table-cell>
          <table:table-cell table:style-name="ce79" office:value-type="float" office:value="0.00723333" calcext:value-type="float">
            <text:p>0.0072</text:p>
          </table:table-cell>
          <table:table-cell table:style-name="ce79" office:value-type="float" office:value="0.00730084" calcext:value-type="float">
            <text:p>0.0073</text:p>
          </table:table-cell>
          <table:table-cell table:style-name="ce79" office:value-type="float" office:value="0.00725799742857" calcext:value-type="float">
            <text:p>0.0073</text:p>
          </table:table-cell>
          <table:table-cell table:style-name="ce79" office:value-type="float" office:value="0.0000119554273014" calcext:value-type="float">
            <text:p>0.0000</text:p>
          </table:table-cell>
          <table:table-cell table:style-name="ce79" office:value-type="float" office:value="0.00847225" calcext:value-type="float">
            <text:p>0.0085</text:p>
          </table:table-cell>
          <table:table-cell table:style-name="ce79" office:value-type="float" office:value="0.0289309" calcext:value-type="float">
            <text:p>0.0289</text:p>
          </table:table-cell>
          <table:table-cell table:style-name="ce79" office:value-type="float" office:value="0.0113701362857" calcext:value-type="float">
            <text:p>0.0114</text:p>
          </table:table-cell>
          <table:table-cell table:style-name="ce79" office:value-type="float" office:value="0.00631033689042" calcext:value-type="float">
            <text:p>0.0063</text:p>
          </table:table-cell>
          <table:table-cell table:style-name="ce79" office:value-type="float" office:value="0.00711136" calcext:value-type="float">
            <text:p>0.0071</text:p>
          </table:table-cell>
          <table:table-cell table:style-name="ce79" office:value-type="float" office:value="0.179921" calcext:value-type="float">
            <text:p>0.1799</text:p>
          </table:table-cell>
          <table:table-cell table:style-name="ce79" office:value-type="float" office:value="0.0142468057143" calcext:value-type="float">
            <text:p>0.0142</text:p>
          </table:table-cell>
          <table:table-cell table:style-name="ce79" office:value-type="float" office:value="0.0293392338712" calcext:value-type="float">
            <text:p>0.0293</text:p>
          </table:table-cell>
          <table:table-cell table:style-name="ce79" office:value-type="float" office:value="0.0185617" calcext:value-type="float">
            <text:p>0.0186</text:p>
          </table:table-cell>
          <table:table-cell table:style-name="ce79" office:value-type="float" office:value="0.0572817" calcext:value-type="float">
            <text:p>0.0573</text:p>
          </table:table-cell>
          <table:table-cell table:style-name="ce79" office:value-type="float" office:value="0.0242898142857" calcext:value-type="float">
            <text:p>0.0243</text:p>
          </table:table-cell>
          <table:table-cell table:style-name="ce79" office:value-type="float" office:value="0.00625646301982" calcext:value-type="float">
            <text:p>0.0063</text:p>
          </table:table-cell>
          <table:table-cell table:style-name="ce79" office:value-type="float" office:value="0.0122082" calcext:value-type="float">
            <text:p>0.0122</text:p>
          </table:table-cell>
          <table:table-cell table:style-name="ce79" office:value-type="float" office:value="0.014751" calcext:value-type="float">
            <text:p>0.0148</text:p>
          </table:table-cell>
          <table:table-cell table:style-name="ce79" office:value-type="float" office:value="0.0124152942857" calcext:value-type="float">
            <text:p>0.0124</text:p>
          </table:table-cell>
          <table:table-cell table:style-name="ce79" office:value-type="float" office:value="0.000417385823527" calcext:value-type="float">
            <text:p>0.000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7_3</text:p>
          </table:table-cell>
          <table:table-cell table:style-name="ce79" office:value-type="float" office:value="0.0854233" calcext:value-type="float">
            <text:p>0.0854</text:p>
          </table:table-cell>
          <table:table-cell table:style-name="ce79" office:value-type="float" office:value="0.112636" calcext:value-type="float">
            <text:p>0.1126</text:p>
          </table:table-cell>
          <table:table-cell table:style-name="ce79" office:value-type="float" office:value="0.0988191542857" calcext:value-type="float">
            <text:p>0.0988</text:p>
          </table:table-cell>
          <table:table-cell table:style-name="ce79" office:value-type="float" office:value="0.00721014272541" calcext:value-type="float">
            <text:p>0.0072</text:p>
          </table:table-cell>
          <table:table-cell table:style-name="ce79" office:value-type="float" office:value="0.139985" calcext:value-type="float">
            <text:p>0.1400</text:p>
          </table:table-cell>
          <table:table-cell table:style-name="ce79" office:value-type="float" office:value="0.140175" calcext:value-type="float">
            <text:p>0.1402</text:p>
          </table:table-cell>
          <table:table-cell table:style-name="ce79" office:value-type="float" office:value="0.140087085714" calcext:value-type="float">
            <text:p>0.1401</text:p>
          </table:table-cell>
          <table:table-cell table:style-name="ce79" office:value-type="float" office:value="0.0000393964258194" calcext:value-type="float">
            <text:p>0.0000</text:p>
          </table:table-cell>
          <table:table-cell table:style-name="ce79" office:value-type="float" office:value="0.0887957" calcext:value-type="float">
            <text:p>0.0888</text:p>
          </table:table-cell>
          <table:table-cell table:style-name="ce79" office:value-type="float" office:value="0.513755" calcext:value-type="float">
            <text:p>0.5138</text:p>
          </table:table-cell>
          <table:table-cell table:style-name="ce79" office:value-type="float" office:value="0.11208554" calcext:value-type="float">
            <text:p>0.1121</text:p>
          </table:table-cell>
          <table:table-cell table:style-name="ce79" office:value-type="float" office:value="0.0692975449694" calcext:value-type="float">
            <text:p>0.0693</text:p>
          </table:table-cell>
          <table:table-cell table:style-name="ce79" office:value-type="float" office:value="0.101905" calcext:value-type="float">
            <text:p>0.1019</text:p>
          </table:table-cell>
          <table:table-cell table:style-name="ce79" office:value-type="float" office:value="0.139535" calcext:value-type="float">
            <text:p>0.1395</text:p>
          </table:table-cell>
          <table:table-cell table:style-name="ce79" office:value-type="float" office:value="0.121283314286" calcext:value-type="float">
            <text:p>0.1213</text:p>
          </table:table-cell>
          <table:table-cell table:style-name="ce79" office:value-type="float" office:value="0.0107214427035" calcext:value-type="float">
            <text:p>0.0107</text:p>
          </table:table-cell>
          <table:table-cell table:style-name="ce79" office:value-type="float" office:value="0.149868" calcext:value-type="float">
            <text:p>0.1499</text:p>
          </table:table-cell>
          <table:table-cell table:style-name="ce79" office:value-type="float" office:value="0.519184" calcext:value-type="float">
            <text:p>0.5192</text:p>
          </table:table-cell>
          <table:table-cell table:style-name="ce79" office:value-type="float" office:value="0.204370114286" calcext:value-type="float">
            <text:p>0.2044</text:p>
          </table:table-cell>
          <table:table-cell table:style-name="ce79" office:value-type="float" office:value="0.0566880192053" calcext:value-type="float">
            <text:p>0.0567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8_3</text:p>
          </table:table-cell>
          <table:table-cell table:style-name="ce79" office:value-type="float" office:value="0.0774631" calcext:value-type="float">
            <text:p>0.0775</text:p>
          </table:table-cell>
          <table:table-cell table:style-name="ce79" office:value-type="float" office:value="0.0930577" calcext:value-type="float">
            <text:p>0.0931</text:p>
          </table:table-cell>
          <table:table-cell table:style-name="ce79" office:value-type="float" office:value="0.0857928685714" calcext:value-type="float">
            <text:p>0.0858</text:p>
          </table:table-cell>
          <table:table-cell table:style-name="ce79" office:value-type="float" office:value="0.00382889062544" calcext:value-type="float">
            <text:p>0.0038</text:p>
          </table:table-cell>
          <table:table-cell table:style-name="ce79" office:value-type="float" office:value="0.0746105" calcext:value-type="float">
            <text:p>0.0746</text:p>
          </table:table-cell>
          <table:table-cell table:style-name="ce79" office:value-type="float" office:value="0.181268" calcext:value-type="float">
            <text:p>0.1813</text:p>
          </table:table-cell>
          <table:table-cell table:style-name="ce79" office:value-type="float" office:value="0.0927139942857" calcext:value-type="float">
            <text:p>0.0927</text:p>
          </table:table-cell>
          <table:table-cell table:style-name="ce79" office:value-type="float" office:value="0.023258597286" calcext:value-type="float">
            <text:p>0.0233</text:p>
          </table:table-cell>
          <table:table-cell table:style-name="ce79" office:value-type="float" office:value="0.135429" calcext:value-type="float">
            <text:p>0.1354</text:p>
          </table:table-cell>
          <table:table-cell table:style-name="ce79" office:value-type="float" office:value="0.845668" calcext:value-type="float">
            <text:p>0.8457</text:p>
          </table:table-cell>
          <table:table-cell table:style-name="ce79" office:value-type="float" office:value="0.381404942857" calcext:value-type="float">
            <text:p>0.3814</text:p>
          </table:table-cell>
          <table:table-cell table:style-name="ce79" office:value-type="float" office:value="0.154739280024" calcext:value-type="float">
            <text:p>0.1547</text:p>
          </table:table-cell>
          <table:table-cell table:style-name="ce79" office:value-type="float" office:value="0.0697971" calcext:value-type="float">
            <text:p>0.0698</text:p>
          </table:table-cell>
          <table:table-cell table:style-name="ce79" office:value-type="float" office:value="0.270945" calcext:value-type="float">
            <text:p>0.2709</text:p>
          </table:table-cell>
          <table:table-cell table:style-name="ce79" office:value-type="float" office:value="0.110188688571" calcext:value-type="float">
            <text:p>0.1102</text:p>
          </table:table-cell>
          <table:table-cell table:style-name="ce79" office:value-type="float" office:value="0.0605532922024" calcext:value-type="float">
            <text:p>0.0606</text:p>
          </table:table-cell>
          <table:table-cell table:style-name="ce79" office:value-type="float" office:value="0.112924" calcext:value-type="float">
            <text:p>0.1129</text:p>
          </table:table-cell>
          <table:table-cell table:style-name="ce79" office:value-type="float" office:value="0.373328" calcext:value-type="float">
            <text:p>0.3733</text:p>
          </table:table-cell>
          <table:table-cell table:style-name="ce79" office:value-type="float" office:value="0.144705857143" calcext:value-type="float">
            <text:p>0.1447</text:p>
          </table:table-cell>
          <table:table-cell table:style-name="ce79" office:value-type="float" office:value="0.0610407118523" calcext:value-type="float">
            <text:p>0.061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9_3</text:p>
          </table:table-cell>
          <table:table-cell table:style-name="ce79" office:value-type="float" office:value="0.037212" calcext:value-type="float">
            <text:p>0.0372</text:p>
          </table:table-cell>
          <table:table-cell table:style-name="ce79" office:value-type="float" office:value="0.042219" calcext:value-type="float">
            <text:p>0.0422</text:p>
          </table:table-cell>
          <table:table-cell table:style-name="ce79" office:value-type="float" office:value="0.0387550771429" calcext:value-type="float">
            <text:p>0.0388</text:p>
          </table:table-cell>
          <table:table-cell table:style-name="ce79" office:value-type="float" office:value="0.00113710517797" calcext:value-type="float">
            <text:p>0.0011</text:p>
          </table:table-cell>
          <table:table-cell table:style-name="ce79" office:value-type="float" office:value="0.0679825" calcext:value-type="float">
            <text:p>0.0680</text:p>
          </table:table-cell>
          <table:table-cell table:style-name="ce79" office:value-type="float" office:value="0.748737" calcext:value-type="float">
            <text:p>0.7487</text:p>
          </table:table-cell>
          <table:table-cell table:style-name="ce79" office:value-type="float" office:value="0.268936948571" calcext:value-type="float">
            <text:p>0.2689</text:p>
          </table:table-cell>
          <table:table-cell table:style-name="ce79" office:value-type="float" office:value="0.129581665867" calcext:value-type="float">
            <text:p>0.1296</text:p>
          </table:table-cell>
          <table:table-cell table:style-name="ce79" office:value-type="float" office:value="0.205415" calcext:value-type="float">
            <text:p>0.2054</text:p>
          </table:table-cell>
          <table:table-cell table:style-name="ce79" office:value-type="float" office:value="1.52501" calcext:value-type="float">
            <text:p>1.5250</text:p>
          </table:table-cell>
          <table:table-cell table:style-name="ce79" office:value-type="float" office:value="0.676388028571" calcext:value-type="float">
            <text:p>0.6764</text:p>
          </table:table-cell>
          <table:table-cell table:style-name="ce79" office:value-type="float" office:value="0.423571857652" calcext:value-type="float">
            <text:p>0.4236</text:p>
          </table:table-cell>
          <table:table-cell table:style-name="ce79" office:value-type="float" office:value="0.0722636" calcext:value-type="float">
            <text:p>0.0723</text:p>
          </table:table-cell>
          <table:table-cell table:style-name="ce79" office:value-type="float" office:value="0.37067" calcext:value-type="float">
            <text:p>0.3707</text:p>
          </table:table-cell>
          <table:table-cell table:style-name="ce79" office:value-type="float" office:value="0.119214097143" calcext:value-type="float">
            <text:p>0.1192</text:p>
          </table:table-cell>
          <table:table-cell table:style-name="ce79" office:value-type="float" office:value="0.0618498556598" calcext:value-type="float">
            <text:p>0.0618</text:p>
          </table:table-cell>
          <table:table-cell table:style-name="ce79" office:value-type="float" office:value="0.0532216" calcext:value-type="float">
            <text:p>0.0532</text:p>
          </table:table-cell>
          <table:table-cell table:style-name="ce79" office:value-type="float" office:value="0.846955" calcext:value-type="float">
            <text:p>0.8470</text:p>
          </table:table-cell>
          <table:table-cell table:style-name="ce79" office:value-type="float" office:value="0.312431302857" calcext:value-type="float">
            <text:p>0.3124</text:p>
          </table:table-cell>
          <table:table-cell table:style-name="ce79" office:value-type="float" office:value="0.155822451668" calcext:value-type="float">
            <text:p>0.155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10_3</text:p>
          </table:table-cell>
          <table:table-cell table:style-name="ce79" office:value-type="float" office:value="0.113403" calcext:value-type="float">
            <text:p>0.1134</text:p>
          </table:table-cell>
          <table:table-cell table:style-name="ce79" office:value-type="float" office:value="3.9825" calcext:value-type="float">
            <text:p>3.9825</text:p>
          </table:table-cell>
          <table:table-cell table:style-name="ce79" office:value-type="float" office:value="1.66259917143" calcext:value-type="float">
            <text:p>1.6626</text:p>
          </table:table-cell>
          <table:table-cell table:style-name="ce79" office:value-type="float" office:value="1.0291419752" calcext:value-type="float">
            <text:p>1.0291</text:p>
          </table:table-cell>
          <table:table-cell table:style-name="ce79" office:value-type="float" office:value="0.216868" calcext:value-type="float">
            <text:p>0.2169</text:p>
          </table:table-cell>
          <table:table-cell table:style-name="ce79" office:value-type="float" office:value="0.990452" calcext:value-type="float">
            <text:p>0.9905</text:p>
          </table:table-cell>
          <table:table-cell table:style-name="ce79" office:value-type="float" office:value="0.530025285714" calcext:value-type="float">
            <text:p>0.5300</text:p>
          </table:table-cell>
          <table:table-cell table:style-name="ce79" office:value-type="float" office:value="0.164990407066" calcext:value-type="float">
            <text:p>0.1650</text:p>
          </table:table-cell>
          <table:table-cell table:style-name="ce79" office:value-type="float" office:value="0.37078" calcext:value-type="float">
            <text:p>0.3708</text:p>
          </table:table-cell>
          <table:table-cell table:style-name="ce79" office:value-type="float" office:value="1.81279" calcext:value-type="float">
            <text:p>1.8128</text:p>
          </table:table-cell>
          <table:table-cell table:style-name="ce79" office:value-type="float" office:value="1.22686148571" calcext:value-type="float">
            <text:p>1.2269</text:p>
          </table:table-cell>
          <table:table-cell table:style-name="ce79" office:value-type="float" office:value="0.362043600477" calcext:value-type="float">
            <text:p>0.3620</text:p>
          </table:table-cell>
          <table:table-cell table:style-name="ce79" office:value-type="float" office:value="0.228363" calcext:value-type="float">
            <text:p>0.2284</text:p>
          </table:table-cell>
          <table:table-cell table:style-name="ce79" office:value-type="float" office:value="0.56526" calcext:value-type="float">
            <text:p>0.5653</text:p>
          </table:table-cell>
          <table:table-cell table:style-name="ce79" office:value-type="float" office:value="0.343705342857" calcext:value-type="float">
            <text:p>0.3437</text:p>
          </table:table-cell>
          <table:table-cell table:style-name="ce79" office:value-type="float" office:value="0.105146688499" calcext:value-type="float">
            <text:p>0.1051</text:p>
          </table:table-cell>
          <table:table-cell table:style-name="ce79" office:value-type="float" office:value="0.292382" calcext:value-type="float">
            <text:p>0.2924</text:p>
          </table:table-cell>
          <table:table-cell table:style-name="ce79" office:value-type="float" office:value="0.562397" calcext:value-type="float">
            <text:p>0.5624</text:p>
          </table:table-cell>
          <table:table-cell table:style-name="ce79" office:value-type="float" office:value="0.348307085714" calcext:value-type="float">
            <text:p>0.3483</text:p>
          </table:table-cell>
          <table:table-cell table:style-name="ce79" office:value-type="float" office:value="0.090625208932" calcext:value-type="float">
            <text:p>0.0906</text:p>
          </table:table-cell>
          <table:table-cell table:number-columns-repeated="1003"/>
        </table:table-row>
        <table:table-row table:style-name="ro1">
          <table:table-cell table:style-name="ce79"/>
          <table:table-cell table:style-name="ce79" table:formula="of:=AVERAGE([.B29:.B47])" office:value-type="float" office:value="0.1821" calcext:value-type="float">
            <text:p>0.1821</text:p>
          </table:table-cell>
          <table:table-cell table:style-name="ce79" table:formula="of:=AVERAGE([.C29:.C47])" office:value-type="float" office:value="0.4429" calcext:value-type="float">
            <text:p>0.4429</text:p>
          </table:table-cell>
          <table:table-cell table:style-name="ce80" table:formula="of:=AVERAGE([.D29:.D47])" office:value-type="float" office:value="0.2769" calcext:value-type="float">
            <text:p>0.2769</text:p>
          </table:table-cell>
          <table:table-cell table:style-name="ce79" table:formula="of:=AVERAGE([.E29:.E47])" office:value-type="float" office:value="0.0653" calcext:value-type="float">
            <text:p>0.0653</text:p>
          </table:table-cell>
          <table:table-cell table:style-name="ce79" table:formula="of:=AVERAGE([.F29:.F47])" office:value-type="float" office:value="0.1977" calcext:value-type="float">
            <text:p>0.1977</text:p>
          </table:table-cell>
          <table:table-cell table:style-name="ce79" table:formula="of:=AVERAGE([.G29:.G47])" office:value-type="float" office:value="0.3038" calcext:value-type="float">
            <text:p>0.3038</text:p>
          </table:table-cell>
          <table:table-cell table:style-name="ce80" table:formula="of:=AVERAGE([.H29:.H47])" office:value-type="float" office:value="0.2312" calcext:value-type="float">
            <text:p>0.2312</text:p>
          </table:table-cell>
          <table:table-cell table:style-name="ce79" table:formula="of:=AVERAGE([.I29:.I47])" office:value-type="float" office:value="0.0239" calcext:value-type="float">
            <text:p>0.0239</text:p>
          </table:table-cell>
          <table:table-cell table:style-name="ce79" table:formula="of:=AVERAGE([.J29:.J47])" office:value-type="float" office:value="0.2094" calcext:value-type="float">
            <text:p>0.2094</text:p>
          </table:table-cell>
          <table:table-cell table:style-name="ce79" table:formula="of:=AVERAGE([.K29:.K47])" office:value-type="float" office:value="0.5304" calcext:value-type="float">
            <text:p>0.5304</text:p>
          </table:table-cell>
          <table:table-cell table:style-name="ce80" table:formula="of:=AVERAGE([.L29:.L47])" office:value-type="float" office:value="0.3213" calcext:value-type="float">
            <text:p>0.3213</text:p>
          </table:table-cell>
          <table:table-cell table:style-name="ce79" table:formula="of:=AVERAGE([.M29:.M47])" office:value-type="float" office:value="0.0849" calcext:value-type="float">
            <text:p>0.0849</text:p>
          </table:table-cell>
          <table:table-cell table:style-name="ce79" table:formula="of:=AVERAGE([.N29:.N47])" office:value-type="float" office:value="0.2016" calcext:value-type="float">
            <text:p>0.2016</text:p>
          </table:table-cell>
          <table:table-cell table:style-name="ce79" table:formula="of:=AVERAGE([.O29:.O47])" office:value-type="float" office:value="0.3165" calcext:value-type="float">
            <text:p>0.3165</text:p>
          </table:table-cell>
          <table:table-cell table:style-name="ce80" table:formula="of:=AVERAGE([.P29:.P47])" office:value-type="float" office:value="0.2235" calcext:value-type="float">
            <text:p>0.2235</text:p>
          </table:table-cell>
          <table:table-cell table:style-name="ce79" table:formula="of:=AVERAGE([.Q29:.Q47])" office:value-type="float" office:value="0.0251" calcext:value-type="float">
            <text:p>0.0251</text:p>
          </table:table-cell>
          <table:table-cell table:style-name="ce79" table:formula="of:=AVERAGE([.R29:.R47])" office:value-type="float" office:value="0.2279" calcext:value-type="float">
            <text:p>0.2279</text:p>
          </table:table-cell>
          <table:table-cell table:style-name="ce79" table:formula="of:=AVERAGE([.S29:.S47])" office:value-type="float" office:value="0.3966" calcext:value-type="float">
            <text:p>0.3966</text:p>
          </table:table-cell>
          <table:table-cell table:style-name="ce80" table:formula="of:=AVERAGE([.T29:.T47])" office:value-type="float" office:value="0.2608" calcext:value-type="float">
            <text:p>0.2608</text:p>
          </table:table-cell>
          <table:table-cell table:style-name="ce79" table:formula="of:=AVERAGE([.U29:.U47])" office:value-type="float" office:value="0.0332" calcext:value-type="float">
            <text:p>0.0332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9"/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2 obj</text:p>
          </table:table-cell>
          <table:table-cell table:style-name="ce80" office:value-type="float" office:value="0.0226" calcext:value-type="float">
            <text:p>0.0226</text:p>
          </table:table-cell>
          <table:table-cell table:style-name="ce79" office:value-type="float" office:value="0.0533" calcext:value-type="float">
            <text:p>0.0533</text:p>
          </table:table-cell>
          <table:table-cell table:style-name="ce79" office:value-type="float" office:value="0.047" calcext:value-type="float">
            <text:p>0.0470</text:p>
          </table:table-cell>
          <table:table-cell table:style-name="ce79" office:value-type="float" office:value="0.0511" calcext:value-type="float">
            <text:p>0.0511</text:p>
          </table:table-cell>
          <table:table-cell table:style-name="ce79" office:value-type="float" office:value="0.0564" calcext:value-type="float">
            <text:p>0.056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3 obj</text:p>
          </table:table-cell>
          <table:table-cell table:style-name="ce79" office:value-type="float" office:value="0.2769" calcext:value-type="float">
            <text:p>0.2769</text:p>
          </table:table-cell>
          <table:table-cell table:style-name="ce79" office:value-type="float" office:value="0.2312" calcext:value-type="float">
            <text:p>0.2312</text:p>
          </table:table-cell>
          <table:table-cell table:style-name="ce79" office:value-type="float" office:value="0.3213" calcext:value-type="float">
            <text:p>0.3213</text:p>
          </table:table-cell>
          <table:table-cell table:style-name="ce80" office:value-type="float" office:value="0.2235" calcext:value-type="float">
            <text:p>0.2235</text:p>
          </table:table-cell>
          <table:table-cell table:style-name="ce79" office:value-type="float" office:value="0.2608" calcext:value-type="float">
            <text:p>0.26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0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2 obj</text:p>
          </table:table-cell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1_2</text:p>
          </table:table-cell>
          <table:table-cell table:style-name="ce79" office:value-type="float" office:value="0.0449615228571" calcext:value-type="float">
            <text:p>0.0450</text:p>
          </table:table-cell>
          <table:table-cell table:style-name="ce79" office:value-type="float" office:value="0.202218225714" calcext:value-type="float">
            <text:p>0.2022</text:p>
          </table:table-cell>
          <table:table-cell table:style-name="ce79" office:value-type="float" office:value="0.0434769114286" calcext:value-type="float">
            <text:p>0.0435</text:p>
          </table:table-cell>
          <table:table-cell table:style-name="ce79" office:value-type="float" office:value="0.0404635657143" calcext:value-type="float">
            <text:p>0.0405</text:p>
          </table:table-cell>
          <table:table-cell table:style-name="ce79" office:value-type="float" office:value="0.127876205714" calcext:value-type="float">
            <text:p>0.127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2_2</text:p>
          </table:table-cell>
          <table:table-cell table:style-name="ce79" office:value-type="float" office:value="0.0166711114286" calcext:value-type="float">
            <text:p>0.0167</text:p>
          </table:table-cell>
          <table:table-cell table:style-name="ce79" office:value-type="float" office:value="0.0540272914286" calcext:value-type="float">
            <text:p>0.0540</text:p>
          </table:table-cell>
          <table:table-cell table:style-name="ce79" office:value-type="float" office:value="0.0147459314286" calcext:value-type="float">
            <text:p>0.0147</text:p>
          </table:table-cell>
          <table:table-cell table:style-name="ce79" office:value-type="float" office:value="0.0905370742857" calcext:value-type="float">
            <text:p>0.0905</text:p>
          </table:table-cell>
          <table:table-cell table:style-name="ce79" office:value-type="float" office:value="0.0299796485714" calcext:value-type="float">
            <text:p>0.0300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3_2</text:p>
          </table:table-cell>
          <table:table-cell table:style-name="ce79" office:value-type="float" office:value="0.0139768628571" calcext:value-type="float">
            <text:p>0.0140</text:p>
          </table:table-cell>
          <table:table-cell table:style-name="ce79" office:value-type="float" office:value="0.0162332457143" calcext:value-type="float">
            <text:p>0.0162</text:p>
          </table:table-cell>
          <table:table-cell table:style-name="ce79" office:value-type="float" office:value="0.0244167685714" calcext:value-type="float">
            <text:p>0.0244</text:p>
          </table:table-cell>
          <table:table-cell table:style-name="ce79" office:value-type="float" office:value="0.0162372714286" calcext:value-type="float">
            <text:p>0.0162</text:p>
          </table:table-cell>
          <table:table-cell table:style-name="ce79" office:value-type="float" office:value="0.0188346371429" calcext:value-type="float">
            <text:p>0.018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4_2</text:p>
          </table:table-cell>
          <table:table-cell table:style-name="ce79" office:value-type="float" office:value="0.0207254342857" calcext:value-type="float">
            <text:p>0.0207</text:p>
          </table:table-cell>
          <table:table-cell table:style-name="ce79" office:value-type="float" office:value="0.0165945971429" calcext:value-type="float">
            <text:p>0.0166</text:p>
          </table:table-cell>
          <table:table-cell table:style-name="ce79" office:value-type="float" office:value="0.0215938485714" calcext:value-type="float">
            <text:p>0.0216</text:p>
          </table:table-cell>
          <table:table-cell table:style-name="ce79" office:value-type="float" office:value="0.0167418057143" calcext:value-type="float">
            <text:p>0.0167</text:p>
          </table:table-cell>
          <table:table-cell table:style-name="ce79" office:value-type="float" office:value="0.0270400771429" calcext:value-type="float">
            <text:p>0.0270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5_2</text:p>
          </table:table-cell>
          <table:table-cell table:style-name="ce79" office:value-type="float" office:value="0.0584069142857" calcext:value-type="float">
            <text:p>0.0584</text:p>
          </table:table-cell>
          <table:table-cell table:style-name="ce79" office:value-type="float" office:value="0.0675461742857" calcext:value-type="float">
            <text:p>0.0675</text:p>
          </table:table-cell>
          <table:table-cell table:style-name="ce79" office:value-type="float" office:value="0.07350932" calcext:value-type="float">
            <text:p>0.0735</text:p>
          </table:table-cell>
          <table:table-cell table:style-name="ce79" office:value-type="float" office:value="0.0648838885714" calcext:value-type="float">
            <text:p>0.0649</text:p>
          </table:table-cell>
          <table:table-cell table:style-name="ce79" office:value-type="float" office:value="0.06965402" calcext:value-type="float">
            <text:p>0.069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6_2</text:p>
          </table:table-cell>
          <table:table-cell table:style-name="ce79" office:value-type="float" office:value="0.050072" calcext:value-type="float">
            <text:p>0.0501</text:p>
          </table:table-cell>
          <table:table-cell table:style-name="ce79" office:value-type="float" office:value="0.0250931314286" calcext:value-type="float">
            <text:p>0.0251</text:p>
          </table:table-cell>
          <table:table-cell table:style-name="ce79" office:value-type="float" office:value="0.0221752085714" calcext:value-type="float">
            <text:p>0.0222</text:p>
          </table:table-cell>
          <table:table-cell table:style-name="ce79" office:value-type="float" office:value="0.0390640714286" calcext:value-type="float">
            <text:p>0.0391</text:p>
          </table:table-cell>
          <table:table-cell table:style-name="ce79" office:value-type="float" office:value="0.0271281971429" calcext:value-type="float">
            <text:p>0.027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7_2</text:p>
          </table:table-cell>
          <table:table-cell table:style-name="ce79" office:value-type="float" office:value="0.0207076885714" calcext:value-type="float">
            <text:p>0.0207</text:p>
          </table:table-cell>
          <table:table-cell table:style-name="ce79" office:value-type="float" office:value="0.0165949228571" calcext:value-type="float">
            <text:p>0.0166</text:p>
          </table:table-cell>
          <table:table-cell table:style-name="ce79" office:value-type="float" office:value="0.0220419114286" calcext:value-type="float">
            <text:p>0.0220</text:p>
          </table:table-cell>
          <table:table-cell table:style-name="ce79" office:value-type="float" office:value="0.0165931942857" calcext:value-type="float">
            <text:p>0.0166</text:p>
          </table:table-cell>
          <table:table-cell table:style-name="ce79" office:value-type="float" office:value="0.0281257171429" calcext:value-type="float">
            <text:p>0.028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8_2</text:p>
          </table:table-cell>
          <table:table-cell table:style-name="ce79" office:value-type="float" office:value="0.0504985657143" calcext:value-type="float">
            <text:p>0.0505</text:p>
          </table:table-cell>
          <table:table-cell table:style-name="ce79" office:value-type="float" office:value="0.137307742857" calcext:value-type="float">
            <text:p>0.1373</text:p>
          </table:table-cell>
          <table:table-cell table:style-name="ce79" office:value-type="float" office:value="0.124301685714" calcext:value-type="float">
            <text:p>0.1243</text:p>
          </table:table-cell>
          <table:table-cell table:style-name="ce79" office:value-type="float" office:value="0.1389604" calcext:value-type="float">
            <text:p>0.1390</text:p>
          </table:table-cell>
          <table:table-cell table:style-name="ce79" office:value-type="float" office:value="0.118104828571" calcext:value-type="float">
            <text:p>0.118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9_2</text:p>
          </table:table-cell>
          <table:table-cell table:style-name="ce79" office:value-type="float" office:value="0.0189268885714" calcext:value-type="float">
            <text:p>0.0189</text:p>
          </table:table-cell>
          <table:table-cell table:style-name="ce79" office:value-type="float" office:value="0.0305755828571" calcext:value-type="float">
            <text:p>0.0306</text:p>
          </table:table-cell>
          <table:table-cell table:style-name="ce79" office:value-type="float" office:value="0.0777018314286" calcext:value-type="float">
            <text:p>0.0777</text:p>
          </table:table-cell>
          <table:table-cell table:style-name="ce79" office:value-type="float" office:value="0.125842885714" calcext:value-type="float">
            <text:p>0.1258</text:p>
          </table:table-cell>
          <table:table-cell table:style-name="ce79" office:value-type="float" office:value="0.0388437" calcext:value-type="float">
            <text:p>0.038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1_2</text:p>
          </table:table-cell>
          <table:table-cell table:style-name="ce79" office:value-type="float" office:value="0.00208981085714" calcext:value-type="float">
            <text:p>0.0021</text:p>
          </table:table-cell>
          <table:table-cell table:style-name="ce79" office:value-type="float" office:value="0.00207478" calcext:value-type="float">
            <text:p>0.0021</text:p>
          </table:table-cell>
          <table:table-cell table:style-name="ce79" office:value-type="float" office:value="0.002633474" calcext:value-type="float">
            <text:p>0.0026</text:p>
          </table:table-cell>
          <table:table-cell table:style-name="ce79" office:value-type="float" office:value="0.00207491" calcext:value-type="float">
            <text:p>0.0021</text:p>
          </table:table-cell>
          <table:table-cell table:style-name="ce79" office:value-type="float" office:value="0.00248538285714" calcext:value-type="float">
            <text:p>0.0025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2_2</text:p>
          </table:table-cell>
          <table:table-cell table:style-name="ce79" office:value-type="float" office:value="0.00692622114286" calcext:value-type="float">
            <text:p>0.006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6184658" calcext:value-type="float">
            <text:p>0.0062</text:p>
          </table:table-cell>
          <table:table-cell table:style-name="ce79" office:value-type="float" office:value="0.00490094142857" calcext:value-type="float">
            <text:p>0.0049</text:p>
          </table:table-cell>
          <table:table-cell table:style-name="ce79" office:value-type="float" office:value="0.00967022428571" calcext:value-type="float">
            <text:p>0.009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3_2</text:p>
          </table:table-cell>
          <table:table-cell table:style-name="ce79" office:value-type="float" office:value="0.00687668514286" calcext:value-type="float">
            <text:p>0.006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587041142857" calcext:value-type="float">
            <text:p>0.0059</text:p>
          </table:table-cell>
          <table:table-cell table:style-name="ce79" office:value-type="float" office:value="0.00490094285714" calcext:value-type="float">
            <text:p>0.0049</text:p>
          </table:table-cell>
          <table:table-cell table:style-name="ce79" office:value-type="float" office:value="0.00966344171429" calcext:value-type="float">
            <text:p>0.009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4_2</text:p>
          </table:table-cell>
          <table:table-cell table:style-name="ce79" office:value-type="float" office:value="0.007030066" calcext:value-type="float">
            <text:p>0.0070</text:p>
          </table:table-cell>
          <table:table-cell table:style-name="ce79" office:value-type="float" office:value="0.004901096" calcext:value-type="float">
            <text:p>0.0049</text:p>
          </table:table-cell>
          <table:table-cell table:style-name="ce79" office:value-type="float" office:value="0.102887556" calcext:value-type="float">
            <text:p>0.1029</text:p>
          </table:table-cell>
          <table:table-cell table:style-name="ce79" office:value-type="float" office:value="0.00490094542857" calcext:value-type="float">
            <text:p>0.0049</text:p>
          </table:table-cell>
          <table:table-cell table:style-name="ce79" office:value-type="float" office:value="0.226267987714" calcext:value-type="float">
            <text:p>0.226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5_2</text:p>
          </table:table-cell>
          <table:table-cell table:style-name="ce79" office:value-type="float" office:value="0.00692622114286" calcext:value-type="float">
            <text:p>0.0069</text:p>
          </table:table-cell>
          <table:table-cell table:style-name="ce79" office:value-type="float" office:value="0.00490109342857" calcext:value-type="float">
            <text:p>0.0049</text:p>
          </table:table-cell>
          <table:table-cell table:style-name="ce79" office:value-type="float" office:value="0.006184658" calcext:value-type="float">
            <text:p>0.0062</text:p>
          </table:table-cell>
          <table:table-cell table:style-name="ce79" office:value-type="float" office:value="0.00490094142857" calcext:value-type="float">
            <text:p>0.0049</text:p>
          </table:table-cell>
          <table:table-cell table:style-name="ce79" office:value-type="float" office:value="0.00967022428571" calcext:value-type="float">
            <text:p>0.009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6_2</text:p>
          </table:table-cell>
          <table:table-cell table:style-name="ce79" office:value-type="float" office:value="0.00681457885714" calcext:value-type="float">
            <text:p>0.0068</text:p>
          </table:table-cell>
          <table:table-cell table:style-name="ce79" office:value-type="float" office:value="0.00561854685714" calcext:value-type="float">
            <text:p>0.0056</text:p>
          </table:table-cell>
          <table:table-cell table:style-name="ce79" office:value-type="float" office:value="0.00629568714286" calcext:value-type="float">
            <text:p>0.0063</text:p>
          </table:table-cell>
          <table:table-cell table:style-name="ce79" office:value-type="float" office:value="0.00490094228571" calcext:value-type="float">
            <text:p>0.0049</text:p>
          </table:table-cell>
          <table:table-cell table:style-name="ce79" office:value-type="float" office:value="0.0107063328571" calcext:value-type="float">
            <text:p>0.010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7_2</text:p>
          </table:table-cell>
          <table:table-cell table:style-name="ce79" office:value-type="float" office:value="0.005603638" calcext:value-type="float">
            <text:p>0.0056</text:p>
          </table:table-cell>
          <table:table-cell table:style-name="ce79" office:value-type="float" office:value="0.00839316857143" calcext:value-type="float">
            <text:p>0.0084</text:p>
          </table:table-cell>
          <table:table-cell table:style-name="ce79" office:value-type="float" office:value="0.00640567342857" calcext:value-type="float">
            <text:p>0.0064</text:p>
          </table:table-cell>
          <table:table-cell table:style-name="ce79" office:value-type="float" office:value="0.007888444" calcext:value-type="float">
            <text:p>0.0079</text:p>
          </table:table-cell>
          <table:table-cell table:style-name="ce79" office:value-type="float" office:value="0.00551297685714" calcext:value-type="float">
            <text:p>0.0055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1_2</text:p>
          </table:table-cell>
          <table:table-cell table:style-name="ce79" office:value-type="float" office:value="0.00456799828571" calcext:value-type="float">
            <text:p>0.0046</text:p>
          </table:table-cell>
          <table:table-cell table:style-name="ce79" office:value-type="float" office:value="0.0143390114286" calcext:value-type="float">
            <text:p>0.0143</text:p>
          </table:table-cell>
          <table:table-cell table:style-name="ce79" office:value-type="float" office:value="0.0246730288571" calcext:value-type="float">
            <text:p>0.0247</text:p>
          </table:table-cell>
          <table:table-cell table:style-name="ce79" office:value-type="float" office:value="0.107045455143" calcext:value-type="float">
            <text:p>0.1070</text:p>
          </table:table-cell>
          <table:table-cell table:style-name="ce79" office:value-type="float" office:value="0.00627535828571" calcext:value-type="float">
            <text:p>0.006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2_2</text:p>
          </table:table-cell>
          <table:table-cell table:style-name="ce79" office:value-type="float" office:value="0.00474765342857" calcext:value-type="float">
            <text:p>0.0047</text:p>
          </table:table-cell>
          <table:table-cell table:style-name="ce79" office:value-type="float" office:value="0.00928739514286" calcext:value-type="float">
            <text:p>0.0093</text:p>
          </table:table-cell>
          <table:table-cell table:style-name="ce79" office:value-type="float" office:value="0.0112124234286" calcext:value-type="float">
            <text:p>0.0112</text:p>
          </table:table-cell>
          <table:table-cell table:style-name="ce79" office:value-type="float" office:value="0.0323761971429" calcext:value-type="float">
            <text:p>0.0324</text:p>
          </table:table-cell>
          <table:table-cell table:style-name="ce79" office:value-type="float" office:value="0.011469792" calcext:value-type="float">
            <text:p>0.0115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3_2</text:p>
          </table:table-cell>
          <table:table-cell table:style-name="ce79" office:value-type="float" office:value="0.0579171085714" calcext:value-type="float">
            <text:p>0.0579</text:p>
          </table:table-cell>
          <table:table-cell table:style-name="ce79" office:value-type="float" office:value="0.00716248857143" calcext:value-type="float">
            <text:p>0.0072</text:p>
          </table:table-cell>
          <table:table-cell table:style-name="ce81" office:value-type="float" office:value="0.00968625628571" calcext:value-type="float">
            <text:p>0.0097</text:p>
          </table:table-cell>
          <table:table-cell table:style-name="ce81" office:value-type="float" office:value="0.0370513928571" calcext:value-type="float">
            <text:p>0.0371</text:p>
          </table:table-cell>
          <table:table-cell table:style-name="ce79" office:value-type="float" office:value="0.0261803397143" calcext:value-type="float">
            <text:p>0.026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4_2</text:p>
          </table:table-cell>
          <table:table-cell table:style-name="ce79" office:value-type="float" office:value="0.00899597" calcext:value-type="float">
            <text:p>0.0090</text:p>
          </table:table-cell>
          <table:table-cell table:style-name="ce79" office:value-type="float" office:value="0.0326963371429" calcext:value-type="float">
            <text:p>0.0327</text:p>
          </table:table-cell>
          <table:table-cell table:style-name="ce79" office:value-type="float" office:value="0.0429989228571" calcext:value-type="float">
            <text:p>0.0430</text:p>
          </table:table-cell>
          <table:table-cell table:style-name="ce79" office:value-type="float" office:value="0.0403170714286" calcext:value-type="float">
            <text:p>0.0403</text:p>
          </table:table-cell>
          <table:table-cell table:style-name="ce79" office:value-type="float" office:value="0.0365627628571" calcext:value-type="float">
            <text:p>0.0366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5_2</text:p>
          </table:table-cell>
          <table:table-cell table:style-name="ce79" office:value-type="float" office:value="0.0313195771429" calcext:value-type="float">
            <text:p>0.0313</text:p>
          </table:table-cell>
          <table:table-cell table:style-name="ce79" office:value-type="float" office:value="0.265757485714" calcext:value-type="float">
            <text:p>0.2658</text:p>
          </table:table-cell>
          <table:table-cell table:style-name="ce79" office:value-type="float" office:value="0.168280628571" calcext:value-type="float">
            <text:p>0.1683</text:p>
          </table:table-cell>
          <table:table-cell table:style-name="ce79" office:value-type="float" office:value="0.167425857143" calcext:value-type="float">
            <text:p>0.1674</text:p>
          </table:table-cell>
          <table:table-cell table:style-name="ce79" office:value-type="float" office:value="0.173665057143" calcext:value-type="float">
            <text:p>0.173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6_2</text:p>
          </table:table-cell>
          <table:table-cell table:style-name="ce79" office:value-type="float" office:value="0.0716288257143" calcext:value-type="float">
            <text:p>0.0716</text:p>
          </table:table-cell>
          <table:table-cell table:style-name="ce79" office:value-type="float" office:value="0.289220925714" calcext:value-type="float">
            <text:p>0.2892</text:p>
          </table:table-cell>
          <table:table-cell table:style-name="ce79" office:value-type="float" office:value="0.25287204" calcext:value-type="float">
            <text:p>0.2529</text:p>
          </table:table-cell>
          <table:table-cell table:style-name="ce79" office:value-type="float" office:value="0.160021037143" calcext:value-type="float">
            <text:p>0.1600</text:p>
          </table:table-cell>
          <table:table-cell table:style-name="ce79" office:value-type="float" office:value="0.268763411429" calcext:value-type="float">
            <text:p>0.268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7_2</text:p>
          </table:table-cell>
          <table:table-cell table:style-name="ce79" office:value-type="float" office:value="0.00422409657143" calcext:value-type="float">
            <text:p>0.0042</text:p>
          </table:table-cell>
          <table:table-cell table:style-name="ce79" office:value-type="float" office:value="0.00514087428571" calcext:value-type="float">
            <text:p>0.0051</text:p>
          </table:table-cell>
          <table:table-cell table:style-name="ce79" office:value-type="float" office:value="0.0113404657143" calcext:value-type="float">
            <text:p>0.0113</text:p>
          </table:table-cell>
          <table:table-cell table:style-name="ce79" office:value-type="float" office:value="0.0476700485714" calcext:value-type="float">
            <text:p>0.0477</text:p>
          </table:table-cell>
          <table:table-cell table:style-name="ce79" office:value-type="float" office:value="0.0154059945714" calcext:value-type="float">
            <text:p>0.0154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80" table:formula="of:=AVERAGE([.B58:.B80])" office:value-type="float" office:value="0.0226" calcext:value-type="float">
            <text:p>0.0226</text:p>
          </table:table-cell>
          <table:table-cell table:style-name="ce79" table:formula="of:=AVERAGE([.C58:.C80])" office:value-type="float" office:value="0.0533" calcext:value-type="float">
            <text:p>0.0533</text:p>
          </table:table-cell>
          <table:table-cell table:style-name="ce79" table:formula="of:=AVERAGE([.D58:.D80])" office:value-type="float" office:value="0.047" calcext:value-type="float">
            <text:p>0.0470</text:p>
          </table:table-cell>
          <table:table-cell table:style-name="ce79" table:formula="of:=AVERAGE([.E58:.E80])" office:value-type="float" office:value="0.0511" calcext:value-type="float">
            <text:p>0.0511</text:p>
          </table:table-cell>
          <table:table-cell table:style-name="ce79" table:formula="of:=AVERAGE([.F58:.F80])" office:value-type="float" office:value="0.0564" calcext:value-type="float">
            <text:p>0.05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3obj</text:p>
          </table:table-cell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1_3</text:p>
          </table:table-cell>
          <table:table-cell table:style-name="ce79" office:value-type="float" office:value="0.286614171429" calcext:value-type="float">
            <text:p>0.2866</text:p>
          </table:table-cell>
          <table:table-cell table:style-name="ce79" office:value-type="float" office:value="0.419885228571" calcext:value-type="float">
            <text:p>0.4199</text:p>
          </table:table-cell>
          <table:table-cell table:style-name="ce79" office:value-type="float" office:value="0.254590571429" calcext:value-type="float">
            <text:p>0.2546</text:p>
          </table:table-cell>
          <table:table-cell table:style-name="ce79" office:value-type="float" office:value="0.370466914286" calcext:value-type="float">
            <text:p>0.3705</text:p>
          </table:table-cell>
          <table:table-cell table:style-name="ce79" office:value-type="float" office:value="0.522641828571" calcext:value-type="float">
            <text:p>0.5226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2_3</text:p>
          </table:table-cell>
          <table:table-cell table:style-name="ce79" office:value-type="float" office:value="0.233288171429" calcext:value-type="float">
            <text:p>0.2333</text:p>
          </table:table-cell>
          <table:table-cell table:style-name="ce79" office:value-type="float" office:value="0.283725342857" calcext:value-type="float">
            <text:p>0.2837</text:p>
          </table:table-cell>
          <table:table-cell table:style-name="ce79" office:value-type="float" office:value="0.3186774" calcext:value-type="float">
            <text:p>0.3187</text:p>
          </table:table-cell>
          <table:table-cell table:style-name="ce79" office:value-type="float" office:value="0.318228028571" calcext:value-type="float">
            <text:p>0.3182</text:p>
          </table:table-cell>
          <table:table-cell table:style-name="ce79" office:value-type="float" office:value="0.572825514286" calcext:value-type="float">
            <text:p>0.572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3_3</text:p>
          </table:table-cell>
          <table:table-cell table:style-name="ce79" office:value-type="float" office:value="0.841875914286" calcext:value-type="float">
            <text:p>0.8419</text:p>
          </table:table-cell>
          <table:table-cell table:style-name="ce79" office:value-type="float" office:value="0.842720142857" calcext:value-type="float">
            <text:p>0.8427</text:p>
          </table:table-cell>
          <table:table-cell table:style-name="ce79" office:value-type="float" office:value="0.875912171429" calcext:value-type="float">
            <text:p>0.8759</text:p>
          </table:table-cell>
          <table:table-cell table:style-name="ce79" office:value-type="float" office:value="0.969324114286" calcext:value-type="float">
            <text:p>0.9693</text:p>
          </table:table-cell>
          <table:table-cell table:style-name="ce79" office:value-type="float" office:value="0.9403646" calcext:value-type="float">
            <text:p>0.940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4_3</text:p>
          </table:table-cell>
          <table:table-cell table:style-name="ce79" office:value-type="float" office:value="0.299080828571" calcext:value-type="float">
            <text:p>0.2991</text:p>
          </table:table-cell>
          <table:table-cell table:style-name="ce79" office:value-type="float" office:value="0.262715885714" calcext:value-type="float">
            <text:p>0.2627</text:p>
          </table:table-cell>
          <table:table-cell table:style-name="ce79" office:value-type="float" office:value="0.280307914286" calcext:value-type="float">
            <text:p>0.2803</text:p>
          </table:table-cell>
          <table:table-cell table:style-name="ce79" office:value-type="float" office:value="0.262569685714" calcext:value-type="float">
            <text:p>0.2626</text:p>
          </table:table-cell>
          <table:table-cell table:style-name="ce79" office:value-type="float" office:value="0.276799685714" calcext:value-type="float">
            <text:p>0.276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5_3</text:p>
          </table:table-cell>
          <table:table-cell table:style-name="ce79" office:value-type="float" office:value="0.286638971429" calcext:value-type="float">
            <text:p>0.2866</text:p>
          </table:table-cell>
          <table:table-cell table:style-name="ce79" office:value-type="float" office:value="0.272609514286" calcext:value-type="float">
            <text:p>0.2726</text:p>
          </table:table-cell>
          <table:table-cell table:style-name="ce79" office:value-type="float" office:value="0.3021752" calcext:value-type="float">
            <text:p>0.3022</text:p>
          </table:table-cell>
          <table:table-cell table:style-name="ce79" office:value-type="float" office:value="0.273264828571" calcext:value-type="float">
            <text:p>0.2733</text:p>
          </table:table-cell>
          <table:table-cell table:style-name="ce79" office:value-type="float" office:value="0.286793628571" calcext:value-type="float">
            <text:p>0.286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6_3</text:p>
          </table:table-cell>
          <table:table-cell table:style-name="ce79" office:value-type="float" office:value="0.305185857143" calcext:value-type="float">
            <text:p>0.3052</text:p>
          </table:table-cell>
          <table:table-cell table:style-name="ce79" office:value-type="float" office:value="0.264927914286" calcext:value-type="float">
            <text:p>0.2649</text:p>
          </table:table-cell>
          <table:table-cell table:style-name="ce79" office:value-type="float" office:value="0.294002685714" calcext:value-type="float">
            <text:p>0.2940</text:p>
          </table:table-cell>
          <table:table-cell table:style-name="ce79" office:value-type="float" office:value="0.265685857143" calcext:value-type="float">
            <text:p>0.2657</text:p>
          </table:table-cell>
          <table:table-cell table:style-name="ce79" office:value-type="float" office:value="0.265691514286" calcext:value-type="float">
            <text:p>0.265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7_3</text:p>
          </table:table-cell>
          <table:table-cell table:style-name="ce79" office:value-type="float" office:value="0.303203171429" calcext:value-type="float">
            <text:p>0.3032</text:p>
          </table:table-cell>
          <table:table-cell table:style-name="ce79" office:value-type="float" office:value="0.262738457143" calcext:value-type="float">
            <text:p>0.2627</text:p>
          </table:table-cell>
          <table:table-cell table:style-name="ce79" office:value-type="float" office:value="0.302173571429" calcext:value-type="float">
            <text:p>0.3022</text:p>
          </table:table-cell>
          <table:table-cell table:style-name="ce79" office:value-type="float" office:value="0.262578342857" calcext:value-type="float">
            <text:p>0.2626</text:p>
          </table:table-cell>
          <table:table-cell table:style-name="ce79" office:value-type="float" office:value="0.263386628571" calcext:value-type="float">
            <text:p>0.263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8_3</text:p>
          </table:table-cell>
          <table:table-cell table:style-name="ce79" office:value-type="float" office:value="0.285272485714" calcext:value-type="float">
            <text:p>0.2853</text:p>
          </table:table-cell>
          <table:table-cell table:style-name="ce79" office:value-type="float" office:value="0.286443771429" calcext:value-type="float">
            <text:p>0.2864</text:p>
          </table:table-cell>
          <table:table-cell table:style-name="ce79" office:value-type="float" office:value="0.3540474" calcext:value-type="float">
            <text:p>0.3540</text:p>
          </table:table-cell>
          <table:table-cell table:style-name="ce79" office:value-type="float" office:value="0.279705257143" calcext:value-type="float">
            <text:p>0.2797</text:p>
          </table:table-cell>
          <table:table-cell table:style-name="ce79" office:value-type="float" office:value="0.286320171429" calcext:value-type="float">
            <text:p>0.286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9_3</text:p>
          </table:table-cell>
          <table:table-cell table:style-name="ce79" office:value-type="float" office:value="0.250016828571" calcext:value-type="float">
            <text:p>0.2500</text:p>
          </table:table-cell>
          <table:table-cell table:style-name="ce79" office:value-type="float" office:value="0.2573626" calcext:value-type="float">
            <text:p>0.2574</text:p>
          </table:table-cell>
          <table:table-cell table:style-name="ce79" office:value-type="float" office:value="0.337122057143" calcext:value-type="float">
            <text:p>0.3371</text:p>
          </table:table-cell>
          <table:table-cell table:style-name="ce79" office:value-type="float" office:value="0.298132685714" calcext:value-type="float">
            <text:p>0.2981</text:p>
          </table:table-cell>
          <table:table-cell table:style-name="ce79" office:value-type="float" office:value="0.268137685714" calcext:value-type="float">
            <text:p>0.268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1_3</text:p>
          </table:table-cell>
          <table:table-cell table:style-name="ce79" office:value-type="float" office:value="0.0217410142857" calcext:value-type="float">
            <text:p>0.0217</text:p>
          </table:table-cell>
          <table:table-cell table:style-name="ce79" office:value-type="float" office:value="0.0208183028571" calcext:value-type="float">
            <text:p>0.0208</text:p>
          </table:table-cell>
          <table:table-cell table:style-name="ce79" office:value-type="float" office:value="0.0309466942857" calcext:value-type="float">
            <text:p>0.0309</text:p>
          </table:table-cell>
          <table:table-cell table:style-name="ce79" office:value-type="float" office:value="0.0208173342857" calcext:value-type="float">
            <text:p>0.0208</text:p>
          </table:table-cell>
          <table:table-cell table:style-name="ce79" office:value-type="float" office:value="0.0219811314286" calcext:value-type="float">
            <text:p>0.0220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2_3</text:p>
          </table:table-cell>
          <table:table-cell table:style-name="ce79" office:value-type="float" office:value="0.0829276371429" calcext:value-type="float">
            <text:p>0.0829</text:p>
          </table:table-cell>
          <table:table-cell table:style-name="ce79" office:value-type="float" office:value="0.0556793942857" calcext:value-type="float">
            <text:p>0.0557</text:p>
          </table:table-cell>
          <table:table-cell table:style-name="ce79" office:value-type="float" office:value="0.0731314971429" calcext:value-type="float">
            <text:p>0.0731</text:p>
          </table:table-cell>
          <table:table-cell table:style-name="ce79" office:value-type="float" office:value="0.0556335142857" calcext:value-type="float">
            <text:p>0.0556</text:p>
          </table:table-cell>
          <table:table-cell table:style-name="ce79" office:value-type="float" office:value="0.0625162514286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3_3</text:p>
          </table:table-cell>
          <table:table-cell table:style-name="ce79" office:value-type="float" office:value="0.0823339228571" calcext:value-type="float">
            <text:p>0.0823</text:p>
          </table:table-cell>
          <table:table-cell table:style-name="ce79" office:value-type="float" office:value="0.0556865485714" calcext:value-type="float">
            <text:p>0.0557</text:p>
          </table:table-cell>
          <table:table-cell table:style-name="ce79" office:value-type="float" office:value="0.0776952285714" calcext:value-type="float">
            <text:p>0.0777</text:p>
          </table:table-cell>
          <table:table-cell table:style-name="ce79" office:value-type="float" office:value="0.0556334171429" calcext:value-type="float">
            <text:p>0.0556</text:p>
          </table:table-cell>
          <table:table-cell table:style-name="ce79" office:value-type="float" office:value="0.0621372914286" calcext:value-type="float">
            <text:p>0.062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4_3</text:p>
          </table:table-cell>
          <table:table-cell table:style-name="ce79" office:value-type="float" office:value="0.0815220085714" calcext:value-type="float">
            <text:p>0.0815</text:p>
          </table:table-cell>
          <table:table-cell table:style-name="ce79" office:value-type="float" office:value="0.0556793314286" calcext:value-type="float">
            <text:p>0.0557</text:p>
          </table:table-cell>
          <table:table-cell table:style-name="ce79" office:value-type="float" office:value="0.186375677143" calcext:value-type="float">
            <text:p>0.1864</text:p>
          </table:table-cell>
          <table:table-cell table:style-name="ce79" office:value-type="float" office:value="0.0784112085714" calcext:value-type="float">
            <text:p>0.0784</text:p>
          </table:table-cell>
          <table:table-cell table:style-name="ce79" office:value-type="float" office:value="0.0913539428571" calcext:value-type="float">
            <text:p>0.091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5_3</text:p>
          </table:table-cell>
          <table:table-cell table:style-name="ce79" office:value-type="float" office:value="0.00726157057143" calcext:value-type="float">
            <text:p>0.0073</text:p>
          </table:table-cell>
          <table:table-cell table:style-name="ce79" office:value-type="float" office:value="0.00847304714286" calcext:value-type="float">
            <text:p>0.0085</text:p>
          </table:table-cell>
          <table:table-cell table:style-name="ce79" office:value-type="float" office:value="0.00660461085714" calcext:value-type="float">
            <text:p>0.0066</text:p>
          </table:table-cell>
          <table:table-cell table:style-name="ce79" office:value-type="float" office:value="0.0176951828571" calcext:value-type="float">
            <text:p>0.0177</text:p>
          </table:table-cell>
          <table:table-cell table:style-name="ce79" office:value-type="float" office:value="0.0122888228571" calcext:value-type="float">
            <text:p>0.012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6_3</text:p>
          </table:table-cell>
          <table:table-cell table:style-name="ce79" office:value-type="float" office:value="0.00725799742857" calcext:value-type="float">
            <text:p>0.0073</text:p>
          </table:table-cell>
          <table:table-cell table:style-name="ce79" office:value-type="float" office:value="0.0113701362857" calcext:value-type="float">
            <text:p>0.0114</text:p>
          </table:table-cell>
          <table:table-cell table:style-name="ce79" office:value-type="float" office:value="0.0142468057143" calcext:value-type="float">
            <text:p>0.0142</text:p>
          </table:table-cell>
          <table:table-cell table:style-name="ce79" office:value-type="float" office:value="0.0242898142857" calcext:value-type="float">
            <text:p>0.0243</text:p>
          </table:table-cell>
          <table:table-cell table:style-name="ce79" office:value-type="float" office:value="0.0124152942857" calcext:value-type="float">
            <text:p>0.012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7_3</text:p>
          </table:table-cell>
          <table:table-cell table:style-name="ce79" office:value-type="float" office:value="0.0988191542857" calcext:value-type="float">
            <text:p>0.0988</text:p>
          </table:table-cell>
          <table:table-cell table:style-name="ce79" office:value-type="float" office:value="0.140087085714" calcext:value-type="float">
            <text:p>0.1401</text:p>
          </table:table-cell>
          <table:table-cell table:style-name="ce79" office:value-type="float" office:value="0.11208554" calcext:value-type="float">
            <text:p>0.1121</text:p>
          </table:table-cell>
          <table:table-cell table:style-name="ce79" office:value-type="float" office:value="0.121283314286" calcext:value-type="float">
            <text:p>0.1213</text:p>
          </table:table-cell>
          <table:table-cell table:style-name="ce79" office:value-type="float" office:value="0.204370114286" calcext:value-type="float">
            <text:p>0.204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8_3</text:p>
          </table:table-cell>
          <table:table-cell table:style-name="ce79" office:value-type="float" office:value="0.0857928685714" calcext:value-type="float">
            <text:p>0.0858</text:p>
          </table:table-cell>
          <table:table-cell table:style-name="ce79" office:value-type="float" office:value="0.0927139942857" calcext:value-type="float">
            <text:p>0.0927</text:p>
          </table:table-cell>
          <table:table-cell table:style-name="ce79" office:value-type="float" office:value="0.381404942857" calcext:value-type="float">
            <text:p>0.3814</text:p>
          </table:table-cell>
          <table:table-cell table:style-name="ce79" office:value-type="float" office:value="0.110188688571" calcext:value-type="float">
            <text:p>0.1102</text:p>
          </table:table-cell>
          <table:table-cell table:style-name="ce79" office:value-type="float" office:value="0.144705857143" calcext:value-type="float">
            <text:p>0.144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9_3</text:p>
          </table:table-cell>
          <table:table-cell table:style-name="ce79" office:value-type="float" office:value="0.0387550771429" calcext:value-type="float">
            <text:p>0.0388</text:p>
          </table:table-cell>
          <table:table-cell table:style-name="ce79" office:value-type="float" office:value="0.268936948571" calcext:value-type="float">
            <text:p>0.2689</text:p>
          </table:table-cell>
          <table:table-cell table:style-name="ce79" office:value-type="float" office:value="0.676388028571" calcext:value-type="float">
            <text:p>0.6764</text:p>
          </table:table-cell>
          <table:table-cell table:style-name="ce79" office:value-type="float" office:value="0.119214097143" calcext:value-type="float">
            <text:p>0.1192</text:p>
          </table:table-cell>
          <table:table-cell table:style-name="ce79" office:value-type="float" office:value="0.312431302857" calcext:value-type="float">
            <text:p>0.3124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10_3</text:p>
          </table:table-cell>
          <table:table-cell table:style-name="ce79" office:value-type="float" office:value="1.66259917143" calcext:value-type="float">
            <text:p>1.6626</text:p>
          </table:table-cell>
          <table:table-cell table:style-name="ce79" office:value-type="float" office:value="0.530025285714" calcext:value-type="float">
            <text:p>0.5300</text:p>
          </table:table-cell>
          <table:table-cell table:style-name="ce79" office:value-type="float" office:value="1.22686148571" calcext:value-type="float">
            <text:p>1.2269</text:p>
          </table:table-cell>
          <table:table-cell table:style-name="ce79" office:value-type="float" office:value="0.343705342857" calcext:value-type="float">
            <text:p>0.3437</text:p>
          </table:table-cell>
          <table:table-cell table:style-name="ce79" office:value-type="float" office:value="0.348307085714" calcext:value-type="float">
            <text:p>0.3483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79" table:formula="of:=AVERAGE([.B84:.B102])" office:value-type="float" office:value="0.2769" calcext:value-type="float">
            <text:p>0.2769</text:p>
          </table:table-cell>
          <table:table-cell table:style-name="ce79" table:formula="of:=AVERAGE([.C84:.C102])" office:value-type="float" office:value="0.2312" calcext:value-type="float">
            <text:p>0.2312</text:p>
          </table:table-cell>
          <table:table-cell table:style-name="ce79" table:formula="of:=AVERAGE([.D84:.D102])" office:value-type="float" office:value="0.3213" calcext:value-type="float">
            <text:p>0.3213</text:p>
          </table:table-cell>
          <table:table-cell table:style-name="ce80" table:formula="of:=AVERAGE([.E84:.E102])" office:value-type="float" office:value="0.2235" calcext:value-type="float">
            <text:p>0.2235</text:p>
          </table:table-cell>
          <table:table-cell table:style-name="ce79" table:formula="of:=AVERAGE([.F84:.F102])" office:value-type="float" office:value="0.2608" calcext:value-type="float">
            <text:p>0.2608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o_plazo_igdp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/>
          <table:table-cell table:style-name="ce80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R2-EMOA</text:p>
          </table:table-cell>
          <table:covered-table-cell table:number-columns-repeated="3" table:style-name="ce80"/>
          <table:table-cell table:number-columns-repeated="1003"/>
        </table:table-row>
        <table:table-row table:style-name="ro1">
          <table:table-cell table:style-name="ce79"/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1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1_2</text:p>
          </table:table-cell>
          <table:table-cell table:style-name="ce79" office:value-type="float" office:value="0.00615684" calcext:value-type="float">
            <text:p>0.0062</text:p>
          </table:table-cell>
          <table:table-cell table:style-name="ce79" office:value-type="float" office:value="0.10041" calcext:value-type="float">
            <text:p>0.1004</text:p>
          </table:table-cell>
          <table:table-cell table:style-name="ce79" office:value-type="float" office:value="0.0202547862857" calcext:value-type="float">
            <text:p>0.0203</text:p>
          </table:table-cell>
          <table:table-cell table:style-name="ce79" office:value-type="float" office:value="0.0236857736682" calcext:value-type="float">
            <text:p>0.0237</text:p>
          </table:table-cell>
          <table:table-cell table:style-name="ce79" office:value-type="float" office:value="0.0481521" calcext:value-type="float">
            <text:p>0.0482</text:p>
          </table:table-cell>
          <table:table-cell table:style-name="ce79" office:value-type="float" office:value="0.345947" calcext:value-type="float">
            <text:p>0.3459</text:p>
          </table:table-cell>
          <table:table-cell table:style-name="ce79" office:value-type="float" office:value="0.194915945714" calcext:value-type="float">
            <text:p>0.1949</text:p>
          </table:table-cell>
          <table:table-cell table:style-name="ce79" office:value-type="float" office:value="0.0758115915702" calcext:value-type="float">
            <text:p>0.0758</text:p>
          </table:table-cell>
          <table:table-cell table:style-name="ce79" office:value-type="float" office:value="0.00781477" calcext:value-type="float">
            <text:p>0.0078</text:p>
          </table:table-cell>
          <table:table-cell table:style-name="ce79" office:value-type="float" office:value="0.118185" calcext:value-type="float">
            <text:p>0.1182</text:p>
          </table:table-cell>
          <table:table-cell table:style-name="ce79" office:value-type="float" office:value="0.0391880382857" calcext:value-type="float">
            <text:p>0.0392</text:p>
          </table:table-cell>
          <table:table-cell table:style-name="ce79" office:value-type="float" office:value="0.0302968077687" calcext:value-type="float">
            <text:p>0.0303</text:p>
          </table:table-cell>
          <table:table-cell table:style-name="ce79" office:value-type="float" office:value="0.00889913" calcext:value-type="float">
            <text:p>0.0089</text:p>
          </table:table-cell>
          <table:table-cell table:style-name="ce79" office:value-type="float" office:value="0.0661581" calcext:value-type="float">
            <text:p>0.0662</text:p>
          </table:table-cell>
          <table:table-cell table:style-name="ce79" office:value-type="float" office:value="0.0135427545714" calcext:value-type="float">
            <text:p>0.0135</text:p>
          </table:table-cell>
          <table:table-cell table:style-name="ce79" office:value-type="float" office:value="0.0123313961006" calcext:value-type="float">
            <text:p>0.0123</text:p>
          </table:table-cell>
          <table:table-cell table:style-name="ce79" office:value-type="float" office:value="0.00945594" calcext:value-type="float">
            <text:p>0.0095</text:p>
          </table:table-cell>
          <table:table-cell table:style-name="ce79" office:value-type="float" office:value="0.224345" calcext:value-type="float">
            <text:p>0.2243</text:p>
          </table:table-cell>
          <table:table-cell table:style-name="ce79" office:value-type="float" office:value="0.0938317554286" calcext:value-type="float">
            <text:p>0.0938</text:p>
          </table:table-cell>
          <table:table-cell table:style-name="ce79" office:value-type="float" office:value="0.0492383344789" calcext:value-type="float">
            <text:p>0.049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2_2</text:p>
          </table:table-cell>
          <table:table-cell table:style-name="ce79" office:value-type="float" office:value="0.00257385" calcext:value-type="float">
            <text:p>0.0026</text:p>
          </table:table-cell>
          <table:table-cell table:style-name="ce79" office:value-type="float" office:value="0.00268131" calcext:value-type="float">
            <text:p>0.0027</text:p>
          </table:table-cell>
          <table:table-cell table:style-name="ce79" office:value-type="float" office:value="0.00263003171429" calcext:value-type="float">
            <text:p>0.0026</text:p>
          </table:table-cell>
          <table:table-cell table:style-name="ce79" office:value-type="float" office:value="0.0000256103431656" calcext:value-type="float">
            <text:p>0.0000</text:p>
          </table:table-cell>
          <table:table-cell table:style-name="ce79" office:value-type="float" office:value="0.00821133" calcext:value-type="float">
            <text:p>0.0082</text:p>
          </table:table-cell>
          <table:table-cell table:style-name="ce79" office:value-type="float" office:value="0.00823684" calcext:value-type="float">
            <text:p>0.0082</text:p>
          </table:table-cell>
          <table:table-cell table:style-name="ce79" office:value-type="float" office:value="0.00822424542857" calcext:value-type="float">
            <text:p>0.0082</text:p>
          </table:table-cell>
          <table:table-cell table:style-name="ce79" office:value-type="float" office:value="0.00000652361045647" calcext:value-type="float">
            <text:p>0.0000</text:p>
          </table:table-cell>
          <table:table-cell table:style-name="ce79" office:value-type="float" office:value="0.00359112" calcext:value-type="float">
            <text:p>0.0036</text:p>
          </table:table-cell>
          <table:table-cell table:style-name="ce79" office:value-type="float" office:value="0.00468994" calcext:value-type="float">
            <text:p>0.0047</text:p>
          </table:table-cell>
          <table:table-cell table:style-name="ce79" office:value-type="float" office:value="0.00411441542857" calcext:value-type="float">
            <text:p>0.0041</text:p>
          </table:table-cell>
          <table:table-cell table:style-name="ce79" office:value-type="float" office:value="0.000276338998037" calcext:value-type="float">
            <text:p>0.0003</text:p>
          </table:table-cell>
          <table:table-cell table:style-name="ce79" office:value-type="float" office:value="0.00722749" calcext:value-type="float">
            <text:p>0.0072</text:p>
          </table:table-cell>
          <table:table-cell table:style-name="ce79" office:value-type="float" office:value="0.177792" calcext:value-type="float">
            <text:p>0.1778</text:p>
          </table:table-cell>
          <table:table-cell table:style-name="ce79" office:value-type="float" office:value="0.0448539748571" calcext:value-type="float">
            <text:p>0.0449</text:p>
          </table:table-cell>
          <table:table-cell table:style-name="ce79" office:value-type="float" office:value="0.0663437015404" calcext:value-type="float">
            <text:p>0.0663</text:p>
          </table:table-cell>
          <table:table-cell table:style-name="ce79" office:value-type="float" office:value="0.00400792" calcext:value-type="float">
            <text:p>0.0040</text:p>
          </table:table-cell>
          <table:table-cell table:style-name="ce79" office:value-type="float" office:value="0.00648882" calcext:value-type="float">
            <text:p>0.0065</text:p>
          </table:table-cell>
          <table:table-cell table:style-name="ce79" office:value-type="float" office:value="0.006186506" calcext:value-type="float">
            <text:p>0.0062</text:p>
          </table:table-cell>
          <table:table-cell table:style-name="ce79" office:value-type="float" office:value="0.000613735313001" calcext:value-type="float">
            <text:p>0.000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3_2</text:p>
          </table:table-cell>
          <table:table-cell table:style-name="ce79" office:value-type="float" office:value="0.00817622" calcext:value-type="float">
            <text:p>0.0082</text:p>
          </table:table-cell>
          <table:table-cell table:style-name="ce79" office:value-type="float" office:value="0.00848095" calcext:value-type="float">
            <text:p>0.0085</text:p>
          </table:table-cell>
          <table:table-cell table:style-name="ce79" office:value-type="float" office:value="0.00834982942857" calcext:value-type="float">
            <text:p>0.0083</text:p>
          </table:table-cell>
          <table:table-cell table:style-name="ce79" office:value-type="float" office:value="0.0000654207893538" calcext:value-type="float">
            <text:p>0.0001</text:p>
          </table:table-cell>
          <table:table-cell table:style-name="ce79" office:value-type="float" office:value="0.00967138" calcext:value-type="float">
            <text:p>0.0097</text:p>
          </table:table-cell>
          <table:table-cell table:style-name="ce79" office:value-type="float" office:value="0.00970445" calcext:value-type="float">
            <text:p>0.0097</text:p>
          </table:table-cell>
          <table:table-cell table:style-name="ce79" office:value-type="float" office:value="0.00969138914286" calcext:value-type="float">
            <text:p>0.0097</text:p>
          </table:table-cell>
          <table:table-cell table:style-name="ce79" office:value-type="float" office:value="0.00000796855368538" calcext:value-type="float">
            <text:p>0.0000</text:p>
          </table:table-cell>
          <table:table-cell table:style-name="ce79" office:value-type="float" office:value="0.0205978" calcext:value-type="float">
            <text:p>0.0206</text:p>
          </table:table-cell>
          <table:table-cell table:style-name="ce79" office:value-type="float" office:value="0.0257154" calcext:value-type="float">
            <text:p>0.0257</text:p>
          </table:table-cell>
          <table:table-cell table:style-name="ce79" office:value-type="float" office:value="0.0223874771429" calcext:value-type="float">
            <text:p>0.0224</text:p>
          </table:table-cell>
          <table:table-cell table:style-name="ce79" office:value-type="float" office:value="0.00115666625686" calcext:value-type="float">
            <text:p>0.0012</text:p>
          </table:table-cell>
          <table:table-cell table:style-name="ce79" office:value-type="float" office:value="0.00968198" calcext:value-type="float">
            <text:p>0.0097</text:p>
          </table:table-cell>
          <table:table-cell table:style-name="ce79" office:value-type="float" office:value="0.00968207" calcext:value-type="float">
            <text:p>0.0097</text:p>
          </table:table-cell>
          <table:table-cell table:style-name="ce79" office:value-type="float" office:value="0.00968202142857" calcext:value-type="float">
            <text:p>0.0097</text:p>
          </table:table-cell>
          <table:table-cell table:style-name="ce79" office:value-type="float" office:value="0.0000000151455523207" calcext:value-type="float">
            <text:p>0.0000</text:p>
          </table:table-cell>
          <table:table-cell table:style-name="ce79" office:value-type="float" office:value="0.00998366" calcext:value-type="float">
            <text:p>0.0100</text:p>
          </table:table-cell>
          <table:table-cell table:style-name="ce79" office:value-type="float" office:value="0.0124773" calcext:value-type="float">
            <text:p>0.0125</text:p>
          </table:table-cell>
          <table:table-cell table:style-name="ce79" office:value-type="float" office:value="0.0112308074286" calcext:value-type="float">
            <text:p>0.0112</text:p>
          </table:table-cell>
          <table:table-cell table:style-name="ce79" office:value-type="float" office:value="0.000488711730914" calcext:value-type="float">
            <text:p>0.0005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4_2</text:p>
          </table:table-cell>
          <table:table-cell table:style-name="ce79" office:value-type="float" office:value="0.00598705" calcext:value-type="float">
            <text:p>0.0060</text:p>
          </table:table-cell>
          <table:table-cell table:style-name="ce79" office:value-type="float" office:value="0.00626571" calcext:value-type="float">
            <text:p>0.0063</text:p>
          </table:table-cell>
          <table:table-cell table:style-name="ce79" office:value-type="float" office:value="0.00617493714286" calcext:value-type="float">
            <text:p>0.0062</text:p>
          </table:table-cell>
          <table:table-cell table:style-name="ce79" office:value-type="float" office:value="0.0000619909824581" calcext:value-type="float">
            <text:p>0.0001</text:p>
          </table:table-cell>
          <table:table-cell table:style-name="ce79" office:value-type="float" office:value="0.00905876" calcext:value-type="float">
            <text:p>0.0091</text:p>
          </table:table-cell>
          <table:table-cell table:style-name="ce79" office:value-type="float" office:value="0.00911355" calcext:value-type="float">
            <text:p>0.0091</text:p>
          </table:table-cell>
          <table:table-cell table:style-name="ce79" office:value-type="float" office:value="0.00909064142857" calcext:value-type="float">
            <text:p>0.0091</text:p>
          </table:table-cell>
          <table:table-cell table:style-name="ce79" office:value-type="float" office:value="0.0000182908483194" calcext:value-type="float">
            <text:p>0.0000</text:p>
          </table:table-cell>
          <table:table-cell table:style-name="ce79" office:value-type="float" office:value="0.0137797" calcext:value-type="float">
            <text:p>0.0138</text:p>
          </table:table-cell>
          <table:table-cell table:style-name="ce79" office:value-type="float" office:value="0.0182918" calcext:value-type="float">
            <text:p>0.0183</text:p>
          </table:table-cell>
          <table:table-cell table:style-name="ce79" office:value-type="float" office:value="0.0158999685714" calcext:value-type="float">
            <text:p>0.0159</text:p>
          </table:table-cell>
          <table:table-cell table:style-name="ce79" office:value-type="float" office:value="0.00113779166754" calcext:value-type="float">
            <text:p>0.0011</text:p>
          </table:table-cell>
          <table:table-cell table:style-name="ce79" office:value-type="float" office:value="0.00908355" calcext:value-type="float">
            <text:p>0.0091</text:p>
          </table:table-cell>
          <table:table-cell table:style-name="ce79" office:value-type="float" office:value="0.0135158" calcext:value-type="float">
            <text:p>0.0135</text:p>
          </table:table-cell>
          <table:table-cell table:style-name="ce79" office:value-type="float" office:value="0.00964176314286" calcext:value-type="float">
            <text:p>0.0096</text:p>
          </table:table-cell>
          <table:table-cell table:style-name="ce79" office:value-type="float" office:value="0.00123094640005" calcext:value-type="float">
            <text:p>0.0012</text:p>
          </table:table-cell>
          <table:table-cell table:style-name="ce79" office:value-type="float" office:value="0.00770898" calcext:value-type="float">
            <text:p>0.0077</text:p>
          </table:table-cell>
          <table:table-cell table:style-name="ce79" office:value-type="float" office:value="0.0197863" calcext:value-type="float">
            <text:p>0.0198</text:p>
          </table:table-cell>
          <table:table-cell table:style-name="ce79" office:value-type="float" office:value="0.0143398234286" calcext:value-type="float">
            <text:p>0.0143</text:p>
          </table:table-cell>
          <table:table-cell table:style-name="ce79" office:value-type="float" office:value="0.00327942590573" calcext:value-type="float">
            <text:p>0.003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5_2</text:p>
          </table:table-cell>
          <table:table-cell table:style-name="ce79" office:value-type="float" office:value="0.0373858" calcext:value-type="float">
            <text:p>0.0374</text:p>
          </table:table-cell>
          <table:table-cell table:style-name="ce79" office:value-type="float" office:value="0.0644281" calcext:value-type="float">
            <text:p>0.0644</text:p>
          </table:table-cell>
          <table:table-cell table:style-name="ce79" office:value-type="float" office:value="0.0564779085714" calcext:value-type="float">
            <text:p>0.0565</text:p>
          </table:table-cell>
          <table:table-cell table:style-name="ce79" office:value-type="float" office:value="0.00533181205528" calcext:value-type="float">
            <text:p>0.0053</text:p>
          </table:table-cell>
          <table:table-cell table:style-name="ce79" office:value-type="float" office:value="0.0651149" calcext:value-type="float">
            <text:p>0.0651</text:p>
          </table:table-cell>
          <table:table-cell table:style-name="ce79" office:value-type="float" office:value="0.0713674" calcext:value-type="float">
            <text:p>0.0714</text:p>
          </table:table-cell>
          <table:table-cell table:style-name="ce79" office:value-type="float" office:value="0.0674686571429" calcext:value-type="float">
            <text:p>0.0675</text:p>
          </table:table-cell>
          <table:table-cell table:style-name="ce79" office:value-type="float" office:value="0.00147330534325" calcext:value-type="float">
            <text:p>0.0015</text:p>
          </table:table-cell>
          <table:table-cell table:style-name="ce79" office:value-type="float" office:value="0.071061" calcext:value-type="float">
            <text:p>0.0711</text:p>
          </table:table-cell>
          <table:table-cell table:style-name="ce79" office:value-type="float" office:value="0.0747424" calcext:value-type="float">
            <text:p>0.0747</text:p>
          </table:table-cell>
          <table:table-cell table:style-name="ce79" office:value-type="float" office:value="0.0724518142857" calcext:value-type="float">
            <text:p>0.0725</text:p>
          </table:table-cell>
          <table:table-cell table:style-name="ce79" office:value-type="float" office:value="0.000848424294844" calcext:value-type="float">
            <text:p>0.0008</text:p>
          </table:table-cell>
          <table:table-cell table:style-name="ce79" office:value-type="float" office:value="0.0598145" calcext:value-type="float">
            <text:p>0.0598</text:p>
          </table:table-cell>
          <table:table-cell table:style-name="ce79" office:value-type="float" office:value="0.06811" calcext:value-type="float">
            <text:p>0.0681</text:p>
          </table:table-cell>
          <table:table-cell table:style-name="ce79" office:value-type="float" office:value="0.0647956742857" calcext:value-type="float">
            <text:p>0.0648</text:p>
          </table:table-cell>
          <table:table-cell table:style-name="ce79" office:value-type="float" office:value="0.00192276733862" calcext:value-type="float">
            <text:p>0.0019</text:p>
          </table:table-cell>
          <table:table-cell table:style-name="ce79" office:value-type="float" office:value="0.0653779" calcext:value-type="float">
            <text:p>0.0654</text:p>
          </table:table-cell>
          <table:table-cell table:style-name="ce79" office:value-type="float" office:value="0.0709135" calcext:value-type="float">
            <text:p>0.0709</text:p>
          </table:table-cell>
          <table:table-cell table:style-name="ce79" office:value-type="float" office:value="0.06729004" calcext:value-type="float">
            <text:p>0.0673</text:p>
          </table:table-cell>
          <table:table-cell table:style-name="ce79" office:value-type="float" office:value="0.00123909522318" calcext:value-type="float">
            <text:p>0.001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6_2</text:p>
          </table:table-cell>
          <table:table-cell table:style-name="ce79" office:value-type="float" office:value="0.023964" calcext:value-type="float">
            <text:p>0.0240</text:p>
          </table:table-cell>
          <table:table-cell table:style-name="ce79" office:value-type="float" office:value="0.0689072" calcext:value-type="float">
            <text:p>0.0689</text:p>
          </table:table-cell>
          <table:table-cell table:style-name="ce79" office:value-type="float" office:value="0.0472056685714" calcext:value-type="float">
            <text:p>0.0472</text:p>
          </table:table-cell>
          <table:table-cell table:style-name="ce79" office:value-type="float" office:value="0.0127583008779" calcext:value-type="float">
            <text:p>0.0128</text:p>
          </table:table-cell>
          <table:table-cell table:style-name="ce79" office:value-type="float" office:value="0.00911309" calcext:value-type="float">
            <text:p>0.0091</text:p>
          </table:table-cell>
          <table:table-cell table:style-name="ce79" office:value-type="float" office:value="0.04018" calcext:value-type="float">
            <text:p>0.0402</text:p>
          </table:table-cell>
          <table:table-cell table:style-name="ce79" office:value-type="float" office:value="0.0220311471429" calcext:value-type="float">
            <text:p>0.0220</text:p>
          </table:table-cell>
          <table:table-cell table:style-name="ce79" office:value-type="float" office:value="0.0105320368854" calcext:value-type="float">
            <text:p>0.0105</text:p>
          </table:table-cell>
          <table:table-cell table:style-name="ce79" office:value-type="float" office:value="0.0140083" calcext:value-type="float">
            <text:p>0.0140</text:p>
          </table:table-cell>
          <table:table-cell table:style-name="ce79" office:value-type="float" office:value="0.0186152" calcext:value-type="float">
            <text:p>0.0186</text:p>
          </table:table-cell>
          <table:table-cell table:style-name="ce79" office:value-type="float" office:value="0.0160697942857" calcext:value-type="float">
            <text:p>0.0161</text:p>
          </table:table-cell>
          <table:table-cell table:style-name="ce79" office:value-type="float" office:value="0.000846622668166" calcext:value-type="float">
            <text:p>0.0008</text:p>
          </table:table-cell>
          <table:table-cell table:style-name="ce79" office:value-type="float" office:value="0.0255135" calcext:value-type="float">
            <text:p>0.0255</text:p>
          </table:table-cell>
          <table:table-cell table:style-name="ce79" office:value-type="float" office:value="0.0529544" calcext:value-type="float">
            <text:p>0.0530</text:p>
          </table:table-cell>
          <table:table-cell table:style-name="ce79" office:value-type="float" office:value="0.03851218" calcext:value-type="float">
            <text:p>0.0385</text:p>
          </table:table-cell>
          <table:table-cell table:style-name="ce79" office:value-type="float" office:value="0.00816126067817" calcext:value-type="float">
            <text:p>0.0082</text:p>
          </table:table-cell>
          <table:table-cell table:style-name="ce79" office:value-type="float" office:value="0.00660787" calcext:value-type="float">
            <text:p>0.0066</text:p>
          </table:table-cell>
          <table:table-cell table:style-name="ce79" office:value-type="float" office:value="0.0072052" calcext:value-type="float">
            <text:p>0.0072</text:p>
          </table:table-cell>
          <table:table-cell table:style-name="ce79" office:value-type="float" office:value="0.00683937514286" calcext:value-type="float">
            <text:p>0.0068</text:p>
          </table:table-cell>
          <table:table-cell table:style-name="ce79" office:value-type="float" office:value="0.000127873760391" calcext:value-type="float">
            <text:p>0.000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7_2</text:p>
          </table:table-cell>
          <table:table-cell table:style-name="ce79" office:value-type="float" office:value="0.00602764" calcext:value-type="float">
            <text:p>0.0060</text:p>
          </table:table-cell>
          <table:table-cell table:style-name="ce79" office:value-type="float" office:value="0.00637985" calcext:value-type="float">
            <text:p>0.0064</text:p>
          </table:table-cell>
          <table:table-cell table:style-name="ce79" office:value-type="float" office:value="0.00618471" calcext:value-type="float">
            <text:p>0.0062</text:p>
          </table:table-cell>
          <table:table-cell table:style-name="ce79" office:value-type="float" office:value="0.000082107847476" calcext:value-type="float">
            <text:p>0.0001</text:p>
          </table:table-cell>
          <table:table-cell table:style-name="ce79" office:value-type="float" office:value="0.00906551" calcext:value-type="float">
            <text:p>0.0091</text:p>
          </table:table-cell>
          <table:table-cell table:style-name="ce79" office:value-type="float" office:value="0.0091136" calcext:value-type="float">
            <text:p>0.0091</text:p>
          </table:table-cell>
          <table:table-cell table:style-name="ce79" office:value-type="float" office:value="0.00909947371429" calcext:value-type="float">
            <text:p>0.0091</text:p>
          </table:table-cell>
          <table:table-cell table:style-name="ce79" office:value-type="float" office:value="0.0000140865648425" calcext:value-type="float">
            <text:p>0.0000</text:p>
          </table:table-cell>
          <table:table-cell table:style-name="ce79" office:value-type="float" office:value="0.0126487" calcext:value-type="float">
            <text:p>0.0126</text:p>
          </table:table-cell>
          <table:table-cell table:style-name="ce79" office:value-type="float" office:value="0.0168115" calcext:value-type="float">
            <text:p>0.0168</text:p>
          </table:table-cell>
          <table:table-cell table:style-name="ce79" office:value-type="float" office:value="0.0150695371429" calcext:value-type="float">
            <text:p>0.0151</text:p>
          </table:table-cell>
          <table:table-cell table:style-name="ce79" office:value-type="float" office:value="0.000861789263629" calcext:value-type="float">
            <text:p>0.0009</text:p>
          </table:table-cell>
          <table:table-cell table:style-name="ce79" office:value-type="float" office:value="0.00908933" calcext:value-type="float">
            <text:p>0.0091</text:p>
          </table:table-cell>
          <table:table-cell table:style-name="ce79" office:value-type="float" office:value="0.00908938" calcext:value-type="float">
            <text:p>0.0091</text:p>
          </table:table-cell>
          <table:table-cell table:style-name="ce79" office:value-type="float" office:value="0.00908934971429" calcext:value-type="float">
            <text:p>0.0091</text:p>
          </table:table-cell>
          <table:table-cell table:style-name="ce79" office:value-type="float" office:value="0.000000012532406971" calcext:value-type="float">
            <text:p>0.0000</text:p>
          </table:table-cell>
          <table:table-cell table:style-name="ce79" office:value-type="float" office:value="0.00667073" calcext:value-type="float">
            <text:p>0.0067</text:p>
          </table:table-cell>
          <table:table-cell table:style-name="ce79" office:value-type="float" office:value="0.00728374" calcext:value-type="float">
            <text:p>0.0073</text:p>
          </table:table-cell>
          <table:table-cell table:style-name="ce79" office:value-type="float" office:value="0.00689981628571" calcext:value-type="float">
            <text:p>0.0069</text:p>
          </table:table-cell>
          <table:table-cell table:style-name="ce79" office:value-type="float" office:value="0.000152675819885" calcext:value-type="float">
            <text:p>0.000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8_2</text:p>
          </table:table-cell>
          <table:table-cell table:style-name="ce79" office:value-type="float" office:value="0.0340962" calcext:value-type="float">
            <text:p>0.0341</text:p>
          </table:table-cell>
          <table:table-cell table:style-name="ce79" office:value-type="float" office:value="0.0567665" calcext:value-type="float">
            <text:p>0.0568</text:p>
          </table:table-cell>
          <table:table-cell table:style-name="ce79" office:value-type="float" office:value="0.0476617571429" calcext:value-type="float">
            <text:p>0.0477</text:p>
          </table:table-cell>
          <table:table-cell table:style-name="ce79" office:value-type="float" office:value="0.00493752924264" calcext:value-type="float">
            <text:p>0.0049</text:p>
          </table:table-cell>
          <table:table-cell table:style-name="ce79" office:value-type="float" office:value="0.110371" calcext:value-type="float">
            <text:p>0.1104</text:p>
          </table:table-cell>
          <table:table-cell table:style-name="ce79" office:value-type="float" office:value="0.118657" calcext:value-type="float">
            <text:p>0.1187</text:p>
          </table:table-cell>
          <table:table-cell table:style-name="ce79" office:value-type="float" office:value="0.115012742857" calcext:value-type="float">
            <text:p>0.1150</text:p>
          </table:table-cell>
          <table:table-cell table:style-name="ce79" office:value-type="float" office:value="0.0019532082669" calcext:value-type="float">
            <text:p>0.0020</text:p>
          </table:table-cell>
          <table:table-cell table:style-name="ce79" office:value-type="float" office:value="0.11909" calcext:value-type="float">
            <text:p>0.1191</text:p>
          </table:table-cell>
          <table:table-cell table:style-name="ce79" office:value-type="float" office:value="0.127775" calcext:value-type="float">
            <text:p>0.1278</text:p>
          </table:table-cell>
          <table:table-cell table:style-name="ce79" office:value-type="float" office:value="0.124088457143" calcext:value-type="float">
            <text:p>0.1241</text:p>
          </table:table-cell>
          <table:table-cell table:style-name="ce79" office:value-type="float" office:value="0.00187185752423" calcext:value-type="float">
            <text:p>0.0019</text:p>
          </table:table-cell>
          <table:table-cell table:style-name="ce79" office:value-type="float" office:value="0.115885" calcext:value-type="float">
            <text:p>0.1159</text:p>
          </table:table-cell>
          <table:table-cell table:style-name="ce79" office:value-type="float" office:value="0.11877" calcext:value-type="float">
            <text:p>0.1188</text:p>
          </table:table-cell>
          <table:table-cell table:style-name="ce79" office:value-type="float" office:value="0.117461514286" calcext:value-type="float">
            <text:p>0.1175</text:p>
          </table:table-cell>
          <table:table-cell table:style-name="ce79" office:value-type="float" office:value="0.000751620397025" calcext:value-type="float">
            <text:p>0.0008</text:p>
          </table:table-cell>
          <table:table-cell table:style-name="ce79" office:value-type="float" office:value="0.116173" calcext:value-type="float">
            <text:p>0.1162</text:p>
          </table:table-cell>
          <table:table-cell table:style-name="ce79" office:value-type="float" office:value="0.118858" calcext:value-type="float">
            <text:p>0.1189</text:p>
          </table:table-cell>
          <table:table-cell table:style-name="ce79" office:value-type="float" office:value="0.1175728" calcext:value-type="float">
            <text:p>0.1176</text:p>
          </table:table-cell>
          <table:table-cell table:style-name="ce79" office:value-type="float" office:value="0.000559473926368" calcext:value-type="float">
            <text:p>0.0006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9_2</text:p>
          </table:table-cell>
          <table:table-cell table:style-name="ce79" office:value-type="float" office:value="0.00948272" calcext:value-type="float">
            <text:p>0.0095</text:p>
          </table:table-cell>
          <table:table-cell table:style-name="ce79" office:value-type="float" office:value="0.0125914" calcext:value-type="float">
            <text:p>0.0126</text:p>
          </table:table-cell>
          <table:table-cell table:style-name="ce79" office:value-type="float" office:value="0.0106490165714" calcext:value-type="float">
            <text:p>0.0106</text:p>
          </table:table-cell>
          <table:table-cell table:style-name="ce79" office:value-type="float" office:value="0.000841994564339" calcext:value-type="float">
            <text:p>0.0008</text:p>
          </table:table-cell>
          <table:table-cell table:style-name="ce79" office:value-type="float" office:value="0.0123622" calcext:value-type="float">
            <text:p>0.0124</text:p>
          </table:table-cell>
          <table:table-cell table:style-name="ce79" office:value-type="float" office:value="0.126862" calcext:value-type="float">
            <text:p>0.1269</text:p>
          </table:table-cell>
          <table:table-cell table:style-name="ce79" office:value-type="float" office:value="0.0280136885714" calcext:value-type="float">
            <text:p>0.0280</text:p>
          </table:table-cell>
          <table:table-cell table:style-name="ce79" office:value-type="float" office:value="0.0246085302647" calcext:value-type="float">
            <text:p>0.0246</text:p>
          </table:table-cell>
          <table:table-cell table:style-name="ce79" office:value-type="float" office:value="0.0306107" calcext:value-type="float">
            <text:p>0.0306</text:p>
          </table:table-cell>
          <table:table-cell table:style-name="ce79" office:value-type="float" office:value="0.131221" calcext:value-type="float">
            <text:p>0.1312</text:p>
          </table:table-cell>
          <table:table-cell table:style-name="ce79" office:value-type="float" office:value="0.0766558914286" calcext:value-type="float">
            <text:p>0.0767</text:p>
          </table:table-cell>
          <table:table-cell table:style-name="ce79" office:value-type="float" office:value="0.0461612484639" calcext:value-type="float">
            <text:p>0.0462</text:p>
          </table:table-cell>
          <table:table-cell table:style-name="ce79" office:value-type="float" office:value="0.122937" calcext:value-type="float">
            <text:p>0.1229</text:p>
          </table:table-cell>
          <table:table-cell table:style-name="ce79" office:value-type="float" office:value="0.126837" calcext:value-type="float">
            <text:p>0.1268</text:p>
          </table:table-cell>
          <table:table-cell table:style-name="ce79" office:value-type="float" office:value="0.125838885714" calcext:value-type="float">
            <text:p>0.1258</text:p>
          </table:table-cell>
          <table:table-cell table:style-name="ce79" office:value-type="float" office:value="0.00144106240118" calcext:value-type="float">
            <text:p>0.0014</text:p>
          </table:table-cell>
          <table:table-cell table:style-name="ce79" office:value-type="float" office:value="0.0113045" calcext:value-type="float">
            <text:p>0.0113</text:p>
          </table:table-cell>
          <table:table-cell table:style-name="ce79" office:value-type="float" office:value="0.126876" calcext:value-type="float">
            <text:p>0.1269</text:p>
          </table:table-cell>
          <table:table-cell table:style-name="ce79" office:value-type="float" office:value="0.0346579285714" calcext:value-type="float">
            <text:p>0.0347</text:p>
          </table:table-cell>
          <table:table-cell table:style-name="ce79" office:value-type="float" office:value="0.0327773388652" calcext:value-type="float">
            <text:p>0.032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1_2</text:p>
          </table:table-cell>
          <table:table-cell table:style-name="ce79" office:value-type="float" office:value="0.00146761" calcext:value-type="float">
            <text:p>0.0015</text:p>
          </table:table-cell>
          <table:table-cell table:style-name="ce79" office:value-type="float" office:value="0.00148989" calcext:value-type="float">
            <text:p>0.0015</text:p>
          </table:table-cell>
          <table:table-cell table:style-name="ce79" office:value-type="float" office:value="0.00147772028571" calcext:value-type="float">
            <text:p>0.0015</text:p>
          </table:table-cell>
          <table:table-cell table:style-name="ce79" office:value-type="float" office:value="0.00000585121110087" calcext:value-type="float">
            <text:p>0.0000</text:p>
          </table:table-cell>
          <table:table-cell table:number-columns-repeated="3" table:style-name="ce79" office:value-type="float" office:value="0.00146219" calcext:value-type="float">
            <text:p>0.0015</text:p>
          </table:table-cell>
          <table:table-cell table:style-name="ce79" office:value-type="float" office:value="2.16840434497E-019" calcext:value-type="float">
            <text:p>0.0000</text:p>
          </table:table-cell>
          <table:table-cell table:style-name="ce79" office:value-type="float" office:value="0.00177077" calcext:value-type="float">
            <text:p>0.0018</text:p>
          </table:table-cell>
          <table:table-cell table:style-name="ce79" office:value-type="float" office:value="0.00207784" calcext:value-type="float">
            <text:p>0.0021</text:p>
          </table:table-cell>
          <table:table-cell table:style-name="ce79" office:value-type="float" office:value="0.001886402" calcext:value-type="float">
            <text:p>0.0019</text:p>
          </table:table-cell>
          <table:table-cell table:style-name="ce79" office:value-type="float" office:value="0.0000748263487511" calcext:value-type="float">
            <text:p>0.0001</text:p>
          </table:table-cell>
          <table:table-cell table:number-columns-repeated="3" table:style-name="ce79" office:value-type="float" office:value="0.00146718" calcext:value-type="float">
            <text:p>0.0015</text:p>
          </table:table-cell>
          <table:table-cell table:style-name="ce79" office:value-type="float" office:value="2.16840434497E-019" calcext:value-type="float">
            <text:p>0.0000</text:p>
          </table:table-cell>
          <table:table-cell table:style-name="ce79" office:value-type="float" office:value="0.00168486" calcext:value-type="float">
            <text:p>0.0017</text:p>
          </table:table-cell>
          <table:table-cell table:style-name="ce79" office:value-type="float" office:value="0.00180575" calcext:value-type="float">
            <text:p>0.0018</text:p>
          </table:table-cell>
          <table:table-cell table:style-name="ce79" office:value-type="float" office:value="0.00175743057143" calcext:value-type="float">
            <text:p>0.0018</text:p>
          </table:table-cell>
          <table:table-cell table:style-name="ce79" office:value-type="float" office:value="0.0000299664451338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2_2</text:p>
          </table:table-cell>
          <table:table-cell table:style-name="ce79" office:value-type="float" office:value="0.00219709" calcext:value-type="float">
            <text:p>0.0022</text:p>
          </table:table-cell>
          <table:table-cell table:style-name="ce79" office:value-type="float" office:value="0.00224135" calcext:value-type="float">
            <text:p>0.0022</text:p>
          </table:table-cell>
          <table:table-cell table:style-name="ce79" office:value-type="float" office:value="0.00221998942857" calcext:value-type="float">
            <text:p>0.0022</text:p>
          </table:table-cell>
          <table:table-cell table:style-name="ce79" office:value-type="float" office:value="0.0000102580602296" calcext:value-type="float">
            <text:p>0.0000</text:p>
          </table:table-cell>
          <table:table-cell table:style-name="ce79" office:value-type="float" office:value="0.00281768" calcext:value-type="float">
            <text:p>0.0028</text:p>
          </table:table-cell>
          <table:table-cell table:style-name="ce79" office:value-type="float" office:value="0.002819" calcext:value-type="float">
            <text:p>0.0028</text:p>
          </table:table-cell>
          <table:table-cell table:style-name="ce79" office:value-type="float" office:value="0.00281846942857" calcext:value-type="float">
            <text:p>0.0028</text:p>
          </table:table-cell>
          <table:table-cell table:style-name="ce79" office:value-type="float" office:value="0.000000203861898032" calcext:value-type="float">
            <text:p>0.0000</text:p>
          </table:table-cell>
          <table:table-cell table:style-name="ce79" office:value-type="float" office:value="0.00331139" calcext:value-type="float">
            <text:p>0.0033</text:p>
          </table:table-cell>
          <table:table-cell table:style-name="ce79" office:value-type="float" office:value="0.00439211" calcext:value-type="float">
            <text:p>0.0044</text:p>
          </table:table-cell>
          <table:table-cell table:style-name="ce79" office:value-type="float" office:value="0.00374548285714" calcext:value-type="float">
            <text:p>0.0037</text:p>
          </table:table-cell>
          <table:table-cell table:style-name="ce79" office:value-type="float" office:value="0.000226538365802" calcext:value-type="float">
            <text:p>0.0002</text:p>
          </table:table-cell>
          <table:table-cell table:style-name="ce79" office:value-type="float" office:value="0.00281186" calcext:value-type="float">
            <text:p>0.0028</text:p>
          </table:table-cell>
          <table:table-cell table:style-name="ce79" office:value-type="float" office:value="0.00281187" calcext:value-type="float">
            <text:p>0.0028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00000000318157963602" calcext:value-type="float">
            <text:p>0.0000</text:p>
          </table:table-cell>
          <table:table-cell table:style-name="ce79" office:value-type="float" office:value="0.00210693" calcext:value-type="float">
            <text:p>0.0021</text:p>
          </table:table-cell>
          <table:table-cell table:style-name="ce79" office:value-type="float" office:value="0.00215953" calcext:value-type="float">
            <text:p>0.0022</text:p>
          </table:table-cell>
          <table:table-cell table:style-name="ce79" office:value-type="float" office:value="0.00213037942857" calcext:value-type="float">
            <text:p>0.0021</text:p>
          </table:table-cell>
          <table:table-cell table:style-name="ce79" office:value-type="float" office:value="0.0000136989622011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3_2</text:p>
          </table:table-cell>
          <table:table-cell table:style-name="ce79" office:value-type="float" office:value="0.00216092" calcext:value-type="float">
            <text:p>0.0022</text:p>
          </table:table-cell>
          <table:table-cell table:style-name="ce79" office:value-type="float" office:value="0.00221648" calcext:value-type="float">
            <text:p>0.0022</text:p>
          </table:table-cell>
          <table:table-cell table:style-name="ce79" office:value-type="float" office:value="0.002187536" calcext:value-type="float">
            <text:p>0.0022</text:p>
          </table:table-cell>
          <table:table-cell table:style-name="ce79" office:value-type="float" office:value="0.0000118612987003" calcext:value-type="float">
            <text:p>0.0000</text:p>
          </table:table-cell>
          <table:table-cell table:style-name="ce79" office:value-type="float" office:value="0.00281768" calcext:value-type="float">
            <text:p>0.0028</text:p>
          </table:table-cell>
          <table:table-cell table:style-name="ce79" office:value-type="float" office:value="0.002819" calcext:value-type="float">
            <text:p>0.0028</text:p>
          </table:table-cell>
          <table:table-cell table:style-name="ce79" office:value-type="float" office:value="0.00281845571429" calcext:value-type="float">
            <text:p>0.0028</text:p>
          </table:table-cell>
          <table:table-cell table:style-name="ce79" office:value-type="float" office:value="0.000000297179942741" calcext:value-type="float">
            <text:p>0.0000</text:p>
          </table:table-cell>
          <table:table-cell table:style-name="ce79" office:value-type="float" office:value="0.0027644" calcext:value-type="float">
            <text:p>0.0028</text:p>
          </table:table-cell>
          <table:table-cell table:style-name="ce79" office:value-type="float" office:value="0.00344577" calcext:value-type="float">
            <text:p>0.0034</text:p>
          </table:table-cell>
          <table:table-cell table:style-name="ce79" office:value-type="float" office:value="0.00301523714286" calcext:value-type="float">
            <text:p>0.0030</text:p>
          </table:table-cell>
          <table:table-cell table:style-name="ce79" office:value-type="float" office:value="0.000136702361743" calcext:value-type="float">
            <text:p>0.0001</text:p>
          </table:table-cell>
          <table:table-cell table:style-name="ce79" office:value-type="float" office:value="0.00281186" calcext:value-type="float">
            <text:p>0.0028</text:p>
          </table:table-cell>
          <table:table-cell table:style-name="ce79" office:value-type="float" office:value="0.00281187" calcext:value-type="float">
            <text:p>0.0028</text:p>
          </table:table-cell>
          <table:table-cell table:style-name="ce79" office:value-type="float" office:value="0.00281186057143" calcext:value-type="float">
            <text:p>0.0028</text:p>
          </table:table-cell>
          <table:table-cell table:style-name="ce79" office:value-type="float" office:value="0.00000000232115382998" calcext:value-type="float">
            <text:p>0.0000</text:p>
          </table:table-cell>
          <table:table-cell table:style-name="ce79" office:value-type="float" office:value="0.00210701" calcext:value-type="float">
            <text:p>0.0021</text:p>
          </table:table-cell>
          <table:table-cell table:style-name="ce79" office:value-type="float" office:value="0.00216685" calcext:value-type="float">
            <text:p>0.0022</text:p>
          </table:table-cell>
          <table:table-cell table:style-name="ce79" office:value-type="float" office:value="0.00212907971429" calcext:value-type="float">
            <text:p>0.0021</text:p>
          </table:table-cell>
          <table:table-cell table:style-name="ce79" office:value-type="float" office:value="0.000015688558977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4_2</text:p>
          </table:table-cell>
          <table:table-cell table:style-name="ce79" office:value-type="float" office:value="0.00219596" calcext:value-type="float">
            <text:p>0.0022</text:p>
          </table:table-cell>
          <table:table-cell table:style-name="ce79" office:value-type="float" office:value="0.00224877" calcext:value-type="float">
            <text:p>0.0022</text:p>
          </table:table-cell>
          <table:table-cell table:style-name="ce79" office:value-type="float" office:value="0.00222333914286" calcext:value-type="float">
            <text:p>0.0022</text:p>
          </table:table-cell>
          <table:table-cell table:style-name="ce79" office:value-type="float" office:value="0.000013174932989" calcext:value-type="float">
            <text:p>0.0000</text:p>
          </table:table-cell>
          <table:table-cell table:style-name="ce79" office:value-type="float" office:value="0.00281709" calcext:value-type="float">
            <text:p>0.0028</text:p>
          </table:table-cell>
          <table:table-cell table:style-name="ce79" office:value-type="float" office:value="0.002819" calcext:value-type="float">
            <text:p>0.0028</text:p>
          </table:table-cell>
          <table:table-cell table:style-name="ce79" office:value-type="float" office:value="0.00281809571429" calcext:value-type="float">
            <text:p>0.0028</text:p>
          </table:table-cell>
          <table:table-cell table:style-name="ce79" office:value-type="float" office:value="0.000000464273846002" calcext:value-type="float">
            <text:p>0.0000</text:p>
          </table:table-cell>
          <table:table-cell table:style-name="ce79" office:value-type="float" office:value="0.00338236" calcext:value-type="float">
            <text:p>0.0034</text:p>
          </table:table-cell>
          <table:table-cell table:style-name="ce79" office:value-type="float" office:value="0.476246" calcext:value-type="float">
            <text:p>0.4762</text:p>
          </table:table-cell>
          <table:table-cell table:style-name="ce79" office:value-type="float" office:value="0.0576771048571" calcext:value-type="float">
            <text:p>0.0577</text:p>
          </table:table-cell>
          <table:table-cell table:style-name="ce79" office:value-type="float" office:value="0.150354550983" calcext:value-type="float">
            <text:p>0.1504</text:p>
          </table:table-cell>
          <table:table-cell table:style-name="ce79" office:value-type="float" office:value="0.00281186" calcext:value-type="float">
            <text:p>0.0028</text:p>
          </table:table-cell>
          <table:table-cell table:style-name="ce79" office:value-type="float" office:value="0.00281187" calcext:value-type="float">
            <text:p>0.0028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00000000318157963602" calcext:value-type="float">
            <text:p>0.0000</text:p>
          </table:table-cell>
          <table:table-cell table:style-name="ce79" office:value-type="float" office:value="0.0021002" calcext:value-type="float">
            <text:p>0.0021</text:p>
          </table:table-cell>
          <table:table-cell table:style-name="ce79" office:value-type="float" office:value="0.476246" calcext:value-type="float">
            <text:p>0.4762</text:p>
          </table:table-cell>
          <table:table-cell table:style-name="ce79" office:value-type="float" office:value="0.124042513143" calcext:value-type="float">
            <text:p>0.1240</text:p>
          </table:table-cell>
          <table:table-cell table:style-name="ce79" office:value-type="float" office:value="0.207218360158" calcext:value-type="float">
            <text:p>0.207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5_2</text:p>
          </table:table-cell>
          <table:table-cell table:style-name="ce79" office:value-type="float" office:value="0.00219709" calcext:value-type="float">
            <text:p>0.0022</text:p>
          </table:table-cell>
          <table:table-cell table:style-name="ce79" office:value-type="float" office:value="0.00224135" calcext:value-type="float">
            <text:p>0.0022</text:p>
          </table:table-cell>
          <table:table-cell table:style-name="ce79" office:value-type="float" office:value="0.00221998942857" calcext:value-type="float">
            <text:p>0.0022</text:p>
          </table:table-cell>
          <table:table-cell table:style-name="ce79" office:value-type="float" office:value="0.0000102580602296" calcext:value-type="float">
            <text:p>0.0000</text:p>
          </table:table-cell>
          <table:table-cell table:style-name="ce79" office:value-type="float" office:value="0.00281768" calcext:value-type="float">
            <text:p>0.0028</text:p>
          </table:table-cell>
          <table:table-cell table:style-name="ce79" office:value-type="float" office:value="0.002819" calcext:value-type="float">
            <text:p>0.0028</text:p>
          </table:table-cell>
          <table:table-cell table:style-name="ce79" office:value-type="float" office:value="0.00281846942857" calcext:value-type="float">
            <text:p>0.0028</text:p>
          </table:table-cell>
          <table:table-cell table:style-name="ce79" office:value-type="float" office:value="0.000000203861898032" calcext:value-type="float">
            <text:p>0.0000</text:p>
          </table:table-cell>
          <table:table-cell table:style-name="ce79" office:value-type="float" office:value="0.00331139" calcext:value-type="float">
            <text:p>0.0033</text:p>
          </table:table-cell>
          <table:table-cell table:style-name="ce79" office:value-type="float" office:value="0.00439211" calcext:value-type="float">
            <text:p>0.0044</text:p>
          </table:table-cell>
          <table:table-cell table:style-name="ce79" office:value-type="float" office:value="0.00374548285714" calcext:value-type="float">
            <text:p>0.0037</text:p>
          </table:table-cell>
          <table:table-cell table:style-name="ce79" office:value-type="float" office:value="0.000226538365802" calcext:value-type="float">
            <text:p>0.0002</text:p>
          </table:table-cell>
          <table:table-cell table:style-name="ce79" office:value-type="float" office:value="0.00281186" calcext:value-type="float">
            <text:p>0.0028</text:p>
          </table:table-cell>
          <table:table-cell table:style-name="ce79" office:value-type="float" office:value="0.00281187" calcext:value-type="float">
            <text:p>0.0028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00000000318157963602" calcext:value-type="float">
            <text:p>0.0000</text:p>
          </table:table-cell>
          <table:table-cell table:style-name="ce79" office:value-type="float" office:value="0.00210693" calcext:value-type="float">
            <text:p>0.0021</text:p>
          </table:table-cell>
          <table:table-cell table:style-name="ce79" office:value-type="float" office:value="0.00215953" calcext:value-type="float">
            <text:p>0.0022</text:p>
          </table:table-cell>
          <table:table-cell table:style-name="ce79" office:value-type="float" office:value="0.00213037942857" calcext:value-type="float">
            <text:p>0.0021</text:p>
          </table:table-cell>
          <table:table-cell table:style-name="ce79" office:value-type="float" office:value="0.0000136989622011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6_2</text:p>
          </table:table-cell>
          <table:table-cell table:style-name="ce79" office:value-type="float" office:value="0.00217051" calcext:value-type="float">
            <text:p>0.0022</text:p>
          </table:table-cell>
          <table:table-cell table:style-name="ce79" office:value-type="float" office:value="0.00223097" calcext:value-type="float">
            <text:p>0.0022</text:p>
          </table:table-cell>
          <table:table-cell table:style-name="ce79" office:value-type="float" office:value="0.00220384885714" calcext:value-type="float">
            <text:p>0.0022</text:p>
          </table:table-cell>
          <table:table-cell table:style-name="ce79" office:value-type="float" office:value="0.0000145639748835" calcext:value-type="float">
            <text:p>0.0000</text:p>
          </table:table-cell>
          <table:table-cell table:style-name="ce79" office:value-type="float" office:value="0.00281851" calcext:value-type="float">
            <text:p>0.0028</text:p>
          </table:table-cell>
          <table:table-cell table:style-name="ce79" office:value-type="float" office:value="0.0187346" calcext:value-type="float">
            <text:p>0.0187</text:p>
          </table:table-cell>
          <table:table-cell table:style-name="ce79" office:value-type="float" office:value="0.00369165057143" calcext:value-type="float">
            <text:p>0.0037</text:p>
          </table:table-cell>
          <table:table-cell table:style-name="ce79" office:value-type="float" office:value="0.00335773647132" calcext:value-type="float">
            <text:p>0.0034</text:p>
          </table:table-cell>
          <table:table-cell table:style-name="ce79" office:value-type="float" office:value="0.0028413" calcext:value-type="float">
            <text:p>0.0028</text:p>
          </table:table-cell>
          <table:table-cell table:style-name="ce79" office:value-type="float" office:value="0.00341722" calcext:value-type="float">
            <text:p>0.0034</text:p>
          </table:table-cell>
          <table:table-cell table:style-name="ce79" office:value-type="float" office:value="0.003104158" calcext:value-type="float">
            <text:p>0.0031</text:p>
          </table:table-cell>
          <table:table-cell table:style-name="ce79" office:value-type="float" office:value="0.000147788238074" calcext:value-type="float">
            <text:p>0.0001</text:p>
          </table:table-cell>
          <table:table-cell table:style-name="ce79" office:value-type="float" office:value="0.00281186" calcext:value-type="float">
            <text:p>0.0028</text:p>
          </table:table-cell>
          <table:table-cell table:style-name="ce79" office:value-type="float" office:value="0.00281187" calcext:value-type="float">
            <text:p>0.0028</text:p>
          </table:table-cell>
          <table:table-cell table:style-name="ce79" office:value-type="float" office:value="0.00281186057143" calcext:value-type="float">
            <text:p>0.0028</text:p>
          </table:table-cell>
          <table:table-cell table:style-name="ce79" office:value-type="float" office:value="0.00000000232115382998" calcext:value-type="float">
            <text:p>0.0000</text:p>
          </table:table-cell>
          <table:table-cell table:style-name="ce79" office:value-type="float" office:value="0.00210726" calcext:value-type="float">
            <text:p>0.0021</text:p>
          </table:table-cell>
          <table:table-cell table:style-name="ce79" office:value-type="float" office:value="0.0238019" calcext:value-type="float">
            <text:p>0.0238</text:p>
          </table:table-cell>
          <table:table-cell table:style-name="ce79" office:value-type="float" office:value="0.00367253828571" calcext:value-type="float">
            <text:p>0.0037</text:p>
          </table:table-cell>
          <table:table-cell table:style-name="ce79" office:value-type="float" office:value="0.00522694659236" calcext:value-type="float">
            <text:p>0.005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7_2</text:p>
          </table:table-cell>
          <table:table-cell table:style-name="ce79" office:value-type="float" office:value="0.00214712" calcext:value-type="float">
            <text:p>0.0021</text:p>
          </table:table-cell>
          <table:table-cell table:style-name="ce79" office:value-type="float" office:value="0.00226691" calcext:value-type="float">
            <text:p>0.0023</text:p>
          </table:table-cell>
          <table:table-cell table:style-name="ce79" office:value-type="float" office:value="0.00221979371429" calcext:value-type="float">
            <text:p>0.0022</text:p>
          </table:table-cell>
          <table:table-cell table:style-name="ce79" office:value-type="float" office:value="0.0000272852013355" calcext:value-type="float">
            <text:p>0.0000</text:p>
          </table:table-cell>
          <table:table-cell table:style-name="ce79" office:value-type="float" office:value="0.00410428" calcext:value-type="float">
            <text:p>0.0041</text:p>
          </table:table-cell>
          <table:table-cell table:style-name="ce79" office:value-type="float" office:value="0.00412307" calcext:value-type="float">
            <text:p>0.0041</text:p>
          </table:table-cell>
          <table:table-cell table:style-name="ce79" office:value-type="float" office:value="0.004110592" calcext:value-type="float">
            <text:p>0.0041</text:p>
          </table:table-cell>
          <table:table-cell table:style-name="ce79" office:value-type="float" office:value="0.00000802904790655" calcext:value-type="float">
            <text:p>0.0000</text:p>
          </table:table-cell>
          <table:table-cell table:style-name="ce79" office:value-type="float" office:value="0.00285589" calcext:value-type="float">
            <text:p>0.0029</text:p>
          </table:table-cell>
          <table:table-cell table:style-name="ce79" office:value-type="float" office:value="0.00394503" calcext:value-type="float">
            <text:p>0.0039</text:p>
          </table:table-cell>
          <table:table-cell table:style-name="ce79" office:value-type="float" office:value="0.00320504085714" calcext:value-type="float">
            <text:p>0.0032</text:p>
          </table:table-cell>
          <table:table-cell table:style-name="ce79" office:value-type="float" office:value="0.000245000614826" calcext:value-type="float">
            <text:p>0.0002</text:p>
          </table:table-cell>
          <table:table-cell table:style-name="ce79" office:value-type="float" office:value="0.00388598" calcext:value-type="float">
            <text:p>0.0039</text:p>
          </table:table-cell>
          <table:table-cell table:style-name="ce79" office:value-type="float" office:value="0.00412693" calcext:value-type="float">
            <text:p>0.0041</text:p>
          </table:table-cell>
          <table:table-cell table:style-name="ce79" office:value-type="float" office:value="0.00402864742857" calcext:value-type="float">
            <text:p>0.0040</text:p>
          </table:table-cell>
          <table:table-cell table:style-name="ce79" office:value-type="float" office:value="0.0000639359597161" calcext:value-type="float">
            <text:p>0.0001</text:p>
          </table:table-cell>
          <table:table-cell table:style-name="ce79" office:value-type="float" office:value="0.00225387" calcext:value-type="float">
            <text:p>0.0023</text:p>
          </table:table-cell>
          <table:table-cell table:style-name="ce79" office:value-type="float" office:value="0.00230231" calcext:value-type="float">
            <text:p>0.0023</text:p>
          </table:table-cell>
          <table:table-cell table:style-name="ce79" office:value-type="float" office:value="0.00228243171429" calcext:value-type="float">
            <text:p>0.0023</text:p>
          </table:table-cell>
          <table:table-cell table:style-name="ce79" office:value-type="float" office:value="0.0000124102801823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1_2</text:p>
          </table:table-cell>
          <table:table-cell table:style-name="ce79" office:value-type="float" office:value="0.00292269" calcext:value-type="float">
            <text:p>0.0029</text:p>
          </table:table-cell>
          <table:table-cell table:style-name="ce79" office:value-type="float" office:value="0.00302917" calcext:value-type="float">
            <text:p>0.0030</text:p>
          </table:table-cell>
          <table:table-cell table:style-name="ce79" office:value-type="float" office:value="0.00295821657143" calcext:value-type="float">
            <text:p>0.0030</text:p>
          </table:table-cell>
          <table:table-cell table:style-name="ce79" office:value-type="float" office:value="0.0000242640919812" calcext:value-type="float">
            <text:p>0.0000</text:p>
          </table:table-cell>
          <table:table-cell table:style-name="ce79" office:value-type="float" office:value="0.00655883" calcext:value-type="float">
            <text:p>0.0066</text:p>
          </table:table-cell>
          <table:table-cell table:style-name="ce79" office:value-type="float" office:value="0.00786825" calcext:value-type="float">
            <text:p>0.0079</text:p>
          </table:table-cell>
          <table:table-cell table:style-name="ce79" office:value-type="float" office:value="0.00709695428571" calcext:value-type="float">
            <text:p>0.0071</text:p>
          </table:table-cell>
          <table:table-cell table:style-name="ce79" office:value-type="float" office:value="0.000298793321051" calcext:value-type="float">
            <text:p>0.0003</text:p>
          </table:table-cell>
          <table:table-cell table:style-name="ce79" office:value-type="float" office:value="0.00522932" calcext:value-type="float">
            <text:p>0.0052</text:p>
          </table:table-cell>
          <table:table-cell table:style-name="ce79" office:value-type="float" office:value="0.00672863" calcext:value-type="float">
            <text:p>0.0067</text:p>
          </table:table-cell>
          <table:table-cell table:style-name="ce79" office:value-type="float" office:value="0.00596117942857" calcext:value-type="float">
            <text:p>0.0060</text:p>
          </table:table-cell>
          <table:table-cell table:style-name="ce79" office:value-type="float" office:value="0.000378997890668" calcext:value-type="float">
            <text:p>0.0004</text:p>
          </table:table-cell>
          <table:table-cell table:style-name="ce79" office:value-type="float" office:value="0.00379554" calcext:value-type="float">
            <text:p>0.0038</text:p>
          </table:table-cell>
          <table:table-cell table:style-name="ce79" office:value-type="float" office:value="0.00464497" calcext:value-type="float">
            <text:p>0.0046</text:p>
          </table:table-cell>
          <table:table-cell table:style-name="ce79" office:value-type="float" office:value="0.00406915685714" calcext:value-type="float">
            <text:p>0.0041</text:p>
          </table:table-cell>
          <table:table-cell table:style-name="ce79" office:value-type="float" office:value="0.000195973224626" calcext:value-type="float">
            <text:p>0.0002</text:p>
          </table:table-cell>
          <table:table-cell table:style-name="ce79" office:value-type="float" office:value="0.0039874" calcext:value-type="float">
            <text:p>0.0040</text:p>
          </table:table-cell>
          <table:table-cell table:style-name="ce79" office:value-type="float" office:value="0.00466743" calcext:value-type="float">
            <text:p>0.0047</text:p>
          </table:table-cell>
          <table:table-cell table:style-name="ce79" office:value-type="float" office:value="0.004267794" calcext:value-type="float">
            <text:p>0.0043</text:p>
          </table:table-cell>
          <table:table-cell table:style-name="ce79" office:value-type="float" office:value="0.000172963120069" calcext:value-type="float">
            <text:p>0.000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2_2</text:p>
          </table:table-cell>
          <table:table-cell table:style-name="ce79" office:value-type="float" office:value="0.00308905" calcext:value-type="float">
            <text:p>0.0031</text:p>
          </table:table-cell>
          <table:table-cell table:style-name="ce79" office:value-type="float" office:value="0.00349407" calcext:value-type="float">
            <text:p>0.0035</text:p>
          </table:table-cell>
          <table:table-cell table:style-name="ce79" office:value-type="float" office:value="0.00324399057143" calcext:value-type="float">
            <text:p>0.0032</text:p>
          </table:table-cell>
          <table:table-cell table:style-name="ce79" office:value-type="float" office:value="0.0000759993073255" calcext:value-type="float">
            <text:p>0.0001</text:p>
          </table:table-cell>
          <table:table-cell table:style-name="ce79" office:value-type="float" office:value="0.00575164" calcext:value-type="float">
            <text:p>0.0058</text:p>
          </table:table-cell>
          <table:table-cell table:style-name="ce79" office:value-type="float" office:value="0.00844218" calcext:value-type="float">
            <text:p>0.0084</text:p>
          </table:table-cell>
          <table:table-cell table:style-name="ce79" office:value-type="float" office:value="0.00692903228571" calcext:value-type="float">
            <text:p>0.0069</text:p>
          </table:table-cell>
          <table:table-cell table:style-name="ce79" office:value-type="float" office:value="0.000653840044293" calcext:value-type="float">
            <text:p>0.0007</text:p>
          </table:table-cell>
          <table:table-cell table:style-name="ce79" office:value-type="float" office:value="0.00904959" calcext:value-type="float">
            <text:p>0.0090</text:p>
          </table:table-cell>
          <table:table-cell table:style-name="ce79" office:value-type="float" office:value="0.013206" calcext:value-type="float">
            <text:p>0.0132</text:p>
          </table:table-cell>
          <table:table-cell table:style-name="ce79" office:value-type="float" office:value="0.0106392702857" calcext:value-type="float">
            <text:p>0.0106</text:p>
          </table:table-cell>
          <table:table-cell table:style-name="ce79" office:value-type="float" office:value="0.000946522564961" calcext:value-type="float">
            <text:p>0.0009</text:p>
          </table:table-cell>
          <table:table-cell table:style-name="ce79" office:value-type="float" office:value="0.00942161" calcext:value-type="float">
            <text:p>0.0094</text:p>
          </table:table-cell>
          <table:table-cell table:style-name="ce79" office:value-type="float" office:value="0.0219254" calcext:value-type="float">
            <text:p>0.0219</text:p>
          </table:table-cell>
          <table:table-cell table:style-name="ce79" office:value-type="float" office:value="0.0143655025714" calcext:value-type="float">
            <text:p>0.0144</text:p>
          </table:table-cell>
          <table:table-cell table:style-name="ce79" office:value-type="float" office:value="0.00335701018958" calcext:value-type="float">
            <text:p>0.0034</text:p>
          </table:table-cell>
          <table:table-cell table:style-name="ce79" office:value-type="float" office:value="0.0076387" calcext:value-type="float">
            <text:p>0.0076</text:p>
          </table:table-cell>
          <table:table-cell table:style-name="ce79" office:value-type="float" office:value="0.0137383" calcext:value-type="float">
            <text:p>0.0137</text:p>
          </table:table-cell>
          <table:table-cell table:style-name="ce79" office:value-type="float" office:value="0.00920086742857" calcext:value-type="float">
            <text:p>0.0092</text:p>
          </table:table-cell>
          <table:table-cell table:style-name="ce79" office:value-type="float" office:value="0.0012590619883" calcext:value-type="float">
            <text:p>0.001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3_2</text:p>
          </table:table-cell>
          <table:table-cell table:style-name="ce79" office:value-type="float" office:value="0.0303477" calcext:value-type="float">
            <text:p>0.0303</text:p>
          </table:table-cell>
          <table:table-cell table:style-name="ce79" office:value-type="float" office:value="0.0604583" calcext:value-type="float">
            <text:p>0.0605</text:p>
          </table:table-cell>
          <table:table-cell table:style-name="ce79" office:value-type="float" office:value="0.0420648314286" calcext:value-type="float">
            <text:p>0.0421</text:p>
          </table:table-cell>
          <table:table-cell table:style-name="ce79" office:value-type="float" office:value="0.00670621831313" calcext:value-type="float">
            <text:p>0.0067</text:p>
          </table:table-cell>
          <table:table-cell table:style-name="ce79" office:value-type="float" office:value="0.00399702" calcext:value-type="float">
            <text:p>0.0040</text:p>
          </table:table-cell>
          <table:table-cell table:style-name="ce79" office:value-type="float" office:value="0.00562606" calcext:value-type="float">
            <text:p>0.0056</text:p>
          </table:table-cell>
          <table:table-cell table:style-name="ce79" office:value-type="float" office:value="0.00470830228571" calcext:value-type="float">
            <text:p>0.0047</text:p>
          </table:table-cell>
          <table:table-cell table:style-name="ce79" office:value-type="float" office:value="0.000422696232577" calcext:value-type="float">
            <text:p>0.0004</text:p>
          </table:table-cell>
          <table:table-cell table:style-name="ce79" office:value-type="float" office:value="0.00619097" calcext:value-type="float">
            <text:p>0.0062</text:p>
          </table:table-cell>
          <table:table-cell table:style-name="ce79" office:value-type="float" office:value="0.0138565" calcext:value-type="float">
            <text:p>0.0139</text:p>
          </table:table-cell>
          <table:table-cell table:style-name="ce79" office:value-type="float" office:value="0.00781352742857" calcext:value-type="float">
            <text:p>0.0078</text:p>
          </table:table-cell>
          <table:table-cell table:style-name="ce79" office:value-type="float" office:value="0.00184940170971" calcext:value-type="float">
            <text:p>0.0018</text:p>
          </table:table-cell>
          <table:table-cell table:style-name="ce79" office:value-type="float" office:value="0.0080725" calcext:value-type="float">
            <text:p>0.0081</text:p>
          </table:table-cell>
          <table:table-cell table:style-name="ce79" office:value-type="float" office:value="0.0844078" calcext:value-type="float">
            <text:p>0.0844</text:p>
          </table:table-cell>
          <table:table-cell table:style-name="ce79" office:value-type="float" office:value="0.021979174" calcext:value-type="float">
            <text:p>0.0220</text:p>
          </table:table-cell>
          <table:table-cell table:style-name="ce79" office:value-type="float" office:value="0.0181445017651" calcext:value-type="float">
            <text:p>0.0181</text:p>
          </table:table-cell>
          <table:table-cell table:style-name="ce79" office:value-type="float" office:value="0.00463246" calcext:value-type="float">
            <text:p>0.0046</text:p>
          </table:table-cell>
          <table:table-cell table:style-name="ce79" office:value-type="float" office:value="0.0221077" calcext:value-type="float">
            <text:p>0.0221</text:p>
          </table:table-cell>
          <table:table-cell table:style-name="ce79" office:value-type="float" office:value="0.00960075228571" calcext:value-type="float">
            <text:p>0.0096</text:p>
          </table:table-cell>
          <table:table-cell table:style-name="ce79" office:value-type="float" office:value="0.00377490235425" calcext:value-type="float">
            <text:p>0.003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4_2</text:p>
          </table:table-cell>
          <table:table-cell table:style-name="ce79" office:value-type="float" office:value="0.00662857" calcext:value-type="float">
            <text:p>0.0066</text:p>
          </table:table-cell>
          <table:table-cell table:style-name="ce79" office:value-type="float" office:value="0.00820991" calcext:value-type="float">
            <text:p>0.0082</text:p>
          </table:table-cell>
          <table:table-cell table:style-name="ce79" office:value-type="float" office:value="0.00736605542857" calcext:value-type="float">
            <text:p>0.0074</text:p>
          </table:table-cell>
          <table:table-cell table:style-name="ce79" office:value-type="float" office:value="0.000420244067624" calcext:value-type="float">
            <text:p>0.0004</text:p>
          </table:table-cell>
          <table:table-cell table:style-name="ce79" office:value-type="float" office:value="0.0273703" calcext:value-type="float">
            <text:p>0.0274</text:p>
          </table:table-cell>
          <table:table-cell table:style-name="ce79" office:value-type="float" office:value="0.034842" calcext:value-type="float">
            <text:p>0.0348</text:p>
          </table:table-cell>
          <table:table-cell table:style-name="ce79" office:value-type="float" office:value="0.0305521971429" calcext:value-type="float">
            <text:p>0.0306</text:p>
          </table:table-cell>
          <table:table-cell table:style-name="ce79" office:value-type="float" office:value="0.00156806317283" calcext:value-type="float">
            <text:p>0.0016</text:p>
          </table:table-cell>
          <table:table-cell table:style-name="ce79" office:value-type="float" office:value="0.0335182" calcext:value-type="float">
            <text:p>0.0335</text:p>
          </table:table-cell>
          <table:table-cell table:style-name="ce79" office:value-type="float" office:value="0.0407705" calcext:value-type="float">
            <text:p>0.0408</text:p>
          </table:table-cell>
          <table:table-cell table:style-name="ce79" office:value-type="float" office:value="0.0367885942857" calcext:value-type="float">
            <text:p>0.0368</text:p>
          </table:table-cell>
          <table:table-cell table:style-name="ce79" office:value-type="float" office:value="0.00148982037056" calcext:value-type="float">
            <text:p>0.0015</text:p>
          </table:table-cell>
          <table:table-cell table:style-name="ce79" office:value-type="float" office:value="0.0379781" calcext:value-type="float">
            <text:p>0.0380</text:p>
          </table:table-cell>
          <table:table-cell table:style-name="ce79" office:value-type="float" office:value="0.043143" calcext:value-type="float">
            <text:p>0.0431</text:p>
          </table:table-cell>
          <table:table-cell table:style-name="ce79" office:value-type="float" office:value="0.0394984342857" calcext:value-type="float">
            <text:p>0.0395</text:p>
          </table:table-cell>
          <table:table-cell table:style-name="ce79" office:value-type="float" office:value="0.000991830912992" calcext:value-type="float">
            <text:p>0.0010</text:p>
          </table:table-cell>
          <table:table-cell table:style-name="ce79" office:value-type="float" office:value="0.0304637" calcext:value-type="float">
            <text:p>0.0305</text:p>
          </table:table-cell>
          <table:table-cell table:style-name="ce79" office:value-type="float" office:value="0.0348235" calcext:value-type="float">
            <text:p>0.0348</text:p>
          </table:table-cell>
          <table:table-cell table:style-name="ce79" office:value-type="float" office:value="0.0327064514286" calcext:value-type="float">
            <text:p>0.0327</text:p>
          </table:table-cell>
          <table:table-cell table:style-name="ce79" office:value-type="float" office:value="0.00104201358762" calcext:value-type="float">
            <text:p>0.001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5_2</text:p>
          </table:table-cell>
          <table:table-cell table:style-name="ce79" office:value-type="float" office:value="0.0164214" calcext:value-type="float">
            <text:p>0.0164</text:p>
          </table:table-cell>
          <table:table-cell table:style-name="ce79" office:value-type="float" office:value="0.0415272" calcext:value-type="float">
            <text:p>0.0415</text:p>
          </table:table-cell>
          <table:table-cell table:style-name="ce79" office:value-type="float" office:value="0.0255909" calcext:value-type="float">
            <text:p>0.0256</text:p>
          </table:table-cell>
          <table:table-cell table:style-name="ce79" office:value-type="float" office:value="0.00556325324885" calcext:value-type="float">
            <text:p>0.0056</text:p>
          </table:table-cell>
          <table:table-cell table:style-name="ce79" office:value-type="float" office:value="0.140301" calcext:value-type="float">
            <text:p>0.1403</text:p>
          </table:table-cell>
          <table:table-cell table:style-name="ce79" office:value-type="float" office:value="0.441255" calcext:value-type="float">
            <text:p>0.4413</text:p>
          </table:table-cell>
          <table:table-cell table:style-name="ce79" office:value-type="float" office:value="0.251348371429" calcext:value-type="float">
            <text:p>0.2513</text:p>
          </table:table-cell>
          <table:table-cell table:style-name="ce79" office:value-type="float" office:value="0.0633167839221" calcext:value-type="float">
            <text:p>0.0633</text:p>
          </table:table-cell>
          <table:table-cell table:style-name="ce79" office:value-type="float" office:value="0.0944911" calcext:value-type="float">
            <text:p>0.0945</text:p>
          </table:table-cell>
          <table:table-cell table:style-name="ce79" office:value-type="float" office:value="0.249929" calcext:value-type="float">
            <text:p>0.2499</text:p>
          </table:table-cell>
          <table:table-cell table:style-name="ce79" office:value-type="float" office:value="0.128616231429" calcext:value-type="float">
            <text:p>0.1286</text:p>
          </table:table-cell>
          <table:table-cell table:style-name="ce79" office:value-type="float" office:value="0.0321307862983" calcext:value-type="float">
            <text:p>0.0321</text:p>
          </table:table-cell>
          <table:table-cell table:style-name="ce79" office:value-type="float" office:value="0.103468" calcext:value-type="float">
            <text:p>0.1035</text:p>
          </table:table-cell>
          <table:table-cell table:style-name="ce79" office:value-type="float" office:value="0.177692" calcext:value-type="float">
            <text:p>0.1777</text:p>
          </table:table-cell>
          <table:table-cell table:style-name="ce79" office:value-type="float" office:value="0.145887914286" calcext:value-type="float">
            <text:p>0.1459</text:p>
          </table:table-cell>
          <table:table-cell table:style-name="ce79" office:value-type="float" office:value="0.0224557633612" calcext:value-type="float">
            <text:p>0.0225</text:p>
          </table:table-cell>
          <table:table-cell table:style-name="ce79" office:value-type="float" office:value="0.0944911" calcext:value-type="float">
            <text:p>0.0945</text:p>
          </table:table-cell>
          <table:table-cell table:style-name="ce79" office:value-type="float" office:value="0.501664" calcext:value-type="float">
            <text:p>0.5017</text:p>
          </table:table-cell>
          <table:table-cell table:style-name="ce79" office:value-type="float" office:value="0.134510917143" calcext:value-type="float">
            <text:p>0.1345</text:p>
          </table:table-cell>
          <table:table-cell table:style-name="ce79" office:value-type="float" office:value="0.0668636116756" calcext:value-type="float">
            <text:p>0.066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6_2</text:p>
          </table:table-cell>
          <table:table-cell table:style-name="ce79" office:value-type="float" office:value="0.0169641" calcext:value-type="float">
            <text:p>0.0170</text:p>
          </table:table-cell>
          <table:table-cell table:style-name="ce79" office:value-type="float" office:value="0.0812725" calcext:value-type="float">
            <text:p>0.0813</text:p>
          </table:table-cell>
          <table:table-cell table:style-name="ce79" office:value-type="float" office:value="0.0244601914286" calcext:value-type="float">
            <text:p>0.0245</text:p>
          </table:table-cell>
          <table:table-cell table:style-name="ce79" office:value-type="float" office:value="0.0117916284251" calcext:value-type="float">
            <text:p>0.0118</text:p>
          </table:table-cell>
          <table:table-cell table:style-name="ce79" office:value-type="float" office:value="0.0361546" calcext:value-type="float">
            <text:p>0.0362</text:p>
          </table:table-cell>
          <table:table-cell table:style-name="ce79" office:value-type="float" office:value="0.615987" calcext:value-type="float">
            <text:p>0.6160</text:p>
          </table:table-cell>
          <table:table-cell table:style-name="ce79" office:value-type="float" office:value="0.22474328" calcext:value-type="float">
            <text:p>0.2247</text:p>
          </table:table-cell>
          <table:table-cell table:style-name="ce79" office:value-type="float" office:value="0.151202055621" calcext:value-type="float">
            <text:p>0.1512</text:p>
          </table:table-cell>
          <table:table-cell table:style-name="ce79" office:value-type="float" office:value="0.0782734" calcext:value-type="float">
            <text:p>0.0783</text:p>
          </table:table-cell>
          <table:table-cell table:style-name="ce79" office:value-type="float" office:value="0.336619" calcext:value-type="float">
            <text:p>0.3366</text:p>
          </table:table-cell>
          <table:table-cell table:style-name="ce79" office:value-type="float" office:value="0.20230804" calcext:value-type="float">
            <text:p>0.2023</text:p>
          </table:table-cell>
          <table:table-cell table:style-name="ce79" office:value-type="float" office:value="0.0602972742052" calcext:value-type="float">
            <text:p>0.0603</text:p>
          </table:table-cell>
          <table:table-cell table:style-name="ce79" office:value-type="float" office:value="0.0781418" calcext:value-type="float">
            <text:p>0.0781</text:p>
          </table:table-cell>
          <table:table-cell table:style-name="ce79" office:value-type="float" office:value="0.31938" calcext:value-type="float">
            <text:p>0.3194</text:p>
          </table:table-cell>
          <table:table-cell table:style-name="ce79" office:value-type="float" office:value="0.130491411429" calcext:value-type="float">
            <text:p>0.1305</text:p>
          </table:table-cell>
          <table:table-cell table:style-name="ce79" office:value-type="float" office:value="0.07379288207" calcext:value-type="float">
            <text:p>0.0738</text:p>
          </table:table-cell>
          <table:table-cell table:style-name="ce79" office:value-type="float" office:value="0.0807946" calcext:value-type="float">
            <text:p>0.0808</text:p>
          </table:table-cell>
          <table:table-cell table:style-name="ce79" office:value-type="float" office:value="0.604942" calcext:value-type="float">
            <text:p>0.6049</text:p>
          </table:table-cell>
          <table:table-cell table:style-name="ce79" office:value-type="float" office:value="0.219919445714" calcext:value-type="float">
            <text:p>0.2199</text:p>
          </table:table-cell>
          <table:table-cell table:style-name="ce79" office:value-type="float" office:value="0.102781582301" calcext:value-type="float">
            <text:p>0.102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7_2</text:p>
          </table:table-cell>
          <table:table-cell table:style-name="ce79" office:value-type="float" office:value="0.00308148" calcext:value-type="float">
            <text:p>0.0031</text:p>
          </table:table-cell>
          <table:table-cell table:style-name="ce79" office:value-type="float" office:value="0.00321185" calcext:value-type="float">
            <text:p>0.0032</text:p>
          </table:table-cell>
          <table:table-cell table:style-name="ce79" office:value-type="float" office:value="0.00314073257143" calcext:value-type="float">
            <text:p>0.0031</text:p>
          </table:table-cell>
          <table:table-cell table:style-name="ce79" office:value-type="float" office:value="0.0000318558703577" calcext:value-type="float">
            <text:p>0.0000</text:p>
          </table:table-cell>
          <table:table-cell table:style-name="ce79" office:value-type="float" office:value="0.00396945" calcext:value-type="float">
            <text:p>0.0040</text:p>
          </table:table-cell>
          <table:table-cell table:style-name="ce79" office:value-type="float" office:value="0.00539217" calcext:value-type="float">
            <text:p>0.0054</text:p>
          </table:table-cell>
          <table:table-cell table:style-name="ce79" office:value-type="float" office:value="0.004442396" calcext:value-type="float">
            <text:p>0.0044</text:p>
          </table:table-cell>
          <table:table-cell table:style-name="ce79" office:value-type="float" office:value="0.000335305088481" calcext:value-type="float">
            <text:p>0.0003</text:p>
          </table:table-cell>
          <table:table-cell table:style-name="ce79" office:value-type="float" office:value="0.00826382" calcext:value-type="float">
            <text:p>0.0083</text:p>
          </table:table-cell>
          <table:table-cell table:style-name="ce79" office:value-type="float" office:value="0.0128196" calcext:value-type="float">
            <text:p>0.0128</text:p>
          </table:table-cell>
          <table:table-cell table:style-name="ce79" office:value-type="float" office:value="0.0102956194286" calcext:value-type="float">
            <text:p>0.0103</text:p>
          </table:table-cell>
          <table:table-cell table:style-name="ce79" office:value-type="float" office:value="0.000904159079988" calcext:value-type="float">
            <text:p>0.0009</text:p>
          </table:table-cell>
          <table:table-cell table:style-name="ce79" office:value-type="float" office:value="0.00978465" calcext:value-type="float">
            <text:p>0.0098</text:p>
          </table:table-cell>
          <table:table-cell table:style-name="ce79" office:value-type="float" office:value="0.0186779" calcext:value-type="float">
            <text:p>0.0187</text:p>
          </table:table-cell>
          <table:table-cell table:style-name="ce79" office:value-type="float" office:value="0.0164040728571" calcext:value-type="float">
            <text:p>0.0164</text:p>
          </table:table-cell>
          <table:table-cell table:style-name="ce79" office:value-type="float" office:value="0.00155883815037" calcext:value-type="float">
            <text:p>0.0016</text:p>
          </table:table-cell>
          <table:table-cell table:style-name="ce79" office:value-type="float" office:value="0.00372644" calcext:value-type="float">
            <text:p>0.0037</text:p>
          </table:table-cell>
          <table:table-cell table:style-name="ce79" office:value-type="float" office:value="0.017681" calcext:value-type="float">
            <text:p>0.0177</text:p>
          </table:table-cell>
          <table:table-cell table:style-name="ce79" office:value-type="float" office:value="0.0120309537143" calcext:value-type="float">
            <text:p>0.0120</text:p>
          </table:table-cell>
          <table:table-cell table:style-name="ce79" office:value-type="float" office:value="0.00512728107425" calcext:value-type="float">
            <text:p>0.0051</text:p>
          </table:table-cell>
          <table:table-cell table:number-columns-repeated="1003"/>
        </table:table-row>
        <table:table-row table:style-name="ro1">
          <table:table-cell table:style-name="ce79"/>
          <table:table-cell table:style-name="ce79" table:formula="of:=AVERAGE([.B3:.B25])" office:value-type="float" office:value="0.0099" calcext:value-type="float">
            <text:p>0.0099</text:p>
          </table:table-cell>
          <table:table-cell table:style-name="ce79" table:formula="of:=AVERAGE([.C3:.C25])" office:value-type="float" office:value="0.0236" calcext:value-type="float">
            <text:p>0.0236</text:p>
          </table:table-cell>
          <table:table-cell table:style-name="ce80" table:formula="of:=AVERAGE([.D3:.D25])" office:value-type="float" office:value="0.0143" calcext:value-type="float">
            <text:p>0.0143</text:p>
          </table:table-cell>
          <table:table-cell table:style-name="ce79" table:formula="of:=AVERAGE([.E3:.E25])" office:value-type="float" office:value="0.0031" calcext:value-type="float">
            <text:p>0.0031</text:p>
          </table:table-cell>
          <table:table-cell table:style-name="ce79" table:formula="of:=AVERAGE([.F3:.F25])" office:value-type="float" office:value="0.0228" calcext:value-type="float">
            <text:p>0.0228</text:p>
          </table:table-cell>
          <table:table-cell table:style-name="ce79" table:formula="of:=AVERAGE([.G3:.G25])" office:value-type="float" office:value="0.0824" calcext:value-type="float">
            <text:p>0.0824</text:p>
          </table:table-cell>
          <table:table-cell table:style-name="ce80" table:formula="of:=AVERAGE([.H3:.H25])" office:value-type="float" office:value="0.0441" calcext:value-type="float">
            <text:p>0.0441</text:p>
          </table:table-cell>
          <table:table-cell table:style-name="ce79" table:formula="of:=AVERAGE([.I3:.I25])" office:value-type="float" office:value="0.0146" calcext:value-type="float">
            <text:p>0.0146</text:p>
          </table:table-cell>
          <table:table-cell table:style-name="ce79" table:formula="of:=AVERAGE([.J3:.J25])" office:value-type="float" office:value="0.0238" calcext:value-type="float">
            <text:p>0.0238</text:p>
          </table:table-cell>
          <table:table-cell table:style-name="ce81" table:formula="of:=AVERAGE([.K3:.K25])" office:value-type="float" office:value="0.0742" calcext:value-type="float">
            <text:p>0.0742</text:p>
          </table:table-cell>
          <table:table-cell table:style-name="ce80" table:formula="of:=AVERAGE([.L3:.L25])" office:value-type="float" office:value="0.0376" calcext:value-type="float">
            <text:p>0.0376</text:p>
          </table:table-cell>
          <table:table-cell table:style-name="ce79" table:formula="of:=AVERAGE([.M3:.M25])" office:value-type="float" office:value="0.0145" calcext:value-type="float">
            <text:p>0.0145</text:p>
          </table:table-cell>
          <table:table-cell table:style-name="ce81" table:formula="of:=AVERAGE([.N3:.N25])" office:value-type="float" office:value="0.0277" calcext:value-type="float">
            <text:p>0.0277</text:p>
          </table:table-cell>
          <table:table-cell table:style-name="ce79" table:formula="of:=AVERAGE([.O3:.O25])" office:value-type="float" office:value="0.0579" calcext:value-type="float">
            <text:p>0.0579</text:p>
          </table:table-cell>
          <table:table-cell table:style-name="ce80" table:formula="of:=AVERAGE([.P3:.P25])" office:value-type="float" office:value="0.0359" calcext:value-type="float">
            <text:p>0.0359</text:p>
          </table:table-cell>
          <table:table-cell table:style-name="ce79" table:formula="of:=AVERAGE([.Q3:.Q25])" office:value-type="float" office:value="0.0093" calcext:value-type="float">
            <text:p>0.0093</text:p>
          </table:table-cell>
          <table:table-cell table:style-name="ce81" table:formula="of:=AVERAGE([.R3:.R25])" office:value-type="float" office:value="0.0208" calcext:value-type="float">
            <text:p>0.0208</text:p>
          </table:table-cell>
          <table:table-cell table:style-name="ce79" table:formula="of:=AVERAGE([.S3:.S25])" office:value-type="float" office:value="0.1002" calcext:value-type="float">
            <text:p>0.1002</text:p>
          </table:table-cell>
          <table:table-cell table:style-name="ce80" table:formula="of:=AVERAGE([.T3:.T25])" office:value-type="float" office:value="0.04" calcext:value-type="float">
            <text:p>0.0400</text:p>
          </table:table-cell>
          <table:table-cell table:style-name="ce79" table:formula="of:=AVERAGE([.U3:.U25])" office:value-type="float" office:value="0.021" calcext:value-type="float">
            <text:p>0.0210</text:p>
          </table:table-cell>
          <table:table-cell/>
          <table:table-cell table:style-name="ce53"/>
          <table:table-cell table:number-columns-repeated="1001"/>
        </table:table-row>
        <table:table-row table:style-name="ro1">
          <table:table-cell table:style-name="ce79"/>
          <table:table-cell table:style-name="ce80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MOEA/D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NSGA-III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R2-EMOA</text:p>
          </table:table-cell>
          <table:covered-table-cell table:number-columns-repeated="3" table:style-name="ce80"/>
          <table:table-cell table:number-columns-repeated="1003"/>
        </table:table-row>
        <table:table-row table:style-name="ro1">
          <table:table-cell table:style-name="ce79"/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1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style-name="ce80" office:value-type="string" calcext:value-type="string">
            <text:p>min</text:p>
          </table:table-cell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mean</text:p>
          </table:table-cell>
          <table:table-cell table:style-name="ce80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1_3</text:p>
          </table:table-cell>
          <table:table-cell table:style-name="ce79" office:value-type="float" office:value="0.0729191" calcext:value-type="float">
            <text:p>0.0729</text:p>
          </table:table-cell>
          <table:table-cell table:style-name="ce79" office:value-type="float" office:value="0.121685" calcext:value-type="float">
            <text:p>0.1217</text:p>
          </table:table-cell>
          <table:table-cell table:style-name="ce79" office:value-type="float" office:value="0.0849122057143" calcext:value-type="float">
            <text:p>0.0849</text:p>
          </table:table-cell>
          <table:table-cell table:style-name="ce79" office:value-type="float" office:value="0.00977894063301" calcext:value-type="float">
            <text:p>0.0098</text:p>
          </table:table-cell>
          <table:table-cell table:style-name="ce79" office:value-type="float" office:value="0.0830574" calcext:value-type="float">
            <text:p>0.0831</text:p>
          </table:table-cell>
          <table:table-cell table:style-name="ce79" office:value-type="float" office:value="0.237828" calcext:value-type="float">
            <text:p>0.2378</text:p>
          </table:table-cell>
          <table:table-cell table:style-name="ce79" office:value-type="float" office:value="0.136387971429" calcext:value-type="float">
            <text:p>0.1364</text:p>
          </table:table-cell>
          <table:table-cell table:style-name="ce79" office:value-type="float" office:value="0.0425745911732" calcext:value-type="float">
            <text:p>0.0426</text:p>
          </table:table-cell>
          <table:table-cell table:style-name="ce79" office:value-type="float" office:value="0.107645" calcext:value-type="float">
            <text:p>0.1076</text:p>
          </table:table-cell>
          <table:table-cell table:style-name="ce79" office:value-type="float" office:value="0.168481" calcext:value-type="float">
            <text:p>0.1685</text:p>
          </table:table-cell>
          <table:table-cell table:style-name="ce79" office:value-type="float" office:value="0.128924828571" calcext:value-type="float">
            <text:p>0.1289</text:p>
          </table:table-cell>
          <table:table-cell table:style-name="ce79" office:value-type="float" office:value="0.0123178778958" calcext:value-type="float">
            <text:p>0.0123</text:p>
          </table:table-cell>
          <table:table-cell table:style-name="ce79" office:value-type="float" office:value="0.0922007" calcext:value-type="float">
            <text:p>0.0922</text:p>
          </table:table-cell>
          <table:table-cell table:style-name="ce79" office:value-type="float" office:value="0.135913" calcext:value-type="float">
            <text:p>0.1359</text:p>
          </table:table-cell>
          <table:table-cell table:style-name="ce79" office:value-type="float" office:value="0.0961124657143" calcext:value-type="float">
            <text:p>0.0961</text:p>
          </table:table-cell>
          <table:table-cell table:style-name="ce79" office:value-type="float" office:value="0.010205968249" calcext:value-type="float">
            <text:p>0.0102</text:p>
          </table:table-cell>
          <table:table-cell table:style-name="ce79" office:value-type="float" office:value="0.078562" calcext:value-type="float">
            <text:p>0.0786</text:p>
          </table:table-cell>
          <table:table-cell table:style-name="ce79" office:value-type="float" office:value="0.17964" calcext:value-type="float">
            <text:p>0.1796</text:p>
          </table:table-cell>
          <table:table-cell table:style-name="ce79" office:value-type="float" office:value="0.103882914286" calcext:value-type="float">
            <text:p>0.1039</text:p>
          </table:table-cell>
          <table:table-cell table:style-name="ce79" office:value-type="float" office:value="0.0234521642226" calcext:value-type="float">
            <text:p>0.0235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2_3</text:p>
          </table:table-cell>
          <table:table-cell table:style-name="ce79" office:value-type="float" office:value="0.0547913" calcext:value-type="float">
            <text:p>0.0548</text:p>
          </table:table-cell>
          <table:table-cell table:style-name="ce79" office:value-type="float" office:value="0.0604196" calcext:value-type="float">
            <text:p>0.0604</text:p>
          </table:table-cell>
          <table:table-cell table:style-name="ce79" office:value-type="float" office:value="0.0571085114286" calcext:value-type="float">
            <text:p>0.0571</text:p>
          </table:table-cell>
          <table:table-cell table:style-name="ce79" office:value-type="float" office:value="0.00123389266789" calcext:value-type="float">
            <text:p>0.0012</text:p>
          </table:table-cell>
          <table:table-cell table:style-name="ce79" office:value-type="float" office:value="0.0623674" calcext:value-type="float">
            <text:p>0.0624</text:p>
          </table:table-cell>
          <table:table-cell table:style-name="ce79" office:value-type="float" office:value="0.0765133" calcext:value-type="float">
            <text:p>0.0765</text:p>
          </table:table-cell>
          <table:table-cell table:style-name="ce79" office:value-type="float" office:value="0.0686956371429" calcext:value-type="float">
            <text:p>0.0687</text:p>
          </table:table-cell>
          <table:table-cell table:style-name="ce79" office:value-type="float" office:value="0.00392078463606" calcext:value-type="float">
            <text:p>0.0039</text:p>
          </table:table-cell>
          <table:table-cell table:style-name="ce79" office:value-type="float" office:value="0.096241" calcext:value-type="float">
            <text:p>0.0962</text:p>
          </table:table-cell>
          <table:table-cell table:style-name="ce79" office:value-type="float" office:value="0.191327" calcext:value-type="float">
            <text:p>0.1913</text:p>
          </table:table-cell>
          <table:table-cell table:style-name="ce79" office:value-type="float" office:value="0.134739371429" calcext:value-type="float">
            <text:p>0.1347</text:p>
          </table:table-cell>
          <table:table-cell table:style-name="ce79" office:value-type="float" office:value="0.0205929150966" calcext:value-type="float">
            <text:p>0.0206</text:p>
          </table:table-cell>
          <table:table-cell table:style-name="ce79" office:value-type="float" office:value="0.0965891" calcext:value-type="float">
            <text:p>0.0966</text:p>
          </table:table-cell>
          <table:table-cell table:style-name="ce79" office:value-type="float" office:value="0.194687" calcext:value-type="float">
            <text:p>0.1947</text:p>
          </table:table-cell>
          <table:table-cell table:style-name="ce79" office:value-type="float" office:value="0.112755602857" calcext:value-type="float">
            <text:p>0.1128</text:p>
          </table:table-cell>
          <table:table-cell table:style-name="ce79" office:value-type="float" office:value="0.0183731532289" calcext:value-type="float">
            <text:p>0.0184</text:p>
          </table:table-cell>
          <table:table-cell table:style-name="ce79" office:value-type="float" office:value="0.11943" calcext:value-type="float">
            <text:p>0.1194</text:p>
          </table:table-cell>
          <table:table-cell table:style-name="ce79" office:value-type="float" office:value="0.120287" calcext:value-type="float">
            <text:p>0.1203</text:p>
          </table:table-cell>
          <table:table-cell table:style-name="ce79" office:value-type="float" office:value="0.119929314286" calcext:value-type="float">
            <text:p>0.1199</text:p>
          </table:table-cell>
          <table:table-cell table:style-name="ce79" office:value-type="float" office:value="0.000191939390944" calcext:value-type="float">
            <text:p>0.000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3_3</text:p>
          </table:table-cell>
          <table:table-cell table:style-name="ce79" office:value-type="float" office:value="0.0264745" calcext:value-type="float">
            <text:p>0.0265</text:p>
          </table:table-cell>
          <table:table-cell table:style-name="ce79" office:value-type="float" office:value="0.0271842" calcext:value-type="float">
            <text:p>0.0272</text:p>
          </table:table-cell>
          <table:table-cell table:style-name="ce79" office:value-type="float" office:value="0.0269385428571" calcext:value-type="float">
            <text:p>0.0269</text:p>
          </table:table-cell>
          <table:table-cell table:style-name="ce79" office:value-type="float" office:value="0.000123461536603" calcext:value-type="float">
            <text:p>0.0001</text:p>
          </table:table-cell>
          <table:table-cell table:style-name="ce79" office:value-type="float" office:value="0.0320156" calcext:value-type="float">
            <text:p>0.0320</text:p>
          </table:table-cell>
          <table:table-cell table:style-name="ce79" office:value-type="float" office:value="0.032033" calcext:value-type="float">
            <text:p>0.0320</text:p>
          </table:table-cell>
          <table:table-cell table:style-name="ce79" office:value-type="float" office:value="0.0320265628571" calcext:value-type="float">
            <text:p>0.0320</text:p>
          </table:table-cell>
          <table:table-cell table:style-name="ce79" office:value-type="float" office:value="0.00000415211379656" calcext:value-type="float">
            <text:p>0.0000</text:p>
          </table:table-cell>
          <table:table-cell table:style-name="ce79" office:value-type="float" office:value="0.0473728" calcext:value-type="float">
            <text:p>0.0474</text:p>
          </table:table-cell>
          <table:table-cell table:style-name="ce79" office:value-type="float" office:value="0.174735" calcext:value-type="float">
            <text:p>0.1747</text:p>
          </table:table-cell>
          <table:table-cell table:style-name="ce79" office:value-type="float" office:value="0.0954416942857" calcext:value-type="float">
            <text:p>0.0954</text:p>
          </table:table-cell>
          <table:table-cell table:style-name="ce79" office:value-type="float" office:value="0.0296440759212" calcext:value-type="float">
            <text:p>0.0296</text:p>
          </table:table-cell>
          <table:table-cell table:style-name="ce79" office:value-type="float" office:value="0.0841247" calcext:value-type="float">
            <text:p>0.0841</text:p>
          </table:table-cell>
          <table:table-cell table:style-name="ce79" office:value-type="float" office:value="0.128095" calcext:value-type="float">
            <text:p>0.1281</text:p>
          </table:table-cell>
          <table:table-cell table:style-name="ce79" office:value-type="float" office:value="0.09845706" calcext:value-type="float">
            <text:p>0.0985</text:p>
          </table:table-cell>
          <table:table-cell table:style-name="ce79" office:value-type="float" office:value="0.0117465712153" calcext:value-type="float">
            <text:p>0.0117</text:p>
          </table:table-cell>
          <table:table-cell table:style-name="ce79" office:value-type="float" office:value="0.0329659" calcext:value-type="float">
            <text:p>0.0330</text:p>
          </table:table-cell>
          <table:table-cell table:style-name="ce79" office:value-type="float" office:value="0.0340238" calcext:value-type="float">
            <text:p>0.0340</text:p>
          </table:table-cell>
          <table:table-cell table:style-name="ce79" office:value-type="float" office:value="0.0336337314286" calcext:value-type="float">
            <text:p>0.0336</text:p>
          </table:table-cell>
          <table:table-cell table:style-name="ce79" office:value-type="float" office:value="0.00027676524015" calcext:value-type="float">
            <text:p>0.000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4_3</text:p>
          </table:table-cell>
          <table:table-cell table:style-name="ce79" office:value-type="float" office:value="0.0880587" calcext:value-type="float">
            <text:p>0.0881</text:p>
          </table:table-cell>
          <table:table-cell table:style-name="ce79" office:value-type="float" office:value="0.0942887" calcext:value-type="float">
            <text:p>0.0943</text:p>
          </table:table-cell>
          <table:table-cell table:style-name="ce79" office:value-type="float" office:value="0.0920127314286" calcext:value-type="float">
            <text:p>0.0920</text:p>
          </table:table-cell>
          <table:table-cell table:style-name="ce79" office:value-type="float" office:value="0.00129467876827" calcext:value-type="float">
            <text:p>0.0013</text:p>
          </table:table-cell>
          <table:table-cell table:style-name="ce79" office:value-type="float" office:value="0.132836" calcext:value-type="float">
            <text:p>0.1328</text:p>
          </table:table-cell>
          <table:table-cell table:style-name="ce79" office:value-type="float" office:value="0.132999" calcext:value-type="float">
            <text:p>0.1330</text:p>
          </table:table-cell>
          <table:table-cell table:style-name="ce79" office:value-type="float" office:value="0.132934457143" calcext:value-type="float">
            <text:p>0.1329</text:p>
          </table:table-cell>
          <table:table-cell table:style-name="ce79" office:value-type="float" office:value="0.0000366663277659" calcext:value-type="float">
            <text:p>0.0000</text:p>
          </table:table-cell>
          <table:table-cell table:style-name="ce79" office:value-type="float" office:value="0.13219" calcext:value-type="float">
            <text:p>0.1322</text:p>
          </table:table-cell>
          <table:table-cell table:style-name="ce79" office:value-type="float" office:value="0.166855" calcext:value-type="float">
            <text:p>0.1669</text:p>
          </table:table-cell>
          <table:table-cell table:style-name="ce79" office:value-type="float" office:value="0.142388971429" calcext:value-type="float">
            <text:p>0.1424</text:p>
          </table:table-cell>
          <table:table-cell table:style-name="ce79" office:value-type="float" office:value="0.00937645755675" calcext:value-type="float">
            <text:p>0.0094</text:p>
          </table:table-cell>
          <table:table-cell table:style-name="ce79" office:value-type="float" office:value="0.133011" calcext:value-type="float">
            <text:p>0.1330</text:p>
          </table:table-cell>
          <table:table-cell table:style-name="ce79" office:value-type="float" office:value="0.133019" calcext:value-type="float">
            <text:p>0.1330</text:p>
          </table:table-cell>
          <table:table-cell table:style-name="ce79" office:value-type="float" office:value="0.133014228571" calcext:value-type="float">
            <text:p>0.1330</text:p>
          </table:table-cell>
          <table:table-cell table:style-name="ce79" office:value-type="float" office:value="0.00000164030858222" calcext:value-type="float">
            <text:p>0.0000</text:p>
          </table:table-cell>
          <table:table-cell table:style-name="ce79" office:value-type="float" office:value="0.119124" calcext:value-type="float">
            <text:p>0.1191</text:p>
          </table:table-cell>
          <table:table-cell table:style-name="ce79" office:value-type="float" office:value="0.129148" calcext:value-type="float">
            <text:p>0.1291</text:p>
          </table:table-cell>
          <table:table-cell table:style-name="ce79" office:value-type="float" office:value="0.123940771429" calcext:value-type="float">
            <text:p>0.1239</text:p>
          </table:table-cell>
          <table:table-cell table:style-name="ce79" office:value-type="float" office:value="0.0020698016618" calcext:value-type="float">
            <text:p>0.002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5_3</text:p>
          </table:table-cell>
          <table:table-cell table:style-name="ce79" office:value-type="float" office:value="0.122159" calcext:value-type="float">
            <text:p>0.1222</text:p>
          </table:table-cell>
          <table:table-cell table:style-name="ce79" office:value-type="float" office:value="0.148903" calcext:value-type="float">
            <text:p>0.1489</text:p>
          </table:table-cell>
          <table:table-cell table:style-name="ce79" office:value-type="float" office:value="0.137411285714" calcext:value-type="float">
            <text:p>0.1374</text:p>
          </table:table-cell>
          <table:table-cell table:style-name="ce79" office:value-type="float" office:value="0.00595994479155" calcext:value-type="float">
            <text:p>0.0060</text:p>
          </table:table-cell>
          <table:table-cell table:style-name="ce79" office:value-type="float" office:value="0.184616" calcext:value-type="float">
            <text:p>0.1846</text:p>
          </table:table-cell>
          <table:table-cell table:style-name="ce79" office:value-type="float" office:value="0.18479" calcext:value-type="float">
            <text:p>0.1848</text:p>
          </table:table-cell>
          <table:table-cell table:style-name="ce79" office:value-type="float" office:value="0.1846976" calcext:value-type="float">
            <text:p>0.1847</text:p>
          </table:table-cell>
          <table:table-cell table:style-name="ce79" office:value-type="float" office:value="0.0000380917688897" calcext:value-type="float">
            <text:p>0.0000</text:p>
          </table:table-cell>
          <table:table-cell table:style-name="ce79" office:value-type="float" office:value="0.181326" calcext:value-type="float">
            <text:p>0.1813</text:p>
          </table:table-cell>
          <table:table-cell table:style-name="ce79" office:value-type="float" office:value="0.210176" calcext:value-type="float">
            <text:p>0.2102</text:p>
          </table:table-cell>
          <table:table-cell table:style-name="ce79" office:value-type="float" office:value="0.192261914286" calcext:value-type="float">
            <text:p>0.1923</text:p>
          </table:table-cell>
          <table:table-cell table:style-name="ce79" office:value-type="float" office:value="0.00838606510953" calcext:value-type="float">
            <text:p>0.0084</text:p>
          </table:table-cell>
          <table:table-cell table:style-name="ce79" office:value-type="float" office:value="0.182318" calcext:value-type="float">
            <text:p>0.1823</text:p>
          </table:table-cell>
          <table:table-cell table:style-name="ce79" office:value-type="float" office:value="0.189185" calcext:value-type="float">
            <text:p>0.1892</text:p>
          </table:table-cell>
          <table:table-cell table:style-name="ce79" office:value-type="float" office:value="0.185124314286" calcext:value-type="float">
            <text:p>0.1851</text:p>
          </table:table-cell>
          <table:table-cell table:style-name="ce79" office:value-type="float" office:value="0.00118813500367" calcext:value-type="float">
            <text:p>0.0012</text:p>
          </table:table-cell>
          <table:table-cell table:style-name="ce79" office:value-type="float" office:value="0.166051" calcext:value-type="float">
            <text:p>0.1661</text:p>
          </table:table-cell>
          <table:table-cell table:style-name="ce79" office:value-type="float" office:value="0.173991" calcext:value-type="float">
            <text:p>0.1740</text:p>
          </table:table-cell>
          <table:table-cell table:style-name="ce79" office:value-type="float" office:value="0.169245171429" calcext:value-type="float">
            <text:p>0.1692</text:p>
          </table:table-cell>
          <table:table-cell table:style-name="ce79" office:value-type="float" office:value="0.00182894338717" calcext:value-type="float">
            <text:p>0.001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6_3</text:p>
          </table:table-cell>
          <table:table-cell table:style-name="ce79" office:value-type="float" office:value="0.112221" calcext:value-type="float">
            <text:p>0.1122</text:p>
          </table:table-cell>
          <table:table-cell table:style-name="ce79" office:value-type="float" office:value="0.150321" calcext:value-type="float">
            <text:p>0.1503</text:p>
          </table:table-cell>
          <table:table-cell table:style-name="ce79" office:value-type="float" office:value="0.130472371429" calcext:value-type="float">
            <text:p>0.1305</text:p>
          </table:table-cell>
          <table:table-cell table:style-name="ce79" office:value-type="float" office:value="0.00863114771407" calcext:value-type="float">
            <text:p>0.0086</text:p>
          </table:table-cell>
          <table:table-cell table:style-name="ce79" office:value-type="float" office:value="0.139845" calcext:value-type="float">
            <text:p>0.1398</text:p>
          </table:table-cell>
          <table:table-cell table:style-name="ce79" office:value-type="float" office:value="0.187583" calcext:value-type="float">
            <text:p>0.1876</text:p>
          </table:table-cell>
          <table:table-cell table:style-name="ce79" office:value-type="float" office:value="0.1576064" calcext:value-type="float">
            <text:p>0.1576</text:p>
          </table:table-cell>
          <table:table-cell table:style-name="ce79" office:value-type="float" office:value="0.00946411469922" calcext:value-type="float">
            <text:p>0.0095</text:p>
          </table:table-cell>
          <table:table-cell table:style-name="ce79" office:value-type="float" office:value="0.159099" calcext:value-type="float">
            <text:p>0.1591</text:p>
          </table:table-cell>
          <table:table-cell table:style-name="ce79" office:value-type="float" office:value="0.219905" calcext:value-type="float">
            <text:p>0.2199</text:p>
          </table:table-cell>
          <table:table-cell table:style-name="ce79" office:value-type="float" office:value="0.183389628571" calcext:value-type="float">
            <text:p>0.1834</text:p>
          </table:table-cell>
          <table:table-cell table:style-name="ce79" office:value-type="float" office:value="0.011954745033" calcext:value-type="float">
            <text:p>0.0120</text:p>
          </table:table-cell>
          <table:table-cell table:style-name="ce79" office:value-type="float" office:value="0.145257" calcext:value-type="float">
            <text:p>0.1453</text:p>
          </table:table-cell>
          <table:table-cell table:style-name="ce79" office:value-type="float" office:value="0.181353" calcext:value-type="float">
            <text:p>0.1814</text:p>
          </table:table-cell>
          <table:table-cell table:style-name="ce79" office:value-type="float" office:value="0.161524171429" calcext:value-type="float">
            <text:p>0.1615</text:p>
          </table:table-cell>
          <table:table-cell table:style-name="ce79" office:value-type="float" office:value="0.00933169655525" calcext:value-type="float">
            <text:p>0.0093</text:p>
          </table:table-cell>
          <table:table-cell table:style-name="ce79" office:value-type="float" office:value="0.120407" calcext:value-type="float">
            <text:p>0.1204</text:p>
          </table:table-cell>
          <table:table-cell table:style-name="ce79" office:value-type="float" office:value="0.140749" calcext:value-type="float">
            <text:p>0.1407</text:p>
          </table:table-cell>
          <table:table-cell table:style-name="ce79" office:value-type="float" office:value="0.127700685714" calcext:value-type="float">
            <text:p>0.1277</text:p>
          </table:table-cell>
          <table:table-cell table:style-name="ce79" office:value-type="float" office:value="0.00475579992834" calcext:value-type="float">
            <text:p>0.004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7_3</text:p>
          </table:table-cell>
          <table:table-cell table:style-name="ce79" office:value-type="float" office:value="0.0888643" calcext:value-type="float">
            <text:p>0.0889</text:p>
          </table:table-cell>
          <table:table-cell table:style-name="ce79" office:value-type="float" office:value="0.0946755" calcext:value-type="float">
            <text:p>0.0947</text:p>
          </table:table-cell>
          <table:table-cell table:style-name="ce79" office:value-type="float" office:value="0.0906851914286" calcext:value-type="float">
            <text:p>0.0907</text:p>
          </table:table-cell>
          <table:table-cell table:style-name="ce79" office:value-type="float" office:value="0.00120712841082" calcext:value-type="float">
            <text:p>0.0012</text:p>
          </table:table-cell>
          <table:table-cell table:style-name="ce79" office:value-type="float" office:value="0.132873" calcext:value-type="float">
            <text:p>0.1329</text:p>
          </table:table-cell>
          <table:table-cell table:style-name="ce79" office:value-type="float" office:value="0.133047" calcext:value-type="float">
            <text:p>0.1330</text:p>
          </table:table-cell>
          <table:table-cell table:style-name="ce79" office:value-type="float" office:value="0.132961114286" calcext:value-type="float">
            <text:p>0.1330</text:p>
          </table:table-cell>
          <table:table-cell table:style-name="ce79" office:value-type="float" office:value="0.0000391552013903" calcext:value-type="float">
            <text:p>0.0000</text:p>
          </table:table-cell>
          <table:table-cell table:style-name="ce79" office:value-type="float" office:value="0.130159" calcext:value-type="float">
            <text:p>0.1302</text:p>
          </table:table-cell>
          <table:table-cell table:style-name="ce79" office:value-type="float" office:value="0.176096" calcext:value-type="float">
            <text:p>0.1761</text:p>
          </table:table-cell>
          <table:table-cell table:style-name="ce79" office:value-type="float" office:value="0.157779685714" calcext:value-type="float">
            <text:p>0.1578</text:p>
          </table:table-cell>
          <table:table-cell table:style-name="ce79" office:value-type="float" office:value="0.0103565389055" calcext:value-type="float">
            <text:p>0.0104</text:p>
          </table:table-cell>
          <table:table-cell table:style-name="ce79" office:value-type="float" office:value="0.133107" calcext:value-type="float">
            <text:p>0.1331</text:p>
          </table:table-cell>
          <table:table-cell table:style-name="ce79" office:value-type="float" office:value="0.133698" calcext:value-type="float">
            <text:p>0.1337</text:p>
          </table:table-cell>
          <table:table-cell table:style-name="ce79" office:value-type="float" office:value="0.1333662" calcext:value-type="float">
            <text:p>0.1334</text:p>
          </table:table-cell>
          <table:table-cell table:style-name="ce79" office:value-type="float" office:value="0.000123483902942" calcext:value-type="float">
            <text:p>0.0001</text:p>
          </table:table-cell>
          <table:table-cell table:style-name="ce79" office:value-type="float" office:value="0.116607" calcext:value-type="float">
            <text:p>0.1166</text:p>
          </table:table-cell>
          <table:table-cell table:style-name="ce79" office:value-type="float" office:value="0.121153" calcext:value-type="float">
            <text:p>0.1212</text:p>
          </table:table-cell>
          <table:table-cell table:style-name="ce79" office:value-type="float" office:value="0.119256085714" calcext:value-type="float">
            <text:p>0.1193</text:p>
          </table:table-cell>
          <table:table-cell table:style-name="ce79" office:value-type="float" office:value="0.00128248652171" calcext:value-type="float">
            <text:p>0.001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8_3</text:p>
          </table:table-cell>
          <table:table-cell table:style-name="ce79" office:value-type="float" office:value="0.121532" calcext:value-type="float">
            <text:p>0.1215</text:p>
          </table:table-cell>
          <table:table-cell table:style-name="ce79" office:value-type="float" office:value="0.133479" calcext:value-type="float">
            <text:p>0.1335</text:p>
          </table:table-cell>
          <table:table-cell table:style-name="ce79" office:value-type="float" office:value="0.127584942857" calcext:value-type="float">
            <text:p>0.1276</text:p>
          </table:table-cell>
          <table:table-cell table:style-name="ce79" office:value-type="float" office:value="0.0030972682982" calcext:value-type="float">
            <text:p>0.0031</text:p>
          </table:table-cell>
          <table:table-cell table:style-name="ce79" office:value-type="float" office:value="0.190813" calcext:value-type="float">
            <text:p>0.1908</text:p>
          </table:table-cell>
          <table:table-cell table:style-name="ce79" office:value-type="float" office:value="0.195848" calcext:value-type="float">
            <text:p>0.1958</text:p>
          </table:table-cell>
          <table:table-cell table:style-name="ce79" office:value-type="float" office:value="0.193125457143" calcext:value-type="float">
            <text:p>0.1931</text:p>
          </table:table-cell>
          <table:table-cell table:style-name="ce79" office:value-type="float" office:value="0.00126511533845" calcext:value-type="float">
            <text:p>0.0013</text:p>
          </table:table-cell>
          <table:table-cell table:style-name="ce79" office:value-type="float" office:value="0.242255" calcext:value-type="float">
            <text:p>0.2423</text:p>
          </table:table-cell>
          <table:table-cell table:style-name="ce79" office:value-type="float" office:value="0.268417" calcext:value-type="float">
            <text:p>0.2684</text:p>
          </table:table-cell>
          <table:table-cell table:style-name="ce79" office:value-type="float" office:value="0.2540144" calcext:value-type="float">
            <text:p>0.2540</text:p>
          </table:table-cell>
          <table:table-cell table:style-name="ce79" office:value-type="float" office:value="0.00628395540677" calcext:value-type="float">
            <text:p>0.0063</text:p>
          </table:table-cell>
          <table:table-cell table:style-name="ce79" office:value-type="float" office:value="0.193675" calcext:value-type="float">
            <text:p>0.1937</text:p>
          </table:table-cell>
          <table:table-cell table:style-name="ce79" office:value-type="float" office:value="0.201516" calcext:value-type="float">
            <text:p>0.2015</text:p>
          </table:table-cell>
          <table:table-cell table:style-name="ce79" office:value-type="float" office:value="0.197865485714" calcext:value-type="float">
            <text:p>0.1979</text:p>
          </table:table-cell>
          <table:table-cell table:style-name="ce79" office:value-type="float" office:value="0.00165323344426" calcext:value-type="float">
            <text:p>0.0017</text:p>
          </table:table-cell>
          <table:table-cell table:style-name="ce79" office:value-type="float" office:value="0.173806" calcext:value-type="float">
            <text:p>0.1738</text:p>
          </table:table-cell>
          <table:table-cell table:style-name="ce79" office:value-type="float" office:value="0.181777" calcext:value-type="float">
            <text:p>0.1818</text:p>
          </table:table-cell>
          <table:table-cell table:style-name="ce79" office:value-type="float" office:value="0.177941742857" calcext:value-type="float">
            <text:p>0.1779</text:p>
          </table:table-cell>
          <table:table-cell table:style-name="ce79" office:value-type="float" office:value="0.00191046666465" calcext:value-type="float">
            <text:p>0.0019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WFG9_3</text:p>
          </table:table-cell>
          <table:table-cell table:style-name="ce79" office:value-type="float" office:value="0.10011" calcext:value-type="float">
            <text:p>0.1001</text:p>
          </table:table-cell>
          <table:table-cell table:style-name="ce79" office:value-type="float" office:value="0.106767" calcext:value-type="float">
            <text:p>0.1068</text:p>
          </table:table-cell>
          <table:table-cell table:style-name="ce79" office:value-type="float" office:value="0.103042457143" calcext:value-type="float">
            <text:p>0.1030</text:p>
          </table:table-cell>
          <table:table-cell table:style-name="ce79" office:value-type="float" office:value="0.00119852607917" calcext:value-type="float">
            <text:p>0.0012</text:p>
          </table:table-cell>
          <table:table-cell table:style-name="ce79" office:value-type="float" office:value="0.135405" calcext:value-type="float">
            <text:p>0.1354</text:p>
          </table:table-cell>
          <table:table-cell table:style-name="ce79" office:value-type="float" office:value="0.14048" calcext:value-type="float">
            <text:p>0.1405</text:p>
          </table:table-cell>
          <table:table-cell table:style-name="ce79" office:value-type="float" office:value="0.137690314286" calcext:value-type="float">
            <text:p>0.1377</text:p>
          </table:table-cell>
          <table:table-cell table:style-name="ce79" office:value-type="float" office:value="0.00122805548435" calcext:value-type="float">
            <text:p>0.0012</text:p>
          </table:table-cell>
          <table:table-cell table:style-name="ce79" office:value-type="float" office:value="0.178241" calcext:value-type="float">
            <text:p>0.1782</text:p>
          </table:table-cell>
          <table:table-cell table:style-name="ce79" office:value-type="float" office:value="0.278495" calcext:value-type="float">
            <text:p>0.2785</text:p>
          </table:table-cell>
          <table:table-cell table:style-name="ce79" office:value-type="float" office:value="0.251669028571" calcext:value-type="float">
            <text:p>0.2517</text:p>
          </table:table-cell>
          <table:table-cell table:style-name="ce79" office:value-type="float" office:value="0.0168630751771" calcext:value-type="float">
            <text:p>0.0169</text:p>
          </table:table-cell>
          <table:table-cell table:style-name="ce79" office:value-type="float" office:value="0.148709" calcext:value-type="float">
            <text:p>0.1487</text:p>
          </table:table-cell>
          <table:table-cell table:style-name="ce79" office:value-type="float" office:value="0.245543" calcext:value-type="float">
            <text:p>0.2455</text:p>
          </table:table-cell>
          <table:table-cell table:style-name="ce79" office:value-type="float" office:value="0.237112428571" calcext:value-type="float">
            <text:p>0.2371</text:p>
          </table:table-cell>
          <table:table-cell table:style-name="ce79" office:value-type="float" office:value="0.0218775879452" calcext:value-type="float">
            <text:p>0.0219</text:p>
          </table:table-cell>
          <table:table-cell table:style-name="ce79" office:value-type="float" office:value="0.129028" calcext:value-type="float">
            <text:p>0.1290</text:p>
          </table:table-cell>
          <table:table-cell table:style-name="ce79" office:value-type="float" office:value="0.139488" calcext:value-type="float">
            <text:p>0.1395</text:p>
          </table:table-cell>
          <table:table-cell table:style-name="ce79" office:value-type="float" office:value="0.133188685714" calcext:value-type="float">
            <text:p>0.1332</text:p>
          </table:table-cell>
          <table:table-cell table:style-name="ce79" office:value-type="float" office:value="0.00217122364146" calcext:value-type="float">
            <text:p>0.0022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1_3</text:p>
          </table:table-cell>
          <table:table-cell table:style-name="ce79" office:value-type="float" office:value="0.0149317" calcext:value-type="float">
            <text:p>0.0149</text:p>
          </table:table-cell>
          <table:table-cell table:style-name="ce79" office:value-type="float" office:value="0.015202" calcext:value-type="float">
            <text:p>0.0152</text:p>
          </table:table-cell>
          <table:table-cell table:style-name="ce79" office:value-type="float" office:value="0.0150703742857" calcext:value-type="float">
            <text:p>0.0151</text:p>
          </table:table-cell>
          <table:table-cell table:style-name="ce79" office:value-type="float" office:value="0.000069994237897" calcext:value-type="float">
            <text:p>0.0001</text:p>
          </table:table-cell>
          <table:table-cell table:style-name="ce79" office:value-type="float" office:value="0.0143215" calcext:value-type="float">
            <text:p>0.0143</text:p>
          </table:table-cell>
          <table:table-cell table:style-name="ce79" office:value-type="float" office:value="0.0143279" calcext:value-type="float">
            <text:p>0.0143</text:p>
          </table:table-cell>
          <table:table-cell table:style-name="ce79" office:value-type="float" office:value="0.0143245571429" calcext:value-type="float">
            <text:p>0.0143</text:p>
          </table:table-cell>
          <table:table-cell table:style-name="ce79" office:value-type="float" office:value="0.00000194220577316" calcext:value-type="float">
            <text:p>0.0000</text:p>
          </table:table-cell>
          <table:table-cell table:style-name="ce79" office:value-type="float" office:value="0.0191637" calcext:value-type="float">
            <text:p>0.0192</text:p>
          </table:table-cell>
          <table:table-cell table:style-name="ce79" office:value-type="float" office:value="0.0230994" calcext:value-type="float">
            <text:p>0.0231</text:p>
          </table:table-cell>
          <table:table-cell table:style-name="ce79" office:value-type="float" office:value="0.0211950228571" calcext:value-type="float">
            <text:p>0.0212</text:p>
          </table:table-cell>
          <table:table-cell table:style-name="ce79" office:value-type="float" office:value="0.000949903410454" calcext:value-type="float">
            <text:p>0.0009</text:p>
          </table:table-cell>
          <table:table-cell table:style-name="ce79" office:value-type="float" office:value="0.0143248" calcext:value-type="float">
            <text:p>0.0143</text:p>
          </table:table-cell>
          <table:table-cell table:style-name="ce79" office:value-type="float" office:value="0.0143251" calcext:value-type="float">
            <text:p>0.0143</text:p>
          </table:table-cell>
          <table:table-cell table:style-name="ce79" office:value-type="float" office:value="0.0143249485714" calcext:value-type="float">
            <text:p>0.0143</text:p>
          </table:table-cell>
          <table:table-cell table:style-name="ce79" office:value-type="float" office:value="0.0000000874117630901" calcext:value-type="float">
            <text:p>0.0000</text:p>
          </table:table-cell>
          <table:table-cell table:style-name="ce79" office:value-type="float" office:value="0.0148889" calcext:value-type="float">
            <text:p>0.0149</text:p>
          </table:table-cell>
          <table:table-cell table:style-name="ce79" office:value-type="float" office:value="0.0152748" calcext:value-type="float">
            <text:p>0.0153</text:p>
          </table:table-cell>
          <table:table-cell table:style-name="ce79" office:value-type="float" office:value="0.01505454" calcext:value-type="float">
            <text:p>0.0151</text:p>
          </table:table-cell>
          <table:table-cell table:style-name="ce79" office:value-type="float" office:value="0.0000972558634296" calcext:value-type="float">
            <text:p>0.000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2_3</text:p>
          </table:table-cell>
          <table:table-cell table:style-name="ce79" office:value-type="float" office:value="0.0232803" calcext:value-type="float">
            <text:p>0.0233</text:p>
          </table:table-cell>
          <table:table-cell table:style-name="ce79" office:value-type="float" office:value="0.0239286" calcext:value-type="float">
            <text:p>0.0239</text:p>
          </table:table-cell>
          <table:table-cell table:style-name="ce79" office:value-type="float" office:value="0.0235789" calcext:value-type="float">
            <text:p>0.0236</text:p>
          </table:table-cell>
          <table:table-cell table:style-name="ce79" office:value-type="float" office:value="0.000160221439621" calcext:value-type="float">
            <text:p>0.0002</text:p>
          </table:table-cell>
          <table:table-cell table:style-name="ce79" office:value-type="float" office:value="0.0287615" calcext:value-type="float">
            <text:p>0.0288</text:p>
          </table:table-cell>
          <table:table-cell table:style-name="ce79" office:value-type="float" office:value="0.0288154" calcext:value-type="float">
            <text:p>0.0288</text:p>
          </table:table-cell>
          <table:table-cell table:style-name="ce79" office:value-type="float" office:value="0.0287958942857" calcext:value-type="float">
            <text:p>0.0288</text:p>
          </table:table-cell>
          <table:table-cell table:style-name="ce79" office:value-type="float" office:value="0.0000124465931737" calcext:value-type="float">
            <text:p>0.0000</text:p>
          </table:table-cell>
          <table:table-cell table:style-name="ce79" office:value-type="float" office:value="0.0333933" calcext:value-type="float">
            <text:p>0.0334</text:p>
          </table:table-cell>
          <table:table-cell table:style-name="ce79" office:value-type="float" office:value="0.0427754" calcext:value-type="float">
            <text:p>0.0428</text:p>
          </table:table-cell>
          <table:table-cell table:style-name="ce79" office:value-type="float" office:value="0.0367787028571" calcext:value-type="float">
            <text:p>0.0368</text:p>
          </table:table-cell>
          <table:table-cell table:style-name="ce79" office:value-type="float" office:value="0.00222255704879" calcext:value-type="float">
            <text:p>0.0022</text:p>
          </table:table-cell>
          <table:table-cell table:style-name="ce79" office:value-type="float" office:value="0.0288217" calcext:value-type="float">
            <text:p>0.0288</text:p>
          </table:table-cell>
          <table:table-cell table:style-name="ce79" office:value-type="float" office:value="0.0288226" calcext:value-type="float">
            <text:p>0.0288</text:p>
          </table:table-cell>
          <table:table-cell table:style-name="ce79" office:value-type="float" office:value="0.0288220942857" calcext:value-type="float">
            <text:p>0.0288</text:p>
          </table:table-cell>
          <table:table-cell table:style-name="ce79" office:value-type="float" office:value="0.000000250648139422" calcext:value-type="float">
            <text:p>0.0000</text:p>
          </table:table-cell>
          <table:table-cell table:style-name="ce79" office:value-type="float" office:value="0.0261277" calcext:value-type="float">
            <text:p>0.0261</text:p>
          </table:table-cell>
          <table:table-cell table:style-name="ce79" office:value-type="float" office:value="0.0276348" calcext:value-type="float">
            <text:p>0.0276</text:p>
          </table:table-cell>
          <table:table-cell table:style-name="ce79" office:value-type="float" office:value="0.0267820428571" calcext:value-type="float">
            <text:p>0.0268</text:p>
          </table:table-cell>
          <table:table-cell table:style-name="ce79" office:value-type="float" office:value="0.000371782777043" calcext:value-type="float">
            <text:p>0.000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3_3</text:p>
          </table:table-cell>
          <table:table-cell table:style-name="ce79" office:value-type="float" office:value="0.0229895" calcext:value-type="float">
            <text:p>0.0230</text:p>
          </table:table-cell>
          <table:table-cell table:style-name="ce79" office:value-type="float" office:value="0.0237947" calcext:value-type="float">
            <text:p>0.0238</text:p>
          </table:table-cell>
          <table:table-cell table:style-name="ce79" office:value-type="float" office:value="0.0234290057143" calcext:value-type="float">
            <text:p>0.0234</text:p>
          </table:table-cell>
          <table:table-cell table:style-name="ce79" office:value-type="float" office:value="0.000196245998602" calcext:value-type="float">
            <text:p>0.0002</text:p>
          </table:table-cell>
          <table:table-cell table:style-name="ce79" office:value-type="float" office:value="0.0287408" calcext:value-type="float">
            <text:p>0.0287</text:p>
          </table:table-cell>
          <table:table-cell table:style-name="ce79" office:value-type="float" office:value="0.028815" calcext:value-type="float">
            <text:p>0.0288</text:p>
          </table:table-cell>
          <table:table-cell table:style-name="ce79" office:value-type="float" office:value="0.0287889628571" calcext:value-type="float">
            <text:p>0.0288</text:p>
          </table:table-cell>
          <table:table-cell table:style-name="ce79" office:value-type="float" office:value="0.0000158392475599" calcext:value-type="float">
            <text:p>0.0000</text:p>
          </table:table-cell>
          <table:table-cell table:style-name="ce79" office:value-type="float" office:value="0.0349441" calcext:value-type="float">
            <text:p>0.0349</text:p>
          </table:table-cell>
          <table:table-cell table:style-name="ce79" office:value-type="float" office:value="0.04472" calcext:value-type="float">
            <text:p>0.0447</text:p>
          </table:table-cell>
          <table:table-cell table:style-name="ce79" office:value-type="float" office:value="0.0394065257143" calcext:value-type="float">
            <text:p>0.0394</text:p>
          </table:table-cell>
          <table:table-cell table:style-name="ce79" office:value-type="float" office:value="0.00249226233076" calcext:value-type="float">
            <text:p>0.0025</text:p>
          </table:table-cell>
          <table:table-cell table:style-name="ce79" office:value-type="float" office:value="0.0288215" calcext:value-type="float">
            <text:p>0.0288</text:p>
          </table:table-cell>
          <table:table-cell table:style-name="ce79" office:value-type="float" office:value="0.0288228" calcext:value-type="float">
            <text:p>0.0288</text:p>
          </table:table-cell>
          <table:table-cell table:style-name="ce79" office:value-type="float" office:value="0.02882214" calcext:value-type="float">
            <text:p>0.0288</text:p>
          </table:table-cell>
          <table:table-cell table:style-name="ce79" office:value-type="float" office:value="0.000000325313036057" calcext:value-type="float">
            <text:p>0.0000</text:p>
          </table:table-cell>
          <table:table-cell table:style-name="ce79" office:value-type="float" office:value="0.0262547" calcext:value-type="float">
            <text:p>0.0263</text:p>
          </table:table-cell>
          <table:table-cell table:style-name="ce79" office:value-type="float" office:value="0.0274801" calcext:value-type="float">
            <text:p>0.0275</text:p>
          </table:table-cell>
          <table:table-cell table:style-name="ce79" office:value-type="float" office:value="0.0266687571429" calcext:value-type="float">
            <text:p>0.0267</text:p>
          </table:table-cell>
          <table:table-cell table:style-name="ce79" office:value-type="float" office:value="0.000290650860052" calcext:value-type="float">
            <text:p>0.000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4_3</text:p>
          </table:table-cell>
          <table:table-cell table:style-name="ce79" office:value-type="float" office:value="0.023089" calcext:value-type="float">
            <text:p>0.0231</text:p>
          </table:table-cell>
          <table:table-cell table:style-name="ce79" office:value-type="float" office:value="0.0237986" calcext:value-type="float">
            <text:p>0.0238</text:p>
          </table:table-cell>
          <table:table-cell table:style-name="ce79" office:value-type="float" office:value="0.0234179971429" calcext:value-type="float">
            <text:p>0.0234</text:p>
          </table:table-cell>
          <table:table-cell table:style-name="ce79" office:value-type="float" office:value="0.000149058014565" calcext:value-type="float">
            <text:p>0.0001</text:p>
          </table:table-cell>
          <table:table-cell table:style-name="ce79" office:value-type="float" office:value="0.0287588" calcext:value-type="float">
            <text:p>0.0288</text:p>
          </table:table-cell>
          <table:table-cell table:style-name="ce79" office:value-type="float" office:value="0.0288154" calcext:value-type="float">
            <text:p>0.0288</text:p>
          </table:table-cell>
          <table:table-cell table:style-name="ce79" office:value-type="float" office:value="0.02878912" calcext:value-type="float">
            <text:p>0.0288</text:p>
          </table:table-cell>
          <table:table-cell table:style-name="ce79" office:value-type="float" office:value="0.000014033893666" calcext:value-type="float">
            <text:p>0.0000</text:p>
          </table:table-cell>
          <table:table-cell table:style-name="ce79" office:value-type="float" office:value="0.0319045" calcext:value-type="float">
            <text:p>0.0319</text:p>
          </table:table-cell>
          <table:table-cell table:style-name="ce79" office:value-type="float" office:value="0.662924" calcext:value-type="float">
            <text:p>0.6629</text:p>
          </table:table-cell>
          <table:table-cell table:style-name="ce79" office:value-type="float" office:value="0.10698628" calcext:value-type="float">
            <text:p>0.1070</text:p>
          </table:table-cell>
          <table:table-cell table:style-name="ce79" office:value-type="float" office:value="0.199705424305" calcext:value-type="float">
            <text:p>0.1997</text:p>
          </table:table-cell>
          <table:table-cell table:style-name="ce79" office:value-type="float" office:value="0.0288184" calcext:value-type="float">
            <text:p>0.0288</text:p>
          </table:table-cell>
          <table:table-cell table:style-name="ce79" office:value-type="float" office:value="0.476604" calcext:value-type="float">
            <text:p>0.4766</text:p>
          </table:table-cell>
          <table:table-cell table:style-name="ce79" office:value-type="float" office:value="0.0416158857143" calcext:value-type="float">
            <text:p>0.0416</text:p>
          </table:table-cell>
          <table:table-cell table:style-name="ce79" office:value-type="float" office:value="0.074599846189" calcext:value-type="float">
            <text:p>0.0746</text:p>
          </table:table-cell>
          <table:table-cell table:style-name="ce79" office:value-type="float" office:value="0.0260247" calcext:value-type="float">
            <text:p>0.0260</text:p>
          </table:table-cell>
          <table:table-cell table:style-name="ce79" office:value-type="float" office:value="0.662924" calcext:value-type="float">
            <text:p>0.6629</text:p>
          </table:table-cell>
          <table:table-cell table:style-name="ce79" office:value-type="float" office:value="0.0448314828571" calcext:value-type="float">
            <text:p>0.0448</text:p>
          </table:table-cell>
          <table:table-cell table:style-name="ce79" office:value-type="float" office:value="0.106002504513" calcext:value-type="float">
            <text:p>0.106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5_3</text:p>
          </table:table-cell>
          <table:table-cell table:style-name="ce79" office:value-type="float" office:value="0.00358381" calcext:value-type="float">
            <text:p>0.0036</text:p>
          </table:table-cell>
          <table:table-cell table:style-name="ce79" office:value-type="float" office:value="0.00358546" calcext:value-type="float">
            <text:p>0.0036</text:p>
          </table:table-cell>
          <table:table-cell table:style-name="ce79" office:value-type="float" office:value="0.00358410028571" calcext:value-type="float">
            <text:p>0.0036</text:p>
          </table:table-cell>
          <table:table-cell table:style-name="ce79" office:value-type="float" office:value="0.000000335231141703" calcext:value-type="float">
            <text:p>0.0000</text:p>
          </table:table-cell>
          <table:table-cell table:style-name="ce79" office:value-type="float" office:value="0.00493303" calcext:value-type="float">
            <text:p>0.0049</text:p>
          </table:table-cell>
          <table:table-cell table:style-name="ce79" office:value-type="float" office:value="0.00493475" calcext:value-type="float">
            <text:p>0.0049</text:p>
          </table:table-cell>
          <table:table-cell table:style-name="ce79" office:value-type="float" office:value="0.00493464142857" calcext:value-type="float">
            <text:p>0.0049</text:p>
          </table:table-cell>
          <table:table-cell table:style-name="ce79" office:value-type="float" office:value="0.000000284214635766" calcext:value-type="float">
            <text:p>0.0000</text:p>
          </table:table-cell>
          <table:table-cell table:style-name="ce79" office:value-type="float" office:value="0.00290155" calcext:value-type="float">
            <text:p>0.0029</text:p>
          </table:table-cell>
          <table:table-cell table:style-name="ce79" office:value-type="float" office:value="0.00372744" calcext:value-type="float">
            <text:p>0.0037</text:p>
          </table:table-cell>
          <table:table-cell table:style-name="ce79" office:value-type="float" office:value="0.00328054514286" calcext:value-type="float">
            <text:p>0.0033</text:p>
          </table:table-cell>
          <table:table-cell table:style-name="ce79" office:value-type="float" office:value="0.000182275363187" calcext:value-type="float">
            <text:p>0.0002</text:p>
          </table:table-cell>
          <table:table-cell table:style-name="ce79" office:value-type="float" office:value="0.00819341" calcext:value-type="float">
            <text:p>0.0082</text:p>
          </table:table-cell>
          <table:table-cell table:style-name="ce79" office:value-type="float" office:value="0.0188017" calcext:value-type="float">
            <text:p>0.0188</text:p>
          </table:table-cell>
          <table:table-cell table:style-name="ce79" office:value-type="float" office:value="0.01042104" calcext:value-type="float">
            <text:p>0.0104</text:p>
          </table:table-cell>
          <table:table-cell table:style-name="ce79" office:value-type="float" office:value="0.00198382181049" calcext:value-type="float">
            <text:p>0.0020</text:p>
          </table:table-cell>
          <table:table-cell table:style-name="ce79" office:value-type="float" office:value="0.00277601" calcext:value-type="float">
            <text:p>0.0028</text:p>
          </table:table-cell>
          <table:table-cell table:style-name="ce79" office:value-type="float" office:value="0.00281579" calcext:value-type="float">
            <text:p>0.0028</text:p>
          </table:table-cell>
          <table:table-cell table:style-name="ce79" office:value-type="float" office:value="0.00278777" calcext:value-type="float">
            <text:p>0.0028</text:p>
          </table:table-cell>
          <table:table-cell table:style-name="ce79" office:value-type="float" office:value="0.0000133022947537" calcext:value-type="float">
            <text:p>0.0000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6_3</text:p>
          </table:table-cell>
          <table:table-cell table:style-name="ce79" office:value-type="float" office:value="0.00358382" calcext:value-type="float">
            <text:p>0.0036</text:p>
          </table:table-cell>
          <table:table-cell table:style-name="ce79" office:value-type="float" office:value="0.00358556" calcext:value-type="float">
            <text:p>0.0036</text:p>
          </table:table-cell>
          <table:table-cell table:style-name="ce79" office:value-type="float" office:value="0.003584102" calcext:value-type="float">
            <text:p>0.0036</text:p>
          </table:table-cell>
          <table:table-cell table:style-name="ce79" office:value-type="float" office:value="0.00000036552740761" calcext:value-type="float">
            <text:p>0.0000</text:p>
          </table:table-cell>
          <table:table-cell table:style-name="ce79" office:value-type="float" office:value="0.00493303" calcext:value-type="float">
            <text:p>0.0049</text:p>
          </table:table-cell>
          <table:table-cell table:style-name="ce79" office:value-type="float" office:value="0.028765" calcext:value-type="float">
            <text:p>0.0288</text:p>
          </table:table-cell>
          <table:table-cell table:style-name="ce79" office:value-type="float" office:value="0.00861528685714" calcext:value-type="float">
            <text:p>0.0086</text:p>
          </table:table-cell>
          <table:table-cell table:style-name="ce79" office:value-type="float" office:value="0.00744928956902" calcext:value-type="float">
            <text:p>0.0074</text:p>
          </table:table-cell>
          <table:table-cell table:style-name="ce79" office:value-type="float" office:value="0.00342813" calcext:value-type="float">
            <text:p>0.0034</text:p>
          </table:table-cell>
          <table:table-cell table:style-name="ce79" office:value-type="float" office:value="0.171967" calcext:value-type="float">
            <text:p>0.1720</text:p>
          </table:table-cell>
          <table:table-cell table:style-name="ce79" office:value-type="float" office:value="0.0100435625714" calcext:value-type="float">
            <text:p>0.0100</text:p>
          </table:table-cell>
          <table:table-cell table:style-name="ce79" office:value-type="float" office:value="0.0288905541691" calcext:value-type="float">
            <text:p>0.0289</text:p>
          </table:table-cell>
          <table:table-cell table:style-name="ce79" office:value-type="float" office:value="0.0100228" calcext:value-type="float">
            <text:p>0.0100</text:p>
          </table:table-cell>
          <table:table-cell table:style-name="ce79" office:value-type="float" office:value="0.0171313" calcext:value-type="float">
            <text:p>0.0171</text:p>
          </table:table-cell>
          <table:table-cell table:style-name="ce79" office:value-type="float" office:value="0.0128511971429" calcext:value-type="float">
            <text:p>0.0129</text:p>
          </table:table-cell>
          <table:table-cell table:style-name="ce79" office:value-type="float" office:value="0.00180351179464" calcext:value-type="float">
            <text:p>0.0018</text:p>
          </table:table-cell>
          <table:table-cell table:style-name="ce79" office:value-type="float" office:value="0.00276809" calcext:value-type="float">
            <text:p>0.0028</text:p>
          </table:table-cell>
          <table:table-cell table:style-name="ce79" office:value-type="float" office:value="0.0114445" calcext:value-type="float">
            <text:p>0.0114</text:p>
          </table:table-cell>
          <table:table-cell table:style-name="ce79" office:value-type="float" office:value="0.00304121828571" calcext:value-type="float">
            <text:p>0.0030</text:p>
          </table:table-cell>
          <table:table-cell table:style-name="ce79" office:value-type="float" office:value="0.0014412509101" calcext:value-type="float">
            <text:p>0.0014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DTLZ7_3</text:p>
          </table:table-cell>
          <table:table-cell table:style-name="ce79" office:value-type="float" office:value="0.0326222" calcext:value-type="float">
            <text:p>0.0326</text:p>
          </table:table-cell>
          <table:table-cell table:style-name="ce79" office:value-type="float" office:value="0.0342034" calcext:value-type="float">
            <text:p>0.0342</text:p>
          </table:table-cell>
          <table:table-cell table:style-name="ce79" office:value-type="float" office:value="0.0332941114286" calcext:value-type="float">
            <text:p>0.0333</text:p>
          </table:table-cell>
          <table:table-cell table:style-name="ce79" office:value-type="float" office:value="0.000391480037638" calcext:value-type="float">
            <text:p>0.0004</text:p>
          </table:table-cell>
          <table:table-cell table:style-name="ce79" office:value-type="float" office:value="0.0586882" calcext:value-type="float">
            <text:p>0.0587</text:p>
          </table:table-cell>
          <table:table-cell table:style-name="ce79" office:value-type="float" office:value="0.0587655" calcext:value-type="float">
            <text:p>0.0588</text:p>
          </table:table-cell>
          <table:table-cell table:style-name="ce79" office:value-type="float" office:value="0.0587196714286" calcext:value-type="float">
            <text:p>0.0587</text:p>
          </table:table-cell>
          <table:table-cell table:style-name="ce79" office:value-type="float" office:value="0.000017872493973" calcext:value-type="float">
            <text:p>0.0000</text:p>
          </table:table-cell>
          <table:table-cell table:style-name="ce79" office:value-type="float" office:value="0.0395376" calcext:value-type="float">
            <text:p>0.0395</text:p>
          </table:table-cell>
          <table:table-cell table:style-name="ce79" office:value-type="float" office:value="0.383168" calcext:value-type="float">
            <text:p>0.3832</text:p>
          </table:table-cell>
          <table:table-cell table:style-name="ce79" office:value-type="float" office:value="0.0595737914286" calcext:value-type="float">
            <text:p>0.0596</text:p>
          </table:table-cell>
          <table:table-cell table:style-name="ce79" office:value-type="float" office:value="0.0558599396802" calcext:value-type="float">
            <text:p>0.0559</text:p>
          </table:table-cell>
          <table:table-cell table:style-name="ce79" office:value-type="float" office:value="0.0498253" calcext:value-type="float">
            <text:p>0.0498</text:p>
          </table:table-cell>
          <table:table-cell table:style-name="ce79" office:value-type="float" office:value="0.0711392" calcext:value-type="float">
            <text:p>0.0711</text:p>
          </table:table-cell>
          <table:table-cell table:style-name="ce79" office:value-type="float" office:value="0.06123704" calcext:value-type="float">
            <text:p>0.0612</text:p>
          </table:table-cell>
          <table:table-cell table:style-name="ce79" office:value-type="float" office:value="0.00524097168702" calcext:value-type="float">
            <text:p>0.0052</text:p>
          </table:table-cell>
          <table:table-cell table:style-name="ce79" office:value-type="float" office:value="0.0746334" calcext:value-type="float">
            <text:p>0.0746</text:p>
          </table:table-cell>
          <table:table-cell table:style-name="ce79" office:value-type="float" office:value="0.38185" calcext:value-type="float">
            <text:p>0.3819</text:p>
          </table:table-cell>
          <table:table-cell table:style-name="ce79" office:value-type="float" office:value="0.113243631429" calcext:value-type="float">
            <text:p>0.1132</text:p>
          </table:table-cell>
          <table:table-cell table:style-name="ce79" office:value-type="float" office:value="0.0471236804963" calcext:value-type="float">
            <text:p>0.0471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8_3</text:p>
          </table:table-cell>
          <table:table-cell table:style-name="ce79" office:value-type="float" office:value="0.0301132" calcext:value-type="float">
            <text:p>0.0301</text:p>
          </table:table-cell>
          <table:table-cell table:style-name="ce79" office:value-type="float" office:value="0.0351416" calcext:value-type="float">
            <text:p>0.0351</text:p>
          </table:table-cell>
          <table:table-cell table:style-name="ce79" office:value-type="float" office:value="0.0320523057143" calcext:value-type="float">
            <text:p>0.0321</text:p>
          </table:table-cell>
          <table:table-cell table:style-name="ce79" office:value-type="float" office:value="0.00113734323829" calcext:value-type="float">
            <text:p>0.0011</text:p>
          </table:table-cell>
          <table:table-cell table:style-name="ce79" office:value-type="float" office:value="0.0397276" calcext:value-type="float">
            <text:p>0.0397</text:p>
          </table:table-cell>
          <table:table-cell table:style-name="ce79" office:value-type="float" office:value="0.0908975" calcext:value-type="float">
            <text:p>0.0909</text:p>
          </table:table-cell>
          <table:table-cell table:style-name="ce79" office:value-type="float" office:value="0.05378888" calcext:value-type="float">
            <text:p>0.0538</text:p>
          </table:table-cell>
          <table:table-cell table:style-name="ce79" office:value-type="float" office:value="0.0157933713989" calcext:value-type="float">
            <text:p>0.0158</text:p>
          </table:table-cell>
          <table:table-cell table:style-name="ce79" office:value-type="float" office:value="0.0890973" calcext:value-type="float">
            <text:p>0.0891</text:p>
          </table:table-cell>
          <table:table-cell table:style-name="ce79" office:value-type="float" office:value="0.259362" calcext:value-type="float">
            <text:p>0.2594</text:p>
          </table:table-cell>
          <table:table-cell table:style-name="ce79" office:value-type="float" office:value="0.110724771429" calcext:value-type="float">
            <text:p>0.1107</text:p>
          </table:table-cell>
          <table:table-cell table:style-name="ce79" office:value-type="float" office:value="0.0261956362575" calcext:value-type="float">
            <text:p>0.0262</text:p>
          </table:table-cell>
          <table:table-cell table:style-name="ce79" office:value-type="float" office:value="0.0399962" calcext:value-type="float">
            <text:p>0.0400</text:p>
          </table:table-cell>
          <table:table-cell table:style-name="ce79" office:value-type="float" office:value="0.259489" calcext:value-type="float">
            <text:p>0.2595</text:p>
          </table:table-cell>
          <table:table-cell table:style-name="ce79" office:value-type="float" office:value="0.0753430857143" calcext:value-type="float">
            <text:p>0.0753</text:p>
          </table:table-cell>
          <table:table-cell table:style-name="ce79" office:value-type="float" office:value="0.066267202352" calcext:value-type="float">
            <text:p>0.0663</text:p>
          </table:table-cell>
          <table:table-cell table:style-name="ce79" office:value-type="float" office:value="0.0422915" calcext:value-type="float">
            <text:p>0.0423</text:p>
          </table:table-cell>
          <table:table-cell table:style-name="ce79" office:value-type="float" office:value="0.0899032" calcext:value-type="float">
            <text:p>0.0899</text:p>
          </table:table-cell>
          <table:table-cell table:style-name="ce79" office:value-type="float" office:value="0.0497732085714" calcext:value-type="float">
            <text:p>0.0498</text:p>
          </table:table-cell>
          <table:table-cell table:style-name="ce79" office:value-type="float" office:value="0.0083005465394" calcext:value-type="float">
            <text:p>0.0083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9_3</text:p>
          </table:table-cell>
          <table:table-cell table:style-name="ce79" office:value-type="float" office:value="0.0293826" calcext:value-type="float">
            <text:p>0.0294</text:p>
          </table:table-cell>
          <table:table-cell table:style-name="ce79" office:value-type="float" office:value="0.0336456" calcext:value-type="float">
            <text:p>0.0336</text:p>
          </table:table-cell>
          <table:table-cell table:style-name="ce79" office:value-type="float" office:value="0.0313150257143" calcext:value-type="float">
            <text:p>0.0313</text:p>
          </table:table-cell>
          <table:table-cell table:style-name="ce79" office:value-type="float" office:value="0.00088546552255" calcext:value-type="float">
            <text:p>0.0009</text:p>
          </table:table-cell>
          <table:table-cell table:style-name="ce79" office:value-type="float" office:value="0.0376575" calcext:value-type="float">
            <text:p>0.0377</text:p>
          </table:table-cell>
          <table:table-cell table:style-name="ce79" office:value-type="float" office:value="0.208649" calcext:value-type="float">
            <text:p>0.2086</text:p>
          </table:table-cell>
          <table:table-cell table:style-name="ce79" office:value-type="float" office:value="0.169462091429" calcext:value-type="float">
            <text:p>0.1695</text:p>
          </table:table-cell>
          <table:table-cell table:style-name="ce79" office:value-type="float" office:value="0.0710014506818" calcext:value-type="float">
            <text:p>0.0710</text:p>
          </table:table-cell>
          <table:table-cell table:style-name="ce79" office:value-type="float" office:value="0.103197" calcext:value-type="float">
            <text:p>0.1032</text:p>
          </table:table-cell>
          <table:table-cell table:style-name="ce79" office:value-type="float" office:value="0.256889" calcext:value-type="float">
            <text:p>0.2569</text:p>
          </table:table-cell>
          <table:table-cell table:style-name="ce79" office:value-type="float" office:value="0.164398114286" calcext:value-type="float">
            <text:p>0.1644</text:p>
          </table:table-cell>
          <table:table-cell table:style-name="ce79" office:value-type="float" office:value="0.0575456414692" calcext:value-type="float">
            <text:p>0.0575</text:p>
          </table:table-cell>
          <table:table-cell table:style-name="ce79" office:value-type="float" office:value="0.0319445" calcext:value-type="float">
            <text:p>0.0319</text:p>
          </table:table-cell>
          <table:table-cell table:style-name="ce79" office:value-type="float" office:value="0.21284" calcext:value-type="float">
            <text:p>0.2128</text:p>
          </table:table-cell>
          <table:table-cell table:style-name="ce79" office:value-type="float" office:value="0.0457934314286" calcext:value-type="float">
            <text:p>0.0458</text:p>
          </table:table-cell>
          <table:table-cell table:style-name="ce79" office:value-type="float" office:value="0.0413801356403" calcext:value-type="float">
            <text:p>0.0414</text:p>
          </table:table-cell>
          <table:table-cell table:style-name="ce79" office:value-type="float" office:value="0.0339407" calcext:value-type="float">
            <text:p>0.0339</text:p>
          </table:table-cell>
          <table:table-cell table:style-name="ce79" office:value-type="float" office:value="0.207766" calcext:value-type="float">
            <text:p>0.2078</text:p>
          </table:table-cell>
          <table:table-cell table:style-name="ce79" office:value-type="float" office:value="0.10969306" calcext:value-type="float">
            <text:p>0.1097</text:p>
          </table:table-cell>
          <table:table-cell table:style-name="ce79" office:value-type="float" office:value="0.0847677626518" calcext:value-type="float">
            <text:p>0.0848</text:p>
          </table:table-cell>
          <table:table-cell table:number-columns-repeated="1003"/>
        </table:table-row>
        <table:table-row table:style-name="ro1">
          <table:table-cell table:style-name="ce79" office:value-type="string" calcext:value-type="string">
            <text:p>UF10_3</text:p>
          </table:table-cell>
          <table:table-cell table:style-name="ce79" office:value-type="float" office:value="0.0595468" calcext:value-type="float">
            <text:p>0.0595</text:p>
          </table:table-cell>
          <table:table-cell table:style-name="ce79" office:value-type="float" office:value="0.0940407" calcext:value-type="float">
            <text:p>0.0940</text:p>
          </table:table-cell>
          <table:table-cell table:style-name="ce79" office:value-type="float" office:value="0.0717225028571" calcext:value-type="float">
            <text:p>0.0717</text:p>
          </table:table-cell>
          <table:table-cell table:style-name="ce79" office:value-type="float" office:value="0.0103303254171" calcext:value-type="float">
            <text:p>0.0103</text:p>
          </table:table-cell>
          <table:table-cell table:style-name="ce79" office:value-type="float" office:value="0.104881" calcext:value-type="float">
            <text:p>0.1049</text:p>
          </table:table-cell>
          <table:table-cell table:style-name="ce79" office:value-type="float" office:value="0.479082" calcext:value-type="float">
            <text:p>0.4791</text:p>
          </table:table-cell>
          <table:table-cell table:style-name="ce79" office:value-type="float" office:value="0.308511628571" calcext:value-type="float">
            <text:p>0.3085</text:p>
          </table:table-cell>
          <table:table-cell table:style-name="ce79" office:value-type="float" office:value="0.091480152625" calcext:value-type="float">
            <text:p>0.0915</text:p>
          </table:table-cell>
          <table:table-cell table:style-name="ce79" office:value-type="float" office:value="0.228816" calcext:value-type="float">
            <text:p>0.2288</text:p>
          </table:table-cell>
          <table:table-cell table:style-name="ce79" office:value-type="float" office:value="0.475798" calcext:value-type="float">
            <text:p>0.4758</text:p>
          </table:table-cell>
          <table:table-cell table:style-name="ce79" office:value-type="float" office:value="0.273421114286" calcext:value-type="float">
            <text:p>0.2734</text:p>
          </table:table-cell>
          <table:table-cell table:style-name="ce79" office:value-type="float" office:value="0.0434917718824" calcext:value-type="float">
            <text:p>0.0435</text:p>
          </table:table-cell>
          <table:table-cell table:style-name="ce79" office:value-type="float" office:value="0.154357" calcext:value-type="float">
            <text:p>0.1544</text:p>
          </table:table-cell>
          <table:table-cell table:style-name="ce79" office:value-type="float" office:value="0.469854" calcext:value-type="float">
            <text:p>0.4699</text:p>
          </table:table-cell>
          <table:table-cell table:style-name="ce79" office:value-type="float" office:value="0.2763456" calcext:value-type="float">
            <text:p>0.2763</text:p>
          </table:table-cell>
          <table:table-cell table:style-name="ce79" office:value-type="float" office:value="0.0550203097214" calcext:value-type="float">
            <text:p>0.0550</text:p>
          </table:table-cell>
          <table:table-cell table:style-name="ce79" office:value-type="float" office:value="0.253662" calcext:value-type="float">
            <text:p>0.2537</text:p>
          </table:table-cell>
          <table:table-cell table:style-name="ce79" office:value-type="float" office:value="0.360065" calcext:value-type="float">
            <text:p>0.3601</text:p>
          </table:table-cell>
          <table:table-cell table:style-name="ce79" office:value-type="float" office:value="0.261470885714" calcext:value-type="float">
            <text:p>0.2615</text:p>
          </table:table-cell>
          <table:table-cell table:style-name="ce79" office:value-type="float" office:value="0.0169303903132" calcext:value-type="float">
            <text:p>0.0169</text:p>
          </table:table-cell>
          <table:table-cell table:number-columns-repeated="1003"/>
        </table:table-row>
        <table:table-row table:style-name="ro1">
          <table:table-cell table:style-name="ce79"/>
          <table:table-cell table:style-name="ce79" table:formula="of:=AVERAGE([.B29:.B47])" office:value-type="float" office:value="0.0542" calcext:value-type="float">
            <text:p>0.0542</text:p>
          </table:table-cell>
          <table:table-cell table:style-name="ce79" table:formula="of:=AVERAGE([.C29:.C47])" office:value-type="float" office:value="0.0647" calcext:value-type="float">
            <text:p>0.0647</text:p>
          </table:table-cell>
          <table:table-cell table:style-name="ce80" table:formula="of:=AVERAGE([.D29:.D47])" office:value-type="float" office:value="0.0585" calcext:value-type="float">
            <text:p>0.0585</text:p>
          </table:table-cell>
          <table:table-cell table:style-name="ce79" table:formula="of:=AVERAGE([.E29:.E47])" office:value-type="float" office:value="0.0024" calcext:value-type="float">
            <text:p>0.0024</text:p>
          </table:table-cell>
          <table:table-cell table:style-name="ce79" table:formula="of:=AVERAGE([.F29:.F47])" office:value-type="float" office:value="0.0761" calcext:value-type="float">
            <text:p>0.0761</text:p>
          </table:table-cell>
          <table:table-cell table:style-name="ce79" table:formula="of:=AVERAGE([.G29:.G47])" office:value-type="float" office:value="0.1207" calcext:value-type="float">
            <text:p>0.1207</text:p>
          </table:table-cell>
          <table:table-cell table:style-name="ce80" table:formula="of:=AVERAGE([.H29:.H47])" office:value-type="float" office:value="0.099" calcext:value-type="float">
            <text:p>0.0990</text:p>
          </table:table-cell>
          <table:table-cell table:style-name="ce79" table:formula="of:=AVERAGE([.I29:.I47])" office:value-type="float" office:value="0.0129" calcext:value-type="float">
            <text:p>0.0129</text:p>
          </table:table-cell>
          <table:table-cell table:style-name="ce79" table:formula="of:=AVERAGE([.J29:.J47])" office:value-type="float" office:value="0.0979" calcext:value-type="float">
            <text:p>0.0979</text:p>
          </table:table-cell>
          <table:table-cell table:style-name="ce79" table:formula="of:=AVERAGE([.K29:.K47])" office:value-type="float" office:value="0.2199" calcext:value-type="float">
            <text:p>0.2199</text:p>
          </table:table-cell>
          <table:table-cell table:style-name="ce80" table:formula="of:=AVERAGE([.L29:.L47])" office:value-type="float" office:value="0.1245" calcext:value-type="float">
            <text:p>0.1245</text:p>
          </table:table-cell>
          <table:table-cell table:style-name="ce79" table:formula="of:=AVERAGE([.M29:.M47])" office:value-type="float" office:value="0.0286" calcext:value-type="float">
            <text:p>0.0286</text:p>
          </table:table-cell>
          <table:table-cell table:style-name="ce79" table:formula="of:=AVERAGE([.N29:.N47])" office:value-type="float" office:value="0.0844" calcext:value-type="float">
            <text:p>0.0844</text:p>
          </table:table-cell>
          <table:table-cell table:style-name="ce79" table:formula="of:=AVERAGE([.O29:.O47])" office:value-type="float" office:value="0.1653" calcext:value-type="float">
            <text:p>0.1653</text:p>
          </table:table-cell>
          <table:table-cell table:style-name="ce80" table:formula="of:=AVERAGE([.P29:.P47])" office:value-type="float" office:value="0.1027" calcext:value-type="float">
            <text:p>0.1027</text:p>
          </table:table-cell>
          <table:table-cell table:style-name="ce79" table:formula="of:=AVERAGE([.Q29:.Q47])" office:value-type="float" office:value="0.0169" calcext:value-type="float">
            <text:p>0.0169</text:p>
          </table:table-cell>
          <table:table-cell table:style-name="ce79" table:formula="of:=AVERAGE([.R29:.R47])" office:value-type="float" office:value="0.0821" calcext:value-type="float">
            <text:p>0.0821</text:p>
          </table:table-cell>
          <table:table-cell table:style-name="ce79" table:formula="of:=AVERAGE([.S29:.S47])" office:value-type="float" office:value="0.1583" calcext:value-type="float">
            <text:p>0.1583</text:p>
          </table:table-cell>
          <table:table-cell table:style-name="ce80" table:formula="of:=AVERAGE([.T29:.T47])" office:value-type="float" office:value="0.0927" calcext:value-type="float">
            <text:p>0.0927</text:p>
          </table:table-cell>
          <table:table-cell table:style-name="ce79" table:formula="of:=AVERAGE([.U29:.U47])" office:value-type="float" office:value="0.016" calcext:value-type="float">
            <text:p>0.0160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9"/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2 obj</text:p>
          </table:table-cell>
          <table:table-cell table:style-name="ce80" office:value-type="float" office:value="0.0143" calcext:value-type="float">
            <text:p>0.0143</text:p>
          </table:table-cell>
          <table:table-cell table:style-name="ce79" office:value-type="float" office:value="0.0441" calcext:value-type="float">
            <text:p>0.0441</text:p>
          </table:table-cell>
          <table:table-cell table:style-name="ce79" office:value-type="float" office:value="0.0376" calcext:value-type="float">
            <text:p>0.0376</text:p>
          </table:table-cell>
          <table:table-cell table:style-name="ce79" office:value-type="float" office:value="0.0359" calcext:value-type="float">
            <text:p>0.0359</text:p>
          </table:table-cell>
          <table:table-cell table:style-name="ce79" office:value-type="float" office:value="0.04" calcext:value-type="float">
            <text:p>0.04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3 obj</text:p>
          </table:table-cell>
          <table:table-cell table:style-name="ce80" office:value-type="float" office:value="0.0585" calcext:value-type="float">
            <text:p>0.0585</text:p>
          </table:table-cell>
          <table:table-cell table:style-name="ce79" office:value-type="float" office:value="0.099" calcext:value-type="float">
            <text:p>0.0990</text:p>
          </table:table-cell>
          <table:table-cell table:style-name="ce79" office:value-type="float" office:value="0.1245" calcext:value-type="float">
            <text:p>0.1245</text:p>
          </table:table-cell>
          <table:table-cell table:style-name="ce81" office:value-type="float" office:value="0.1027" calcext:value-type="float">
            <text:p>0.1027</text:p>
          </table:table-cell>
          <table:table-cell table:style-name="ce79" office:value-type="float" office:value="0.0927" calcext:value-type="float">
            <text:p>0.092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0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2 obj</text:p>
          </table:table-cell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1_2</text:p>
          </table:table-cell>
          <table:table-cell table:style-name="ce79" office:value-type="float" office:value="0.0202547862857" calcext:value-type="float">
            <text:p>0.0203</text:p>
          </table:table-cell>
          <table:table-cell table:style-name="ce79" office:value-type="float" office:value="0.194915945714" calcext:value-type="float">
            <text:p>0.1949</text:p>
          </table:table-cell>
          <table:table-cell table:style-name="ce79" office:value-type="float" office:value="0.0391880382857" calcext:value-type="float">
            <text:p>0.0392</text:p>
          </table:table-cell>
          <table:table-cell table:style-name="ce79" office:value-type="float" office:value="0.0135427545714" calcext:value-type="float">
            <text:p>0.0135</text:p>
          </table:table-cell>
          <table:table-cell table:style-name="ce79" office:value-type="float" office:value="0.0938317554286" calcext:value-type="float">
            <text:p>0.093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2_2</text:p>
          </table:table-cell>
          <table:table-cell table:style-name="ce79" office:value-type="float" office:value="0.00263003171429" calcext:value-type="float">
            <text:p>0.0026</text:p>
          </table:table-cell>
          <table:table-cell table:style-name="ce79" office:value-type="float" office:value="0.00822424542857" calcext:value-type="float">
            <text:p>0.0082</text:p>
          </table:table-cell>
          <table:table-cell table:style-name="ce79" office:value-type="float" office:value="0.00411441542857" calcext:value-type="float">
            <text:p>0.0041</text:p>
          </table:table-cell>
          <table:table-cell table:style-name="ce79" office:value-type="float" office:value="0.0448539748571" calcext:value-type="float">
            <text:p>0.0449</text:p>
          </table:table-cell>
          <table:table-cell table:style-name="ce79" office:value-type="float" office:value="0.006186506" calcext:value-type="float">
            <text:p>0.006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3_2</text:p>
          </table:table-cell>
          <table:table-cell table:style-name="ce79" office:value-type="float" office:value="0.00834982942857" calcext:value-type="float">
            <text:p>0.0083</text:p>
          </table:table-cell>
          <table:table-cell table:style-name="ce79" office:value-type="float" office:value="0.00969138914286" calcext:value-type="float">
            <text:p>0.0097</text:p>
          </table:table-cell>
          <table:table-cell table:style-name="ce79" office:value-type="float" office:value="0.0223874771429" calcext:value-type="float">
            <text:p>0.0224</text:p>
          </table:table-cell>
          <table:table-cell table:style-name="ce79" office:value-type="float" office:value="0.00968202142857" calcext:value-type="float">
            <text:p>0.0097</text:p>
          </table:table-cell>
          <table:table-cell table:style-name="ce79" office:value-type="float" office:value="0.0112308074286" calcext:value-type="float">
            <text:p>0.011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4_2</text:p>
          </table:table-cell>
          <table:table-cell table:style-name="ce79" office:value-type="float" office:value="0.00617493714286" calcext:value-type="float">
            <text:p>0.0062</text:p>
          </table:table-cell>
          <table:table-cell table:style-name="ce79" office:value-type="float" office:value="0.00909064142857" calcext:value-type="float">
            <text:p>0.0091</text:p>
          </table:table-cell>
          <table:table-cell table:style-name="ce79" office:value-type="float" office:value="0.0158999685714" calcext:value-type="float">
            <text:p>0.0159</text:p>
          </table:table-cell>
          <table:table-cell table:style-name="ce79" office:value-type="float" office:value="0.00964176314286" calcext:value-type="float">
            <text:p>0.0096</text:p>
          </table:table-cell>
          <table:table-cell table:style-name="ce79" office:value-type="float" office:value="0.0143398234286" calcext:value-type="float">
            <text:p>0.014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5_2</text:p>
          </table:table-cell>
          <table:table-cell table:style-name="ce79" office:value-type="float" office:value="0.0564779085714" calcext:value-type="float">
            <text:p>0.0565</text:p>
          </table:table-cell>
          <table:table-cell table:style-name="ce79" office:value-type="float" office:value="0.0674686571429" calcext:value-type="float">
            <text:p>0.0675</text:p>
          </table:table-cell>
          <table:table-cell table:style-name="ce79" office:value-type="float" office:value="0.0724518142857" calcext:value-type="float">
            <text:p>0.0725</text:p>
          </table:table-cell>
          <table:table-cell table:style-name="ce79" office:value-type="float" office:value="0.0647956742857" calcext:value-type="float">
            <text:p>0.0648</text:p>
          </table:table-cell>
          <table:table-cell table:style-name="ce79" office:value-type="float" office:value="0.06729004" calcext:value-type="float">
            <text:p>0.067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6_2</text:p>
          </table:table-cell>
          <table:table-cell table:style-name="ce79" office:value-type="float" office:value="0.0472056685714" calcext:value-type="float">
            <text:p>0.0472</text:p>
          </table:table-cell>
          <table:table-cell table:style-name="ce79" office:value-type="float" office:value="0.0220311471429" calcext:value-type="float">
            <text:p>0.0220</text:p>
          </table:table-cell>
          <table:table-cell table:style-name="ce79" office:value-type="float" office:value="0.0160697942857" calcext:value-type="float">
            <text:p>0.0161</text:p>
          </table:table-cell>
          <table:table-cell table:style-name="ce79" office:value-type="float" office:value="0.03851218" calcext:value-type="float">
            <text:p>0.0385</text:p>
          </table:table-cell>
          <table:table-cell table:style-name="ce79" office:value-type="float" office:value="0.00683937514286" calcext:value-type="float">
            <text:p>0.006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7_2</text:p>
          </table:table-cell>
          <table:table-cell table:style-name="ce79" office:value-type="float" office:value="0.00618471" calcext:value-type="float">
            <text:p>0.0062</text:p>
          </table:table-cell>
          <table:table-cell table:style-name="ce79" office:value-type="float" office:value="0.00909947371429" calcext:value-type="float">
            <text:p>0.0091</text:p>
          </table:table-cell>
          <table:table-cell table:style-name="ce79" office:value-type="float" office:value="0.0150695371429" calcext:value-type="float">
            <text:p>0.0151</text:p>
          </table:table-cell>
          <table:table-cell table:style-name="ce79" office:value-type="float" office:value="0.00908934971429" calcext:value-type="float">
            <text:p>0.0091</text:p>
          </table:table-cell>
          <table:table-cell table:style-name="ce79" office:value-type="float" office:value="0.00689981628571" calcext:value-type="float">
            <text:p>0.006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8_2</text:p>
          </table:table-cell>
          <table:table-cell table:style-name="ce79" office:value-type="float" office:value="0.0476617571429" calcext:value-type="float">
            <text:p>0.0477</text:p>
          </table:table-cell>
          <table:table-cell table:style-name="ce79" office:value-type="float" office:value="0.115012742857" calcext:value-type="float">
            <text:p>0.1150</text:p>
          </table:table-cell>
          <table:table-cell table:style-name="ce79" office:value-type="float" office:value="0.124088457143" calcext:value-type="float">
            <text:p>0.1241</text:p>
          </table:table-cell>
          <table:table-cell table:style-name="ce79" office:value-type="float" office:value="0.117461514286" calcext:value-type="float">
            <text:p>0.1175</text:p>
          </table:table-cell>
          <table:table-cell table:style-name="ce79" office:value-type="float" office:value="0.1175728" calcext:value-type="float">
            <text:p>0.1176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9_2</text:p>
          </table:table-cell>
          <table:table-cell table:style-name="ce79" office:value-type="float" office:value="0.0106490165714" calcext:value-type="float">
            <text:p>0.0106</text:p>
          </table:table-cell>
          <table:table-cell table:style-name="ce79" office:value-type="float" office:value="0.0280136885714" calcext:value-type="float">
            <text:p>0.0280</text:p>
          </table:table-cell>
          <table:table-cell table:style-name="ce79" office:value-type="float" office:value="0.0766558914286" calcext:value-type="float">
            <text:p>0.0767</text:p>
          </table:table-cell>
          <table:table-cell table:style-name="ce79" office:value-type="float" office:value="0.125838885714" calcext:value-type="float">
            <text:p>0.1258</text:p>
          </table:table-cell>
          <table:table-cell table:style-name="ce79" office:value-type="float" office:value="0.0346579285714" calcext:value-type="float">
            <text:p>0.034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1_2</text:p>
          </table:table-cell>
          <table:table-cell table:style-name="ce79" office:value-type="float" office:value="0.00147772028571" calcext:value-type="float">
            <text:p>0.0015</text:p>
          </table:table-cell>
          <table:table-cell table:style-name="ce79" office:value-type="float" office:value="0.00146219" calcext:value-type="float">
            <text:p>0.0015</text:p>
          </table:table-cell>
          <table:table-cell table:style-name="ce79" office:value-type="float" office:value="0.001886402" calcext:value-type="float">
            <text:p>0.0019</text:p>
          </table:table-cell>
          <table:table-cell table:style-name="ce79" office:value-type="float" office:value="0.00146718" calcext:value-type="float">
            <text:p>0.0015</text:p>
          </table:table-cell>
          <table:table-cell table:style-name="ce79" office:value-type="float" office:value="0.00175743057143" calcext:value-type="float">
            <text:p>0.001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2_2</text:p>
          </table:table-cell>
          <table:table-cell table:style-name="ce79" office:value-type="float" office:value="0.00221998942857" calcext:value-type="float">
            <text:p>0.0022</text:p>
          </table:table-cell>
          <table:table-cell table:style-name="ce79" office:value-type="float" office:value="0.00281846942857" calcext:value-type="float">
            <text:p>0.0028</text:p>
          </table:table-cell>
          <table:table-cell table:style-name="ce79" office:value-type="float" office:value="0.00374548285714" calcext:value-type="float">
            <text:p>0.0037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00213037942857" calcext:value-type="float">
            <text:p>0.002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3_2</text:p>
          </table:table-cell>
          <table:table-cell table:style-name="ce79" office:value-type="float" office:value="0.002187536" calcext:value-type="float">
            <text:p>0.0022</text:p>
          </table:table-cell>
          <table:table-cell table:style-name="ce79" office:value-type="float" office:value="0.00281845571429" calcext:value-type="float">
            <text:p>0.0028</text:p>
          </table:table-cell>
          <table:table-cell table:style-name="ce79" office:value-type="float" office:value="0.00301523714286" calcext:value-type="float">
            <text:p>0.0030</text:p>
          </table:table-cell>
          <table:table-cell table:style-name="ce79" office:value-type="float" office:value="0.00281186057143" calcext:value-type="float">
            <text:p>0.0028</text:p>
          </table:table-cell>
          <table:table-cell table:style-name="ce79" office:value-type="float" office:value="0.00212907971429" calcext:value-type="float">
            <text:p>0.002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4_2</text:p>
          </table:table-cell>
          <table:table-cell table:style-name="ce79" office:value-type="float" office:value="0.00222333914286" calcext:value-type="float">
            <text:p>0.0022</text:p>
          </table:table-cell>
          <table:table-cell table:style-name="ce79" office:value-type="float" office:value="0.00281809571429" calcext:value-type="float">
            <text:p>0.0028</text:p>
          </table:table-cell>
          <table:table-cell table:style-name="ce79" office:value-type="float" office:value="0.0576771048571" calcext:value-type="float">
            <text:p>0.0577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124042513143" calcext:value-type="float">
            <text:p>0.1240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5_2</text:p>
          </table:table-cell>
          <table:table-cell table:style-name="ce79" office:value-type="float" office:value="0.00221998942857" calcext:value-type="float">
            <text:p>0.0022</text:p>
          </table:table-cell>
          <table:table-cell table:style-name="ce79" office:value-type="float" office:value="0.00281846942857" calcext:value-type="float">
            <text:p>0.0028</text:p>
          </table:table-cell>
          <table:table-cell table:style-name="ce79" office:value-type="float" office:value="0.00374548285714" calcext:value-type="float">
            <text:p>0.0037</text:p>
          </table:table-cell>
          <table:table-cell table:style-name="ce79" office:value-type="float" office:value="0.00281186114286" calcext:value-type="float">
            <text:p>0.0028</text:p>
          </table:table-cell>
          <table:table-cell table:style-name="ce79" office:value-type="float" office:value="0.00213037942857" calcext:value-type="float">
            <text:p>0.002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6_2</text:p>
          </table:table-cell>
          <table:table-cell table:style-name="ce79" office:value-type="float" office:value="0.00220384885714" calcext:value-type="float">
            <text:p>0.0022</text:p>
          </table:table-cell>
          <table:table-cell table:style-name="ce79" office:value-type="float" office:value="0.00369165057143" calcext:value-type="float">
            <text:p>0.0037</text:p>
          </table:table-cell>
          <table:table-cell table:style-name="ce79" office:value-type="float" office:value="0.003104158" calcext:value-type="float">
            <text:p>0.0031</text:p>
          </table:table-cell>
          <table:table-cell table:style-name="ce79" office:value-type="float" office:value="0.00281186057143" calcext:value-type="float">
            <text:p>0.0028</text:p>
          </table:table-cell>
          <table:table-cell table:style-name="ce79" office:value-type="float" office:value="0.00367253828571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7_2</text:p>
          </table:table-cell>
          <table:table-cell table:style-name="ce79" office:value-type="float" office:value="0.00221979371429" calcext:value-type="float">
            <text:p>0.0022</text:p>
          </table:table-cell>
          <table:table-cell table:style-name="ce79" office:value-type="float" office:value="0.004110592" calcext:value-type="float">
            <text:p>0.0041</text:p>
          </table:table-cell>
          <table:table-cell table:style-name="ce79" office:value-type="float" office:value="0.00320504085714" calcext:value-type="float">
            <text:p>0.0032</text:p>
          </table:table-cell>
          <table:table-cell table:style-name="ce79" office:value-type="float" office:value="0.00402864742857" calcext:value-type="float">
            <text:p>0.0040</text:p>
          </table:table-cell>
          <table:table-cell table:style-name="ce79" office:value-type="float" office:value="0.00228243171429" calcext:value-type="float">
            <text:p>0.002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1_2</text:p>
          </table:table-cell>
          <table:table-cell table:style-name="ce79" office:value-type="float" office:value="0.00295821657143" calcext:value-type="float">
            <text:p>0.0030</text:p>
          </table:table-cell>
          <table:table-cell table:style-name="ce79" office:value-type="float" office:value="0.00709695428571" calcext:value-type="float">
            <text:p>0.0071</text:p>
          </table:table-cell>
          <table:table-cell table:style-name="ce79" office:value-type="float" office:value="0.00596117942857" calcext:value-type="float">
            <text:p>0.0060</text:p>
          </table:table-cell>
          <table:table-cell table:style-name="ce79" office:value-type="float" office:value="0.00406915685714" calcext:value-type="float">
            <text:p>0.0041</text:p>
          </table:table-cell>
          <table:table-cell table:style-name="ce79" office:value-type="float" office:value="0.004267794" calcext:value-type="float">
            <text:p>0.004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2_2</text:p>
          </table:table-cell>
          <table:table-cell table:style-name="ce79" office:value-type="float" office:value="0.00324399057143" calcext:value-type="float">
            <text:p>0.0032</text:p>
          </table:table-cell>
          <table:table-cell table:style-name="ce79" office:value-type="float" office:value="0.00692903228571" calcext:value-type="float">
            <text:p>0.0069</text:p>
          </table:table-cell>
          <table:table-cell table:style-name="ce79" office:value-type="float" office:value="0.0106392702857" calcext:value-type="float">
            <text:p>0.0106</text:p>
          </table:table-cell>
          <table:table-cell table:style-name="ce79" office:value-type="float" office:value="0.0143655025714" calcext:value-type="float">
            <text:p>0.0144</text:p>
          </table:table-cell>
          <table:table-cell table:style-name="ce79" office:value-type="float" office:value="0.00920086742857" calcext:value-type="float">
            <text:p>0.009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3_2</text:p>
          </table:table-cell>
          <table:table-cell table:style-name="ce79" office:value-type="float" office:value="0.0420648314286" calcext:value-type="float">
            <text:p>0.0421</text:p>
          </table:table-cell>
          <table:table-cell table:style-name="ce79" office:value-type="float" office:value="0.00470830228571" calcext:value-type="float">
            <text:p>0.0047</text:p>
          </table:table-cell>
          <table:table-cell table:style-name="ce81" office:value-type="float" office:value="0.00781352742857" calcext:value-type="float">
            <text:p>0.0078</text:p>
          </table:table-cell>
          <table:table-cell table:style-name="ce81" office:value-type="float" office:value="0.021979174" calcext:value-type="float">
            <text:p>0.0220</text:p>
          </table:table-cell>
          <table:table-cell table:style-name="ce79" office:value-type="float" office:value="0.00960075228571" calcext:value-type="float">
            <text:p>0.0096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4_2</text:p>
          </table:table-cell>
          <table:table-cell table:style-name="ce79" office:value-type="float" office:value="0.00736605542857" calcext:value-type="float">
            <text:p>0.0074</text:p>
          </table:table-cell>
          <table:table-cell table:style-name="ce79" office:value-type="float" office:value="0.0305521971429" calcext:value-type="float">
            <text:p>0.0306</text:p>
          </table:table-cell>
          <table:table-cell table:style-name="ce79" office:value-type="float" office:value="0.0367885942857" calcext:value-type="float">
            <text:p>0.0368</text:p>
          </table:table-cell>
          <table:table-cell table:style-name="ce79" office:value-type="float" office:value="0.0394984342857" calcext:value-type="float">
            <text:p>0.0395</text:p>
          </table:table-cell>
          <table:table-cell table:style-name="ce79" office:value-type="float" office:value="0.0327064514286" calcext:value-type="float">
            <text:p>0.032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5_2</text:p>
          </table:table-cell>
          <table:table-cell table:style-name="ce79" office:value-type="float" office:value="0.0255909" calcext:value-type="float">
            <text:p>0.0256</text:p>
          </table:table-cell>
          <table:table-cell table:style-name="ce79" office:value-type="float" office:value="0.251348371429" calcext:value-type="float">
            <text:p>0.2513</text:p>
          </table:table-cell>
          <table:table-cell table:style-name="ce79" office:value-type="float" office:value="0.128616231429" calcext:value-type="float">
            <text:p>0.1286</text:p>
          </table:table-cell>
          <table:table-cell table:style-name="ce79" office:value-type="float" office:value="0.145887914286" calcext:value-type="float">
            <text:p>0.1459</text:p>
          </table:table-cell>
          <table:table-cell table:style-name="ce79" office:value-type="float" office:value="0.134510917143" calcext:value-type="float">
            <text:p>0.1345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6_2</text:p>
          </table:table-cell>
          <table:table-cell table:style-name="ce79" office:value-type="float" office:value="0.0244601914286" calcext:value-type="float">
            <text:p>0.0245</text:p>
          </table:table-cell>
          <table:table-cell table:style-name="ce79" office:value-type="float" office:value="0.22474328" calcext:value-type="float">
            <text:p>0.2247</text:p>
          </table:table-cell>
          <table:table-cell table:style-name="ce79" office:value-type="float" office:value="0.20230804" calcext:value-type="float">
            <text:p>0.2023</text:p>
          </table:table-cell>
          <table:table-cell table:style-name="ce79" office:value-type="float" office:value="0.130491411429" calcext:value-type="float">
            <text:p>0.1305</text:p>
          </table:table-cell>
          <table:table-cell table:style-name="ce79" office:value-type="float" office:value="0.219919445714" calcext:value-type="float">
            <text:p>0.219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7_2</text:p>
          </table:table-cell>
          <table:table-cell table:style-name="ce79" office:value-type="float" office:value="0.00314073257143" calcext:value-type="float">
            <text:p>0.0031</text:p>
          </table:table-cell>
          <table:table-cell table:style-name="ce79" office:value-type="float" office:value="0.004442396" calcext:value-type="float">
            <text:p>0.0044</text:p>
          </table:table-cell>
          <table:table-cell table:style-name="ce79" office:value-type="float" office:value="0.0102956194286" calcext:value-type="float">
            <text:p>0.0103</text:p>
          </table:table-cell>
          <table:table-cell table:style-name="ce79" office:value-type="float" office:value="0.0164040728571" calcext:value-type="float">
            <text:p>0.0164</text:p>
          </table:table-cell>
          <table:table-cell table:style-name="ce79" office:value-type="float" office:value="0.0120309537143" calcext:value-type="float">
            <text:p>0.0120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80" table:formula="of:=AVERAGE([.B58:.B80])" office:value-type="float" office:value="0.0143" calcext:value-type="float">
            <text:p>0.0143</text:p>
          </table:table-cell>
          <table:table-cell table:style-name="ce79" table:formula="of:=AVERAGE([.C58:.C80])" office:value-type="float" office:value="0.0441" calcext:value-type="float">
            <text:p>0.0441</text:p>
          </table:table-cell>
          <table:table-cell table:style-name="ce79" table:formula="of:=AVERAGE([.D58:.D80])" office:value-type="float" office:value="0.0376" calcext:value-type="float">
            <text:p>0.0376</text:p>
          </table:table-cell>
          <table:table-cell table:style-name="ce79" table:formula="of:=AVERAGE([.E58:.E80])" office:value-type="float" office:value="0.0359" calcext:value-type="float">
            <text:p>0.0359</text:p>
          </table:table-cell>
          <table:table-cell table:style-name="ce79" table:formula="of:=AVERAGE([.F58:.F80])" office:value-type="float" office:value="0.04" calcext:value-type="float">
            <text:p>0.04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3obj</text:p>
          </table:table-cell>
          <table:table-cell table:style-name="ce80" office:value-type="string" calcext:value-type="string">
            <text:p>AVSD-MOEA/D</text:p>
          </table:table-cell>
          <table:table-cell table:style-name="ce80" office:value-type="string" calcext:value-type="string">
            <text:p>MOEA/D</text:p>
          </table:table-cell>
          <table:table-cell table:style-name="ce80" office:value-type="string" calcext:value-type="string">
            <text:p>NSGA-II</text:p>
          </table:table-cell>
          <table:table-cell table:style-name="ce80" office:value-type="string" calcext:value-type="string">
            <text:p>NSGA-III</text:p>
          </table:table-cell>
          <table:table-cell table:style-name="ce80" office:value-type="string" calcext:value-type="string">
            <text:p>R2-EMOA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1_3</text:p>
          </table:table-cell>
          <table:table-cell table:style-name="ce79" office:value-type="float" office:value="0.0849122057143" calcext:value-type="float">
            <text:p>0.0849</text:p>
          </table:table-cell>
          <table:table-cell table:style-name="ce79" office:value-type="float" office:value="0.136387971429" calcext:value-type="float">
            <text:p>0.1364</text:p>
          </table:table-cell>
          <table:table-cell table:style-name="ce79" office:value-type="float" office:value="0.128924828571" calcext:value-type="float">
            <text:p>0.1289</text:p>
          </table:table-cell>
          <table:table-cell table:style-name="ce79" office:value-type="float" office:value="0.0961124657143" calcext:value-type="float">
            <text:p>0.0961</text:p>
          </table:table-cell>
          <table:table-cell table:style-name="ce79" office:value-type="float" office:value="0.103882914286" calcext:value-type="float">
            <text:p>0.103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2_3</text:p>
          </table:table-cell>
          <table:table-cell table:style-name="ce79" office:value-type="float" office:value="0.0571085114286" calcext:value-type="float">
            <text:p>0.0571</text:p>
          </table:table-cell>
          <table:table-cell table:style-name="ce79" office:value-type="float" office:value="0.0686956371429" calcext:value-type="float">
            <text:p>0.0687</text:p>
          </table:table-cell>
          <table:table-cell table:style-name="ce79" office:value-type="float" office:value="0.134739371429" calcext:value-type="float">
            <text:p>0.1347</text:p>
          </table:table-cell>
          <table:table-cell table:style-name="ce79" office:value-type="float" office:value="0.112755602857" calcext:value-type="float">
            <text:p>0.1128</text:p>
          </table:table-cell>
          <table:table-cell table:style-name="ce79" office:value-type="float" office:value="0.119929314286" calcext:value-type="float">
            <text:p>0.119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3_3</text:p>
          </table:table-cell>
          <table:table-cell table:style-name="ce79" office:value-type="float" office:value="0.0269385428571" calcext:value-type="float">
            <text:p>0.0269</text:p>
          </table:table-cell>
          <table:table-cell table:style-name="ce79" office:value-type="float" office:value="0.0320265628571" calcext:value-type="float">
            <text:p>0.0320</text:p>
          </table:table-cell>
          <table:table-cell table:style-name="ce79" office:value-type="float" office:value="0.0954416942857" calcext:value-type="float">
            <text:p>0.0954</text:p>
          </table:table-cell>
          <table:table-cell table:style-name="ce79" office:value-type="float" office:value="0.09845706" calcext:value-type="float">
            <text:p>0.0985</text:p>
          </table:table-cell>
          <table:table-cell table:style-name="ce79" office:value-type="float" office:value="0.0336337314286" calcext:value-type="float">
            <text:p>0.0336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4_3</text:p>
          </table:table-cell>
          <table:table-cell table:style-name="ce79" office:value-type="float" office:value="0.0920127314286" calcext:value-type="float">
            <text:p>0.0920</text:p>
          </table:table-cell>
          <table:table-cell table:style-name="ce79" office:value-type="float" office:value="0.132934457143" calcext:value-type="float">
            <text:p>0.1329</text:p>
          </table:table-cell>
          <table:table-cell table:style-name="ce79" office:value-type="float" office:value="0.142388971429" calcext:value-type="float">
            <text:p>0.1424</text:p>
          </table:table-cell>
          <table:table-cell table:style-name="ce79" office:value-type="float" office:value="0.133014228571" calcext:value-type="float">
            <text:p>0.1330</text:p>
          </table:table-cell>
          <table:table-cell table:style-name="ce79" office:value-type="float" office:value="0.123940771429" calcext:value-type="float">
            <text:p>0.123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5_3</text:p>
          </table:table-cell>
          <table:table-cell table:style-name="ce79" office:value-type="float" office:value="0.137411285714" calcext:value-type="float">
            <text:p>0.1374</text:p>
          </table:table-cell>
          <table:table-cell table:style-name="ce79" office:value-type="float" office:value="0.1846976" calcext:value-type="float">
            <text:p>0.1847</text:p>
          </table:table-cell>
          <table:table-cell table:style-name="ce79" office:value-type="float" office:value="0.192261914286" calcext:value-type="float">
            <text:p>0.1923</text:p>
          </table:table-cell>
          <table:table-cell table:style-name="ce79" office:value-type="float" office:value="0.185124314286" calcext:value-type="float">
            <text:p>0.1851</text:p>
          </table:table-cell>
          <table:table-cell table:style-name="ce79" office:value-type="float" office:value="0.169245171429" calcext:value-type="float">
            <text:p>0.169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6_3</text:p>
          </table:table-cell>
          <table:table-cell table:style-name="ce79" office:value-type="float" office:value="0.130472371429" calcext:value-type="float">
            <text:p>0.1305</text:p>
          </table:table-cell>
          <table:table-cell table:style-name="ce79" office:value-type="float" office:value="0.1576064" calcext:value-type="float">
            <text:p>0.1576</text:p>
          </table:table-cell>
          <table:table-cell table:style-name="ce79" office:value-type="float" office:value="0.183389628571" calcext:value-type="float">
            <text:p>0.1834</text:p>
          </table:table-cell>
          <table:table-cell table:style-name="ce79" office:value-type="float" office:value="0.161524171429" calcext:value-type="float">
            <text:p>0.1615</text:p>
          </table:table-cell>
          <table:table-cell table:style-name="ce79" office:value-type="float" office:value="0.127700685714" calcext:value-type="float">
            <text:p>0.127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7_3</text:p>
          </table:table-cell>
          <table:table-cell table:style-name="ce79" office:value-type="float" office:value="0.0906851914286" calcext:value-type="float">
            <text:p>0.0907</text:p>
          </table:table-cell>
          <table:table-cell table:style-name="ce79" office:value-type="float" office:value="0.132961114286" calcext:value-type="float">
            <text:p>0.1330</text:p>
          </table:table-cell>
          <table:table-cell table:style-name="ce79" office:value-type="float" office:value="0.157779685714" calcext:value-type="float">
            <text:p>0.1578</text:p>
          </table:table-cell>
          <table:table-cell table:style-name="ce79" office:value-type="float" office:value="0.1333662" calcext:value-type="float">
            <text:p>0.1334</text:p>
          </table:table-cell>
          <table:table-cell table:style-name="ce79" office:value-type="float" office:value="0.119256085714" calcext:value-type="float">
            <text:p>0.1193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8_3</text:p>
          </table:table-cell>
          <table:table-cell table:style-name="ce79" office:value-type="float" office:value="0.127584942857" calcext:value-type="float">
            <text:p>0.1276</text:p>
          </table:table-cell>
          <table:table-cell table:style-name="ce79" office:value-type="float" office:value="0.193125457143" calcext:value-type="float">
            <text:p>0.1931</text:p>
          </table:table-cell>
          <table:table-cell table:style-name="ce79" office:value-type="float" office:value="0.2540144" calcext:value-type="float">
            <text:p>0.2540</text:p>
          </table:table-cell>
          <table:table-cell table:style-name="ce79" office:value-type="float" office:value="0.197865485714" calcext:value-type="float">
            <text:p>0.1979</text:p>
          </table:table-cell>
          <table:table-cell table:style-name="ce79" office:value-type="float" office:value="0.177941742857" calcext:value-type="float">
            <text:p>0.1779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WFG9_3</text:p>
          </table:table-cell>
          <table:table-cell table:style-name="ce79" office:value-type="float" office:value="0.103042457143" calcext:value-type="float">
            <text:p>0.1030</text:p>
          </table:table-cell>
          <table:table-cell table:style-name="ce79" office:value-type="float" office:value="0.137690314286" calcext:value-type="float">
            <text:p>0.1377</text:p>
          </table:table-cell>
          <table:table-cell table:style-name="ce79" office:value-type="float" office:value="0.251669028571" calcext:value-type="float">
            <text:p>0.2517</text:p>
          </table:table-cell>
          <table:table-cell table:style-name="ce79" office:value-type="float" office:value="0.237112428571" calcext:value-type="float">
            <text:p>0.2371</text:p>
          </table:table-cell>
          <table:table-cell table:style-name="ce79" office:value-type="float" office:value="0.133188685714" calcext:value-type="float">
            <text:p>0.133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1_3</text:p>
          </table:table-cell>
          <table:table-cell table:style-name="ce79" office:value-type="float" office:value="0.0150703742857" calcext:value-type="float">
            <text:p>0.0151</text:p>
          </table:table-cell>
          <table:table-cell table:style-name="ce79" office:value-type="float" office:value="0.0143245571429" calcext:value-type="float">
            <text:p>0.0143</text:p>
          </table:table-cell>
          <table:table-cell table:style-name="ce79" office:value-type="float" office:value="0.0211950228571" calcext:value-type="float">
            <text:p>0.0212</text:p>
          </table:table-cell>
          <table:table-cell table:style-name="ce79" office:value-type="float" office:value="0.0143249485714" calcext:value-type="float">
            <text:p>0.0143</text:p>
          </table:table-cell>
          <table:table-cell table:style-name="ce79" office:value-type="float" office:value="0.01505454" calcext:value-type="float">
            <text:p>0.0151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2_3</text:p>
          </table:table-cell>
          <table:table-cell table:style-name="ce79" office:value-type="float" office:value="0.0235789" calcext:value-type="float">
            <text:p>0.0236</text:p>
          </table:table-cell>
          <table:table-cell table:style-name="ce79" office:value-type="float" office:value="0.0287958942857" calcext:value-type="float">
            <text:p>0.0288</text:p>
          </table:table-cell>
          <table:table-cell table:style-name="ce79" office:value-type="float" office:value="0.0367787028571" calcext:value-type="float">
            <text:p>0.0368</text:p>
          </table:table-cell>
          <table:table-cell table:style-name="ce79" office:value-type="float" office:value="0.0288220942857" calcext:value-type="float">
            <text:p>0.0288</text:p>
          </table:table-cell>
          <table:table-cell table:style-name="ce79" office:value-type="float" office:value="0.0267820428571" calcext:value-type="float">
            <text:p>0.026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3_3</text:p>
          </table:table-cell>
          <table:table-cell table:style-name="ce79" office:value-type="float" office:value="0.0234290057143" calcext:value-type="float">
            <text:p>0.0234</text:p>
          </table:table-cell>
          <table:table-cell table:style-name="ce79" office:value-type="float" office:value="0.0287889628571" calcext:value-type="float">
            <text:p>0.0288</text:p>
          </table:table-cell>
          <table:table-cell table:style-name="ce79" office:value-type="float" office:value="0.0394065257143" calcext:value-type="float">
            <text:p>0.0394</text:p>
          </table:table-cell>
          <table:table-cell table:style-name="ce79" office:value-type="float" office:value="0.02882214" calcext:value-type="float">
            <text:p>0.0288</text:p>
          </table:table-cell>
          <table:table-cell table:style-name="ce79" office:value-type="float" office:value="0.0266687571429" calcext:value-type="float">
            <text:p>0.026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4_3</text:p>
          </table:table-cell>
          <table:table-cell table:style-name="ce79" office:value-type="float" office:value="0.0234179971429" calcext:value-type="float">
            <text:p>0.0234</text:p>
          </table:table-cell>
          <table:table-cell table:style-name="ce79" office:value-type="float" office:value="0.02878912" calcext:value-type="float">
            <text:p>0.0288</text:p>
          </table:table-cell>
          <table:table-cell table:style-name="ce79" office:value-type="float" office:value="0.10698628" calcext:value-type="float">
            <text:p>0.1070</text:p>
          </table:table-cell>
          <table:table-cell table:style-name="ce79" office:value-type="float" office:value="0.0416158857143" calcext:value-type="float">
            <text:p>0.0416</text:p>
          </table:table-cell>
          <table:table-cell table:style-name="ce79" office:value-type="float" office:value="0.0448314828571" calcext:value-type="float">
            <text:p>0.044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5_3</text:p>
          </table:table-cell>
          <table:table-cell table:style-name="ce79" office:value-type="float" office:value="0.00358410028571" calcext:value-type="float">
            <text:p>0.0036</text:p>
          </table:table-cell>
          <table:table-cell table:style-name="ce79" office:value-type="float" office:value="0.00493464142857" calcext:value-type="float">
            <text:p>0.0049</text:p>
          </table:table-cell>
          <table:table-cell table:style-name="ce79" office:value-type="float" office:value="0.00328054514286" calcext:value-type="float">
            <text:p>0.0033</text:p>
          </table:table-cell>
          <table:table-cell table:style-name="ce79" office:value-type="float" office:value="0.01042104" calcext:value-type="float">
            <text:p>0.0104</text:p>
          </table:table-cell>
          <table:table-cell table:style-name="ce79" office:value-type="float" office:value="0.00278777" calcext:value-type="float">
            <text:p>0.002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6_3</text:p>
          </table:table-cell>
          <table:table-cell table:style-name="ce79" office:value-type="float" office:value="0.003584102" calcext:value-type="float">
            <text:p>0.0036</text:p>
          </table:table-cell>
          <table:table-cell table:style-name="ce79" office:value-type="float" office:value="0.00861528685714" calcext:value-type="float">
            <text:p>0.0086</text:p>
          </table:table-cell>
          <table:table-cell table:style-name="ce79" office:value-type="float" office:value="0.0100435625714" calcext:value-type="float">
            <text:p>0.0100</text:p>
          </table:table-cell>
          <table:table-cell table:style-name="ce79" office:value-type="float" office:value="0.0128511971429" calcext:value-type="float">
            <text:p>0.0129</text:p>
          </table:table-cell>
          <table:table-cell table:style-name="ce79" office:value-type="float" office:value="0.00304121828571" calcext:value-type="float">
            <text:p>0.0030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DTLZ7_3</text:p>
          </table:table-cell>
          <table:table-cell table:style-name="ce79" office:value-type="float" office:value="0.0332941114286" calcext:value-type="float">
            <text:p>0.0333</text:p>
          </table:table-cell>
          <table:table-cell table:style-name="ce79" office:value-type="float" office:value="0.0587196714286" calcext:value-type="float">
            <text:p>0.0587</text:p>
          </table:table-cell>
          <table:table-cell table:style-name="ce79" office:value-type="float" office:value="0.0595737914286" calcext:value-type="float">
            <text:p>0.0596</text:p>
          </table:table-cell>
          <table:table-cell table:style-name="ce79" office:value-type="float" office:value="0.06123704" calcext:value-type="float">
            <text:p>0.0612</text:p>
          </table:table-cell>
          <table:table-cell table:style-name="ce79" office:value-type="float" office:value="0.113243631429" calcext:value-type="float">
            <text:p>0.1132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8_3</text:p>
          </table:table-cell>
          <table:table-cell table:style-name="ce79" office:value-type="float" office:value="0.0320523057143" calcext:value-type="float">
            <text:p>0.0321</text:p>
          </table:table-cell>
          <table:table-cell table:style-name="ce79" office:value-type="float" office:value="0.05378888" calcext:value-type="float">
            <text:p>0.0538</text:p>
          </table:table-cell>
          <table:table-cell table:style-name="ce79" office:value-type="float" office:value="0.110724771429" calcext:value-type="float">
            <text:p>0.1107</text:p>
          </table:table-cell>
          <table:table-cell table:style-name="ce79" office:value-type="float" office:value="0.0753430857143" calcext:value-type="float">
            <text:p>0.0753</text:p>
          </table:table-cell>
          <table:table-cell table:style-name="ce79" office:value-type="float" office:value="0.0497732085714" calcext:value-type="float">
            <text:p>0.049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9_3</text:p>
          </table:table-cell>
          <table:table-cell table:style-name="ce79" office:value-type="float" office:value="0.0313150257143" calcext:value-type="float">
            <text:p>0.0313</text:p>
          </table:table-cell>
          <table:table-cell table:style-name="ce79" office:value-type="float" office:value="0.169462091429" calcext:value-type="float">
            <text:p>0.1695</text:p>
          </table:table-cell>
          <table:table-cell table:style-name="ce79" office:value-type="float" office:value="0.164398114286" calcext:value-type="float">
            <text:p>0.1644</text:p>
          </table:table-cell>
          <table:table-cell table:style-name="ce79" office:value-type="float" office:value="0.0457934314286" calcext:value-type="float">
            <text:p>0.0458</text:p>
          </table:table-cell>
          <table:table-cell table:style-name="ce79" office:value-type="float" office:value="0.10969306" calcext:value-type="float">
            <text:p>0.109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UF10_3</text:p>
          </table:table-cell>
          <table:table-cell table:style-name="ce79" office:value-type="float" office:value="0.0717225028571" calcext:value-type="float">
            <text:p>0.0717</text:p>
          </table:table-cell>
          <table:table-cell table:style-name="ce79" office:value-type="float" office:value="0.308511628571" calcext:value-type="float">
            <text:p>0.3085</text:p>
          </table:table-cell>
          <table:table-cell table:style-name="ce79" office:value-type="float" office:value="0.273421114286" calcext:value-type="float">
            <text:p>0.2734</text:p>
          </table:table-cell>
          <table:table-cell table:style-name="ce79" office:value-type="float" office:value="0.2763456" calcext:value-type="float">
            <text:p>0.2763</text:p>
          </table:table-cell>
          <table:table-cell table:style-name="ce79" office:value-type="float" office:value="0.261470885714" calcext:value-type="float">
            <text:p>0.2615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80" table:formula="of:=AVERAGE([.B84:.B102])" office:value-type="float" office:value="0.0585" calcext:value-type="float">
            <text:p>0.0585</text:p>
          </table:table-cell>
          <table:table-cell table:style-name="ce79" table:formula="of:=AVERAGE([.C84:.C102])" office:value-type="float" office:value="0.099" calcext:value-type="float">
            <text:p>0.0990</text:p>
          </table:table-cell>
          <table:table-cell table:style-name="ce79" table:formula="of:=AVERAGE([.D84:.D102])" office:value-type="float" office:value="0.1245" calcext:value-type="float">
            <text:p>0.1245</text:p>
          </table:table-cell>
          <table:table-cell table:style-name="ce81" table:formula="of:=AVERAGE([.E84:.E102])" office:value-type="float" office:value="0.1027" calcext:value-type="float">
            <text:p>0.1027</text:p>
          </table:table-cell>
          <table:table-cell table:style-name="ce79" table:formula="of:=AVERAGE([.F84:.F102])" office:value-type="float" office:value="0.0927" calcext:value-type="float">
            <text:p>0.0927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joel.chacon@el-insurgente:~/Final_Experiment_Decomposition/metrics-L-Poly/Tests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13:08.017252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1-01-08T17:19:17.490756746</dc:date>
    <meta:editing-duration>P3DT12H58M8S</meta:editing-duration>
    <meta:editing-cycles>317</meta:editing-cycles>
    <meta:generator>LibreOffice/6.0.7.3$Linux_X86_64 LibreOffice_project/00m0$Build-3</meta:generator>
    <meta:document-statistic meta:table-count="6" meta:cell-count="6837" meta:object-count="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_Polinomial.E3:Escalabilidad_Largo_Plazo_Polinomial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_Polinomial.E4:Escalabilidad_Largo_Plazo_Polinomial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_Polinomial.F4:Escalabilidad_Largo_Plazo_Polinomial.F7" chart:label-cell-address="Escalabilidad_Largo_Plazo_Polinomial.F3:Escalabilidad_Largo_Plazo_Polinomial.F3" chart:class="chart:line">
            <chart:data-point chart:repeated="4"/>
          </chart:series>
          <chart:series chart:style-name="ch11" chart:values-cell-range-address="Escalabilidad_Largo_Plazo_Polinomial.G4:Escalabilidad_Largo_Plazo_Polinomial.G7" chart:label-cell-address="Escalabilidad_Largo_Plazo_Polinomial.G3:Escalabilidad_Largo_Plazo_Polinomial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_Polinomial.F3:Escalabilidad_Largo_Plazo_Polinomial.F3</svg:desc>
                </draw:g>
              </table:table-cell>
              <table:table-cell office:value-type="string">
                <text:p>VSD-MOEA/D</text:p>
                <draw:g>
                  <svg:desc>Escalabilidad_Largo_Plazo_Polinomial.G3:Escalabilidad_Largo_Plazo_Polinomial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_Polinomial.E4:Escalabilidad_Largo_Plazo_Polinomial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_Polinomial.F4:Escalabilidad_Largo_Plazo_Polinomial.F7</svg:desc>
                </draw:g>
              </table:table-cell>
              <table:table-cell office:value-type="float" office:value="0.969716080478304">
                <text:p>0.969716080478304</text:p>
                <draw:g>
                  <svg:desc>Escalabilidad_Largo_Plazo_Polinomial.G4:Escalabilidad_Largo_Plazo_Polinomial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3809861052739">
                <text:p>0.9638098610527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56476190849565">
                <text:p>0.9564761908495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44230599248435">
                <text:p>0.944230599248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_Polinomial.E12:Escalabilidad_Largo_Plazo_Polinomial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_Polinomial.E13:Escalabilidad_Largo_Plazo_Polinomial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_Polinomial.F13:Escalabilidad_Largo_Plazo_Polinomial.F16" chart:label-cell-address="Escalabilidad_Largo_Plazo_Polinomial.F12:Escalabilidad_Largo_Plazo_Polinomial.F12" chart:class="chart:line">
            <chart:data-point chart:repeated="4"/>
          </chart:series>
          <chart:series chart:style-name="ch11" chart:values-cell-range-address="Escalabilidad_Largo_Plazo_Polinomial.G13:Escalabilidad_Largo_Plazo_Polinomial.G16" chart:label-cell-address="Escalabilidad_Largo_Plazo_Polinomial.G12:Escalabilidad_Largo_Plazo_Polinomial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_Polinomial.F12:Escalabilidad_Largo_Plazo_Polinomial.F12</svg:desc>
                </draw:g>
              </table:table-cell>
              <table:table-cell office:value-type="string">
                <text:p>VSD-MOEA/D</text:p>
                <draw:g>
                  <svg:desc>Escalabilidad_Largo_Plazo_Polinomial.G12:Escalabilidad_Largo_Plazo_Polinomial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_Polinomial.E13:Escalabilidad_Largo_Plazo_Polinomial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_Polinomial.F13:Escalabilidad_Largo_Plazo_Polinomial.F16</svg:desc>
                </draw:g>
              </table:table-cell>
              <table:table-cell office:value-type="float" office:value="0.922371034168105">
                <text:p>0.922371034168105</text:p>
                <draw:g>
                  <svg:desc>Escalabilidad_Largo_Plazo_Polinomial.G13:Escalabilidad_Largo_Plazo_Polinomial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99185337822895">
                <text:p>0.8991853378228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68480047412158">
                <text:p>0.8684800474121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54036522759263">
                <text:p>0.8540365227592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